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42.58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47.4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35.05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32.16mm"/>
    </style:style>
    <style:style style:name="co10" style:family="table-column">
      <style:table-column-properties fo:break-before="auto" style:column-width="35.84mm"/>
    </style:style>
    <style:style style:name="co11" style:family="table-column">
      <style:table-column-properties fo:break-before="auto" style:column-width="31.49mm"/>
    </style:style>
    <style:style style:name="co12" style:family="table-column">
      <style:table-column-properties fo:break-before="auto" style:column-width="27.78mm"/>
    </style:style>
    <style:style style:name="co13" style:family="table-column">
      <style:table-column-properties fo:break-before="auto" style:column-width="28.15mm"/>
    </style:style>
    <style:style style:name="co14" style:family="table-column">
      <style:table-column-properties fo:break-before="auto" style:column-width="26.46mm"/>
    </style:style>
    <style:style style:name="co15" style:family="table-column">
      <style:table-column-properties fo:break-before="auto" style:column-width="44.57mm"/>
    </style:style>
    <style:style style:name="co16" style:family="table-column">
      <style:table-column-properties fo:break-before="auto" style:column-width="39.21mm"/>
    </style:style>
    <style:style style:name="co17" style:family="table-column">
      <style:table-column-properties fo:break-before="auto" style:column-width="33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ce3" office:value-type="string" calcext:value-type="string" table:number-columns-spanned="3" table:number-rows-spanned="1">
            <text:p>Día 23 de may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as</text:p>
          </table:table-cell>
          <table:table-cell office:value-type="string" calcext:value-type="string">
            <text:p>Escala</text:p>
          </table:table-cell>
          <table:table-cell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 office:value-type="string" calcext:value-type="string">
            <text:p>CPU%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4]/24" office:value-type="float" office:value="0" calcext:value-type="float">
            <text:p>0</text:p>
          </table:table-cell>
          <table: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71" calcext:value-type="float">
            <text:p>0,271</text:p>
          </table:table-cell>
          <table:table-cell table:formula="of:=[.H4]*24" office:value-type="float" office:value="6.504" calcext:value-type="float">
            <text:p>6,504</text:p>
          </table:table-cell>
          <table:table-cell table:formula="of:=LEFT([.I4];1)&amp;&quot;:&quot;&amp;IF(ROUND((RIGHT([.I4];4)*60);0)&lt;10;&quot;0&quot;&amp;ROUND((RIGHT([.I4];4)*60);0);ROUND((RIGHT([.I4];4)*60);0))" office:value-type="string" office:string-value="6:30" calcext:value-type="string">
            <text:p>6:30</text:p>
          </table:table-cell>
          <table:table-cell table:formula="of:=20000-1.822*10^4"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5]/24" office:value-type="float" office:value="0.0416666666666667" calcext:value-type="float">
            <text:p>0,041666666666667</text:p>
          </table:table-cell>
          <table: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46" calcext:value-type="float">
            <text:p>0,546</text:p>
          </table:table-cell>
          <table:table-cell table:formula="of:=[.H5]*24" office:value-type="float" office:value="13.104" calcext:value-type="float">
            <text:p>13,104</text:p>
          </table:table-cell>
          <table:table-cell table:formula="of:=LEFT([.I5];2)&amp;&quot;:&quot;&amp;IF(ROUND((RIGHT([.I5];4)*60);0)&lt;10;&quot;0&quot;&amp;ROUND((RIGHT([.I5];4)*60);0);ROUND((RIGHT([.I5];4)*60);0))" office:value-type="string" office:string-value="13:06" calcext:value-type="string">
            <text:p>13:06</text:p>
          </table:table-cell>
          <table:table-cell table:formula="of:=20000+1.056*10^5" office:value-type="float" office:value="125600" calcext:value-type="float">
            <text:p>125600</text:p>
          </table:table-cell>
          <table:table-cell office:value-type="float" office:value="5.919" calcext:value-type="float">
            <text:p>5,91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C6]/24" office:value-type="float" office:value="0.0833333333333333" calcext:value-type="float">
            <text:p>0,083333333333333</text:p>
          </table:table-cell>
          <table: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98" calcext:value-type="float">
            <text:p>0,598</text:p>
          </table:table-cell>
          <table:table-cell table:formula="of:=[.H6]*24" office:value-type="float" office:value="14.352" calcext:value-type="float">
            <text:p>14,352</text:p>
          </table:table-cell>
          <table:table-cell table:formula="of:=LEFT([.I6];2)&amp;&quot;:&quot;&amp;IF(ROUND((RIGHT([.I6];4)*60);0)&lt;10;&quot;0&quot;&amp;ROUND((RIGHT([.I6];4)*60);0);ROUND((RIGHT([.I6];4)*60);0))" office:value-type="string" office:string-value="14:21" calcext:value-type="string">
            <text:p>14:21</text:p>
          </table:table-cell>
          <table:table-cell table:formula="of:=20000+9.171*10^4" office:value-type="float" office:value="111710" calcext:value-type="float">
            <text:p>111710</text:p>
          </table:table-cell>
          <table:table-cell office:value-type="float" office:value="4.614" calcext:value-type="float">
            <text:p>4,6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C7]/24" office:value-type="float" office:value="0.125" calcext:value-type="float">
            <text:p>0,125</text:p>
          </table:table-cell>
          <table: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712" calcext:value-type="float">
            <text:p>0,712</text:p>
          </table:table-cell>
          <table:table-cell table:formula="of:=[.H7]*24" office:value-type="float" office:value="17.088" calcext:value-type="float">
            <text:p>17,088</text:p>
          </table:table-cell>
          <table:table-cell table:formula="of:=LEFT([.I7];2)&amp;&quot;:&quot;&amp;IF(ROUND((RIGHT([.I7];4)*60);0)&lt;10;&quot;0&quot;&amp;ROUND((RIGHT([.I7];4)*60);0);ROUND((RIGHT([.I7];4)*60);0))" office:value-type="string" office:string-value="17:05" calcext:value-type="string">
            <text:p>17:05</text:p>
          </table:table-cell>
          <table:table-cell table:formula="of:=20000+1.205*10^5" office:value-type="float" office:value="140500" calcext:value-type="float">
            <text:p>140500</text:p>
          </table:table-cell>
          <table:table-cell office:value-type="float" office:value="6.347" calcext:value-type="float">
            <text:p>6,34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C8]/24" office:value-type="float" office:value="0.166666666666667" calcext:value-type="float">
            <text:p>0,16666666666666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C9]/24" office:value-type="float" office:value="0.208333333333333" calcext:value-type="float">
            <text:p>0,208333333333333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C10]/24" office:value-type="float" office:value="0.25" calcext:value-type="float">
            <text:p>0,25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Día 24 de may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C11]/24" office:value-type="float" office:value="0.291666666666667" calcext:value-type="float">
            <text:p>0,291666666666667</text:p>
          </table:table-cell>
          <table:table-cell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C12]/24" office:value-type="float" office:value="0.333333333333333" calcext:value-type="float">
            <text:p>0,333333333333333</text:p>
          </table:table-cell>
          <table: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95" calcext:value-type="float">
            <text:p>0,295</text:p>
          </table:table-cell>
          <table:table-cell table:formula="of:=[.H12]*24" office:value-type="float" office:value="7.08" calcext:value-type="float">
            <text:p>7,08</text:p>
          </table:table-cell>
          <table:table-cell table:formula="of:=LEFT([.I12];1)&amp;&quot;:&quot;&amp;IF(ROUND((RIGHT([.I12];4)*60);0)&lt;10;&quot;0&quot;&amp;ROUND((RIGHT([.I12];4)*60);0);ROUND((RIGHT([.I12];4)*60);0))" office:value-type="string" office:string-value="7:425" calcext:value-type="string">
            <text:p>7:425</text:p>
          </table:table-cell>
          <table:table-cell table:formula="of:=20000-1.677*10^4"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C13]/24" office:value-type="float" office:value="0.375" calcext:value-type="float">
            <text:p>0,375</text:p>
          </table:table-cell>
          <table: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504" calcext:value-type="float">
            <text:p>0,504</text:p>
          </table:table-cell>
          <table:table-cell table:formula="of:=[.H13]*24" office:value-type="float" office:value="12.096" calcext:value-type="float">
            <text:p>12,096</text:p>
          </table:table-cell>
          <table:table-cell table:formula="of:=LEFT([.I13];2)&amp;&quot;:&quot;&amp;IF(ROUND((RIGHT([.I13];4)*60);0)&lt;10;&quot;0&quot;&amp;ROUND((RIGHT([.I13];4)*60);0);ROUND((RIGHT([.I13];4)*60);0))" office:value-type="string" office:string-value="12:06" calcext:value-type="string">
            <text:p>12:06</text:p>
          </table:table-cell>
          <table:table-cell table:formula="of:=20000+1.024*10^5" office:value-type="float" office:value="122400" calcext:value-type="float">
            <text:p>122400</text:p>
          </table:table-cell>
          <table:table-cell office:value-type="float" office:value="5.451" calcext:value-type="float">
            <text:p>5,45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C14]/24" office:value-type="float" office:value="0.416666666666667" calcext:value-type="float">
            <text:p>0,416666666666667</text:p>
          </table:table-cell>
          <table: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12" calcext:value-type="float">
            <text:p>0,612</text:p>
          </table:table-cell>
          <table:table-cell table:formula="of:=[.H14]*24" office:value-type="float" office:value="14.688" calcext:value-type="float">
            <text:p>14,688</text:p>
          </table:table-cell>
          <table:table-cell table:formula="of:=LEFT([.I14];2)&amp;&quot;:&quot;&amp;IF(ROUND((RIGHT([.I14];4)*60);0)&lt;10;&quot;0&quot;&amp;ROUND((RIGHT([.I14];4)*60);0);ROUND((RIGHT([.I14];4)*60);0))" office:value-type="string" office:string-value="14:41" calcext:value-type="string">
            <text:p>14:41</text:p>
          </table:table-cell>
          <table:table-cell table:formula="of:=20000+5.585*10^4" office:value-type="float" office:value="75850" calcext:value-type="float">
            <text:p>75850</text:p>
          </table:table-cell>
          <table:table-cell office:value-type="float" office:value="2.232" calcext:value-type="float">
            <text:p>2,232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C15]/24" office:value-type="float" office:value="0.458333333333333" calcext:value-type="float">
            <text:p>0,458333333333333</text:p>
          </table:table-cell>
          <table: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77" calcext:value-type="float">
            <text:p>0,677</text:p>
          </table:table-cell>
          <table:table-cell table:formula="of:=[.H15]*24" office:value-type="float" office:value="16.248" calcext:value-type="float">
            <text:p>16,248</text:p>
          </table:table-cell>
          <table:table-cell table:formula="of:=LEFT([.I15];2)&amp;&quot;:&quot;&amp;IF(ROUND((RIGHT([.I15];4)*60);0)&lt;10;&quot;0&quot;&amp;ROUND((RIGHT([.I15];4)*60);0);ROUND((RIGHT([.I15];4)*60);0))" office:value-type="string" office:string-value="16:15" calcext:value-type="string">
            <text:p>16:15</text:p>
          </table:table-cell>
          <table:table-cell table:formula="of:=20000+8.531*10^4" office:value-type="float" office:value="105310" calcext:value-type="float">
            <text:p>105310</text:p>
          </table:table-cell>
          <table:table-cell office:value-type="float" office:value="3.471" calcext:value-type="float">
            <text:p>3,47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C16]/24" office:value-type="float" office:value="0.5" calcext:value-type="float">
            <text:p>0,5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C17]/24" office:value-type="float" office:value="0.541666666666667" calcext:value-type="float">
            <text:p>0,54166666666666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C18]/24" office:value-type="float" office:value="0.583333333333333" calcext:value-type="float">
            <text:p>0,583333333333333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Día 27 de may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C19]/24" office:value-type="float" office:value="0.625" calcext:value-type="float">
            <text:p>0,625</text:p>
          </table:table-cell>
          <table:table-cell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C20]/24" office:value-type="float" office:value="0.666666666666667" calcext:value-type="float">
            <text:p>0,666666666666667</text:p>
          </table:table-cell>
          <table: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86" calcext:value-type="float">
            <text:p>0,286</text:p>
          </table:table-cell>
          <table:table-cell table:formula="of:=[.H20]*24" office:value-type="float" office:value="6.864" calcext:value-type="float">
            <text:p>6,864</text:p>
          </table:table-cell>
          <table:table-cell table:formula="of:=LEFT([.I20];1)&amp;&quot;:&quot;&amp;IF(ROUND((RIGHT([.I20];4)*60);0)&lt;10;&quot;0&quot;&amp;ROUND((RIGHT([.I20];4)*60);0);ROUND((RIGHT([.I20];4)*60);0))" office:value-type="string" office:string-value="6:52" calcext:value-type="string">
            <text:p>6:52</text:p>
          </table:table-cell>
          <table:table-cell table:formula="of:=20000-1.697*10^4"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C21]/24" office:value-type="float" office:value="0.708333333333333" calcext:value-type="float">
            <text:p>0,708333333333333</text:p>
          </table:table-cell>
          <table: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11" calcext:value-type="float">
            <text:p>0,511</text:p>
          </table:table-cell>
          <table:table-cell table:formula="of:=[.H21]*24" office:value-type="float" office:value="12.264" calcext:value-type="float">
            <text:p>12,264</text:p>
          </table:table-cell>
          <table:table-cell table:formula="of:=LEFT([.I21];2)&amp;&quot;:&quot;&amp;IF(ROUND((RIGHT([.I21];4)*60);0)&lt;10;&quot;0&quot;&amp;ROUND((RIGHT([.I21];4)*60);0);ROUND((RIGHT([.I21];4)*60);0))" office:value-type="string" office:string-value="12:16" calcext:value-type="string">
            <text:p>12:16</text:p>
          </table:table-cell>
          <table:table-cell table:formula="of:=20000+1.398*10^5" office:value-type="float" office:value="159800" calcext:value-type="float">
            <text:p>159800</text:p>
          </table:table-cell>
          <table:table-cell office:value-type="float" office:value="7.182" calcext:value-type="float">
            <text:p>7,18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C22]/24" office:value-type="float" office:value="0.75" calcext:value-type="float">
            <text:p>0,75</text:p>
          </table:table-cell>
          <table: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18" calcext:value-type="float">
            <text:p>0,618</text:p>
          </table:table-cell>
          <table:table-cell table:formula="of:=[.H22]*24" office:value-type="float" office:value="14.832" calcext:value-type="float">
            <text:p>14,832</text:p>
          </table:table-cell>
          <table:table-cell table:formula="of:=LEFT([.I22];2)&amp;&quot;:&quot;&amp;IF(ROUND((RIGHT([.I22];4)*60);0)&lt;10;&quot;0&quot;&amp;ROUND((RIGHT([.I22];4)*60);0);ROUND((RIGHT([.I22];4)*60);0))" office:value-type="string" office:string-value="14:50" calcext:value-type="string">
            <text:p>14:50</text:p>
          </table:table-cell>
          <table:table-cell table:formula="of:=20000+1.185*10^5" office:value-type="float" office:value="138500" calcext:value-type="float">
            <text:p>138500</text:p>
          </table:table-cell>
          <table:table-cell office:value-type="float" office:value="6.117" calcext:value-type="float">
            <text:p>6,11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C23]/24" office:value-type="float" office:value="0.791666666666667" calcext:value-type="float">
            <text:p>0,791666666666667</text:p>
          </table:table-cell>
          <table: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674" calcext:value-type="float">
            <text:p>0,674</text:p>
          </table:table-cell>
          <table:table-cell table:formula="of:=[.H23]*24" office:value-type="float" office:value="16.176" calcext:value-type="float">
            <text:p>16,176</text:p>
          </table:table-cell>
          <table:table-cell table:formula="of:=LEFT([.I23];2)&amp;&quot;:&quot;&amp;IF(ROUND((RIGHT([.I23];4)*60);0)&lt;10;&quot;0&quot;&amp;ROUND((RIGHT([.I23];4)*60);0);ROUND((RIGHT([.I23];4)*60);0))" office:value-type="string" office:string-value="16:11" calcext:value-type="string">
            <text:p>16:11</text:p>
          </table:table-cell>
          <table:table-cell table:formula="of:=20000+1.665*10^5" office:value-type="float" office:value="186500" calcext:value-type="float">
            <text:p>186500</text:p>
          </table:table-cell>
          <table:table-cell office:value-type="float" office:value="10.33" calcext:value-type="float">
            <text:p>10,3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C24]/24" office:value-type="float" office:value="0.833333333333333" calcext:value-type="float">
            <text:p>0,833333333333333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C25]/24" office:value-type="float" office:value="0.875" calcext:value-type="float">
            <text:p>0,875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C26]/24" office:value-type="float" office:value="0.916666666666667" calcext:value-type="float">
            <text:p>0,916666666666667</text:p>
          </table:table-cell>
          <table:table-cell table:number-columns-repeated="2"/>
          <table:table-cell table:style-name="ce3" office:value-type="string" calcext:value-type="string" table:number-columns-spanned="3" table:number-rows-spanned="1">
            <text:p>Día 28 de may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C27]/24" office:value-type="float" office:value="0.958333333333333" calcext:value-type="float">
            <text:p>0,958333333333333</text:p>
          </table:table-cell>
          <table:table-cell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C28]/24" office:value-type="float" office:value="1" calcext:value-type="float">
            <text:p>1</text:p>
          </table:table-cell>
          <table: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6" calcext:value-type="float">
            <text:p>0,26</text:p>
          </table:table-cell>
          <table:table-cell table:formula="of:=[.H28]*24" office:value-type="float" office:value="6.24" calcext:value-type="float">
            <text:p>6,24</text:p>
          </table:table-cell>
          <table:table-cell table:formula="of:=LEFT([.I28];1)&amp;&quot;:&quot;&amp;IF(ROUND((RIGHT([.I28];4)*60);0)&lt;10;&quot;0&quot;&amp;ROUND((RIGHT([.I28];4)*60);0);ROUND((RIGHT([.I28];4)*60);0))" office:value-type="string" office:string-value="6:374" calcext:value-type="string">
            <text:p>6:374</text:p>
          </table:table-cell>
          <table:table-cell table:formula="of:=20000-1.584*10^4"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496" calcext:value-type="float">
            <text:p>0,496</text:p>
          </table:table-cell>
          <table:table-cell table:formula="of:=[.H29]*24" office:value-type="float" office:value="11.904" calcext:value-type="float">
            <text:p>11,904</text:p>
          </table:table-cell>
          <table:table-cell table:formula="of:=LEFT([.I29];2)&amp;&quot;:&quot;&amp;IF(ROUND((RIGHT([.I29];4)*60);0)&lt;10;&quot;0&quot;&amp;ROUND((RIGHT([.I29];4)*60);0);ROUND((RIGHT([.I29];4)*60);0))" office:value-type="string" office:string-value="11:54" calcext:value-type="string">
            <text:p>11:54</text:p>
          </table:table-cell>
          <table:table-cell table:formula="of:=20000+1.304*10^5" office:value-type="float" office:value="150400" calcext:value-type="float">
            <text:p>150400</text:p>
          </table:table-cell>
          <table:table-cell office:value-type="float" office:value="6.04" calcext:value-type="float">
            <text:p>6,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42" calcext:value-type="float">
            <text:p>0,542</text:p>
          </table:table-cell>
          <table:table-cell table:formula="of:=[.H30]*24" office:value-type="float" office:value="13.008" calcext:value-type="float">
            <text:p>13,008</text:p>
          </table:table-cell>
          <table:table-cell table:formula="of:=LEFT([.I30];2)&amp;&quot;:&quot;&amp;IF(ROUND((RIGHT([.I30];4)*60);0)&lt;10;&quot;0&quot;&amp;ROUND((RIGHT([.I30];4)*60);0);ROUND((RIGHT([.I30];4)*60);0))" office:value-type="string" office:string-value="13:00" calcext:value-type="string">
            <text:p>13:00</text:p>
          </table:table-cell>
          <table:table-cell table:formula="of:=20000+1.123*10^5" office:value-type="float" office:value="132300" calcext:value-type="float">
            <text:p>132300</text:p>
          </table:table-cell>
          <table:table-cell office:value-type="float" office:value="6.04" calcext:value-type="float">
            <text:p>6,0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17" calcext:value-type="float">
            <text:p>0,617</text:p>
          </table:table-cell>
          <table:table-cell table:formula="of:=[.H31]*24" office:value-type="float" office:value="14.808" calcext:value-type="float">
            <text:p>14,808</text:p>
          </table:table-cell>
          <table:table-cell table:formula="of:=LEFT([.I31];2)&amp;&quot;:&quot;&amp;IF(ROUND((RIGHT([.I31];4)*60);0)&lt;10;&quot;0&quot;&amp;ROUND((RIGHT([.I31];4)*60);0);ROUND((RIGHT([.I31];4)*60);0))" office:value-type="string" office:string-value="14:48" calcext:value-type="string">
            <text:p>14:48</text:p>
          </table:table-cell>
          <table:table-cell table:formula="of:=20000+1.469*10^5" office:value-type="float" office:value="166900" calcext:value-type="float">
            <text:p>166900</text:p>
          </table:table-cell>
          <table:table-cell office:value-type="float" office:value="6.815" calcext:value-type="float">
            <text:p>6,81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67" calcext:value-type="float">
            <text:p>0,667</text:p>
          </table:table-cell>
          <table:table-cell table:formula="of:=[.H32]*24" office:value-type="float" office:value="16.008" calcext:value-type="float">
            <text:p>16,008</text:p>
          </table:table-cell>
          <table:table-cell table:formula="of:=LEFT([.I32];2)&amp;&quot;:&quot;&amp;IF(ROUND((RIGHT([.I32];4)*60);0)&lt;10;&quot;0&quot;&amp;ROUND((RIGHT([.I32];4)*60);0);ROUND((RIGHT([.I32];4)*60);0))" office:value-type="string" office:string-value="16:00" calcext:value-type="string">
            <text:p>16:00</text:p>
          </table:table-cell>
          <table:table-cell table:formula="of:=20000+1.424*10^5" office:value-type="float" office:value="162400" calcext:value-type="float">
            <text:p>162400</text:p>
          </table:table-cell>
          <table:table-cell office:value-type="float" office:value="5.616" calcext:value-type="float">
            <text:p>5,6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713" calcext:value-type="float">
            <text:p>0,713</text:p>
          </table:table-cell>
          <table:table-cell table:formula="of:=[.H33]*24" office:value-type="float" office:value="17.112" calcext:value-type="float">
            <text:p>17,112</text:p>
          </table:table-cell>
          <table:table-cell table:formula="of:=LEFT([.I33];2)&amp;&quot;:&quot;&amp;IF(ROUND((RIGHT([.I33];4)*60);0)&lt;10;&quot;0&quot;&amp;ROUND((RIGHT([.I33];4)*60);0);ROUND((RIGHT([.I33];4)*60);0))" office:value-type="string" office:string-value="17:07" calcext:value-type="string">
            <text:p>17:07</text:p>
          </table:table-cell>
          <table:table-cell table:formula="of:=20000+1.592*10^5" office:value-type="float" office:value="179200" calcext:value-type="float">
            <text:p>179200</text:p>
          </table:table-cell>
          <table:table-cell office:value-type="float" office:value="8.424" calcext:value-type="float">
            <text:p>8,424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29 de may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1-0.752" office:value-type="float" office:value="0.248" calcext:value-type="float">
            <text:p>0,248</text:p>
          </table:table-cell>
          <table:table-cell table:formula="of:=[.H38]*24" office:value-type="float" office:value="5.952" calcext:value-type="float">
            <text:p>5,952</text:p>
          </table:table-cell>
          <table:table-cell table:formula="of:=LEFT([.I38];1)&amp;&quot;:&quot;&amp;IF(ROUND((RIGHT([.I38];4)*60);0)&lt;10;&quot;0&quot;&amp;ROUND((RIGHT([.I38];4)*60);0);ROUND((RIGHT([.I38];4)*60);0))" office:value-type="string" office:string-value="5:57" calcext:value-type="string">
            <text:p>5:57</text:p>
          </table:table-cell>
          <table:table-cell table:formula="of:=20000-1.708*10^4"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1-0.498" office:value-type="float" office:value="0.502" calcext:value-type="float">
            <text:p>0,502</text:p>
          </table:table-cell>
          <table:table-cell table:formula="of:=[.H39]*24" office:value-type="float" office:value="12.048" calcext:value-type="float">
            <text:p>12,048</text:p>
          </table:table-cell>
          <table:table-cell table:formula="of:=LEFT([.I39];2)&amp;&quot;:&quot;&amp;IF(ROUND((RIGHT([.I39];4)*60);0)&lt;10;&quot;0&quot;&amp;ROUND((RIGHT([.I39];4)*60);0);ROUND((RIGHT([.I39];4)*60);0))" office:value-type="string" office:string-value="12:03" calcext:value-type="string">
            <text:p>12:03</text:p>
          </table:table-cell>
          <table:table-cell table:formula="of:=20000+1.516*10^5" office:value-type="float" office:value="171600" calcext:value-type="float">
            <text:p>171600</text:p>
          </table:table-cell>
          <table:table-cell office:value-type="float" office:value="7.286" calcext:value-type="float">
            <text:p>7,28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1-0.417" office:value-type="float" office:value="0.583" calcext:value-type="float">
            <text:p>0,583</text:p>
          </table:table-cell>
          <table:table-cell table:formula="of:=[.H40]*24" office:value-type="float" office:value="13.992" calcext:value-type="float">
            <text:p>13,992</text:p>
          </table:table-cell>
          <table:table-cell table:formula="of:=LEFT([.I40];2)&amp;&quot;:&quot;&amp;IF(ROUND((RIGHT([.I40];4)*60);0)&lt;10;&quot;0&quot;&amp;ROUND((RIGHT([.I40];4)*60);0);ROUND((RIGHT([.I40];4)*60);0))" office:value-type="string" office:string-value="13:60" calcext:value-type="string">
            <text:p>13:60</text:p>
          </table:table-cell>
          <table:table-cell table:formula="of:=20000+1.118*10^5" office:value-type="float" office:value="131800" calcext:value-type="float">
            <text:p>131800</text:p>
          </table:table-cell>
          <table:table-cell office:value-type="float" office:value="5.656" calcext:value-type="float">
            <text:p>5,6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1-0.322" office:value-type="float" office:value="0.678" calcext:value-type="float">
            <text:p>0,678</text:p>
          </table:table-cell>
          <table:table-cell table:formula="of:=[.H41]*24" office:value-type="float" office:value="16.272" calcext:value-type="float">
            <text:p>16,272</text:p>
          </table:table-cell>
          <table:table-cell table:formula="of:=LEFT([.I41];2)&amp;&quot;:&quot;&amp;IF(ROUND((RIGHT([.I41];4)*60);0)&lt;10;&quot;0&quot;&amp;ROUND((RIGHT([.I41];4)*60);0);ROUND((RIGHT([.I41];4)*60);0))" office:value-type="string" office:string-value="16:16" calcext:value-type="string">
            <text:p>16:16</text:p>
          </table:table-cell>
          <table:table-cell table:formula="of:=20000+1.376*10^5" office:value-type="float" office:value="157600" calcext:value-type="float">
            <text:p>157600</text:p>
          </table:table-cell>
          <table:table-cell office:value-type="float" office:value="8.096" calcext:value-type="float">
            <text:p>8,096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30 de may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75" calcext:value-type="float">
            <text:p>0,275</text:p>
          </table:table-cell>
          <table:table-cell table:formula="of:=[.H46]*24" office:value-type="float" office:value="6.6" calcext:value-type="float">
            <text:p>6,6</text:p>
          </table:table-cell>
          <table:table-cell table:formula="of:=LEFT([.I46];1)&amp;&quot;:&quot;&amp;IF(ROUND((RIGHT([.I46];4)*60);0)&lt;10;&quot;0&quot;&amp;ROUND((RIGHT([.I46];4)*60);0);ROUND((RIGHT([.I46];4)*60);0))" office:value-type="string" office:string-value="6:396" calcext:value-type="string">
            <text:p>6:396</text:p>
          </table:table-cell>
          <table:table-cell table:formula="of:=20000-1.699*10^4"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0.458" office:value-type="float" office:value="0.458" calcext:value-type="float">
            <text:p>0,458</text:p>
          </table:table-cell>
          <table:table-cell table:formula="of:=[.H47]*24" office:value-type="float" office:value="10.992" calcext:value-type="float">
            <text:p>10,992</text:p>
          </table:table-cell>
          <table:table-cell table:formula="of:=LEFT([.I47];2)&amp;&quot;:&quot;&amp;IF(ROUND((RIGHT([.I47];4)*60);0)&lt;10;&quot;0&quot;&amp;ROUND((RIGHT([.I47];4)*60);0);ROUND((RIGHT([.I47];4)*60);0))" office:value-type="string" office:string-value="10:60" calcext:value-type="string">
            <text:p>10:60</text:p>
          </table:table-cell>
          <table:table-cell table:formula="of:=20000+1.134*10^5" office:value-type="float" office:value="133400" calcext:value-type="float">
            <text:p>133400</text:p>
          </table:table-cell>
          <table:table-cell office:value-type="float" office:value="6.465" calcext:value-type="float">
            <text:p>6,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615" calcext:value-type="float">
            <text:p>0,615</text:p>
          </table:table-cell>
          <table:table-cell table:formula="of:=[.H48]*24" office:value-type="float" office:value="14.76" calcext:value-type="float">
            <text:p>14,76</text:p>
          </table:table-cell>
          <table:table-cell table:formula="of:=LEFT([.I48];2)&amp;&quot;:&quot;&amp;IF(ROUND((RIGHT([.I48];4)*60);0)&lt;10;&quot;0&quot;&amp;ROUND((RIGHT([.I48];4)*60);0);ROUND((RIGHT([.I48];4)*60);0))" office:value-type="string" office:string-value="14:286" calcext:value-type="string">
            <text:p>14:286</text:p>
          </table:table-cell>
          <table:table-cell table:formula="of:=20000+1.25*10^5" office:value-type="float" office:value="145000" calcext:value-type="float">
            <text:p>145000</text:p>
          </table:table-cell>
          <table:table-cell office:value-type="float" office:value="8.123" calcext:value-type="float">
            <text:p>8,123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31 de may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41" calcext:value-type="float">
            <text:p>0,241</text:p>
          </table:table-cell>
          <table:table-cell table:formula="of:=[.H53]*24" office:value-type="float" office:value="5.784" calcext:value-type="float">
            <text:p>5,784</text:p>
          </table:table-cell>
          <table:table-cell table:formula="of:=LEFT([.I53];1)&amp;&quot;:&quot;&amp;IF(ROUND((RIGHT([.I53];4)*60);0)&lt;10;&quot;0&quot;&amp;ROUND((RIGHT([.I53];4)*60);0);ROUND((RIGHT([.I53];4)*60);0))" office:value-type="string" office:string-value="5:47" calcext:value-type="string">
            <text:p>5:47</text:p>
          </table:table-cell>
          <table:table-cell table:formula="of:=20000-1.802*10^4"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542" calcext:value-type="float">
            <text:p>0,542</text:p>
          </table:table-cell>
          <table:table-cell table:formula="of:=[.H54]*24" office:value-type="float" office:value="13.008" calcext:value-type="float">
            <text:p>13,008</text:p>
          </table:table-cell>
          <table:table-cell table:formula="of:=LEFT([.I54];2)&amp;&quot;:&quot;&amp;IF(ROUND((RIGHT([.I54];4)*60);0)&lt;10;&quot;0&quot;&amp;ROUND((RIGHT([.I54];4)*60);0);ROUND((RIGHT([.I54];4)*60);0))" office:value-type="string" office:string-value="13:00" calcext:value-type="string">
            <text:p>13:00</text:p>
          </table:table-cell>
          <table:table-cell table:formula="of:=1.258*10^5+20000" office:value-type="float" office:value="145800" calcext:value-type="float">
            <text:p>145800</text:p>
          </table:table-cell>
          <table:table-cell office:value-type="float" office:value="8.109" calcext:value-type="float">
            <text:p>8,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01" calcext:value-type="float">
            <text:p>0,601</text:p>
          </table:table-cell>
          <table:table-cell table:formula="of:=[.H55]*24" office:value-type="float" office:value="14.424" calcext:value-type="float">
            <text:p>14,424</text:p>
          </table:table-cell>
          <table:table-cell table:formula="of:=LEFT([.I55];2)&amp;&quot;:&quot;&amp;IF(ROUND((RIGHT([.I55];4)*60);0)&lt;10;&quot;0&quot;&amp;ROUND((RIGHT([.I55];4)*60);0);ROUND((RIGHT([.I55];4)*60);0))" office:value-type="string" office:string-value="14:25" calcext:value-type="string">
            <text:p>14:25</text:p>
          </table:table-cell>
          <table:table-cell table:formula="of:=1.058*10^5+20000" office:value-type="float" office:value="125800" calcext:value-type="float">
            <text:p>125800</text:p>
          </table:table-cell>
          <table:table-cell office:value-type="float" office:value="5.648" calcext:value-type="float">
            <text:p>5,64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67" calcext:value-type="float">
            <text:p>0,667</text:p>
          </table:table-cell>
          <table:table-cell table:formula="of:=[.H56]*24" office:value-type="float" office:value="16.008" calcext:value-type="float">
            <text:p>16,008</text:p>
          </table:table-cell>
          <table:table-cell table:formula="of:=LEFT([.I56];2)&amp;&quot;:&quot;&amp;IF(ROUND((RIGHT([.I56];4)*60);0)&lt;10;&quot;0&quot;&amp;ROUND((RIGHT([.I56];4)*60);0);ROUND((RIGHT([.I56];4)*60);0))" office:value-type="string" office:string-value="16:00" calcext:value-type="string">
            <text:p>16:00</text:p>
          </table:table-cell>
          <table:table-cell table:formula="of:=1.155*10^5+20000" office:value-type="float" office:value="135500" calcext:value-type="float">
            <text:p>135500</text:p>
          </table:table-cell>
          <table:table-cell office:value-type="float" office:value="7.36" calcext:value-type="float">
            <text:p>7,36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03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81" calcext:value-type="float">
            <text:p>0,281</text:p>
          </table:table-cell>
          <table:table-cell table:formula="of:=[.H61]*24" office:value-type="float" office:value="6.744" calcext:value-type="float">
            <text:p>6,744</text:p>
          </table:table-cell>
          <table:table-cell table:formula="of:=LEFT([.I61];1)&amp;&quot;:&quot;&amp;IF(ROUND((RIGHT([.I61];4)*60);0)&lt;10;&quot;0&quot;&amp;ROUND((RIGHT([.I61];4)*60);0);ROUND((RIGHT([.I61];4)*60);0))" office:value-type="string" office:string-value="6:45" calcext:value-type="string">
            <text:p>6:45</text:p>
          </table:table-cell>
          <table:table-cell table:formula="of:=20000-1.716*10^4"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524" calcext:value-type="float">
            <text:p>0,524</text:p>
          </table:table-cell>
          <table:table-cell table:formula="of:=[.H62]*24" office:value-type="float" office:value="12.576" calcext:value-type="float">
            <text:p>12,576</text:p>
          </table:table-cell>
          <table:table-cell table:formula="of:=LEFT([.I62];2)&amp;&quot;:&quot;&amp;IF(ROUND((RIGHT([.I62];4)*60);0)&lt;10;&quot;0&quot;&amp;ROUND((RIGHT([.I62];4)*60);0);ROUND((RIGHT([.I62];4)*60);0))" office:value-type="string" office:string-value="12:35" calcext:value-type="string">
            <text:p>12:35</text:p>
          </table:table-cell>
          <table:table-cell table:formula="of:=1.485*10^5+20000" office:value-type="float" office:value="168500" calcext:value-type="float">
            <text:p>168500</text:p>
          </table:table-cell>
          <table:table-cell office:value-type="float" office:value="8.786" calcext:value-type="float">
            <text:p>8,78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09" calcext:value-type="float">
            <text:p>0,609</text:p>
          </table:table-cell>
          <table:table-cell table:formula="of:=[.H63]*24" office:value-type="float" office:value="14.616" calcext:value-type="float">
            <text:p>14,616</text:p>
          </table:table-cell>
          <table:table-cell table:formula="of:=LEFT([.I63];2)&amp;&quot;:&quot;&amp;IF(ROUND((RIGHT([.I63];4)*60);0)&lt;10;&quot;0&quot;&amp;ROUND((RIGHT([.I63];4)*60);0);ROUND((RIGHT([.I63];4)*60);0))" office:value-type="string" office:string-value="14:37" calcext:value-type="string">
            <text:p>14:37</text:p>
          </table:table-cell>
          <table:table-cell table:formula="of:=1.101*10^5+20000" office:value-type="float" office:value="130100" calcext:value-type="float">
            <text:p>130100</text:p>
          </table:table-cell>
          <table:table-cell office:value-type="float" office:value="7.402" calcext:value-type="float">
            <text:p>7,40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706" calcext:value-type="float">
            <text:p>0,706</text:p>
          </table:table-cell>
          <table:table-cell table:formula="of:=[.H64]*24" office:value-type="float" office:value="16.944" calcext:value-type="float">
            <text:p>16,944</text:p>
          </table:table-cell>
          <table:table-cell table:formula="of:=LEFT([.I64];2)&amp;&quot;:&quot;&amp;IF(ROUND((RIGHT([.I64];4)*60);0)&lt;10;&quot;0&quot;&amp;ROUND((RIGHT([.I64];4)*60);0);ROUND((RIGHT([.I64];4)*60);0))" office:value-type="string" office:string-value="16:57" calcext:value-type="string">
            <text:p>16:57</text:p>
          </table:table-cell>
          <table:table-cell table:formula="of:=1.349*10^5+20000" office:value-type="float" office:value="154900" calcext:value-type="float">
            <text:p>154900</text:p>
          </table:table-cell>
          <table:table-cell office:value-type="float" office:value="12.85" calcext:value-type="float">
            <text:p>12,85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04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92" calcext:value-type="float">
            <text:p>0,292</text:p>
          </table:table-cell>
          <table:table-cell table:formula="of:=[.H69]*24" office:value-type="float" office:value="7.008" calcext:value-type="float">
            <text:p>7,008</text:p>
          </table:table-cell>
          <table:table-cell table:formula="of:=LEFT([.I69];1)&amp;&quot;:&quot;&amp;IF(ROUND((RIGHT([.I69];4)*60);0)&lt;10;&quot;0&quot;&amp;ROUND((RIGHT([.I69];4)*60);0);ROUND((RIGHT([.I69];4)*60);0))" office:value-type="string" office:string-value="7:00" calcext:value-type="string">
            <text:p>7:00</text:p>
          </table:table-cell>
          <table:table-cell table:formula="of:=20000-1.631*10^4" office:value-type="float" office:value="3690" calcext:value-type="float">
            <text:p>3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524" calcext:value-type="float">
            <text:p>0,524</text:p>
          </table:table-cell>
          <table:table-cell table:formula="of:=[.H70]*24" office:value-type="float" office:value="12.576" calcext:value-type="float">
            <text:p>12,576</text:p>
          </table:table-cell>
          <table:table-cell table:formula="of:=LEFT([.I70];2)&amp;&quot;:&quot;&amp;IF(ROUND((RIGHT([.I70];4)*60);0)&lt;10;&quot;0&quot;&amp;ROUND((RIGHT([.I70];4)*60);0);ROUND((RIGHT([.I70];4)*60);0))" office:value-type="string" office:string-value="12:35" calcext:value-type="string">
            <text:p>12:35</text:p>
          </table:table-cell>
          <table:table-cell table:formula="of:=1.392*10^5+20000" office:value-type="float" office:value="159200" calcext:value-type="float">
            <text:p>159200</text:p>
          </table:table-cell>
          <table:table-cell office:value-type="float" office:value="9.022" calcext:value-type="float">
            <text:p>9,0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01" calcext:value-type="float">
            <text:p>0,601</text:p>
          </table:table-cell>
          <table:table-cell table:formula="of:=[.H71]*24" office:value-type="float" office:value="14.424" calcext:value-type="float">
            <text:p>14,424</text:p>
          </table:table-cell>
          <table:table-cell table:formula="of:=LEFT([.I71];2)&amp;&quot;:&quot;&amp;IF(ROUND((RIGHT([.I71];4)*60);0)&lt;10;&quot;0&quot;&amp;ROUND((RIGHT([.I71];4)*60);0);ROUND((RIGHT([.I71];4)*60);0))" office:value-type="string" office:string-value="14:25" calcext:value-type="string">
            <text:p>14:25</text:p>
          </table:table-cell>
          <table:table-cell table:formula="of:=1.098*10^5+20000" office:value-type="float" office:value="129800" calcext:value-type="float">
            <text:p>129800</text:p>
          </table:table-cell>
          <table:table-cell office:value-type="float" office:value="7.277" calcext:value-type="float">
            <text:p>7,2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62" calcext:value-type="float">
            <text:p>0,662</text:p>
          </table:table-cell>
          <table:table-cell table:formula="of:=[.H72]*24" office:value-type="float" office:value="15.888" calcext:value-type="float">
            <text:p>15,888</text:p>
          </table:table-cell>
          <table:table-cell table:formula="of:=LEFT([.I72];2)&amp;&quot;:&quot;&amp;IF(ROUND((RIGHT([.I72];4)*60);0)&lt;10;&quot;0&quot;&amp;ROUND((RIGHT([.I72];4)*60);0);ROUND((RIGHT([.I72];4)*60);0))" office:value-type="string" office:string-value="15:53" calcext:value-type="string">
            <text:p>15:53</text:p>
          </table:table-cell>
          <table:table-cell table:formula="of:=1.341*10^5+20000" office:value-type="float" office:value="154100" calcext:value-type="float">
            <text:p>154100</text:p>
          </table:table-cell>
          <table:table-cell office:value-type="float" office:value="7.914" calcext:value-type="float">
            <text:p>7,91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711" calcext:value-type="float">
            <text:p>0,711</text:p>
          </table:table-cell>
          <table:table-cell table:formula="of:=[.H73]*24" office:value-type="float" office:value="17.064" calcext:value-type="float">
            <text:p>17,064</text:p>
          </table:table-cell>
          <table:table-cell table:formula="of:=LEFT([.I73];2)&amp;&quot;:&quot;&amp;IF(ROUND((RIGHT([.I73];4)*60);0)&lt;10;&quot;0&quot;&amp;ROUND((RIGHT([.I73];4)*60);0);ROUND((RIGHT([.I73];4)*60);0))" office:value-type="string" office:string-value="17:04" calcext:value-type="string">
            <text:p>17:04</text:p>
          </table:table-cell>
          <table:table-cell table:formula="of:=1.203*10^5+20000" office:value-type="float" office:value="140300" calcext:value-type="float">
            <text:p>140300</text:p>
          </table:table-cell>
          <table:table-cell office:value-type="float" office:value="6.288" calcext:value-type="float">
            <text:p>6,28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74" calcext:value-type="float">
            <text:p>0,74</text:p>
          </table:table-cell>
          <table:table-cell table:formula="of:=[.H74]*24" office:value-type="float" office:value="17.76" calcext:value-type="float">
            <text:p>17,76</text:p>
          </table:table-cell>
          <table:table-cell table:formula="of:=LEFT([.I74];2)&amp;&quot;:&quot;&amp;IF(ROUND((RIGHT([.I74];4)*60);0)&lt;10;&quot;0&quot;&amp;ROUND((RIGHT([.I74];4)*60);0);ROUND((RIGHT([.I74];4)*60);0))" office:value-type="string" office:string-value="17:466" calcext:value-type="string">
            <text:p>17:466</text:p>
          </table:table-cell>
          <table:table-cell table:formula="of:=1.315*10^5+20000" office:value-type="float" office:value="151500" calcext:value-type="float">
            <text:p>151500</text:p>
          </table:table-cell>
          <table:table-cell office:value-type="float" office:value="6.767" calcext:value-type="float">
            <text:p>6,767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05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78" calcext:value-type="float">
            <text:p>0,278</text:p>
          </table:table-cell>
          <table:table-cell table:formula="of:=[.H79]*24" office:value-type="float" office:value="6.672" calcext:value-type="float">
            <text:p>6,672</text:p>
          </table:table-cell>
          <table:table-cell table:formula="of:=LEFT([.I79];1)&amp;&quot;:&quot;&amp;IF(ROUND((RIGHT([.I79];4)*60);0)&lt;10;&quot;0&quot;&amp;ROUND((RIGHT([.I79];4)*60);0);ROUND((RIGHT([.I79];4)*60);0))" office:value-type="string" office:string-value="6:40" calcext:value-type="string">
            <text:p>6:40</text:p>
          </table:table-cell>
          <table:table-cell table:formula="of:=20000-1.721*10^4"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42" calcext:value-type="float">
            <text:p>0,542</text:p>
          </table:table-cell>
          <table:table-cell table:formula="of:=[.H80]*24" office:value-type="float" office:value="13.008" calcext:value-type="float">
            <text:p>13,008</text:p>
          </table:table-cell>
          <table:table-cell table:formula="of:=LEFT([.I80];2)&amp;&quot;:&quot;&amp;IF(ROUND((RIGHT([.I80];4)*60);0)&lt;10;&quot;0&quot;&amp;ROUND((RIGHT([.I80];4)*60);0);ROUND((RIGHT([.I80];4)*60);0))" office:value-type="string" office:string-value="13:00" calcext:value-type="string">
            <text:p>13:00</text:p>
          </table:table-cell>
          <table:table-cell table:formula="of:=1.263*10^5+20000" office:value-type="float" office:value="146300" calcext:value-type="float">
            <text:p>146300</text:p>
          </table:table-cell>
          <table:table-cell office:value-type="float" office:value="7.116" calcext:value-type="float">
            <text:p>7,11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" calcext:value-type="float">
            <text:p>0,6</text:p>
          </table:table-cell>
          <table:table-cell table:formula="of:=[.H81]*24" office:value-type="float" office:value="14.4" calcext:value-type="float">
            <text:p>14,4</text:p>
          </table:table-cell>
          <table:table-cell table:formula="of:=LEFT([.I81];2)&amp;&quot;:&quot;&amp;IF(ROUND((RIGHT([.I81];4)*60);0)&lt;10;&quot;0&quot;&amp;ROUND((RIGHT([.I81];4)*60);0);ROUND((RIGHT([.I81];4)*60);0))" office:value-type="string" office:string-value="14:864" calcext:value-type="string">
            <text:p>14:864</text:p>
          </table:table-cell>
          <table:table-cell table:formula="of:=1.035*10^5+20000" office:value-type="float" office:value="123500" calcext:value-type="float">
            <text:p>123500</text:p>
          </table:table-cell>
          <table:table-cell office:value-type="float" office:value="5.491" calcext:value-type="float">
            <text:p>5,49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669" calcext:value-type="float">
            <text:p>0,669</text:p>
          </table:table-cell>
          <table:table-cell table:formula="of:=[.H82]*24" office:value-type="float" office:value="16.056" calcext:value-type="float">
            <text:p>16,056</text:p>
          </table:table-cell>
          <table:table-cell table:formula="of:=LEFT([.I82];2)&amp;&quot;:&quot;&amp;IF(ROUND((RIGHT([.I82];4)*60);0)&lt;10;&quot;0&quot;&amp;ROUND((RIGHT([.I82];4)*60);0);ROUND((RIGHT([.I82];4)*60);0))" office:value-type="string" office:string-value="16:03" calcext:value-type="string">
            <text:p>16:03</text:p>
          </table:table-cell>
          <table:table-cell table:formula="of:=1.39*10^5+20000" office:value-type="float" office:value="159000" calcext:value-type="float">
            <text:p>159000</text:p>
          </table:table-cell>
          <table:table-cell office:value-type="float" office:value="10.26" calcext:value-type="float">
            <text:p>10,26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06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88" calcext:value-type="float">
            <text:p>0,288</text:p>
          </table:table-cell>
          <table:table-cell table:formula="of:=[.H87]*24" office:value-type="float" office:value="6.912" calcext:value-type="float">
            <text:p>6,912</text:p>
          </table:table-cell>
          <table:table-cell table:formula="of:=LEFT([.I87];1)&amp;&quot;:&quot;&amp;IF(ROUND((RIGHT([.I87];4)*60);0)&lt;10;&quot;0&quot;&amp;ROUND((RIGHT([.I87];4)*60);0);ROUND((RIGHT([.I87];4)*60);0))" office:value-type="string" office:string-value="6:55" calcext:value-type="string">
            <text:p>6:55</text:p>
          </table:table-cell>
          <table:table-cell table:formula="of:=20000-1.721*10^4"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27" calcext:value-type="float">
            <text:p>0,527</text:p>
          </table:table-cell>
          <table:table-cell table:formula="of:=[.H88]*24" office:value-type="float" office:value="12.648" calcext:value-type="float">
            <text:p>12,648</text:p>
          </table:table-cell>
          <table:table-cell table:formula="of:=LEFT([.I88];2)&amp;&quot;:&quot;&amp;IF(ROUND((RIGHT([.I88];4)*60);0)&lt;10;&quot;0&quot;&amp;ROUND((RIGHT([.I88];4)*60);0);ROUND((RIGHT([.I88];4)*60);0))" office:value-type="string" office:string-value="12:39" calcext:value-type="string">
            <text:p>12:39</text:p>
          </table:table-cell>
          <table:table-cell table:formula="of:=1.263*10^5+20000" office:value-type="float" office:value="146300" calcext:value-type="float">
            <text:p>146300</text:p>
          </table:table-cell>
          <table:table-cell office:value-type="float" office:value="9.185" calcext:value-type="float">
            <text:p>9,18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71" calcext:value-type="float">
            <text:p>0,671</text:p>
          </table:table-cell>
          <table:table-cell table:formula="of:=[.H89]*24" office:value-type="float" office:value="16.104" calcext:value-type="float">
            <text:p>16,104</text:p>
          </table:table-cell>
          <table:table-cell table:formula="of:=LEFT([.I89];2)&amp;&quot;:&quot;&amp;IF(ROUND((RIGHT([.I89];4)*60);0)&lt;10;&quot;0&quot;&amp;ROUND((RIGHT([.I89];4)*60);0);ROUND((RIGHT([.I89];4)*60);0))" office:value-type="string" office:string-value="16:06" calcext:value-type="string">
            <text:p>16:06</text:p>
          </table:table-cell>
          <table:table-cell table:formula="of:=1.103*10^5+20000" office:value-type="float" office:value="130300" calcext:value-type="float">
            <text:p>130300</text:p>
          </table:table-cell>
          <table:table-cell table:formula="of:=AVERAGE(5.494;8.197;6.013)" office:value-type="float" office:value="6.568" calcext:value-type="float">
            <text:p>6,5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725" calcext:value-type="float">
            <text:p>0,725</text:p>
          </table:table-cell>
          <table:table-cell table:formula="of:=[.H90]*24" office:value-type="float" office:value="17.4" calcext:value-type="float">
            <text:p>17,4</text:p>
          </table:table-cell>
          <table:table-cell table:formula="of:=LEFT([.I90];2)&amp;&quot;:&quot;&amp;IF(ROUND((RIGHT([.I90];4)*60);0)&lt;10;&quot;0&quot;&amp;ROUND((RIGHT([.I90];4)*60);0);ROUND((RIGHT([.I90];4)*60);0))" office:value-type="string" office:string-value="17:1044" calcext:value-type="string">
            <text:p>17:1044</text:p>
          </table:table-cell>
          <table:table-cell table:formula="of:=1.19*10^5+20000" office:value-type="float" office:value="139000" calcext:value-type="float">
            <text:p>139000</text:p>
          </table:table-cell>
          <table:table-cell office:value-type="float" office:value="7.048" calcext:value-type="float">
            <text:p>7,048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07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96" calcext:value-type="float">
            <text:p>0,296</text:p>
          </table:table-cell>
          <table:table-cell table:formula="of:=[.H95]*24" office:value-type="float" office:value="7.104" calcext:value-type="float">
            <text:p>7,104</text:p>
          </table:table-cell>
          <table:table-cell table:formula="of:=LEFT([.I95];1)&amp;&quot;:&quot;&amp;IF(ROUND((RIGHT([.I95];4)*60);0)&lt;10;&quot;0&quot;&amp;ROUND((RIGHT([.I95];4)*60);0);ROUND((RIGHT([.I95];4)*60);0))" office:value-type="string" office:string-value="7:06" calcext:value-type="string">
            <text:p>7:06</text:p>
          </table:table-cell>
          <table:table-cell table:formula="of:=20000-1.484*10^4" office:value-type="float" office:value="5160" calcext:value-type="float">
            <text:p>5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506" calcext:value-type="float">
            <text:p>0,506</text:p>
          </table:table-cell>
          <table:table-cell table:formula="of:=[.H96]*24" office:value-type="float" office:value="12.144" calcext:value-type="float">
            <text:p>12,144</text:p>
          </table:table-cell>
          <table:table-cell table:formula="of:=LEFT([.I96];2)&amp;&quot;:&quot;&amp;IF(ROUND((RIGHT([.I96];4)*60);0)&lt;10;&quot;0&quot;&amp;ROUND((RIGHT([.I96];4)*60);0);ROUND((RIGHT([.I96];4)*60);0))" office:value-type="string" office:string-value="12:09" calcext:value-type="string">
            <text:p>12:09</text:p>
          </table:table-cell>
          <table:table-cell table:formula="of:=20000+1.215*10^5" office:value-type="float" office:value="141500" calcext:value-type="float">
            <text:p>141500</text:p>
          </table:table-cell>
          <table:table-cell office:value-type="float" office:value="7.193" calcext:value-type="float">
            <text:p>7,1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02" calcext:value-type="float">
            <text:p>0,602</text:p>
          </table:table-cell>
          <table:table-cell table:formula="of:=[.H97]*24" office:value-type="float" office:value="14.448" calcext:value-type="float">
            <text:p>14,448</text:p>
          </table:table-cell>
          <table:table-cell table:formula="of:=LEFT([.I97];2)&amp;&quot;:&quot;&amp;IF(ROUND((RIGHT([.I97];4)*60);0)&lt;10;&quot;0&quot;&amp;ROUND((RIGHT([.I97];4)*60);0);ROUND((RIGHT([.I97];4)*60);0))" office:value-type="string" office:string-value="14:27" calcext:value-type="string">
            <text:p>14:27</text:p>
          </table:table-cell>
          <table:table-cell table:formula="of:=20000+9.663*10^4" office:value-type="float" office:value="116630" calcext:value-type="float">
            <text:p>116630</text:p>
          </table:table-cell>
          <table:table-cell office:value-type="float" office:value="4.789" calcext:value-type="float">
            <text:p>4,7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45" calcext:value-type="float">
            <text:p>0,645</text:p>
          </table:table-cell>
          <table:table-cell table:formula="of:=[.H98]*24" office:value-type="float" office:value="15.48" calcext:value-type="float">
            <text:p>15,48</text:p>
          </table:table-cell>
          <table:table-cell table:formula="of:=LEFT([.I98];2)&amp;&quot;:&quot;&amp;IF(ROUND((RIGHT([.I98];4)*60);0)&lt;10;&quot;0&quot;&amp;ROUND((RIGHT([.I98];4)*60);0);ROUND((RIGHT([.I98];4)*60);0))" office:value-type="string" office:string-value="15:329" calcext:value-type="string">
            <text:p>15:329</text:p>
          </table:table-cell>
          <table:table-cell table:formula="of:=20000+1.041*10^5" office:value-type="float" office:value="124100" calcext:value-type="float">
            <text:p>124100</text:p>
          </table:table-cell>
          <table:table-cell office:value-type="float" office:value="6.845" calcext:value-type="float">
            <text:p>6,845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10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74" calcext:value-type="float">
            <text:p>0,274</text:p>
          </table:table-cell>
          <table:table-cell table:formula="of:=[.H103]*24" office:value-type="float" office:value="6.576" calcext:value-type="float">
            <text:p>6,576</text:p>
          </table:table-cell>
          <table:table-cell table:formula="of:=LEFT([.I103];1)&amp;&quot;:&quot;&amp;IF(ROUND((RIGHT([.I103];4)*60);0)&lt;10;&quot;0&quot;&amp;ROUND((RIGHT([.I103];4)*60);0);ROUND((RIGHT([.I103];4)*60);0))" office:value-type="string" office:string-value="6:35" calcext:value-type="string">
            <text:p>6:35</text:p>
          </table:table-cell>
          <table:table-cell table:formula="of:=20000-1.607*10^4" office:value-type="float" office:value="3930" calcext:value-type="float">
            <text:p>3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456" calcext:value-type="float">
            <text:p>0,456</text:p>
          </table:table-cell>
          <table:table-cell table:formula="of:=[.H104]*24" office:value-type="float" office:value="10.944" calcext:value-type="float">
            <text:p>10,944</text:p>
          </table:table-cell>
          <table:table-cell table:formula="of:=LEFT([.I104];2)&amp;&quot;:&quot;&amp;IF(ROUND((RIGHT([.I104];4)*60);0)&lt;10;&quot;0&quot;&amp;ROUND((RIGHT([.I104];4)*60);0);ROUND((RIGHT([.I104];4)*60);0))" office:value-type="string" office:string-value="10:57" calcext:value-type="string">
            <text:p>10:57</text:p>
          </table:table-cell>
          <table:table-cell table:formula="of:=20000+1.312*10^5" office:value-type="float" office:value="151200" calcext:value-type="float">
            <text:p>151200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489" calcext:value-type="float">
            <text:p>0,489</text:p>
          </table:table-cell>
          <table:table-cell table:formula="of:=[.H105]*24" office:value-type="float" office:value="11.736" calcext:value-type="float">
            <text:p>11,736</text:p>
          </table:table-cell>
          <table:table-cell table:formula="of:=LEFT([.I105];2)&amp;&quot;:&quot;&amp;IF(ROUND((RIGHT([.I105];4)*60);0)&lt;10;&quot;0&quot;&amp;ROUND((RIGHT([.I105];4)*60);0);ROUND((RIGHT([.I105];4)*60);0))" office:value-type="string" office:string-value="11:44" calcext:value-type="string">
            <text:p>11:44</text:p>
          </table:table-cell>
          <table:table-cell table:formula="of:=20000+1.26*10^5" office:value-type="float" office:value="146000" calcext:value-type="float">
            <text:p>146000</text:p>
          </table:table-cell>
          <table:table-cell office:value-type="float" office:value="5.724" calcext:value-type="float">
            <text:p>5,7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543" calcext:value-type="float">
            <text:p>0,543</text:p>
          </table:table-cell>
          <table:table-cell table:formula="of:=[.H106]*24" office:value-type="float" office:value="13.032" calcext:value-type="float">
            <text:p>13,032</text:p>
          </table:table-cell>
          <table:table-cell table:formula="of:=LEFT([.I106];2)&amp;&quot;:&quot;&amp;IF(ROUND((RIGHT([.I106];4)*60);0)&lt;10;&quot;0&quot;&amp;ROUND((RIGHT([.I106];4)*60);0);ROUND((RIGHT([.I106];4)*60);0))" office:value-type="string" office:string-value="13:02" calcext:value-type="string">
            <text:p>13:02</text:p>
          </table:table-cell>
          <table:table-cell table:formula="of:=20000+1.342*10^5" office:value-type="float" office:value="154200" calcext:value-type="float">
            <text:p>154200</text:p>
          </table:table-cell>
          <table:table-cell office:value-type="float" office:value="7.78" calcext:value-type="float">
            <text:p>7,78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11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65" calcext:value-type="float">
            <text:p>0,265</text:p>
          </table:table-cell>
          <table:table-cell table:formula="of:=[.H111]*24" office:value-type="float" office:value="6.36" calcext:value-type="float">
            <text:p>6,36</text:p>
          </table:table-cell>
          <table:table-cell table:formula="of:=LEFT([.I111];1)&amp;&quot;:&quot;&amp;IF(ROUND((RIGHT([.I111];4)*60);0)&lt;10;&quot;0&quot;&amp;ROUND((RIGHT([.I111];4)*60);0);ROUND((RIGHT([.I111];4)*60);0))" office:value-type="string" office:string-value="6:382" calcext:value-type="string">
            <text:p>6:382</text:p>
          </table:table-cell>
          <table:table-cell table:formula="of:=20000-1.295*10^4"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488" calcext:value-type="float">
            <text:p>0,488</text:p>
          </table:table-cell>
          <table:table-cell table:formula="of:=[.H112]*24" office:value-type="float" office:value="11.712" calcext:value-type="float">
            <text:p>11,712</text:p>
          </table:table-cell>
          <table:table-cell table:formula="of:=LEFT([.I112];2)&amp;&quot;:&quot;&amp;IF(ROUND((RIGHT([.I112];4)*60);0)&lt;10;&quot;0&quot;&amp;ROUND((RIGHT([.I112];4)*60);0);ROUND((RIGHT([.I112];4)*60);0))" office:value-type="string" office:string-value="11:43" calcext:value-type="string">
            <text:p>11:43</text:p>
          </table:table-cell>
          <table:table-cell table:formula="of:=20000+1.469*10^5" office:value-type="float" office:value="166900" calcext:value-type="float">
            <text:p>166900</text:p>
          </table:table-cell>
          <table:table-cell office:value-type="float" office:value="7.39" calcext:value-type="float">
            <text:p>7,3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57" calcext:value-type="float">
            <text:p>0,557</text:p>
          </table:table-cell>
          <table:table-cell table:formula="of:=[.H113]*24" office:value-type="float" office:value="13.368" calcext:value-type="float">
            <text:p>13,368</text:p>
          </table:table-cell>
          <table:table-cell table:formula="of:=LEFT([.I113];2)&amp;&quot;:&quot;&amp;IF(ROUND((RIGHT([.I113];4)*60);0)&lt;10;&quot;0&quot;&amp;ROUND((RIGHT([.I113];4)*60);0);ROUND((RIGHT([.I113];4)*60);0))" office:value-type="string" office:string-value="13:22" calcext:value-type="string">
            <text:p>13:22</text:p>
          </table:table-cell>
          <table:table-cell table:formula="of:=20000+1.197*10^5" office:value-type="float" office:value="139700" calcext:value-type="float">
            <text:p>139700</text:p>
          </table:table-cell>
          <table:table-cell office:value-type="float" office:value="5.694" calcext:value-type="float">
            <text:p>5,69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16" calcext:value-type="float">
            <text:p>0,616</text:p>
          </table:table-cell>
          <table:table-cell table:formula="of:=[.H114]*24" office:value-type="float" office:value="14.784" calcext:value-type="float">
            <text:p>14,784</text:p>
          </table:table-cell>
          <table:table-cell table:formula="of:=LEFT([.I114];2)&amp;&quot;:&quot;&amp;IF(ROUND((RIGHT([.I114];4)*60);0)&lt;10;&quot;0&quot;&amp;ROUND((RIGHT([.I114];4)*60);0);ROUND((RIGHT([.I114];4)*60);0))" office:value-type="string" office:string-value="14:47" calcext:value-type="string">
            <text:p>14:47</text:p>
          </table:table-cell>
          <table:table-cell table:formula="of:=20000+1.453*10^5" office:value-type="float" office:value="165300" calcext:value-type="float">
            <text:p>165300</text:p>
          </table:table-cell>
          <table:table-cell office:value-type="float" office:value="7.821" calcext:value-type="float">
            <text:p>7,821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12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61" calcext:value-type="float">
            <text:p>0,261</text:p>
          </table:table-cell>
          <table:table-cell table:formula="of:=[.H119]*24" office:value-type="float" office:value="6.264" calcext:value-type="float">
            <text:p>6,264</text:p>
          </table:table-cell>
          <table:table-cell table:formula="of:=LEFT([.I119];1)&amp;&quot;:&quot;&amp;IF(ROUND((RIGHT([.I119];4)*60);0)&lt;10;&quot;0&quot;&amp;ROUND((RIGHT([.I119];4)*60);0);ROUND((RIGHT([.I119];4)*60);0))" office:value-type="string" office:string-value="6:16" calcext:value-type="string">
            <text:p>6:16</text:p>
          </table:table-cell>
          <table:table-cell table:formula="of:=20000-1.577*10^4" office:value-type="float" office:value="4230" calcext:value-type="float">
            <text:p>4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517" calcext:value-type="float">
            <text:p>0,517</text:p>
          </table:table-cell>
          <table:table-cell table:formula="of:=[.H120]*24" office:value-type="float" office:value="12.408" calcext:value-type="float">
            <text:p>12,408</text:p>
          </table:table-cell>
          <table:table-cell table:formula="of:=LEFT([.I120];2)&amp;&quot;:&quot;&amp;IF(ROUND((RIGHT([.I120];4)*60);0)&lt;10;&quot;0&quot;&amp;ROUND((RIGHT([.I120];4)*60);0);ROUND((RIGHT([.I120];4)*60);0))" office:value-type="string" office:string-value="12:24" calcext:value-type="string">
            <text:p>12:24</text:p>
          </table:table-cell>
          <table:table-cell table:formula="of:=20000+1.436*10^5" office:value-type="float" office:value="163600" calcext:value-type="float">
            <text:p>163600</text:p>
          </table:table-cell>
          <table:table-cell office:value-type="float" office:value="8.419" calcext:value-type="float">
            <text:p>8,41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85" calcext:value-type="float">
            <text:p>0,585</text:p>
          </table:table-cell>
          <table:table-cell table:formula="of:=[.H121]*24" office:value-type="float" office:value="14.04" calcext:value-type="float">
            <text:p>14,04</text:p>
          </table:table-cell>
          <table:table-cell table:formula="of:=LEFT([.I121];2)&amp;&quot;:&quot;&amp;IF(ROUND((RIGHT([.I121];4)*60);0)&lt;10;&quot;0&quot;&amp;ROUND((RIGHT([.I121];4)*60);0);ROUND((RIGHT([.I121];4)*60);0))" office:value-type="string" office:string-value="14:242" calcext:value-type="string">
            <text:p>14:242</text:p>
          </table:table-cell>
          <table:table-cell table:formula="of:=20000+1.254*10^5" office:value-type="float" office:value="145400" calcext:value-type="float">
            <text:p>145400</text:p>
          </table:table-cell>
          <table:table-cell office:value-type="float" office:value="8.172" calcext:value-type="float">
            <text:p>8,17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69" calcext:value-type="float">
            <text:p>0,669</text:p>
          </table:table-cell>
          <table:table-cell table:formula="of:=[.H122]*24" office:value-type="float" office:value="16.056" calcext:value-type="float">
            <text:p>16,056</text:p>
          </table:table-cell>
          <table:table-cell table:formula="of:=LEFT([.I122];2)&amp;&quot;:&quot;&amp;IF(ROUND((RIGHT([.I122];4)*60);0)&lt;10;&quot;0&quot;&amp;ROUND((RIGHT([.I122];4)*60);0);ROUND((RIGHT([.I122];4)*60);0))" office:value-type="string" office:string-value="16:03" calcext:value-type="string">
            <text:p>16:03</text:p>
          </table:table-cell>
          <table:table-cell table:formula="of:=20000+1.366*10^5" office:value-type="float" office:value="156600" calcext:value-type="float">
            <text:p>156600</text:p>
          </table:table-cell>
          <table:table-cell office:value-type="float" office:value="12.38" calcext:value-type="float">
            <text:p>12,38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13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58" calcext:value-type="float">
            <text:p>0,258</text:p>
          </table:table-cell>
          <table:table-cell table:formula="of:=[.H127]*24" office:value-type="float" office:value="6.192" calcext:value-type="float">
            <text:p>6,192</text:p>
          </table:table-cell>
          <table:table-cell table:formula="of:=LEFT([.I127];1)&amp;&quot;:&quot;&amp;IF(ROUND((RIGHT([.I127];4)*60);0)&lt;10;&quot;0&quot;&amp;ROUND((RIGHT([.I127];4)*60);0);ROUND((RIGHT([.I127];4)*60);0))" office:value-type="string" office:string-value="6:12" calcext:value-type="string">
            <text:p>6:12</text:p>
          </table:table-cell>
          <table:table-cell table:formula="of:=20000-1.691*10^4"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542" calcext:value-type="float">
            <text:p>0,542</text:p>
          </table:table-cell>
          <table:table-cell table:formula="of:=[.H128]*24" office:value-type="float" office:value="13.008" calcext:value-type="float">
            <text:p>13,008</text:p>
          </table:table-cell>
          <table:table-cell table:formula="of:=LEFT([.I128];2)&amp;&quot;:&quot;&amp;IF(ROUND((RIGHT([.I128];4)*60);0)&lt;10;&quot;0&quot;&amp;ROUND((RIGHT([.I128];4)*60);0);ROUND((RIGHT([.I128];4)*60);0))" office:value-type="string" office:string-value="13:00" calcext:value-type="string">
            <text:p>13:00</text:p>
          </table:table-cell>
          <table:table-cell table:formula="of:=20000+1.424*10^5" office:value-type="float" office:value="162400" calcext:value-type="float">
            <text:p>162400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81" calcext:value-type="float">
            <text:p>0,581</text:p>
          </table:table-cell>
          <table:table-cell table:formula="of:=[.H129]*24" office:value-type="float" office:value="13.944" calcext:value-type="float">
            <text:p>13,944</text:p>
          </table:table-cell>
          <table:table-cell table:formula="of:=LEFT([.I129];2)&amp;&quot;:&quot;&amp;IF(ROUND((RIGHT([.I129];4)*60);0)&lt;10;&quot;0&quot;&amp;ROUND((RIGHT([.I129];4)*60);0);ROUND((RIGHT([.I129];4)*60);0))" office:value-type="string" office:string-value="13:57" calcext:value-type="string">
            <text:p>13:57</text:p>
          </table:table-cell>
          <table:table-cell table:formula="of:=20000+1.112*10^5" office:value-type="float" office:value="131200" calcext:value-type="float">
            <text:p>131200</text:p>
          </table:table-cell>
          <table:table-cell office:value-type="float" office:value="9.064" calcext:value-type="float">
            <text:p>9,06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3" calcext:value-type="float">
            <text:p>0,63</text:p>
          </table:table-cell>
          <table:table-cell table:formula="of:=[.H130]*24" office:value-type="float" office:value="15.12" calcext:value-type="float">
            <text:p>15,12</text:p>
          </table:table-cell>
          <table:table-cell table:formula="of:=LEFT([.I130];2)&amp;&quot;:&quot;&amp;IF(ROUND((RIGHT([.I130];4)*60);0)&lt;10;&quot;0&quot;&amp;ROUND((RIGHT([.I130];4)*60);0);ROUND((RIGHT([.I130];4)*60);0))" office:value-type="string" office:string-value="15:307" calcext:value-type="string">
            <text:p>15:307</text:p>
          </table:table-cell>
          <table:table-cell table:formula="of:=20000+1.305*10^5" office:value-type="float" office:value="150500" calcext:value-type="float">
            <text:p>150500</text:p>
          </table:table-cell>
          <table:table-cell office:value-type="float" office:value="9.867" calcext:value-type="float">
            <text:p>9,867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14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52" calcext:value-type="float">
            <text:p>0,252</text:p>
          </table:table-cell>
          <table:table-cell table:formula="of:=[.H135]*24" office:value-type="float" office:value="6.048" calcext:value-type="float">
            <text:p>6,048</text:p>
          </table:table-cell>
          <table:table-cell table:formula="of:=LEFT([.I135];1)&amp;&quot;:&quot;&amp;IF(ROUND((RIGHT([.I135];4)*60);0)&lt;10;&quot;0&quot;&amp;ROUND((RIGHT([.I135];4)*60);0);ROUND((RIGHT([.I135];4)*60);0))" office:value-type="string" office:string-value="6:03" calcext:value-type="string">
            <text:p>6:03</text:p>
          </table:table-cell>
          <table:table-cell table:formula="of:=20000-1.547*10^4"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436" calcext:value-type="float">
            <text:p>0,436</text:p>
          </table:table-cell>
          <table:table-cell table:formula="of:=[.H136]*24" office:value-type="float" office:value="10.464" calcext:value-type="float">
            <text:p>10,464</text:p>
          </table:table-cell>
          <table:table-cell table:formula="of:=LEFT([.I136];2)&amp;&quot;:&quot;&amp;IF(ROUND((RIGHT([.I136];4)*60);0)&lt;10;&quot;0&quot;&amp;ROUND((RIGHT([.I136];4)*60);0);ROUND((RIGHT([.I136];4)*60);0))" office:value-type="string" office:string-value="10:28" calcext:value-type="string">
            <text:p>10:28</text:p>
          </table:table-cell>
          <table:table-cell table:formula="of:=20000+1.155*10^5" office:value-type="float" office:value="135500" calcext:value-type="float">
            <text:p>135500</text:p>
          </table:table-cell>
          <table:table-cell office:value-type="float" office:value="8.501" calcext:value-type="float">
            <text:p>8,5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88" calcext:value-type="float">
            <text:p>0,588</text:p>
          </table:table-cell>
          <table:table-cell table:formula="of:=[.H137]*24" office:value-type="float" office:value="14.112" calcext:value-type="float">
            <text:p>14,112</text:p>
          </table:table-cell>
          <table:table-cell table:formula="of:=LEFT([.I137];2)&amp;&quot;:&quot;&amp;IF(ROUND((RIGHT([.I137];4)*60);0)&lt;10;&quot;0&quot;&amp;ROUND((RIGHT([.I137];4)*60);0);ROUND((RIGHT([.I137];4)*60);0))" office:value-type="string" office:string-value="14:07" calcext:value-type="string">
            <text:p>14:07</text:p>
          </table:table-cell>
          <table:table-cell table:formula="of:=20000+8.354*10^4" office:value-type="float" office:value="103540" calcext:value-type="float">
            <text:p>103540</text:p>
          </table:table-cell>
          <table:table-cell office:value-type="float" office:value="5.451" calcext:value-type="float">
            <text:p>5,45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39" calcext:value-type="float">
            <text:p>0,639</text:p>
          </table:table-cell>
          <table:table-cell table:formula="of:=[.H138]*24" office:value-type="float" office:value="15.336" calcext:value-type="float">
            <text:p>15,336</text:p>
          </table:table-cell>
          <table:table-cell table:formula="of:=LEFT([.I138];2)&amp;&quot;:&quot;&amp;IF(ROUND((RIGHT([.I138];4)*60);0)&lt;10;&quot;0&quot;&amp;ROUND((RIGHT([.I138];4)*60);0);ROUND((RIGHT([.I138];4)*60);0))" office:value-type="string" office:string-value="15:20" calcext:value-type="string">
            <text:p>15:20</text:p>
          </table:table-cell>
          <table:table-cell table:formula="of:=20000+9.37*10^4" office:value-type="float" office:value="113700" calcext:value-type="float">
            <text:p>113700</text:p>
          </table:table-cell>
          <table:table-cell office:value-type="float" office:value="5.155" calcext:value-type="float">
            <text:p>5,155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17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46" calcext:value-type="float">
            <text:p>0,246</text:p>
          </table:table-cell>
          <table:table-cell table:formula="of:=[.H143]*24" office:value-type="float" office:value="5.904" calcext:value-type="float">
            <text:p>5,904</text:p>
          </table:table-cell>
          <table:table-cell table:formula="of:=LEFT([.I143];1)&amp;&quot;:&quot;&amp;IF(ROUND((RIGHT([.I143];4)*60);0)&lt;10;&quot;0&quot;&amp;ROUND((RIGHT([.I143];4)*60);0);ROUND((RIGHT([.I143];4)*60);0))" office:value-type="string" office:string-value="5:54" calcext:value-type="string">
            <text:p>5:54</text:p>
          </table:table-cell>
          <table:table-cell table:formula="of:=20000-1.729*10^4"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498" calcext:value-type="float">
            <text:p>0,498</text:p>
          </table:table-cell>
          <table:table-cell table:formula="of:=[.H144]*24" office:value-type="float" office:value="11.952" calcext:value-type="float">
            <text:p>11,952</text:p>
          </table:table-cell>
          <table:table-cell table:formula="of:=LEFT([.I144];2)&amp;&quot;:&quot;&amp;IF(ROUND((RIGHT([.I144];4)*60);0)&lt;10;&quot;0&quot;&amp;ROUND((RIGHT([.I144];4)*60);0);ROUND((RIGHT([.I144];4)*60);0))" office:value-type="string" office:string-value="11:57" calcext:value-type="string">
            <text:p>11:57</text:p>
          </table:table-cell>
          <table:table-cell table:formula="of:=20000+1.282*10^5" office:value-type="float" office:value="148200" calcext:value-type="float">
            <text:p>148200</text:p>
          </table:table-cell>
          <table:table-cell office:value-type="float" office:value="10.05" calcext:value-type="float">
            <text:p>10,0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63" calcext:value-type="float">
            <text:p>0,563</text:p>
          </table:table-cell>
          <table:table-cell table:formula="of:=[.H145]*24" office:value-type="float" office:value="13.512" calcext:value-type="float">
            <text:p>13,512</text:p>
          </table:table-cell>
          <table:table-cell table:formula="of:=LEFT([.I145];2)&amp;&quot;:&quot;&amp;IF(ROUND((RIGHT([.I145];4)*60);0)&lt;10;&quot;0&quot;&amp;ROUND((RIGHT([.I145];4)*60);0);ROUND((RIGHT([.I145];4)*60);0))" office:value-type="string" office:string-value="13:31" calcext:value-type="string">
            <text:p>13:31</text:p>
          </table:table-cell>
          <table:table-cell table:formula="of:=20000+8.838*10^4" office:value-type="float" office:value="108380" calcext:value-type="float">
            <text:p>108380</text:p>
          </table:table-cell>
          <table:table-cell office:value-type="float" office:value="6.391" calcext:value-type="float">
            <text:p>6,39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5" calcext:value-type="float">
            <text:p>0,65</text:p>
          </table:table-cell>
          <table:table-cell table:formula="of:=[.H146]*24" office:value-type="float" office:value="15.6" calcext:value-type="float">
            <text:p>15,6</text:p>
          </table:table-cell>
          <table:table-cell table:formula="of:=LEFT([.I146];2)&amp;&quot;:&quot;&amp;IF(ROUND((RIGHT([.I146];4)*60);0)&lt;10;&quot;0&quot;&amp;ROUND((RIGHT([.I146];4)*60);0);ROUND((RIGHT([.I146];4)*60);0))" office:value-type="string" office:string-value="15:936" calcext:value-type="string">
            <text:p>15:936</text:p>
          </table:table-cell>
          <table:table-cell table:formula="of:=20000+1.233*10^5" office:value-type="float" office:value="143300" calcext:value-type="float">
            <text:p>143300</text:p>
          </table:table-cell>
          <table:table-cell office:value-type="float" office:value="11.26" calcext:value-type="float">
            <text:p>11,26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18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49" calcext:value-type="float">
            <text:p>0,249</text:p>
          </table:table-cell>
          <table:table-cell table:formula="of:=[.H151]*24" office:value-type="float" office:value="5.976" calcext:value-type="float">
            <text:p>5,976</text:p>
          </table:table-cell>
          <table:table-cell table:formula="of:=LEFT([.I151];1)&amp;&quot;:&quot;&amp;IF(ROUND((RIGHT([.I151];4)*60);0)&lt;10;&quot;0&quot;&amp;ROUND((RIGHT([.I151];4)*60);0);ROUND((RIGHT([.I151];4)*60);0))" office:value-type="string" office:string-value="5:59" calcext:value-type="string">
            <text:p>5:59</text:p>
          </table:table-cell>
          <table:table-cell table:formula="of:=20000-1.636*10^4" office:value-type="float" office:value="3640" calcext:value-type="float">
            <text:p>3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482" calcext:value-type="float">
            <text:p>0,482</text:p>
          </table:table-cell>
          <table:table-cell table:formula="of:=[.H152]*24" office:value-type="float" office:value="11.568" calcext:value-type="float">
            <text:p>11,568</text:p>
          </table:table-cell>
          <table:table-cell table:formula="of:=LEFT([.I152];2)&amp;&quot;:&quot;&amp;IF(ROUND((RIGHT([.I152];4)*60);0)&lt;10;&quot;0&quot;&amp;ROUND((RIGHT([.I152];4)*60);0);ROUND((RIGHT([.I152];4)*60);0))" office:value-type="string" office:string-value="11:34" calcext:value-type="string">
            <text:p>11:34</text:p>
          </table:table-cell>
          <table:table-cell table:formula="of:=20000+1.388*10^5" office:value-type="float" office:value="158800" calcext:value-type="float">
            <text:p>158800</text:p>
          </table:table-cell>
          <table:table-cell office:value-type="float" office:value="8.452" calcext:value-type="float">
            <text:p>8,45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8" calcext:value-type="float">
            <text:p>0,58</text:p>
          </table:table-cell>
          <table:table-cell table:formula="of:=[.H153]*24" office:value-type="float" office:value="13.92" calcext:value-type="float">
            <text:p>13,92</text:p>
          </table:table-cell>
          <table:table-cell table:formula="of:=LEFT([.I153];2)&amp;&quot;:&quot;&amp;IF(ROUND((RIGHT([.I153];4)*60);0)&lt;10;&quot;0&quot;&amp;ROUND((RIGHT([.I153];4)*60);0);ROUND((RIGHT([.I153];4)*60);0))" office:value-type="string" office:string-value="13:235" calcext:value-type="string">
            <text:p>13:235</text:p>
          </table:table-cell>
          <table:table-cell table:formula="of:=20000+1.118*10^5" office:value-type="float" office:value="131800" calcext:value-type="float">
            <text:p>131800</text:p>
          </table:table-cell>
          <table:table-cell office:value-type="float" office:value="6.012" calcext:value-type="float">
            <text:p>6,01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705" calcext:value-type="float">
            <text:p>0,705</text:p>
          </table:table-cell>
          <table:table-cell table:formula="of:=[.H154]*24" office:value-type="float" office:value="16.92" calcext:value-type="float">
            <text:p>16,92</text:p>
          </table:table-cell>
          <table:table-cell table:formula="of:=LEFT([.I154];2)&amp;&quot;:&quot;&amp;IF(ROUND((RIGHT([.I154];4)*60);0)&lt;10;&quot;0&quot;&amp;ROUND((RIGHT([.I154];4)*60);0);ROUND((RIGHT([.I154];4)*60);0))" office:value-type="string" office:string-value="16:415" calcext:value-type="string">
            <text:p>16:415</text:p>
          </table:table-cell>
          <table:table-cell table:formula="of:=20000+1.305*10^5" office:value-type="float" office:value="150500" calcext:value-type="float">
            <text:p>150500</text:p>
          </table:table-cell>
          <table:table-cell office:value-type="float" office:value="8.033" calcext:value-type="float">
            <text:p>8,033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19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305" calcext:value-type="float">
            <text:p>0,305</text:p>
          </table:table-cell>
          <table:table-cell table:formula="of:=[.H159]*24" office:value-type="float" office:value="7.32" calcext:value-type="float">
            <text:p>7,32</text:p>
          </table:table-cell>
          <table:table-cell table:formula="of:=LEFT([.I159];1)&amp;&quot;:&quot;&amp;IF(ROUND((RIGHT([.I159];4)*60);0)&lt;10;&quot;0&quot;&amp;ROUND((RIGHT([.I159];4)*60);0);ROUND((RIGHT([.I159];4)*60);0))" office:value-type="string" office:string-value="7:439" calcext:value-type="string">
            <text:p>7:439</text:p>
          </table:table-cell>
          <table:table-cell table:formula="of:=20000-1.463*10^4" office:value-type="float" office:value="5370" calcext:value-type="float">
            <text:p>5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5" calcext:value-type="float">
            <text:p>0,5</text:p>
          </table:table-cell>
          <table:table-cell table:formula="of:=[.H160]*24" office:value-type="float" office:value="12" calcext:value-type="float">
            <text:p>12</text:p>
          </table:table-cell>
          <table:table-cell table:formula="of:=LEFT([.I160];2)&amp;&quot;:&quot;&amp;IF(ROUND((RIGHT([.I160];4)*60);0)&lt;10;&quot;0&quot;&amp;ROUND((RIGHT([.I160];4)*60);0);ROUND((RIGHT([.I160];4)*60);0))" office:value-type="string" office:string-value="12:720" calcext:value-type="string">
            <text:p>12:720</text:p>
          </table:table-cell>
          <table:table-cell table:formula="of:=20000+1.571*10^5" office:value-type="float" office:value="177100" calcext:value-type="float">
            <text:p>177100</text:p>
          </table:table-cell>
          <table:table-cell office:value-type="float" office:value="8.882" calcext:value-type="float">
            <text:p>8,88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597" calcext:value-type="float">
            <text:p>0,597</text:p>
          </table:table-cell>
          <table:table-cell table:formula="of:=[.H161]*24" office:value-type="float" office:value="14.328" calcext:value-type="float">
            <text:p>14,328</text:p>
          </table:table-cell>
          <table:table-cell table:formula="of:=LEFT([.I161];2)&amp;&quot;:&quot;&amp;IF(ROUND((RIGHT([.I161];4)*60);0)&lt;10;&quot;0&quot;&amp;ROUND((RIGHT([.I161];4)*60);0);ROUND((RIGHT([.I161];4)*60);0))" office:value-type="string" office:string-value="14:20" calcext:value-type="string">
            <text:p>14:20</text:p>
          </table:table-cell>
          <table:table-cell table:formula="of:=20000+8.929*10^4" office:value-type="float" office:value="109290" calcext:value-type="float">
            <text:p>109290</text:p>
          </table:table-cell>
          <table:table-cell office:value-type="float" office:value="4.813" calcext:value-type="float">
            <text:p>4,8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71" calcext:value-type="float">
            <text:p>0,671</text:p>
          </table:table-cell>
          <table:table-cell table:formula="of:=[.H162]*24" office:value-type="float" office:value="16.104" calcext:value-type="float">
            <text:p>16,104</text:p>
          </table:table-cell>
          <table:table-cell table:formula="of:=LEFT([.I162];2)&amp;&quot;:&quot;&amp;IF(ROUND((RIGHT([.I162];4)*60);0)&lt;10;&quot;0&quot;&amp;ROUND((RIGHT([.I162];4)*60);0);ROUND((RIGHT([.I162];4)*60);0))" office:value-type="string" office:string-value="16:06" calcext:value-type="string">
            <text:p>16:06</text:p>
          </table:table-cell>
          <table:table-cell table:formula="of:=20000+1.331*10^5" office:value-type="float" office:value="153100" calcext:value-type="float">
            <text:p>153100</text:p>
          </table:table-cell>
          <table:table-cell office:value-type="float" office:value="7.682" calcext:value-type="float">
            <text:p>7,682</text:p>
          </table:table-cell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 table:number-columns-spanned="3" table:number-rows-spanned="1">
            <text:p>Día 20 de junio</text:p>
          </table:table-cell>
          <table:covered-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office:value-type="float" office:value="0.299" calcext:value-type="float">
            <text:p>0,299</text:p>
          </table:table-cell>
          <table:table-cell table:formula="of:=[.H167]*24" office:value-type="float" office:value="7.176" calcext:value-type="float">
            <text:p>7,176</text:p>
          </table:table-cell>
          <table:table-cell table:formula="of:=LEFT([.I167];1)&amp;&quot;:&quot;&amp;IF(ROUND((RIGHT([.I167];4)*60);0)&lt;10;&quot;0&quot;&amp;ROUND((RIGHT([.I167];4)*60);0);ROUND((RIGHT([.I167];4)*60);0))" office:value-type="string" office:string-value="7:11" calcext:value-type="string">
            <text:p>7:11</text:p>
          </table:table-cell>
          <table:table-cell table:formula="of:=20000-1.578*10^4" office:value-type="float" office:value="4220" calcext:value-type="float">
            <text:p>4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491" calcext:value-type="float">
            <text:p>0,491</text:p>
          </table:table-cell>
          <table:table-cell table:formula="of:=[.H168]*24" office:value-type="float" office:value="11.784" calcext:value-type="float">
            <text:p>11,784</text:p>
          </table:table-cell>
          <table:table-cell table:formula="of:=LEFT([.I168];2)&amp;&quot;:&quot;&amp;IF(ROUND((RIGHT([.I168];4)*60);0)&lt;10;&quot;0&quot;&amp;ROUND((RIGHT([.I168];4)*60);0);ROUND((RIGHT([.I168];4)*60);0))" office:value-type="string" office:string-value="11:47" calcext:value-type="string">
            <text:p>11:47</text:p>
          </table:table-cell>
          <table:table-cell table:formula="of:=20000+1.125*10^5" office:value-type="float" office:value="132500" calcext:value-type="float">
            <text:p>132500</text:p>
          </table:table-cell>
          <table:table-cell office:value-type="float" office:value="6.996" calcext:value-type="float">
            <text:p>6,99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office:value-type="float" office:value="0.625" calcext:value-type="float">
            <text:p>0,625</text:p>
          </table:table-cell>
          <table:table-cell table:formula="of:=[.H169]*24" office:value-type="float" office:value="15" calcext:value-type="float">
            <text:p>15</text:p>
          </table:table-cell>
          <table:table-cell table:formula="of:=LEFT([.I169];2)&amp;&quot;:&quot;&amp;IF(ROUND((RIGHT([.I169];4)*60);0)&lt;10;&quot;0&quot;&amp;ROUND((RIGHT([.I169];4)*60);0);ROUND((RIGHT([.I169];4)*60);0))" office:value-type="string" office:string-value="15:900" calcext:value-type="string">
            <text:p>15:900</text:p>
          </table:table-cell>
          <table:table-cell table:formula="of:=20000+9.896*10^4" office:value-type="float" office:value="118960" calcext:value-type="float">
            <text:p>118960</text:p>
          </table:table-cell>
          <table:table-cell office:value-type="float" office:value="6.908" calcext:value-type="float">
            <text:p>6,90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office:value-type="float" office:value="0.684" calcext:value-type="float">
            <text:p>0,684</text:p>
          </table:table-cell>
          <table:table-cell table:formula="of:=[.H170]*24" office:value-type="float" office:value="16.416" calcext:value-type="float">
            <text:p>16,416</text:p>
          </table:table-cell>
          <table:table-cell table:formula="of:=LEFT([.I170];2)&amp;&quot;:&quot;&amp;IF(ROUND((RIGHT([.I170];4)*60);0)&lt;10;&quot;0&quot;&amp;ROUND((RIGHT([.I170];4)*60);0);ROUND((RIGHT([.I170];4)*60);0))" office:value-type="string" office:string-value="16:25" calcext:value-type="string">
            <text:p>16:25</text:p>
          </table:table-cell>
          <table:table-cell table:formula="of:=20000+1.402*10^5" office:value-type="float" office:value="160200" calcext:value-type="float">
            <text:p>160200</text:p>
          </table:table-cell>
          <table:table-cell office:value-type="float" office:value="8.61" calcext:value-type="float">
            <text:p>8,61</text:p>
          </table:table-cell>
        </table:table-row>
      </table:table>
      <table:table table:name="Hoja2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7"/>
          <table:table-cell table:style-name="Default"/>
          <table:table-cell table:number-columns-repeated="2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ce5" office:value-type="string" calcext:value-type="string" table:number-columns-spanned="5" table:number-rows-spanned="1">
            <text:p>%CPU Horario</text:p>
          </table:table-cell>
          <table:covered-table-cell table:number-columns-repeated="4"/>
          <table:table-cell table:number-columns-repeated="2"/>
          <table:table-cell table:style-name="ce12" office:value-type="string" calcext:value-type="string" table:number-columns-spanned="7" table:number-rows-spanned="1">
            <text:p>Hora</text:p>
          </table:table-cell>
          <table:covered-table-cell table:number-columns-repeated="6"/>
          <table:table-cell table:style-name="ce13" office:value-type="string" calcext:value-type="string" table:number-columns-spanned="7" table:number-rows-spanned="1">
            <text:p>Tráfico</text:p>
          </table:table-cell>
          <table:covered-table-cell table:style-name="ce13"/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ía</text:p>
          </table:table-cell>
          <table:table-cell office:value-type="string" calcext:value-type="string">
            <text:p>Comportamiento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Horario</text:p>
          </table:table-cell>
          <table:table-cell office:value-type="string" calcext:value-type="string">
            <text:p>Escala</text:p>
          </table:table-cell>
          <table:table-cell office:value-type="string" calcext:value-type="string">
            <text:p>Hora(estimada)</text:p>
          </table:table-cell>
          <table:table-cell table:style-name="Default" office:value-type="string" calcext:value-type="string">
            <text:p>Hora Real</text:p>
          </table:table-cell>
          <table:table-cell office:value-type="string" calcext:value-type="string">
            <text:p>Tasa kbit/s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Mañana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Mínimas</text:p>
          </table:table-cell>
          <table:table-cell office:value-type="string" calcext:value-type="string">
            <text:p>Máximas</text:p>
          </table:table-cell>
          <table:table-cell office:value-type="string" calcext:value-type="string">
            <text:p>Inflexion Creciente</text:p>
          </table:table-cell>
          <table:table-cell office:value-type="string" calcext:value-type="string">
            <text:p>Inflexion Decreciente</text:p>
          </table:table-cell>
          <table:table-cell office:value-type="string" calcext:value-type="string">
            <text:p>Mañana</text:p>
          </table:table-cell>
          <table:table-cell office:value-type="string" calcext:value-type="string">
            <text:p>Almuerzo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Mínimas</text:p>
          </table:table-cell>
          <table:table-cell office:value-type="string" calcext:value-type="string">
            <text:p>Máximas</text:p>
          </table:table-cell>
          <table:table-cell office:value-type="string" calcext:value-type="string">
            <text:p>Inflexion Creciente</text:p>
          </table:table-cell>
          <table:table-cell office:value-type="string" calcext:value-type="string">
            <text:p>Inflexion Decreciente</text:p>
          </table:table-cell>
          <table:table-cell office:value-type="string" calcext:value-type="string">
            <text:p>tráfico de mínimas</text:p>
          </table:table-cell>
          <table:table-cell office:value-type="string" calcext:value-type="string">
            <text:p>Tráfico máximas</text:p>
          </table:table-cell>
          <table:table-cell office:value-type="string" calcext:value-type="string">
            <text:p>trafico mañana</text:p>
          </table:table-cell>
          <table:table-cell office:value-type="string" calcext:value-type="string">
            <text:p>trafico almuerzo</text:p>
          </table:table-cell>
          <table:table-cell office:value-type="string" calcext:value-type="string">
            <text:p>trafico tarde</text:p>
          </table:table-cell>
          <table:table-cell office:value-type="string" calcext:value-type="string">
            <text:p>Inflexión Creciente</text:p>
          </table:table-cell>
          <table:table-cell office:value-type="string" calcext:value-type="string">
            <text:p>inflexión Decreciente</text:p>
          </table:table-cell>
        </table:table-row>
        <table:table-row table:style-name="ro1">
          <table:table-cell/>
          <table:table-cell table:style-name="ce3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4]&gt;0;[.G4]&lt;10.5);&quot;Mañana&quot;;IF(AND([.G4]&gt;=10.5;[.G4]&lt;16);&quot;Almuerzo&quot;;IF([.G4]&gt;=16;&quot;Tarde&quot;;&quot;Nada&quot;)))" office:value-type="string" office:string-value="Mañana" calcext:value-type="string">
            <text:p>Mañana</text:p>
          </table:table-cell>
          <table:table-cell office:value-type="float" office:value="0.271" calcext:value-type="float">
            <text:p>0,271</text:p>
          </table:table-cell>
          <table:table-cell table:formula="of:=[.F4]*24" office:value-type="float" office:value="6.504" calcext:value-type="float">
            <text:p>6,504</text:p>
          </table:table-cell>
          <table:table-cell table:formula="of:=[$Hoja3.G3]" office:value-type="string" office:string-value="6:30" calcext:value-type="string">
            <text:p>6:30</text:p>
          </table:table-cell>
          <table:table-cell table:formula="of:=20000-1.822*10^4"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 table:number-columns-spanned="1" table:number-rows-spanned="87">
            <text:p>0</text:p>
          </table:table-cell>
          <table:table-cell table:formula="of:=IF(AND([.G4]&gt;=12;[.G4]&lt;15);[.J4];0)" office:value-type="float" office:value="0" calcext:value-type="float">
            <text:p>0</text:p>
          </table:table-cell>
          <table:table-cell table:formula="of:=IF([.G4]&gt;16;[.J4];0)" office:value-type="float" office:value="0" calcext:value-type="float">
            <text:p>0</text:p>
          </table:table-cell>
          <table:table-cell table:formula="of:=IF(AND([.C4]=&quot;Creciente&quot;;[.D4]=&quot;Inflexion Durante el día&quot;);[.J4];0)" office:value-type="float" office:value="0" calcext:value-type="float">
            <text:p>0</text:p>
          </table:table-cell>
          <table:table-cell table:formula="of:=IF([.D4]=&quot;Inflexión Máxima&quot;;[.J4];0)" office:value-type="float" office:value="0" calcext:value-type="float">
            <text:p>0</text:p>
          </table:table-cell>
          <table:table-cell table:formula="of:=IF(AND([.C4]=&quot;Creciente&quot;;[.E4]&lt;&gt;&quot;Mañana&quot;);[.J4];0)" office:value-type="float" office:value="0" calcext:value-type="float">
            <text:p>0</text:p>
          </table:table-cell>
          <table:table-cell table:formula="of:=IF(AND([.C4]=&quot;Decreciente&quot;;[.E4]&lt;&gt;&quot;Mañana&quot;);[.J4];0)" office:value-type="float" office:value="0" calcext:value-type="float">
            <text:p>0</text:p>
          </table:table-cell>
          <table:table-cell table:formula="of:=IF(AND([.G4]&gt;=5.5;[.G4]&lt;=9.5);[.G4];0)" office:value-type="float" office:value="6.504" calcext:value-type="float">
            <text:p>6,504</text:p>
          </table:table-cell>
          <table:table-cell table:formula="of:=IF(AND([.G4]&gt;=12;[.G4]&lt;15);[.G4];0)" office:value-type="float" office:value="0" calcext:value-type="float">
            <text:p>0</text:p>
          </table:table-cell>
          <table:table-cell table:formula="of:=IF([.G4]&gt;16;[.G4];0)" office:value-type="float" office:value="0" calcext:value-type="float">
            <text:p>0</text:p>
          </table:table-cell>
          <table:table-cell table:formula="of:=IF(AND([.C4]=&quot;Creciente&quot;;[.D4]=&quot;Inflexion Durante el día&quot;);[.G4];0)" office:value-type="float" office:value="0" calcext:value-type="float">
            <text:p>0</text:p>
          </table:table-cell>
          <table:table-cell table:formula="of:=IF([.D4]=&quot;Inflexión Máxima&quot;;[.G4];0)" office:value-type="float" office:value="0" calcext:value-type="float">
            <text:p>0</text:p>
          </table:table-cell>
          <table:table-cell table:formula="of:=IF(AND([.C4]=&quot;Creciente&quot;;[.E4]&lt;&gt;&quot;Mañana&quot;);[.G4];0)" office:value-type="float" office:value="0" calcext:value-type="float">
            <text:p>0</text:p>
          </table:table-cell>
          <table:table-cell table:formula="of:=IF(AND([.C4]=&quot;Decreciente&quot;;[.E4]&lt;&gt;&quot;Mañana&quot;);[.G4];0)" office:value-type="float" office:value="0" calcext:value-type="float">
            <text:p>0</text:p>
          </table:table-cell>
          <table:table-cell table:formula="of:=IF(AND([.C4]=&quot;Creciente&quot;;[.D4]=&quot;Inflexion Durante el día&quot;);[.I4];0)" office:value-type="float" office:value="0" calcext:value-type="float">
            <text:p>0</text:p>
          </table:table-cell>
          <table:table-cell table:formula="of:=IF([.D4]=&quot;Inflexión Máxima&quot;;[.I4];0)" office:value-type="float" office:value="0" calcext:value-type="float">
            <text:p>0</text:p>
          </table:table-cell>
          <table:table-cell table:formula="of:=IF([.R4]&gt;0;[.I4];0)" office:value-type="float" office:value="1780" calcext:value-type="float">
            <text:p>1780</text:p>
          </table:table-cell>
          <table:table-cell table:formula="of:=IF([.S4]&gt;0;[.I4];0)" office:value-type="float" office:value="0" calcext:value-type="float">
            <text:p>0</text:p>
          </table:table-cell>
          <table:table-cell table:formula="of:=IF([.T4]&gt;0;[.I4];0)" office:value-type="float" office:value="0" calcext:value-type="float">
            <text:p>0</text:p>
          </table:table-cell>
          <table:table-cell table:formula="of:=IF(AND([.C4]=&quot;Creciente&quot;;[.E4]&lt;&gt;&quot;Mañana&quot;);[.I4];0)" office:value-type="float" office:value="0" calcext:value-type="float">
            <text:p>0</text:p>
          </table:table-cell>
          <table:table-cell table:formula="of:=IF(AND([.C4]=&quot;Decreciente&quot;;[.E4]&lt;&gt;&quot;Mañana&quot;);[.I4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5]&gt;0;[.G5]&lt;10.5);&quot;Mañana&quot;;IF(AND([.G5]&gt;=10.5;[.G5]&lt;16);&quot;Almuerzo&quot;;IF([.G5]&gt;=16;&quot;Tarde&quot;;&quot;Nada&quot;)))" office:value-type="string" office:string-value="Almuerzo" calcext:value-type="string">
            <text:p>Almuerzo</text:p>
          </table:table-cell>
          <table:table-cell office:value-type="float" office:value="0.546" calcext:value-type="float">
            <text:p>0,546</text:p>
          </table:table-cell>
          <table:table-cell table:formula="of:=[.F5]*24" office:value-type="float" office:value="13.104" calcext:value-type="float">
            <text:p>13,104</text:p>
          </table:table-cell>
          <table:table-cell table:formula="of:=[$Hoja3.G4]" office:value-type="string" office:string-value="13:06" calcext:value-type="string">
            <text:p>13:06</text:p>
          </table:table-cell>
          <table:table-cell table:formula="of:=20000+1.056*10^5" office:value-type="float" office:value="125600" calcext:value-type="float">
            <text:p>125600</text:p>
          </table:table-cell>
          <table:table-cell office:value-type="float" office:value="5.919" calcext:value-type="float">
            <text:p>5,919</text:p>
          </table:table-cell>
          <table:covered-table-cell/>
          <table:table-cell table:formula="of:=IF(AND([.G5]&gt;=12;[.G5]&lt;15);[.J5];0)" office:value-type="float" office:value="5.919" calcext:value-type="float">
            <text:p>5,919</text:p>
          </table:table-cell>
          <table:table-cell table:formula="of:=IF([.G5]&gt;16;[.J5];0)" office:value-type="float" office:value="0" calcext:value-type="float">
            <text:p>0</text:p>
          </table:table-cell>
          <table:table-cell table:formula="of:=IF(AND([.C5]=&quot;Creciente&quot;;[.D5]=&quot;Inflexion Durante el día&quot;);[.J5];0)" office:value-type="float" office:value="0" calcext:value-type="float">
            <text:p>0</text:p>
          </table:table-cell>
          <table:table-cell table:formula="of:=IF([.D5]=&quot;Inflexión Máxima&quot;;[.J5];0)" office:value-type="float" office:value="0" calcext:value-type="float">
            <text:p>0</text:p>
          </table:table-cell>
          <table:table-cell table:formula="of:=IF(AND([.C5]=&quot;Creciente&quot;;[.E5]&lt;&gt;&quot;Mañana&quot;);[.J5];0)" office:value-type="float" office:value="0" calcext:value-type="float">
            <text:p>0</text:p>
          </table:table-cell>
          <table:table-cell table:formula="of:=IF(AND([.C5]=&quot;Decreciente&quot;;[.E5]&lt;&gt;&quot;Mañana&quot;);[.J5];0)" office:value-type="float" office:value="5.919" calcext:value-type="float">
            <text:p>5,919</text:p>
          </table:table-cell>
          <table:table-cell table:formula="of:=IF(AND([.G5]&gt;=5.5;[.G5]&lt;=9.5);[.G5];0)" office:value-type="float" office:value="0" calcext:value-type="float">
            <text:p>0</text:p>
          </table:table-cell>
          <table:table-cell table:formula="of:=IF(AND([.G5]&gt;=12;[.G5]&lt;15);[.G5];0)" office:value-type="float" office:value="13.104" calcext:value-type="float">
            <text:p>13,104</text:p>
          </table:table-cell>
          <table:table-cell table:formula="of:=IF([.G5]&gt;16;[.G5];0)" office:value-type="float" office:value="0" calcext:value-type="float">
            <text:p>0</text:p>
          </table:table-cell>
          <table:table-cell table:formula="of:=IF(AND([.C5]=&quot;Creciente&quot;;[.D5]=&quot;Inflexion Durante el día&quot;);[.G5];0)" office:value-type="float" office:value="0" calcext:value-type="float">
            <text:p>0</text:p>
          </table:table-cell>
          <table:table-cell table:formula="of:=IF([.D5]=&quot;Inflexión Máxima&quot;;[.G5];0)" office:value-type="float" office:value="0" calcext:value-type="float">
            <text:p>0</text:p>
          </table:table-cell>
          <table:table-cell table:formula="of:=IF(AND([.C5]=&quot;Creciente&quot;;[.E5]&lt;&gt;&quot;Mañana&quot;);[.G5];0)" office:value-type="float" office:value="0" calcext:value-type="float">
            <text:p>0</text:p>
          </table:table-cell>
          <table:table-cell table:formula="of:=IF(AND([.C5]=&quot;Decreciente&quot;;[.E5]&lt;&gt;&quot;Mañana&quot;);[.G5];0)" office:value-type="float" office:value="13.104" calcext:value-type="float">
            <text:p>13,104</text:p>
          </table:table-cell>
          <table:table-cell table:formula="of:=IF(AND([.C5]=&quot;Creciente&quot;;[.D5]=&quot;Inflexion Durante el día&quot;);[.I5];0)" office:value-type="float" office:value="0" calcext:value-type="float">
            <text:p>0</text:p>
          </table:table-cell>
          <table:table-cell table:formula="of:=IF([.D5]=&quot;Inflexión Máxima&quot;;[.I5];0)" office:value-type="float" office:value="0" calcext:value-type="float">
            <text:p>0</text:p>
          </table:table-cell>
          <table:table-cell table:formula="of:=IF([.R5]&gt;0;[.I5];0)" office:value-type="float" office:value="0" calcext:value-type="float">
            <text:p>0</text:p>
          </table:table-cell>
          <table:table-cell table:formula="of:=IF([.S5]&gt;0;[.I5];0)" office:value-type="float" office:value="125600" calcext:value-type="float">
            <text:p>125600</text:p>
          </table:table-cell>
          <table:table-cell table:formula="of:=IF([.T5]&gt;0;[.I5];0)" office:value-type="float" office:value="0" calcext:value-type="float">
            <text:p>0</text:p>
          </table:table-cell>
          <table:table-cell table:formula="of:=IF(AND([.C5]=&quot;Creciente&quot;;[.E5]&lt;&gt;&quot;Mañana&quot;);[.I5];0)" office:value-type="float" office:value="0" calcext:value-type="float">
            <text:p>0</text:p>
          </table:table-cell>
          <table:table-cell table:formula="of:=IF(AND([.C5]=&quot;Decreciente&quot;;[.E5]&lt;&gt;&quot;Mañana&quot;);[.I5];0)" office:value-type="float" office:value="125600" calcext:value-type="float">
            <text:p>1256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6]&gt;0;[.G6]&lt;10.5);&quot;Mañana&quot;;IF(AND([.G6]&gt;=10.5;[.G6]&lt;16);&quot;Almuerzo&quot;;IF([.G6]&gt;=16;&quot;Tarde&quot;;&quot;Nada&quot;)))" office:value-type="string" office:string-value="Almuerzo" calcext:value-type="string">
            <text:p>Almuerzo</text:p>
          </table:table-cell>
          <table:table-cell office:value-type="float" office:value="0.598" calcext:value-type="float">
            <text:p>0,598</text:p>
          </table:table-cell>
          <table:table-cell table:formula="of:=[.F6]*24" office:value-type="float" office:value="14.352" calcext:value-type="float">
            <text:p>14,352</text:p>
          </table:table-cell>
          <table:table-cell table:formula="of:=[$Hoja3.G5]" office:value-type="string" office:string-value="14:21" calcext:value-type="string">
            <text:p>14:21</text:p>
          </table:table-cell>
          <table:table-cell table:formula="of:=20000+9.171*10^4" office:value-type="float" office:value="111710" calcext:value-type="float">
            <text:p>111710</text:p>
          </table:table-cell>
          <table:table-cell office:value-type="float" office:value="4.614" calcext:value-type="float">
            <text:p>4,614</text:p>
          </table:table-cell>
          <table:covered-table-cell/>
          <table:table-cell table:formula="of:=IF(AND([.G6]&gt;=12;[.G6]&lt;15);[.J6];0)" office:value-type="float" office:value="4.614" calcext:value-type="float">
            <text:p>4,614</text:p>
          </table:table-cell>
          <table:table-cell table:formula="of:=IF([.G6]&gt;16;[.J6];0)" office:value-type="float" office:value="0" calcext:value-type="float">
            <text:p>0</text:p>
          </table:table-cell>
          <table:table-cell table:formula="of:=IF(AND([.C6]=&quot;Creciente&quot;;[.D6]=&quot;Inflexion Durante el día&quot;);[.J6];0)" office:value-type="float" office:value="4.614" calcext:value-type="float">
            <text:p>4,614</text:p>
          </table:table-cell>
          <table:table-cell table:formula="of:=IF([.D6]=&quot;Inflexión Máxima&quot;;[.J6];0)" office:value-type="float" office:value="0" calcext:value-type="float">
            <text:p>0</text:p>
          </table:table-cell>
          <table:table-cell table:formula="of:=IF(AND([.C6]=&quot;Creciente&quot;;[.E6]&lt;&gt;&quot;Mañana&quot;);[.J6];0)" office:value-type="float" office:value="4.614" calcext:value-type="float">
            <text:p>4,614</text:p>
          </table:table-cell>
          <table:table-cell table:formula="of:=IF(AND([.C6]=&quot;Decreciente&quot;;[.E6]&lt;&gt;&quot;Mañana&quot;);[.J6];0)" office:value-type="float" office:value="0" calcext:value-type="float">
            <text:p>0</text:p>
          </table:table-cell>
          <table:table-cell table:formula="of:=IF(AND([.G6]&gt;=5.5;[.G6]&lt;=9.5);[.G6];0)" office:value-type="float" office:value="0" calcext:value-type="float">
            <text:p>0</text:p>
          </table:table-cell>
          <table:table-cell table:formula="of:=IF(AND([.G6]&gt;=12;[.G6]&lt;15);[.G6];0)" office:value-type="float" office:value="14.352" calcext:value-type="float">
            <text:p>14,352</text:p>
          </table:table-cell>
          <table:table-cell table:formula="of:=IF([.G6]&gt;16;[.G6];0)" office:value-type="float" office:value="0" calcext:value-type="float">
            <text:p>0</text:p>
          </table:table-cell>
          <table:table-cell table:formula="of:=IF(AND([.C6]=&quot;Creciente&quot;;[.D6]=&quot;Inflexion Durante el día&quot;);[.G6];0)" office:value-type="float" office:value="14.352" calcext:value-type="float">
            <text:p>14,352</text:p>
          </table:table-cell>
          <table:table-cell table:formula="of:=IF([.D6]=&quot;Inflexión Máxima&quot;;[.G6];0)" office:value-type="float" office:value="0" calcext:value-type="float">
            <text:p>0</text:p>
          </table:table-cell>
          <table:table-cell table:formula="of:=IF(AND([.C6]=&quot;Creciente&quot;;[.E6]&lt;&gt;&quot;Mañana&quot;);[.G6];0)" office:value-type="float" office:value="14.352" calcext:value-type="float">
            <text:p>14,352</text:p>
          </table:table-cell>
          <table:table-cell table:formula="of:=IF(AND([.C6]=&quot;Decreciente&quot;;[.E6]&lt;&gt;&quot;Mañana&quot;);[.G6];0)" office:value-type="float" office:value="0" calcext:value-type="float">
            <text:p>0</text:p>
          </table:table-cell>
          <table:table-cell table:formula="of:=IF(AND([.C6]=&quot;Creciente&quot;;[.D6]=&quot;Inflexion Durante el día&quot;);[.I6];0)" office:value-type="float" office:value="111710" calcext:value-type="float">
            <text:p>111710</text:p>
          </table:table-cell>
          <table:table-cell table:formula="of:=IF([.D6]=&quot;Inflexión Máxima&quot;;[.I6];0)" office:value-type="float" office:value="0" calcext:value-type="float">
            <text:p>0</text:p>
          </table:table-cell>
          <table:table-cell table:formula="of:=IF([.R6]&gt;0;[.I6];0)" office:value-type="float" office:value="0" calcext:value-type="float">
            <text:p>0</text:p>
          </table:table-cell>
          <table:table-cell table:formula="of:=IF([.S6]&gt;0;[.I6];0)" office:value-type="float" office:value="111710" calcext:value-type="float">
            <text:p>111710</text:p>
          </table:table-cell>
          <table:table-cell table:formula="of:=IF([.T6]&gt;0;[.I6];0)" office:value-type="float" office:value="0" calcext:value-type="float">
            <text:p>0</text:p>
          </table:table-cell>
          <table:table-cell table:formula="of:=IF(AND([.C6]=&quot;Creciente&quot;;[.E6]&lt;&gt;&quot;Mañana&quot;);[.I6];0)" office:value-type="float" office:value="111710" calcext:value-type="float">
            <text:p>111710</text:p>
          </table:table-cell>
          <table:table-cell table:formula="of:=IF(AND([.C6]=&quot;Decreciente&quot;;[.E6]&lt;&gt;&quot;Mañana&quot;);[.I6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7]&gt;0;[.G7]&lt;10.5);&quot;Mañana&quot;;IF(AND([.G7]&gt;=10.5;[.G7]&lt;16);&quot;Almuerzo&quot;;IF([.G7]&gt;=16;&quot;Tarde&quot;;&quot;Nada&quot;)))" office:value-type="string" office:string-value="Tarde" calcext:value-type="string">
            <text:p>Tarde</text:p>
          </table:table-cell>
          <table:table-cell office:value-type="float" office:value="0.712" calcext:value-type="float">
            <text:p>0,712</text:p>
          </table:table-cell>
          <table:table-cell table:formula="of:=[.F7]*24" office:value-type="float" office:value="17.088" calcext:value-type="float">
            <text:p>17,088</text:p>
          </table:table-cell>
          <table:table-cell table:formula="of:=[$Hoja3.G6]" office:value-type="string" office:string-value="17:05" calcext:value-type="string">
            <text:p>17:05</text:p>
          </table:table-cell>
          <table:table-cell table:formula="of:=20000+1.205*10^5" office:value-type="float" office:value="140500" calcext:value-type="float">
            <text:p>140500</text:p>
          </table:table-cell>
          <table:table-cell office:value-type="float" office:value="6.347" calcext:value-type="float">
            <text:p>6,347</text:p>
          </table:table-cell>
          <table:covered-table-cell/>
          <table:table-cell table:formula="of:=IF(AND([.G7]&gt;=12;[.G7]&lt;15);[.J7];0)" office:value-type="float" office:value="0" calcext:value-type="float">
            <text:p>0</text:p>
          </table:table-cell>
          <table:table-cell table:formula="of:=IF([.G7]&gt;16;[.J7];0)" office:value-type="float" office:value="6.347" calcext:value-type="float">
            <text:p>6,347</text:p>
          </table:table-cell>
          <table:table-cell table:formula="of:=IF(AND([.C7]=&quot;Creciente&quot;;[.D7]=&quot;Inflexion Durante el día&quot;);[.J7];0)" office:value-type="float" office:value="0" calcext:value-type="float">
            <text:p>0</text:p>
          </table:table-cell>
          <table:table-cell table:formula="of:=IF([.D7]=&quot;Inflexión Máxima&quot;;[.J7];0)" office:value-type="float" office:value="6.347" calcext:value-type="float">
            <text:p>6,347</text:p>
          </table:table-cell>
          <table:table-cell table:formula="of:=IF(AND([.C7]=&quot;Creciente&quot;;[.E7]&lt;&gt;&quot;Mañana&quot;);[.J7];0)" office:value-type="float" office:value="0" calcext:value-type="float">
            <text:p>0</text:p>
          </table:table-cell>
          <table:table-cell table:formula="of:=IF(AND([.C7]=&quot;Decreciente&quot;;[.E7]&lt;&gt;&quot;Mañana&quot;);[.J7];0)" office:value-type="float" office:value="6.347" calcext:value-type="float">
            <text:p>6,347</text:p>
          </table:table-cell>
          <table:table-cell table:formula="of:=IF(AND([.G7]&gt;=5.5;[.G7]&lt;=9.5);[.G7];0)" office:value-type="float" office:value="0" calcext:value-type="float">
            <text:p>0</text:p>
          </table:table-cell>
          <table:table-cell table:formula="of:=IF(AND([.G7]&gt;=12;[.G7]&lt;15);[.G7];0)" office:value-type="float" office:value="0" calcext:value-type="float">
            <text:p>0</text:p>
          </table:table-cell>
          <table:table-cell table:formula="of:=IF([.G7]&gt;16;[.G7];0)" office:value-type="float" office:value="17.088" calcext:value-type="float">
            <text:p>17,088</text:p>
          </table:table-cell>
          <table:table-cell table:formula="of:=IF(AND([.C7]=&quot;Creciente&quot;;[.D7]=&quot;Inflexion Durante el día&quot;);[.G7];0)" office:value-type="float" office:value="0" calcext:value-type="float">
            <text:p>0</text:p>
          </table:table-cell>
          <table:table-cell table:formula="of:=IF([.D7]=&quot;Inflexión Máxima&quot;;[.G7];0)" office:value-type="float" office:value="17.088" calcext:value-type="float">
            <text:p>17,088</text:p>
          </table:table-cell>
          <table:table-cell table:formula="of:=IF(AND([.C7]=&quot;Creciente&quot;;[.E7]&lt;&gt;&quot;Mañana&quot;);[.G7];0)" office:value-type="float" office:value="0" calcext:value-type="float">
            <text:p>0</text:p>
          </table:table-cell>
          <table:table-cell table:formula="of:=IF(AND([.C7]=&quot;Decreciente&quot;;[.E7]&lt;&gt;&quot;Mañana&quot;);[.G7];0)" office:value-type="float" office:value="17.088" calcext:value-type="float">
            <text:p>17,088</text:p>
          </table:table-cell>
          <table:table-cell table:formula="of:=IF(AND([.C7]=&quot;Creciente&quot;;[.D7]=&quot;Inflexion Durante el día&quot;);[.I7];0)" office:value-type="float" office:value="0" calcext:value-type="float">
            <text:p>0</text:p>
          </table:table-cell>
          <table:table-cell table:formula="of:=IF([.D7]=&quot;Inflexión Máxima&quot;;[.I7];0)" office:value-type="float" office:value="140500" calcext:value-type="float">
            <text:p>140500</text:p>
          </table:table-cell>
          <table:table-cell table:formula="of:=IF([.R7]&gt;0;[.I7];0)" office:value-type="float" office:value="0" calcext:value-type="float">
            <text:p>0</text:p>
          </table:table-cell>
          <table:table-cell table:formula="of:=IF([.S7]&gt;0;[.I7];0)" office:value-type="float" office:value="0" calcext:value-type="float">
            <text:p>0</text:p>
          </table:table-cell>
          <table:table-cell table:formula="of:=IF([.T7]&gt;0;[.I7];0)" office:value-type="float" office:value="140500" calcext:value-type="float">
            <text:p>140500</text:p>
          </table:table-cell>
          <table:table-cell table:formula="of:=IF(AND([.C7]=&quot;Creciente&quot;;[.E7]&lt;&gt;&quot;Mañana&quot;);[.I7];0)" office:value-type="float" office:value="0" calcext:value-type="float">
            <text:p>0</text:p>
          </table:table-cell>
          <table:table-cell table:formula="of:=IF(AND([.C7]=&quot;Decreciente&quot;;[.E7]&lt;&gt;&quot;Mañana&quot;);[.I7];0)" office:value-type="float" office:value="140500" calcext:value-type="float">
            <text:p>140500</text:p>
          </table:table-cell>
        </table:table-row>
        <table:table-row table:style-name="ro1">
          <table:table-cell/>
          <table:table-cell table:style-name="ce3"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8]&gt;0;[.G8]&lt;10.5);&quot;Mañana&quot;;IF(AND([.G8]&gt;=10.5;[.G8]&lt;16);&quot;Almuerzo&quot;;IF([.G8]&gt;=16;&quot;Tarde&quot;;&quot;Nada&quot;)))" office:value-type="string" office:string-value="Mañana" calcext:value-type="string">
            <text:p>Mañana</text:p>
          </table:table-cell>
          <table:table-cell office:value-type="float" office:value="0.295" calcext:value-type="float">
            <text:p>0,295</text:p>
          </table:table-cell>
          <table:table-cell table:formula="of:=[.F8]*24" office:value-type="float" office:value="7.08" calcext:value-type="float">
            <text:p>7,08</text:p>
          </table:table-cell>
          <table:table-cell table:formula="of:=[$Hoja3.G7]" office:value-type="string" office:string-value="7:05" calcext:value-type="string">
            <text:p>7:05</text:p>
          </table:table-cell>
          <table:table-cell table:formula="of:=20000-1.677*10^4"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8]&gt;=12;[.G8]&lt;15);[.J8];0)" office:value-type="float" office:value="0" calcext:value-type="float">
            <text:p>0</text:p>
          </table:table-cell>
          <table:table-cell table:formula="of:=IF([.G8]&gt;16;[.J8];0)" office:value-type="float" office:value="0" calcext:value-type="float">
            <text:p>0</text:p>
          </table:table-cell>
          <table:table-cell table:formula="of:=IF(AND([.C8]=&quot;Creciente&quot;;[.D8]=&quot;Inflexion Durante el día&quot;);[.J8];0)" office:value-type="float" office:value="0" calcext:value-type="float">
            <text:p>0</text:p>
          </table:table-cell>
          <table:table-cell table:formula="of:=IF([.D8]=&quot;Inflexión Máxima&quot;;[.J8];0)" office:value-type="float" office:value="0" calcext:value-type="float">
            <text:p>0</text:p>
          </table:table-cell>
          <table:table-cell table:formula="of:=IF(AND([.C8]=&quot;Creciente&quot;;[.E8]&lt;&gt;&quot;Mañana&quot;);[.J8];0)" office:value-type="float" office:value="0" calcext:value-type="float">
            <text:p>0</text:p>
          </table:table-cell>
          <table:table-cell table:formula="of:=IF(AND([.C8]=&quot;Decreciente&quot;;[.E8]&lt;&gt;&quot;Mañana&quot;);[.J8];0)" office:value-type="float" office:value="0" calcext:value-type="float">
            <text:p>0</text:p>
          </table:table-cell>
          <table:table-cell table:formula="of:=IF(AND([.G8]&gt;=5.5;[.G8]&lt;=9.5);[.G8];0)" office:value-type="float" office:value="7.08" calcext:value-type="float">
            <text:p>7,08</text:p>
          </table:table-cell>
          <table:table-cell table:formula="of:=IF(AND([.G8]&gt;=12;[.G8]&lt;15);[.G8];0)" office:value-type="float" office:value="0" calcext:value-type="float">
            <text:p>0</text:p>
          </table:table-cell>
          <table:table-cell table:formula="of:=IF([.G8]&gt;16;[.G8];0)" office:value-type="float" office:value="0" calcext:value-type="float">
            <text:p>0</text:p>
          </table:table-cell>
          <table:table-cell table:formula="of:=IF(AND([.C8]=&quot;Creciente&quot;;[.D8]=&quot;Inflexion Durante el día&quot;);[.G8];0)" office:value-type="float" office:value="0" calcext:value-type="float">
            <text:p>0</text:p>
          </table:table-cell>
          <table:table-cell table:formula="of:=IF([.D8]=&quot;Inflexión Máxima&quot;;[.G8];0)" office:value-type="float" office:value="0" calcext:value-type="float">
            <text:p>0</text:p>
          </table:table-cell>
          <table:table-cell table:formula="of:=IF(AND([.C8]=&quot;Creciente&quot;;[.E8]&lt;&gt;&quot;Mañana&quot;);[.G8];0)" office:value-type="float" office:value="0" calcext:value-type="float">
            <text:p>0</text:p>
          </table:table-cell>
          <table:table-cell table:formula="of:=IF(AND([.C8]=&quot;Decreciente&quot;;[.E8]&lt;&gt;&quot;Mañana&quot;);[.G8];0)" office:value-type="float" office:value="0" calcext:value-type="float">
            <text:p>0</text:p>
          </table:table-cell>
          <table:table-cell table:formula="of:=IF(AND([.C8]=&quot;Creciente&quot;;[.D8]=&quot;Inflexion Durante el día&quot;);[.I8];0)" office:value-type="float" office:value="0" calcext:value-type="float">
            <text:p>0</text:p>
          </table:table-cell>
          <table:table-cell table:formula="of:=IF([.D8]=&quot;Inflexión Máxima&quot;;[.I8];0)" office:value-type="float" office:value="0" calcext:value-type="float">
            <text:p>0</text:p>
          </table:table-cell>
          <table:table-cell table:formula="of:=IF([.R8]&gt;0;[.I8];0)" office:value-type="float" office:value="3230" calcext:value-type="float">
            <text:p>3230</text:p>
          </table:table-cell>
          <table:table-cell table:formula="of:=IF([.S8]&gt;0;[.I8];0)" office:value-type="float" office:value="0" calcext:value-type="float">
            <text:p>0</text:p>
          </table:table-cell>
          <table:table-cell table:formula="of:=IF([.T8]&gt;0;[.I8];0)" office:value-type="float" office:value="0" calcext:value-type="float">
            <text:p>0</text:p>
          </table:table-cell>
          <table:table-cell table:formula="of:=IF(AND([.C8]=&quot;Creciente&quot;;[.E8]&lt;&gt;&quot;Mañana&quot;);[.I8];0)" office:value-type="float" office:value="0" calcext:value-type="float">
            <text:p>0</text:p>
          </table:table-cell>
          <table:table-cell table:formula="of:=IF(AND([.C8]=&quot;Decreciente&quot;;[.E8]&lt;&gt;&quot;Mañana&quot;);[.I8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9]&gt;0;[.G9]&lt;10.5);&quot;Mañana&quot;;IF(AND([.G9]&gt;=10.5;[.G9]&lt;16);&quot;Almuerzo&quot;;IF([.G9]&gt;=16;&quot;Tarde&quot;;&quot;Nada&quot;)))" office:value-type="string" office:string-value="Almuerzo" calcext:value-type="string">
            <text:p>Almuerzo</text:p>
          </table:table-cell>
          <table:table-cell office:value-type="float" office:value="0.504" calcext:value-type="float">
            <text:p>0,504</text:p>
          </table:table-cell>
          <table:table-cell table:formula="of:=[.F9]*24" office:value-type="float" office:value="12.096" calcext:value-type="float">
            <text:p>12,096</text:p>
          </table:table-cell>
          <table:table-cell table:formula="of:=[$Hoja3.G8]" office:value-type="string" office:string-value="12:06" calcext:value-type="string">
            <text:p>12:06</text:p>
          </table:table-cell>
          <table:table-cell table:formula="of:=20000+1.024*10^5" office:value-type="float" office:value="122400" calcext:value-type="float">
            <text:p>122400</text:p>
          </table:table-cell>
          <table:table-cell office:value-type="float" office:value="5.451" calcext:value-type="float">
            <text:p>5,451</text:p>
          </table:table-cell>
          <table:covered-table-cell/>
          <table:table-cell table:formula="of:=IF(AND([.G9]&gt;=12;[.G9]&lt;15);[.J9];0)" office:value-type="float" office:value="5.451" calcext:value-type="float">
            <text:p>5,451</text:p>
          </table:table-cell>
          <table:table-cell table:formula="of:=IF([.G9]&gt;16;[.J9];0)" office:value-type="float" office:value="0" calcext:value-type="float">
            <text:p>0</text:p>
          </table:table-cell>
          <table:table-cell table:formula="of:=IF(AND([.C9]=&quot;Creciente&quot;;[.D9]=&quot;Inflexion Durante el día&quot;);[.J9];0)" office:value-type="float" office:value="0" calcext:value-type="float">
            <text:p>0</text:p>
          </table:table-cell>
          <table:table-cell table:formula="of:=IF([.D9]=&quot;Inflexión Máxima&quot;;[.J9];0)" office:value-type="float" office:value="5.451" calcext:value-type="float">
            <text:p>5,451</text:p>
          </table:table-cell>
          <table:table-cell table:formula="of:=IF(AND([.C9]=&quot;Creciente&quot;;[.E9]&lt;&gt;&quot;Mañana&quot;);[.J9];0)" office:value-type="float" office:value="0" calcext:value-type="float">
            <text:p>0</text:p>
          </table:table-cell>
          <table:table-cell table:formula="of:=IF(AND([.C9]=&quot;Decreciente&quot;;[.E9]&lt;&gt;&quot;Mañana&quot;);[.J9];0)" office:value-type="float" office:value="5.451" calcext:value-type="float">
            <text:p>5,451</text:p>
          </table:table-cell>
          <table:table-cell table:formula="of:=IF(AND([.G9]&gt;=5.5;[.G9]&lt;=9.5);[.G9];0)" office:value-type="float" office:value="0" calcext:value-type="float">
            <text:p>0</text:p>
          </table:table-cell>
          <table:table-cell table:formula="of:=IF(AND([.G9]&gt;=12;[.G9]&lt;15);[.G9];0)" office:value-type="float" office:value="12.096" calcext:value-type="float">
            <text:p>12,096</text:p>
          </table:table-cell>
          <table:table-cell table:formula="of:=IF([.G9]&gt;16;[.G9];0)" office:value-type="float" office:value="0" calcext:value-type="float">
            <text:p>0</text:p>
          </table:table-cell>
          <table:table-cell table:formula="of:=IF(AND([.C9]=&quot;Creciente&quot;;[.D9]=&quot;Inflexion Durante el día&quot;);[.G9];0)" office:value-type="float" office:value="0" calcext:value-type="float">
            <text:p>0</text:p>
          </table:table-cell>
          <table:table-cell table:formula="of:=IF([.D9]=&quot;Inflexión Máxima&quot;;[.G9];0)" office:value-type="float" office:value="12.096" calcext:value-type="float">
            <text:p>12,096</text:p>
          </table:table-cell>
          <table:table-cell table:formula="of:=IF(AND([.C9]=&quot;Creciente&quot;;[.E9]&lt;&gt;&quot;Mañana&quot;);[.G9];0)" office:value-type="float" office:value="0" calcext:value-type="float">
            <text:p>0</text:p>
          </table:table-cell>
          <table:table-cell table:formula="of:=IF(AND([.C9]=&quot;Decreciente&quot;;[.E9]&lt;&gt;&quot;Mañana&quot;);[.G9];0)" office:value-type="float" office:value="12.096" calcext:value-type="float">
            <text:p>12,096</text:p>
          </table:table-cell>
          <table:table-cell table:formula="of:=IF(AND([.C9]=&quot;Creciente&quot;;[.D9]=&quot;Inflexion Durante el día&quot;);[.I9];0)" office:value-type="float" office:value="0" calcext:value-type="float">
            <text:p>0</text:p>
          </table:table-cell>
          <table:table-cell table:formula="of:=IF([.D9]=&quot;Inflexión Máxima&quot;;[.I9];0)" office:value-type="float" office:value="122400" calcext:value-type="float">
            <text:p>122400</text:p>
          </table:table-cell>
          <table:table-cell table:formula="of:=IF([.R9]&gt;0;[.I9];0)" office:value-type="float" office:value="0" calcext:value-type="float">
            <text:p>0</text:p>
          </table:table-cell>
          <table:table-cell table:formula="of:=IF([.S9]&gt;0;[.I9];0)" office:value-type="float" office:value="122400" calcext:value-type="float">
            <text:p>122400</text:p>
          </table:table-cell>
          <table:table-cell table:formula="of:=IF([.T9]&gt;0;[.I9];0)" office:value-type="float" office:value="0" calcext:value-type="float">
            <text:p>0</text:p>
          </table:table-cell>
          <table:table-cell table:formula="of:=IF(AND([.C9]=&quot;Creciente&quot;;[.E9]&lt;&gt;&quot;Mañana&quot;);[.I9];0)" office:value-type="float" office:value="0" calcext:value-type="float">
            <text:p>0</text:p>
          </table:table-cell>
          <table:table-cell table:formula="of:=IF(AND([.C9]=&quot;Decreciente&quot;;[.E9]&lt;&gt;&quot;Mañana&quot;);[.I9];0)" office:value-type="float" office:value="122400" calcext:value-type="float">
            <text:p>1224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10]&gt;0;[.G10]&lt;10.5);&quot;Mañana&quot;;IF(AND([.G10]&gt;=10.5;[.G10]&lt;16);&quot;Almuerzo&quot;;IF([.G10]&gt;=16;&quot;Tarde&quot;;&quot;Nada&quot;)))" office:value-type="string" office:string-value="Almuerzo" calcext:value-type="string">
            <text:p>Almuerzo</text:p>
          </table:table-cell>
          <table:table-cell office:value-type="float" office:value="0.612" calcext:value-type="float">
            <text:p>0,612</text:p>
          </table:table-cell>
          <table:table-cell table:formula="of:=[.F10]*24" office:value-type="float" office:value="14.688" calcext:value-type="float">
            <text:p>14,688</text:p>
          </table:table-cell>
          <table:table-cell table:formula="of:=[$Hoja3.G9]" office:value-type="string" office:string-value="14:41" calcext:value-type="string">
            <text:p>14:41</text:p>
          </table:table-cell>
          <table:table-cell table:formula="of:=20000+5.585*10^4" office:value-type="float" office:value="75850" calcext:value-type="float">
            <text:p>75850</text:p>
          </table:table-cell>
          <table:table-cell office:value-type="float" office:value="2.232" calcext:value-type="float">
            <text:p>2,232</text:p>
          </table:table-cell>
          <table:covered-table-cell/>
          <table:table-cell table:formula="of:=IF(AND([.G10]&gt;=12;[.G10]&lt;15);[.J10];0)" office:value-type="float" office:value="2.232" calcext:value-type="float">
            <text:p>2,232</text:p>
          </table:table-cell>
          <table:table-cell table:formula="of:=IF([.G10]&gt;16;[.J10];0)" office:value-type="float" office:value="0" calcext:value-type="float">
            <text:p>0</text:p>
          </table:table-cell>
          <table:table-cell table:formula="of:=IF(AND([.C10]=&quot;Creciente&quot;;[.D10]=&quot;Inflexion Durante el día&quot;);[.J10];0)" office:value-type="float" office:value="2.232" calcext:value-type="float">
            <text:p>2,232</text:p>
          </table:table-cell>
          <table:table-cell table:formula="of:=IF([.D10]=&quot;Inflexión Máxima&quot;;[.J10];0)" office:value-type="float" office:value="0" calcext:value-type="float">
            <text:p>0</text:p>
          </table:table-cell>
          <table:table-cell table:formula="of:=IF(AND([.C10]=&quot;Creciente&quot;;[.E10]&lt;&gt;&quot;Mañana&quot;);[.J10];0)" office:value-type="float" office:value="2.232" calcext:value-type="float">
            <text:p>2,232</text:p>
          </table:table-cell>
          <table:table-cell table:formula="of:=IF(AND([.C10]=&quot;Decreciente&quot;;[.E10]&lt;&gt;&quot;Mañana&quot;);[.J10];0)" office:value-type="float" office:value="0" calcext:value-type="float">
            <text:p>0</text:p>
          </table:table-cell>
          <table:table-cell table:formula="of:=IF(AND([.G10]&gt;=5.5;[.G10]&lt;=9.5);[.G10];0)" office:value-type="float" office:value="0" calcext:value-type="float">
            <text:p>0</text:p>
          </table:table-cell>
          <table:table-cell table:formula="of:=IF(AND([.G10]&gt;=12;[.G10]&lt;15);[.G10];0)" office:value-type="float" office:value="14.688" calcext:value-type="float">
            <text:p>14,688</text:p>
          </table:table-cell>
          <table:table-cell table:formula="of:=IF([.G10]&gt;16;[.G10];0)" office:value-type="float" office:value="0" calcext:value-type="float">
            <text:p>0</text:p>
          </table:table-cell>
          <table:table-cell table:formula="of:=IF(AND([.C10]=&quot;Creciente&quot;;[.D10]=&quot;Inflexion Durante el día&quot;);[.G10];0)" office:value-type="float" office:value="14.688" calcext:value-type="float">
            <text:p>14,688</text:p>
          </table:table-cell>
          <table:table-cell table:formula="of:=IF([.D10]=&quot;Inflexión Máxima&quot;;[.G10];0)" office:value-type="float" office:value="0" calcext:value-type="float">
            <text:p>0</text:p>
          </table:table-cell>
          <table:table-cell table:formula="of:=IF(AND([.C10]=&quot;Creciente&quot;;[.E10]&lt;&gt;&quot;Mañana&quot;);[.G10];0)" office:value-type="float" office:value="14.688" calcext:value-type="float">
            <text:p>14,688</text:p>
          </table:table-cell>
          <table:table-cell table:formula="of:=IF(AND([.C10]=&quot;Decreciente&quot;;[.E10]&lt;&gt;&quot;Mañana&quot;);[.G10];0)" office:value-type="float" office:value="0" calcext:value-type="float">
            <text:p>0</text:p>
          </table:table-cell>
          <table:table-cell table:formula="of:=IF(AND([.C10]=&quot;Creciente&quot;;[.D10]=&quot;Inflexion Durante el día&quot;);[.I10];0)" office:value-type="float" office:value="75850" calcext:value-type="float">
            <text:p>75850</text:p>
          </table:table-cell>
          <table:table-cell table:formula="of:=IF([.D10]=&quot;Inflexión Máxima&quot;;[.I10];0)" office:value-type="float" office:value="0" calcext:value-type="float">
            <text:p>0</text:p>
          </table:table-cell>
          <table:table-cell table:formula="of:=IF([.R10]&gt;0;[.I10];0)" office:value-type="float" office:value="0" calcext:value-type="float">
            <text:p>0</text:p>
          </table:table-cell>
          <table:table-cell table:formula="of:=IF([.S10]&gt;0;[.I10];0)" office:value-type="float" office:value="75850" calcext:value-type="float">
            <text:p>75850</text:p>
          </table:table-cell>
          <table:table-cell table:formula="of:=IF([.T10]&gt;0;[.I10];0)" office:value-type="float" office:value="0" calcext:value-type="float">
            <text:p>0</text:p>
          </table:table-cell>
          <table:table-cell table:formula="of:=IF(AND([.C10]=&quot;Creciente&quot;;[.E10]&lt;&gt;&quot;Mañana&quot;);[.I10];0)" office:value-type="float" office:value="75850" calcext:value-type="float">
            <text:p>75850</text:p>
          </table:table-cell>
          <table:table-cell table:formula="of:=IF(AND([.C10]=&quot;Decreciente&quot;;[.E10]&lt;&gt;&quot;Mañana&quot;);[.I10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11]&gt;0;[.G11]&lt;10.5);&quot;Mañana&quot;;IF(AND([.G11]&gt;=10.5;[.G11]&lt;16);&quot;Almuerzo&quot;;IF([.G11]&gt;=16;&quot;Tarde&quot;;&quot;Nada&quot;)))" office:value-type="string" office:string-value="Tarde" calcext:value-type="string">
            <text:p>Tarde</text:p>
          </table:table-cell>
          <table:table-cell office:value-type="float" office:value="0.677" calcext:value-type="float">
            <text:p>0,677</text:p>
          </table:table-cell>
          <table:table-cell table:formula="of:=[.F11]*24" office:value-type="float" office:value="16.248" calcext:value-type="float">
            <text:p>16,248</text:p>
          </table:table-cell>
          <table:table-cell table:formula="of:=[$Hoja3.G10]" office:value-type="string" office:string-value="16:15" calcext:value-type="string">
            <text:p>16:15</text:p>
          </table:table-cell>
          <table:table-cell table:formula="of:=20000+8.531*10^4" office:value-type="float" office:value="105310" calcext:value-type="float">
            <text:p>105310</text:p>
          </table:table-cell>
          <table:table-cell office:value-type="float" office:value="3.471" calcext:value-type="float">
            <text:p>3,471</text:p>
          </table:table-cell>
          <table:covered-table-cell/>
          <table:table-cell table:formula="of:=IF(AND([.G11]&gt;=12;[.G11]&lt;15);[.J11];0)" office:value-type="float" office:value="0" calcext:value-type="float">
            <text:p>0</text:p>
          </table:table-cell>
          <table:table-cell table:formula="of:=IF([.G11]&gt;16;[.J11];0)" office:value-type="float" office:value="3.471" calcext:value-type="float">
            <text:p>3,471</text:p>
          </table:table-cell>
          <table:table-cell table:formula="of:=IF(AND([.C11]=&quot;Creciente&quot;;[.D11]=&quot;Inflexion Durante el día&quot;);[.J11];0)" office:value-type="float" office:value="0" calcext:value-type="float">
            <text:p>0</text:p>
          </table:table-cell>
          <table:table-cell table:formula="of:=IF([.D11]=&quot;Inflexión Máxima&quot;;[.J11];0)" office:value-type="float" office:value="0" calcext:value-type="float">
            <text:p>0</text:p>
          </table:table-cell>
          <table:table-cell table:formula="of:=IF(AND([.C11]=&quot;Creciente&quot;;[.E11]&lt;&gt;&quot;Mañana&quot;);[.J11];0)" office:value-type="float" office:value="0" calcext:value-type="float">
            <text:p>0</text:p>
          </table:table-cell>
          <table:table-cell table:formula="of:=IF(AND([.C11]=&quot;Decreciente&quot;;[.E11]&lt;&gt;&quot;Mañana&quot;);[.J11];0)" office:value-type="float" office:value="3.471" calcext:value-type="float">
            <text:p>3,471</text:p>
          </table:table-cell>
          <table:table-cell table:formula="of:=IF(AND([.G11]&gt;=5.5;[.G11]&lt;=9.5);[.G11];0)" office:value-type="float" office:value="0" calcext:value-type="float">
            <text:p>0</text:p>
          </table:table-cell>
          <table:table-cell table:formula="of:=IF(AND([.G11]&gt;=12;[.G11]&lt;15);[.G11];0)" office:value-type="float" office:value="0" calcext:value-type="float">
            <text:p>0</text:p>
          </table:table-cell>
          <table:table-cell table:formula="of:=IF([.G11]&gt;16;[.G11];0)" office:value-type="float" office:value="16.248" calcext:value-type="float">
            <text:p>16,248</text:p>
          </table:table-cell>
          <table:table-cell table:formula="of:=IF(AND([.C11]=&quot;Creciente&quot;;[.D11]=&quot;Inflexion Durante el día&quot;);[.G11];0)" office:value-type="float" office:value="0" calcext:value-type="float">
            <text:p>0</text:p>
          </table:table-cell>
          <table:table-cell table:formula="of:=IF([.D11]=&quot;Inflexión Máxima&quot;;[.G11];0)" office:value-type="float" office:value="0" calcext:value-type="float">
            <text:p>0</text:p>
          </table:table-cell>
          <table:table-cell table:formula="of:=IF(AND([.C11]=&quot;Creciente&quot;;[.E11]&lt;&gt;&quot;Mañana&quot;);[.G11];0)" office:value-type="float" office:value="0" calcext:value-type="float">
            <text:p>0</text:p>
          </table:table-cell>
          <table:table-cell table:formula="of:=IF(AND([.C11]=&quot;Decreciente&quot;;[.E11]&lt;&gt;&quot;Mañana&quot;);[.G11];0)" office:value-type="float" office:value="16.248" calcext:value-type="float">
            <text:p>16,248</text:p>
          </table:table-cell>
          <table:table-cell table:formula="of:=IF(AND([.C11]=&quot;Creciente&quot;;[.D11]=&quot;Inflexion Durante el día&quot;);[.I11];0)" office:value-type="float" office:value="0" calcext:value-type="float">
            <text:p>0</text:p>
          </table:table-cell>
          <table:table-cell table:formula="of:=IF([.D11]=&quot;Inflexión Máxima&quot;;[.I11];0)" office:value-type="float" office:value="0" calcext:value-type="float">
            <text:p>0</text:p>
          </table:table-cell>
          <table:table-cell table:formula="of:=IF([.R11]&gt;0;[.I11];0)" office:value-type="float" office:value="0" calcext:value-type="float">
            <text:p>0</text:p>
          </table:table-cell>
          <table:table-cell table:formula="of:=IF([.S11]&gt;0;[.I11];0)" office:value-type="float" office:value="0" calcext:value-type="float">
            <text:p>0</text:p>
          </table:table-cell>
          <table:table-cell table:formula="of:=IF([.T11]&gt;0;[.I11];0)" office:value-type="float" office:value="105310" calcext:value-type="float">
            <text:p>105310</text:p>
          </table:table-cell>
          <table:table-cell table:formula="of:=IF(AND([.C11]=&quot;Creciente&quot;;[.E11]&lt;&gt;&quot;Mañana&quot;);[.I11];0)" office:value-type="float" office:value="0" calcext:value-type="float">
            <text:p>0</text:p>
          </table:table-cell>
          <table:table-cell table:formula="of:=IF(AND([.C11]=&quot;Decreciente&quot;;[.E11]&lt;&gt;&quot;Mañana&quot;);[.I11];0)" office:value-type="float" office:value="105310" calcext:value-type="float">
            <text:p>105310</text:p>
          </table:table-cell>
        </table:table-row>
        <table:table-row table:style-name="ro1">
          <table:table-cell/>
          <table:table-cell table:style-name="ce3" office:value-type="float" office:value="3" calcext:value-type="float" table:number-columns-spanned="1" table:number-rows-spanned="4">
            <text:p>3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12]&gt;0;[.G12]&lt;10.5);&quot;Mañana&quot;;IF(AND([.G12]&gt;=10.5;[.G12]&lt;16);&quot;Almuerzo&quot;;IF([.G12]&gt;=16;&quot;Tarde&quot;;&quot;Nada&quot;)))" office:value-type="string" office:string-value="Mañana" calcext:value-type="string">
            <text:p>Mañana</text:p>
          </table:table-cell>
          <table:table-cell office:value-type="float" office:value="0.286" calcext:value-type="float">
            <text:p>0,286</text:p>
          </table:table-cell>
          <table:table-cell table:formula="of:=[.F12]*24" office:value-type="float" office:value="6.864" calcext:value-type="float">
            <text:p>6,864</text:p>
          </table:table-cell>
          <table:table-cell table:formula="of:=[$Hoja3.G11]" office:value-type="string" office:string-value="6:52" calcext:value-type="string">
            <text:p>6:52</text:p>
          </table:table-cell>
          <table:table-cell table:formula="of:=20000-1.697*10^4"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12]&gt;=12;[.G12]&lt;15);[.J12];0)" office:value-type="float" office:value="0" calcext:value-type="float">
            <text:p>0</text:p>
          </table:table-cell>
          <table:table-cell table:formula="of:=IF([.G12]&gt;16;[.J12];0)" office:value-type="float" office:value="0" calcext:value-type="float">
            <text:p>0</text:p>
          </table:table-cell>
          <table:table-cell table:formula="of:=IF(AND([.C12]=&quot;Creciente&quot;;[.D12]=&quot;Inflexion Durante el día&quot;);[.J12];0)" office:value-type="float" office:value="0" calcext:value-type="float">
            <text:p>0</text:p>
          </table:table-cell>
          <table:table-cell table:formula="of:=IF([.D12]=&quot;Inflexión Máxima&quot;;[.J12];0)" office:value-type="float" office:value="0" calcext:value-type="float">
            <text:p>0</text:p>
          </table:table-cell>
          <table:table-cell table:formula="of:=IF(AND([.C12]=&quot;Creciente&quot;;[.E12]&lt;&gt;&quot;Mañana&quot;);[.J12];0)" office:value-type="float" office:value="0" calcext:value-type="float">
            <text:p>0</text:p>
          </table:table-cell>
          <table:table-cell table:formula="of:=IF(AND([.C12]=&quot;Decreciente&quot;;[.E12]&lt;&gt;&quot;Mañana&quot;);[.J12];0)" office:value-type="float" office:value="0" calcext:value-type="float">
            <text:p>0</text:p>
          </table:table-cell>
          <table:table-cell table:formula="of:=IF(AND([.G12]&gt;=5.5;[.G12]&lt;=9.5);[.G12];0)" office:value-type="float" office:value="6.864" calcext:value-type="float">
            <text:p>6,864</text:p>
          </table:table-cell>
          <table:table-cell table:formula="of:=IF(AND([.G12]&gt;=12;[.G12]&lt;15);[.G12];0)" office:value-type="float" office:value="0" calcext:value-type="float">
            <text:p>0</text:p>
          </table:table-cell>
          <table:table-cell table:formula="of:=IF([.G12]&gt;16;[.G12];0)" office:value-type="float" office:value="0" calcext:value-type="float">
            <text:p>0</text:p>
          </table:table-cell>
          <table:table-cell table:formula="of:=IF(AND([.C12]=&quot;Creciente&quot;;[.D12]=&quot;Inflexion Durante el día&quot;);[.G12];0)" office:value-type="float" office:value="0" calcext:value-type="float">
            <text:p>0</text:p>
          </table:table-cell>
          <table:table-cell table:formula="of:=IF([.D12]=&quot;Inflexión Máxima&quot;;[.G12];0)" office:value-type="float" office:value="0" calcext:value-type="float">
            <text:p>0</text:p>
          </table:table-cell>
          <table:table-cell table:formula="of:=IF(AND([.C12]=&quot;Creciente&quot;;[.E12]&lt;&gt;&quot;Mañana&quot;);[.G12];0)" office:value-type="float" office:value="0" calcext:value-type="float">
            <text:p>0</text:p>
          </table:table-cell>
          <table:table-cell table:formula="of:=IF(AND([.C12]=&quot;Decreciente&quot;;[.E12]&lt;&gt;&quot;Mañana&quot;);[.G12];0)" office:value-type="float" office:value="0" calcext:value-type="float">
            <text:p>0</text:p>
          </table:table-cell>
          <table:table-cell table:formula="of:=IF(AND([.C12]=&quot;Creciente&quot;;[.D12]=&quot;Inflexion Durante el día&quot;);[.I12];0)" office:value-type="float" office:value="0" calcext:value-type="float">
            <text:p>0</text:p>
          </table:table-cell>
          <table:table-cell table:formula="of:=IF([.D12]=&quot;Inflexión Máxima&quot;;[.I12];0)" office:value-type="float" office:value="0" calcext:value-type="float">
            <text:p>0</text:p>
          </table:table-cell>
          <table:table-cell table:formula="of:=IF([.R12]&gt;0;[.I12];0)" office:value-type="float" office:value="3030" calcext:value-type="float">
            <text:p>3030</text:p>
          </table:table-cell>
          <table:table-cell table:formula="of:=IF([.S12]&gt;0;[.I12];0)" office:value-type="float" office:value="0" calcext:value-type="float">
            <text:p>0</text:p>
          </table:table-cell>
          <table:table-cell table:formula="of:=IF([.T12]&gt;0;[.I12];0)" office:value-type="float" office:value="0" calcext:value-type="float">
            <text:p>0</text:p>
          </table:table-cell>
          <table:table-cell table:formula="of:=IF(AND([.C12]=&quot;Creciente&quot;;[.E12]&lt;&gt;&quot;Mañana&quot;);[.I12];0)" office:value-type="float" office:value="0" calcext:value-type="float">
            <text:p>0</text:p>
          </table:table-cell>
          <table:table-cell table:formula="of:=IF(AND([.C12]=&quot;Decreciente&quot;;[.E12]&lt;&gt;&quot;Mañana&quot;);[.I12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13]&gt;0;[.G13]&lt;10.5);&quot;Mañana&quot;;IF(AND([.G13]&gt;=10.5;[.G13]&lt;16);&quot;Almuerzo&quot;;IF([.G13]&gt;=16;&quot;Tarde&quot;;&quot;Nada&quot;)))" office:value-type="string" office:string-value="Almuerzo" calcext:value-type="string">
            <text:p>Almuerzo</text:p>
          </table:table-cell>
          <table:table-cell office:value-type="float" office:value="0.511" calcext:value-type="float">
            <text:p>0,511</text:p>
          </table:table-cell>
          <table:table-cell table:formula="of:=[.F13]*24" office:value-type="float" office:value="12.264" calcext:value-type="float">
            <text:p>12,264</text:p>
          </table:table-cell>
          <table:table-cell table:formula="of:=[$Hoja3.G12]" office:value-type="string" office:string-value="12:16" calcext:value-type="string">
            <text:p>12:16</text:p>
          </table:table-cell>
          <table:table-cell table:formula="of:=20000+1.398*10^5" office:value-type="float" office:value="159800" calcext:value-type="float">
            <text:p>159800</text:p>
          </table:table-cell>
          <table:table-cell office:value-type="float" office:value="7.182" calcext:value-type="float">
            <text:p>7,182</text:p>
          </table:table-cell>
          <table:covered-table-cell/>
          <table:table-cell table:formula="of:=IF(AND([.G13]&gt;=12;[.G13]&lt;15);[.J13];0)" office:value-type="float" office:value="7.182" calcext:value-type="float">
            <text:p>7,182</text:p>
          </table:table-cell>
          <table:table-cell table:formula="of:=IF([.G13]&gt;16;[.J13];0)" office:value-type="float" office:value="0" calcext:value-type="float">
            <text:p>0</text:p>
          </table:table-cell>
          <table:table-cell table:formula="of:=IF(AND([.C13]=&quot;Creciente&quot;;[.D13]=&quot;Inflexion Durante el día&quot;);[.J13];0)" office:value-type="float" office:value="0" calcext:value-type="float">
            <text:p>0</text:p>
          </table:table-cell>
          <table:table-cell table:formula="of:=IF([.D13]=&quot;Inflexión Máxima&quot;;[.J13];0)" office:value-type="float" office:value="0" calcext:value-type="float">
            <text:p>0</text:p>
          </table:table-cell>
          <table:table-cell table:formula="of:=IF(AND([.C13]=&quot;Creciente&quot;;[.E13]&lt;&gt;&quot;Mañana&quot;);[.J13];0)" office:value-type="float" office:value="0" calcext:value-type="float">
            <text:p>0</text:p>
          </table:table-cell>
          <table:table-cell table:formula="of:=IF(AND([.C13]=&quot;Decreciente&quot;;[.E13]&lt;&gt;&quot;Mañana&quot;);[.J13];0)" office:value-type="float" office:value="7.182" calcext:value-type="float">
            <text:p>7,182</text:p>
          </table:table-cell>
          <table:table-cell table:formula="of:=IF(AND([.G13]&gt;=5.5;[.G13]&lt;=9.5);[.G13];0)" office:value-type="float" office:value="0" calcext:value-type="float">
            <text:p>0</text:p>
          </table:table-cell>
          <table:table-cell table:formula="of:=IF(AND([.G13]&gt;=12;[.G13]&lt;15);[.G13];0)" office:value-type="float" office:value="12.264" calcext:value-type="float">
            <text:p>12,264</text:p>
          </table:table-cell>
          <table:table-cell table:formula="of:=IF([.G13]&gt;16;[.G13];0)" office:value-type="float" office:value="0" calcext:value-type="float">
            <text:p>0</text:p>
          </table:table-cell>
          <table:table-cell table:formula="of:=IF(AND([.C13]=&quot;Creciente&quot;;[.D13]=&quot;Inflexion Durante el día&quot;);[.G13];0)" office:value-type="float" office:value="0" calcext:value-type="float">
            <text:p>0</text:p>
          </table:table-cell>
          <table:table-cell table:formula="of:=IF([.D13]=&quot;Inflexión Máxima&quot;;[.G13];0)" office:value-type="float" office:value="0" calcext:value-type="float">
            <text:p>0</text:p>
          </table:table-cell>
          <table:table-cell table:formula="of:=IF(AND([.C13]=&quot;Creciente&quot;;[.E13]&lt;&gt;&quot;Mañana&quot;);[.G13];0)" office:value-type="float" office:value="0" calcext:value-type="float">
            <text:p>0</text:p>
          </table:table-cell>
          <table:table-cell table:formula="of:=IF(AND([.C13]=&quot;Decreciente&quot;;[.E13]&lt;&gt;&quot;Mañana&quot;);[.G13];0)" office:value-type="float" office:value="12.264" calcext:value-type="float">
            <text:p>12,264</text:p>
          </table:table-cell>
          <table:table-cell table:formula="of:=IF(AND([.C13]=&quot;Creciente&quot;;[.D13]=&quot;Inflexion Durante el día&quot;);[.I13];0)" office:value-type="float" office:value="0" calcext:value-type="float">
            <text:p>0</text:p>
          </table:table-cell>
          <table:table-cell table:formula="of:=IF([.D13]=&quot;Inflexión Máxima&quot;;[.I13];0)" office:value-type="float" office:value="0" calcext:value-type="float">
            <text:p>0</text:p>
          </table:table-cell>
          <table:table-cell table:formula="of:=IF([.R13]&gt;0;[.I13];0)" office:value-type="float" office:value="0" calcext:value-type="float">
            <text:p>0</text:p>
          </table:table-cell>
          <table:table-cell table:formula="of:=IF([.S13]&gt;0;[.I13];0)" office:value-type="float" office:value="159800" calcext:value-type="float">
            <text:p>159800</text:p>
          </table:table-cell>
          <table:table-cell table:formula="of:=IF([.T13]&gt;0;[.I13];0)" office:value-type="float" office:value="0" calcext:value-type="float">
            <text:p>0</text:p>
          </table:table-cell>
          <table:table-cell table:formula="of:=IF(AND([.C13]=&quot;Creciente&quot;;[.E13]&lt;&gt;&quot;Mañana&quot;);[.I13];0)" office:value-type="float" office:value="0" calcext:value-type="float">
            <text:p>0</text:p>
          </table:table-cell>
          <table:table-cell table:formula="of:=IF(AND([.C13]=&quot;Decreciente&quot;;[.E13]&lt;&gt;&quot;Mañana&quot;);[.I13];0)" office:value-type="float" office:value="159800" calcext:value-type="float">
            <text:p>1598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14]&gt;0;[.G14]&lt;10.5);&quot;Mañana&quot;;IF(AND([.G14]&gt;=10.5;[.G14]&lt;16);&quot;Almuerzo&quot;;IF([.G14]&gt;=16;&quot;Tarde&quot;;&quot;Nada&quot;)))" office:value-type="string" office:string-value="Almuerzo" calcext:value-type="string">
            <text:p>Almuerzo</text:p>
          </table:table-cell>
          <table:table-cell office:value-type="float" office:value="0.618" calcext:value-type="float">
            <text:p>0,618</text:p>
          </table:table-cell>
          <table:table-cell table:formula="of:=[.F14]*24" office:value-type="float" office:value="14.832" calcext:value-type="float">
            <text:p>14,832</text:p>
          </table:table-cell>
          <table:table-cell table:formula="of:=[$Hoja3.G13]" office:value-type="string" office:string-value="14:50" calcext:value-type="string">
            <text:p>14:50</text:p>
          </table:table-cell>
          <table:table-cell table:formula="of:=20000+1.185*10^5" office:value-type="float" office:value="138500" calcext:value-type="float">
            <text:p>138500</text:p>
          </table:table-cell>
          <table:table-cell office:value-type="float" office:value="6.117" calcext:value-type="float">
            <text:p>6,117</text:p>
          </table:table-cell>
          <table:covered-table-cell/>
          <table:table-cell table:formula="of:=IF(AND([.G14]&gt;=12;[.G14]&lt;15);[.J14];0)" office:value-type="float" office:value="6.117" calcext:value-type="float">
            <text:p>6,117</text:p>
          </table:table-cell>
          <table:table-cell table:formula="of:=IF([.G14]&gt;16;[.J14];0)" office:value-type="float" office:value="0" calcext:value-type="float">
            <text:p>0</text:p>
          </table:table-cell>
          <table:table-cell table:formula="of:=IF(AND([.C14]=&quot;Creciente&quot;;[.D14]=&quot;Inflexion Durante el día&quot;);[.J14];0)" office:value-type="float" office:value="6.117" calcext:value-type="float">
            <text:p>6,117</text:p>
          </table:table-cell>
          <table:table-cell table:formula="of:=IF([.D14]=&quot;Inflexión Máxima&quot;;[.J14];0)" office:value-type="float" office:value="0" calcext:value-type="float">
            <text:p>0</text:p>
          </table:table-cell>
          <table:table-cell table:formula="of:=IF(AND([.C14]=&quot;Creciente&quot;;[.E14]&lt;&gt;&quot;Mañana&quot;);[.J14];0)" office:value-type="float" office:value="6.117" calcext:value-type="float">
            <text:p>6,117</text:p>
          </table:table-cell>
          <table:table-cell table:formula="of:=IF(AND([.C14]=&quot;Decreciente&quot;;[.E14]&lt;&gt;&quot;Mañana&quot;);[.J14];0)" office:value-type="float" office:value="0" calcext:value-type="float">
            <text:p>0</text:p>
          </table:table-cell>
          <table:table-cell table:formula="of:=IF(AND([.G14]&gt;=5.5;[.G14]&lt;=9.5);[.G14];0)" office:value-type="float" office:value="0" calcext:value-type="float">
            <text:p>0</text:p>
          </table:table-cell>
          <table:table-cell table:formula="of:=IF(AND([.G14]&gt;=12;[.G14]&lt;15);[.G14];0)" office:value-type="float" office:value="14.832" calcext:value-type="float">
            <text:p>14,832</text:p>
          </table:table-cell>
          <table:table-cell table:formula="of:=IF([.G14]&gt;16;[.G14];0)" office:value-type="float" office:value="0" calcext:value-type="float">
            <text:p>0</text:p>
          </table:table-cell>
          <table:table-cell table:formula="of:=IF(AND([.C14]=&quot;Creciente&quot;;[.D14]=&quot;Inflexion Durante el día&quot;);[.G14];0)" office:value-type="float" office:value="14.832" calcext:value-type="float">
            <text:p>14,832</text:p>
          </table:table-cell>
          <table:table-cell table:formula="of:=IF([.D14]=&quot;Inflexión Máxima&quot;;[.G14];0)" office:value-type="float" office:value="0" calcext:value-type="float">
            <text:p>0</text:p>
          </table:table-cell>
          <table:table-cell table:formula="of:=IF(AND([.C14]=&quot;Creciente&quot;;[.E14]&lt;&gt;&quot;Mañana&quot;);[.G14];0)" office:value-type="float" office:value="14.832" calcext:value-type="float">
            <text:p>14,832</text:p>
          </table:table-cell>
          <table:table-cell table:formula="of:=IF(AND([.C14]=&quot;Decreciente&quot;;[.E14]&lt;&gt;&quot;Mañana&quot;);[.G14];0)" office:value-type="float" office:value="0" calcext:value-type="float">
            <text:p>0</text:p>
          </table:table-cell>
          <table:table-cell table:formula="of:=IF(AND([.C14]=&quot;Creciente&quot;;[.D14]=&quot;Inflexion Durante el día&quot;);[.I14];0)" office:value-type="float" office:value="138500" calcext:value-type="float">
            <text:p>138500</text:p>
          </table:table-cell>
          <table:table-cell table:formula="of:=IF([.D14]=&quot;Inflexión Máxima&quot;;[.I14];0)" office:value-type="float" office:value="0" calcext:value-type="float">
            <text:p>0</text:p>
          </table:table-cell>
          <table:table-cell table:formula="of:=IF([.R14]&gt;0;[.I14];0)" office:value-type="float" office:value="0" calcext:value-type="float">
            <text:p>0</text:p>
          </table:table-cell>
          <table:table-cell table:formula="of:=IF([.S14]&gt;0;[.I14];0)" office:value-type="float" office:value="138500" calcext:value-type="float">
            <text:p>138500</text:p>
          </table:table-cell>
          <table:table-cell table:formula="of:=IF([.T14]&gt;0;[.I14];0)" office:value-type="float" office:value="0" calcext:value-type="float">
            <text:p>0</text:p>
          </table:table-cell>
          <table:table-cell table:formula="of:=IF(AND([.C14]=&quot;Creciente&quot;;[.E14]&lt;&gt;&quot;Mañana&quot;);[.I14];0)" office:value-type="float" office:value="138500" calcext:value-type="float">
            <text:p>138500</text:p>
          </table:table-cell>
          <table:table-cell table:formula="of:=IF(AND([.C14]=&quot;Decreciente&quot;;[.E14]&lt;&gt;&quot;Mañana&quot;);[.I14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15]&gt;0;[.G15]&lt;10.5);&quot;Mañana&quot;;IF(AND([.G15]&gt;=10.5;[.G15]&lt;16);&quot;Almuerzo&quot;;IF([.G15]&gt;=16;&quot;Tarde&quot;;&quot;Nada&quot;)))" office:value-type="string" office:string-value="Tarde" calcext:value-type="string">
            <text:p>Tarde</text:p>
          </table:table-cell>
          <table:table-cell office:value-type="float" office:value="0.674" calcext:value-type="float">
            <text:p>0,674</text:p>
          </table:table-cell>
          <table:table-cell table:formula="of:=[.F15]*24" office:value-type="float" office:value="16.176" calcext:value-type="float">
            <text:p>16,176</text:p>
          </table:table-cell>
          <table:table-cell table:formula="of:=[$Hoja3.G14]" office:value-type="string" office:string-value="16:11" calcext:value-type="string">
            <text:p>16:11</text:p>
          </table:table-cell>
          <table:table-cell table:formula="of:=20000+1.665*10^5" office:value-type="float" office:value="186500" calcext:value-type="float">
            <text:p>186500</text:p>
          </table:table-cell>
          <table:table-cell office:value-type="float" office:value="10.33" calcext:value-type="float">
            <text:p>10,33</text:p>
          </table:table-cell>
          <table:covered-table-cell/>
          <table:table-cell table:formula="of:=IF(AND([.G15]&gt;=12;[.G15]&lt;15);[.J15];0)" office:value-type="float" office:value="0" calcext:value-type="float">
            <text:p>0</text:p>
          </table:table-cell>
          <table:table-cell table:formula="of:=IF([.G15]&gt;16;[.J15];0)" office:value-type="float" office:value="10.33" calcext:value-type="float">
            <text:p>10,33</text:p>
          </table:table-cell>
          <table:table-cell table:formula="of:=IF(AND([.C15]=&quot;Creciente&quot;;[.D15]=&quot;Inflexion Durante el día&quot;);[.J15];0)" office:value-type="float" office:value="0" calcext:value-type="float">
            <text:p>0</text:p>
          </table:table-cell>
          <table:table-cell table:formula="of:=IF([.D15]=&quot;Inflexión Máxima&quot;;[.J15];0)" office:value-type="float" office:value="10.33" calcext:value-type="float">
            <text:p>10,33</text:p>
          </table:table-cell>
          <table:table-cell table:formula="of:=IF(AND([.C15]=&quot;Creciente&quot;;[.E15]&lt;&gt;&quot;Mañana&quot;);[.J15];0)" office:value-type="float" office:value="0" calcext:value-type="float">
            <text:p>0</text:p>
          </table:table-cell>
          <table:table-cell table:formula="of:=IF(AND([.C15]=&quot;Decreciente&quot;;[.E15]&lt;&gt;&quot;Mañana&quot;);[.J15];0)" office:value-type="float" office:value="10.33" calcext:value-type="float">
            <text:p>10,33</text:p>
          </table:table-cell>
          <table:table-cell table:formula="of:=IF(AND([.G15]&gt;=5.5;[.G15]&lt;=9.5);[.G15];0)" office:value-type="float" office:value="0" calcext:value-type="float">
            <text:p>0</text:p>
          </table:table-cell>
          <table:table-cell table:formula="of:=IF(AND([.G15]&gt;=12;[.G15]&lt;15);[.G15];0)" office:value-type="float" office:value="0" calcext:value-type="float">
            <text:p>0</text:p>
          </table:table-cell>
          <table:table-cell table:formula="of:=IF([.G15]&gt;16;[.G15];0)" office:value-type="float" office:value="16.176" calcext:value-type="float">
            <text:p>16,176</text:p>
          </table:table-cell>
          <table:table-cell table:formula="of:=IF(AND([.C15]=&quot;Creciente&quot;;[.D15]=&quot;Inflexion Durante el día&quot;);[.G15];0)" office:value-type="float" office:value="0" calcext:value-type="float">
            <text:p>0</text:p>
          </table:table-cell>
          <table:table-cell table:formula="of:=IF([.D15]=&quot;Inflexión Máxima&quot;;[.G15];0)" office:value-type="float" office:value="16.176" calcext:value-type="float">
            <text:p>16,176</text:p>
          </table:table-cell>
          <table:table-cell table:formula="of:=IF(AND([.C15]=&quot;Creciente&quot;;[.E15]&lt;&gt;&quot;Mañana&quot;);[.G15];0)" office:value-type="float" office:value="0" calcext:value-type="float">
            <text:p>0</text:p>
          </table:table-cell>
          <table:table-cell table:formula="of:=IF(AND([.C15]=&quot;Decreciente&quot;;[.E15]&lt;&gt;&quot;Mañana&quot;);[.G15];0)" office:value-type="float" office:value="16.176" calcext:value-type="float">
            <text:p>16,176</text:p>
          </table:table-cell>
          <table:table-cell table:formula="of:=IF(AND([.C15]=&quot;Creciente&quot;;[.D15]=&quot;Inflexion Durante el día&quot;);[.I15];0)" office:value-type="float" office:value="0" calcext:value-type="float">
            <text:p>0</text:p>
          </table:table-cell>
          <table:table-cell table:formula="of:=IF([.D15]=&quot;Inflexión Máxima&quot;;[.I15];0)" office:value-type="float" office:value="186500" calcext:value-type="float">
            <text:p>186500</text:p>
          </table:table-cell>
          <table:table-cell table:formula="of:=IF([.R15]&gt;0;[.I15];0)" office:value-type="float" office:value="0" calcext:value-type="float">
            <text:p>0</text:p>
          </table:table-cell>
          <table:table-cell table:formula="of:=IF([.S15]&gt;0;[.I15];0)" office:value-type="float" office:value="0" calcext:value-type="float">
            <text:p>0</text:p>
          </table:table-cell>
          <table:table-cell table:formula="of:=IF([.T15]&gt;0;[.I15];0)" office:value-type="float" office:value="186500" calcext:value-type="float">
            <text:p>186500</text:p>
          </table:table-cell>
          <table:table-cell table:formula="of:=IF(AND([.C15]=&quot;Creciente&quot;;[.E15]&lt;&gt;&quot;Mañana&quot;);[.I15];0)" office:value-type="float" office:value="0" calcext:value-type="float">
            <text:p>0</text:p>
          </table:table-cell>
          <table:table-cell table:formula="of:=IF(AND([.C15]=&quot;Decreciente&quot;;[.E15]&lt;&gt;&quot;Mañana&quot;);[.I15];0)" office:value-type="float" office:value="186500" calcext:value-type="float">
            <text:p>186500</text:p>
          </table:table-cell>
        </table:table-row>
        <table:table-row table:style-name="ro1">
          <table:table-cell/>
          <table:table-cell table:style-name="ce3" office:value-type="float" office:value="4" calcext:value-type="float" table:number-columns-spanned="1" table:number-rows-spanned="6">
            <text:p>4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16]&gt;0;[.G16]&lt;10.5);&quot;Mañana&quot;;IF(AND([.G16]&gt;=10.5;[.G16]&lt;16);&quot;Almuerzo&quot;;IF([.G16]&gt;=16;&quot;Tarde&quot;;&quot;Nada&quot;)))" office:value-type="string" office:string-value="Mañana" calcext:value-type="string">
            <text:p>Mañana</text:p>
          </table:table-cell>
          <table:table-cell office:value-type="float" office:value="0.26" calcext:value-type="float">
            <text:p>0,26</text:p>
          </table:table-cell>
          <table:table-cell table:formula="of:=[.F16]*24" office:value-type="float" office:value="6.24" calcext:value-type="float">
            <text:p>6,24</text:p>
          </table:table-cell>
          <table:table-cell table:formula="of:=[$Hoja3.G15]" office:value-type="string" office:string-value="6:14" calcext:value-type="string">
            <text:p>6:14</text:p>
          </table:table-cell>
          <table:table-cell table:formula="of:=20000-1.584*10^4" office:value-type="float" office:value="4160" calcext:value-type="float">
            <text:p>416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16]&gt;=12;[.G16]&lt;15);[.J16];0)" office:value-type="float" office:value="0" calcext:value-type="float">
            <text:p>0</text:p>
          </table:table-cell>
          <table:table-cell table:formula="of:=IF([.G16]&gt;16;[.J16];0)" office:value-type="float" office:value="0" calcext:value-type="float">
            <text:p>0</text:p>
          </table:table-cell>
          <table:table-cell table:formula="of:=IF(AND([.C16]=&quot;Creciente&quot;;[.D16]=&quot;Inflexion Durante el día&quot;);[.J16];0)" office:value-type="float" office:value="0" calcext:value-type="float">
            <text:p>0</text:p>
          </table:table-cell>
          <table:table-cell table:formula="of:=IF([.D16]=&quot;Inflexión Máxima&quot;;[.J16];0)" office:value-type="float" office:value="0" calcext:value-type="float">
            <text:p>0</text:p>
          </table:table-cell>
          <table:table-cell table:formula="of:=IF(AND([.C16]=&quot;Creciente&quot;;[.E16]&lt;&gt;&quot;Mañana&quot;);[.J16];0)" office:value-type="float" office:value="0" calcext:value-type="float">
            <text:p>0</text:p>
          </table:table-cell>
          <table:table-cell table:formula="of:=IF(AND([.C16]=&quot;Decreciente&quot;;[.E16]&lt;&gt;&quot;Mañana&quot;);[.J16];0)" office:value-type="float" office:value="0" calcext:value-type="float">
            <text:p>0</text:p>
          </table:table-cell>
          <table:table-cell table:formula="of:=IF(AND([.G16]&gt;=5.5;[.G16]&lt;=9.5);[.G16];0)" office:value-type="float" office:value="6.24" calcext:value-type="float">
            <text:p>6,24</text:p>
          </table:table-cell>
          <table:table-cell table:formula="of:=IF(AND([.G16]&gt;=12;[.G16]&lt;15);[.G16];0)" office:value-type="float" office:value="0" calcext:value-type="float">
            <text:p>0</text:p>
          </table:table-cell>
          <table:table-cell table:formula="of:=IF([.G16]&gt;16;[.G16];0)" office:value-type="float" office:value="0" calcext:value-type="float">
            <text:p>0</text:p>
          </table:table-cell>
          <table:table-cell table:formula="of:=IF(AND([.C16]=&quot;Creciente&quot;;[.D16]=&quot;Inflexion Durante el día&quot;);[.G16];0)" office:value-type="float" office:value="0" calcext:value-type="float">
            <text:p>0</text:p>
          </table:table-cell>
          <table:table-cell table:formula="of:=IF([.D16]=&quot;Inflexión Máxima&quot;;[.G16];0)" office:value-type="float" office:value="0" calcext:value-type="float">
            <text:p>0</text:p>
          </table:table-cell>
          <table:table-cell table:formula="of:=IF(AND([.C16]=&quot;Creciente&quot;;[.E16]&lt;&gt;&quot;Mañana&quot;);[.G16];0)" office:value-type="float" office:value="0" calcext:value-type="float">
            <text:p>0</text:p>
          </table:table-cell>
          <table:table-cell table:formula="of:=IF(AND([.C16]=&quot;Decreciente&quot;;[.E16]&lt;&gt;&quot;Mañana&quot;);[.G16];0)" office:value-type="float" office:value="0" calcext:value-type="float">
            <text:p>0</text:p>
          </table:table-cell>
          <table:table-cell table:formula="of:=IF(AND([.C16]=&quot;Creciente&quot;;[.D16]=&quot;Inflexion Durante el día&quot;);[.I16];0)" office:value-type="float" office:value="0" calcext:value-type="float">
            <text:p>0</text:p>
          </table:table-cell>
          <table:table-cell table:formula="of:=IF([.D16]=&quot;Inflexión Máxima&quot;;[.I16];0)" office:value-type="float" office:value="0" calcext:value-type="float">
            <text:p>0</text:p>
          </table:table-cell>
          <table:table-cell table:formula="of:=IF([.R16]&gt;0;[.I16];0)" office:value-type="float" office:value="4160" calcext:value-type="float">
            <text:p>4160</text:p>
          </table:table-cell>
          <table:table-cell table:formula="of:=IF([.S16]&gt;0;[.I16];0)" office:value-type="float" office:value="0" calcext:value-type="float">
            <text:p>0</text:p>
          </table:table-cell>
          <table:table-cell table:formula="of:=IF([.T16]&gt;0;[.I16];0)" office:value-type="float" office:value="0" calcext:value-type="float">
            <text:p>0</text:p>
          </table:table-cell>
          <table:table-cell table:formula="of:=IF(AND([.C16]=&quot;Creciente&quot;;[.E16]&lt;&gt;&quot;Mañana&quot;);[.I16];0)" office:value-type="float" office:value="0" calcext:value-type="float">
            <text:p>0</text:p>
          </table:table-cell>
          <table:table-cell table:formula="of:=IF(AND([.C16]=&quot;Decreciente&quot;;[.E16]&lt;&gt;&quot;Mañana&quot;);[.I16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17]&gt;0;[.G17]&lt;10.5);&quot;Mañana&quot;;IF(AND([.G17]&gt;=10.5;[.G17]&lt;16);&quot;Almuerzo&quot;;IF([.G17]&gt;=16;&quot;Tarde&quot;;&quot;Nada&quot;)))" office:value-type="string" office:string-value="Almuerzo" calcext:value-type="string">
            <text:p>Almuerzo</text:p>
          </table:table-cell>
          <table:table-cell office:value-type="float" office:value="0.496" calcext:value-type="float">
            <text:p>0,496</text:p>
          </table:table-cell>
          <table:table-cell table:formula="of:=[.F17]*24" office:value-type="float" office:value="11.904" calcext:value-type="float">
            <text:p>11,904</text:p>
          </table:table-cell>
          <table:table-cell table:formula="of:=[$Hoja3.G16]" office:value-type="string" office:string-value="11:54" calcext:value-type="string">
            <text:p>11:54</text:p>
          </table:table-cell>
          <table:table-cell table:formula="of:=20000+1.304*10^5" office:value-type="float" office:value="150400" calcext:value-type="float">
            <text:p>150400</text:p>
          </table:table-cell>
          <table:table-cell office:value-type="float" office:value="6.04" calcext:value-type="float">
            <text:p>6,04</text:p>
          </table:table-cell>
          <table:covered-table-cell/>
          <table:table-cell table:formula="of:=IF(AND([.G17]&gt;=12;[.G17]&lt;15);[.J17];0)" office:value-type="float" office:value="0" calcext:value-type="float">
            <text:p>0</text:p>
          </table:table-cell>
          <table:table-cell table:formula="of:=IF([.G17]&gt;16;[.J17];0)" office:value-type="float" office:value="0" calcext:value-type="float">
            <text:p>0</text:p>
          </table:table-cell>
          <table:table-cell table:formula="of:=IF(AND([.C17]=&quot;Creciente&quot;;[.D17]=&quot;Inflexion Durante el día&quot;);[.J17];0)" office:value-type="float" office:value="0" calcext:value-type="float">
            <text:p>0</text:p>
          </table:table-cell>
          <table:table-cell table:formula="of:=IF([.D17]=&quot;Inflexión Máxima&quot;;[.J17];0)" office:value-type="float" office:value="0" calcext:value-type="float">
            <text:p>0</text:p>
          </table:table-cell>
          <table:table-cell table:formula="of:=IF(AND([.C17]=&quot;Creciente&quot;;[.E17]&lt;&gt;&quot;Mañana&quot;);[.J17];0)" office:value-type="float" office:value="0" calcext:value-type="float">
            <text:p>0</text:p>
          </table:table-cell>
          <table:table-cell table:formula="of:=IF(AND([.C17]=&quot;Decreciente&quot;;[.E17]&lt;&gt;&quot;Mañana&quot;);[.J17];0)" office:value-type="float" office:value="6.04" calcext:value-type="float">
            <text:p>6,04</text:p>
          </table:table-cell>
          <table:table-cell table:formula="of:=IF(AND([.G17]&gt;=5.5;[.G17]&lt;=9.5);[.G17];0)" office:value-type="float" office:value="0" calcext:value-type="float">
            <text:p>0</text:p>
          </table:table-cell>
          <table:table-cell table:formula="of:=IF(AND([.G17]&gt;=12;[.G17]&lt;15);[.G17];0)" office:value-type="float" office:value="0" calcext:value-type="float">
            <text:p>0</text:p>
          </table:table-cell>
          <table:table-cell table:formula="of:=IF([.G17]&gt;16;[.G17];0)" office:value-type="float" office:value="0" calcext:value-type="float">
            <text:p>0</text:p>
          </table:table-cell>
          <table:table-cell table:formula="of:=IF(AND([.C17]=&quot;Creciente&quot;;[.D17]=&quot;Inflexion Durante el día&quot;);[.G17];0)" office:value-type="float" office:value="0" calcext:value-type="float">
            <text:p>0</text:p>
          </table:table-cell>
          <table:table-cell table:formula="of:=IF([.D17]=&quot;Inflexión Máxima&quot;;[.G17];0)" office:value-type="float" office:value="0" calcext:value-type="float">
            <text:p>0</text:p>
          </table:table-cell>
          <table:table-cell table:formula="of:=IF(AND([.C17]=&quot;Creciente&quot;;[.E17]&lt;&gt;&quot;Mañana&quot;);[.G17];0)" office:value-type="float" office:value="0" calcext:value-type="float">
            <text:p>0</text:p>
          </table:table-cell>
          <table:table-cell table:formula="of:=IF(AND([.C17]=&quot;Decreciente&quot;;[.E17]&lt;&gt;&quot;Mañana&quot;);[.G17];0)" office:value-type="float" office:value="11.904" calcext:value-type="float">
            <text:p>11,904</text:p>
          </table:table-cell>
          <table:table-cell table:formula="of:=IF(AND([.C17]=&quot;Creciente&quot;;[.D17]=&quot;Inflexion Durante el día&quot;);[.I17];0)" office:value-type="float" office:value="0" calcext:value-type="float">
            <text:p>0</text:p>
          </table:table-cell>
          <table:table-cell table:formula="of:=IF([.D17]=&quot;Inflexión Máxima&quot;;[.I17];0)" office:value-type="float" office:value="0" calcext:value-type="float">
            <text:p>0</text:p>
          </table:table-cell>
          <table:table-cell table:formula="of:=IF([.R17]&gt;0;[.I17];0)" office:value-type="float" office:value="0" calcext:value-type="float">
            <text:p>0</text:p>
          </table:table-cell>
          <table:table-cell table:formula="of:=IF([.S17]&gt;0;[.I17];0)" office:value-type="float" office:value="0" calcext:value-type="float">
            <text:p>0</text:p>
          </table:table-cell>
          <table:table-cell table:formula="of:=IF([.T17]&gt;0;[.I17];0)" office:value-type="float" office:value="0" calcext:value-type="float">
            <text:p>0</text:p>
          </table:table-cell>
          <table:table-cell table:formula="of:=IF(AND([.C17]=&quot;Creciente&quot;;[.E17]&lt;&gt;&quot;Mañana&quot;);[.I17];0)" office:value-type="float" office:value="0" calcext:value-type="float">
            <text:p>0</text:p>
          </table:table-cell>
          <table:table-cell table:formula="of:=IF(AND([.C17]=&quot;Decreciente&quot;;[.E17]&lt;&gt;&quot;Mañana&quot;);[.I17];0)" office:value-type="float" office:value="150400" calcext:value-type="float">
            <text:p>1504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18]&gt;0;[.G18]&lt;10.5);&quot;Mañana&quot;;IF(AND([.G18]&gt;=10.5;[.G18]&lt;16);&quot;Almuerzo&quot;;IF([.G18]&gt;=16;&quot;Tarde&quot;;&quot;Nada&quot;)))" office:value-type="string" office:string-value="Almuerzo" calcext:value-type="string">
            <text:p>Almuerzo</text:p>
          </table:table-cell>
          <table:table-cell office:value-type="float" office:value="0.542" calcext:value-type="float">
            <text:p>0,542</text:p>
          </table:table-cell>
          <table:table-cell table:formula="of:=[.F18]*24" office:value-type="float" office:value="13.008" calcext:value-type="float">
            <text:p>13,008</text:p>
          </table:table-cell>
          <table:table-cell table:formula="of:=[$Hoja3.G17]" office:value-type="string" office:string-value="13:00" calcext:value-type="string">
            <text:p>13:00</text:p>
          </table:table-cell>
          <table:table-cell table:formula="of:=20000+1.123*10^5" office:value-type="float" office:value="132300" calcext:value-type="float">
            <text:p>132300</text:p>
          </table:table-cell>
          <table:table-cell office:value-type="float" office:value="6.04" calcext:value-type="float">
            <text:p>6,04</text:p>
          </table:table-cell>
          <table:covered-table-cell/>
          <table:table-cell table:formula="of:=IF(AND([.G18]&gt;=12;[.G18]&lt;15);[.J18];0)" office:value-type="float" office:value="6.04" calcext:value-type="float">
            <text:p>6,04</text:p>
          </table:table-cell>
          <table:table-cell table:formula="of:=IF([.G18]&gt;16;[.J18];0)" office:value-type="float" office:value="0" calcext:value-type="float">
            <text:p>0</text:p>
          </table:table-cell>
          <table:table-cell table:formula="of:=IF(AND([.C18]=&quot;Creciente&quot;;[.D18]=&quot;Inflexion Durante el día&quot;);[.J18];0)" office:value-type="float" office:value="6.04" calcext:value-type="float">
            <text:p>6,04</text:p>
          </table:table-cell>
          <table:table-cell table:formula="of:=IF([.D18]=&quot;Inflexión Máxima&quot;;[.J18];0)" office:value-type="float" office:value="0" calcext:value-type="float">
            <text:p>0</text:p>
          </table:table-cell>
          <table:table-cell table:formula="of:=IF(AND([.C18]=&quot;Creciente&quot;;[.E18]&lt;&gt;&quot;Mañana&quot;);[.J18];0)" office:value-type="float" office:value="6.04" calcext:value-type="float">
            <text:p>6,04</text:p>
          </table:table-cell>
          <table:table-cell table:formula="of:=IF(AND([.C18]=&quot;Decreciente&quot;;[.E18]&lt;&gt;&quot;Mañana&quot;);[.J18];0)" office:value-type="float" office:value="0" calcext:value-type="float">
            <text:p>0</text:p>
          </table:table-cell>
          <table:table-cell table:formula="of:=IF(AND([.G18]&gt;=5.5;[.G18]&lt;=9.5);[.G18];0)" office:value-type="float" office:value="0" calcext:value-type="float">
            <text:p>0</text:p>
          </table:table-cell>
          <table:table-cell table:formula="of:=IF(AND([.G18]&gt;=12;[.G18]&lt;15);[.G18];0)" office:value-type="float" office:value="13.008" calcext:value-type="float">
            <text:p>13,008</text:p>
          </table:table-cell>
          <table:table-cell table:formula="of:=IF([.G18]&gt;16;[.G18];0)" office:value-type="float" office:value="0" calcext:value-type="float">
            <text:p>0</text:p>
          </table:table-cell>
          <table:table-cell table:formula="of:=IF(AND([.C18]=&quot;Creciente&quot;;[.D18]=&quot;Inflexion Durante el día&quot;);[.G18];0)" office:value-type="float" office:value="13.008" calcext:value-type="float">
            <text:p>13,008</text:p>
          </table:table-cell>
          <table:table-cell table:formula="of:=IF([.D18]=&quot;Inflexión Máxima&quot;;[.G18];0)" office:value-type="float" office:value="0" calcext:value-type="float">
            <text:p>0</text:p>
          </table:table-cell>
          <table:table-cell table:formula="of:=IF(AND([.C18]=&quot;Creciente&quot;;[.E18]&lt;&gt;&quot;Mañana&quot;);[.G18];0)" office:value-type="float" office:value="13.008" calcext:value-type="float">
            <text:p>13,008</text:p>
          </table:table-cell>
          <table:table-cell table:formula="of:=IF(AND([.C18]=&quot;Decreciente&quot;;[.E18]&lt;&gt;&quot;Mañana&quot;);[.G18];0)" office:value-type="float" office:value="0" calcext:value-type="float">
            <text:p>0</text:p>
          </table:table-cell>
          <table:table-cell table:formula="of:=IF(AND([.C18]=&quot;Creciente&quot;;[.D18]=&quot;Inflexion Durante el día&quot;);[.I18];0)" office:value-type="float" office:value="132300" calcext:value-type="float">
            <text:p>132300</text:p>
          </table:table-cell>
          <table:table-cell table:formula="of:=IF([.D18]=&quot;Inflexión Máxima&quot;;[.I18];0)" office:value-type="float" office:value="0" calcext:value-type="float">
            <text:p>0</text:p>
          </table:table-cell>
          <table:table-cell table:formula="of:=IF([.R18]&gt;0;[.I18];0)" office:value-type="float" office:value="0" calcext:value-type="float">
            <text:p>0</text:p>
          </table:table-cell>
          <table:table-cell table:formula="of:=IF([.S18]&gt;0;[.I18];0)" office:value-type="float" office:value="132300" calcext:value-type="float">
            <text:p>132300</text:p>
          </table:table-cell>
          <table:table-cell table:formula="of:=IF([.T18]&gt;0;[.I18];0)" office:value-type="float" office:value="0" calcext:value-type="float">
            <text:p>0</text:p>
          </table:table-cell>
          <table:table-cell table:formula="of:=IF(AND([.C18]=&quot;Creciente&quot;;[.E18]&lt;&gt;&quot;Mañana&quot;);[.I18];0)" office:value-type="float" office:value="132300" calcext:value-type="float">
            <text:p>132300</text:p>
          </table:table-cell>
          <table:table-cell table:formula="of:=IF(AND([.C18]=&quot;Decreciente&quot;;[.E18]&lt;&gt;&quot;Mañana&quot;);[.I18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19]&gt;0;[.G19]&lt;10.5);&quot;Mañana&quot;;IF(AND([.G19]&gt;=10.5;[.G19]&lt;16);&quot;Almuerzo&quot;;IF([.G19]&gt;=16;&quot;Tarde&quot;;&quot;Nada&quot;)))" office:value-type="string" office:string-value="Almuerzo" calcext:value-type="string">
            <text:p>Almuerzo</text:p>
          </table:table-cell>
          <table:table-cell office:value-type="float" office:value="0.617" calcext:value-type="float">
            <text:p>0,617</text:p>
          </table:table-cell>
          <table:table-cell table:formula="of:=[.F19]*24" office:value-type="float" office:value="14.808" calcext:value-type="float">
            <text:p>14,808</text:p>
          </table:table-cell>
          <table:table-cell table:formula="of:=[$Hoja3.G18]" office:value-type="string" office:string-value="14:48" calcext:value-type="string">
            <text:p>14:48</text:p>
          </table:table-cell>
          <table:table-cell table:formula="of:=20000+1.469*10^5" office:value-type="float" office:value="166900" calcext:value-type="float">
            <text:p>166900</text:p>
          </table:table-cell>
          <table:table-cell office:value-type="float" office:value="6.815" calcext:value-type="float">
            <text:p>6,815</text:p>
          </table:table-cell>
          <table:covered-table-cell/>
          <table:table-cell table:formula="of:=IF(AND([.G19]&gt;=12;[.G19]&lt;15);[.J19];0)" office:value-type="float" office:value="6.815" calcext:value-type="float">
            <text:p>6,815</text:p>
          </table:table-cell>
          <table:table-cell table:formula="of:=IF([.G19]&gt;16;[.J19];0)" office:value-type="float" office:value="0" calcext:value-type="float">
            <text:p>0</text:p>
          </table:table-cell>
          <table:table-cell table:formula="of:=IF(AND([.C19]=&quot;Creciente&quot;;[.D19]=&quot;Inflexion Durante el día&quot;);[.J19];0)" office:value-type="float" office:value="0" calcext:value-type="float">
            <text:p>0</text:p>
          </table:table-cell>
          <table:table-cell table:formula="of:=IF([.D19]=&quot;Inflexión Máxima&quot;;[.J19];0)" office:value-type="float" office:value="0" calcext:value-type="float">
            <text:p>0</text:p>
          </table:table-cell>
          <table:table-cell table:formula="of:=IF(AND([.C19]=&quot;Creciente&quot;;[.E19]&lt;&gt;&quot;Mañana&quot;);[.J19];0)" office:value-type="float" office:value="0" calcext:value-type="float">
            <text:p>0</text:p>
          </table:table-cell>
          <table:table-cell table:formula="of:=IF(AND([.C19]=&quot;Decreciente&quot;;[.E19]&lt;&gt;&quot;Mañana&quot;);[.J19];0)" office:value-type="float" office:value="6.815" calcext:value-type="float">
            <text:p>6,815</text:p>
          </table:table-cell>
          <table:table-cell table:formula="of:=IF(AND([.G19]&gt;=5.5;[.G19]&lt;=9.5);[.G19];0)" office:value-type="float" office:value="0" calcext:value-type="float">
            <text:p>0</text:p>
          </table:table-cell>
          <table:table-cell table:formula="of:=IF(AND([.G19]&gt;=12;[.G19]&lt;15);[.G19];0)" office:value-type="float" office:value="14.808" calcext:value-type="float">
            <text:p>14,808</text:p>
          </table:table-cell>
          <table:table-cell table:formula="of:=IF([.G19]&gt;16;[.G19];0)" office:value-type="float" office:value="0" calcext:value-type="float">
            <text:p>0</text:p>
          </table:table-cell>
          <table:table-cell table:formula="of:=IF(AND([.C19]=&quot;Creciente&quot;;[.D19]=&quot;Inflexion Durante el día&quot;);[.G19];0)" office:value-type="float" office:value="0" calcext:value-type="float">
            <text:p>0</text:p>
          </table:table-cell>
          <table:table-cell table:formula="of:=IF([.D19]=&quot;Inflexión Máxima&quot;;[.G19];0)" office:value-type="float" office:value="0" calcext:value-type="float">
            <text:p>0</text:p>
          </table:table-cell>
          <table:table-cell table:formula="of:=IF(AND([.C19]=&quot;Creciente&quot;;[.E19]&lt;&gt;&quot;Mañana&quot;);[.G19];0)" office:value-type="float" office:value="0" calcext:value-type="float">
            <text:p>0</text:p>
          </table:table-cell>
          <table:table-cell table:formula="of:=IF(AND([.C19]=&quot;Decreciente&quot;;[.E19]&lt;&gt;&quot;Mañana&quot;);[.G19];0)" office:value-type="float" office:value="14.808" calcext:value-type="float">
            <text:p>14,808</text:p>
          </table:table-cell>
          <table:table-cell table:formula="of:=IF(AND([.C19]=&quot;Creciente&quot;;[.D19]=&quot;Inflexion Durante el día&quot;);[.I19];0)" office:value-type="float" office:value="0" calcext:value-type="float">
            <text:p>0</text:p>
          </table:table-cell>
          <table:table-cell table:formula="of:=IF([.D19]=&quot;Inflexión Máxima&quot;;[.I19];0)" office:value-type="float" office:value="0" calcext:value-type="float">
            <text:p>0</text:p>
          </table:table-cell>
          <table:table-cell table:formula="of:=IF([.R19]&gt;0;[.I19];0)" office:value-type="float" office:value="0" calcext:value-type="float">
            <text:p>0</text:p>
          </table:table-cell>
          <table:table-cell table:formula="of:=IF([.S19]&gt;0;[.I19];0)" office:value-type="float" office:value="166900" calcext:value-type="float">
            <text:p>166900</text:p>
          </table:table-cell>
          <table:table-cell table:formula="of:=IF([.T19]&gt;0;[.I19];0)" office:value-type="float" office:value="0" calcext:value-type="float">
            <text:p>0</text:p>
          </table:table-cell>
          <table:table-cell table:formula="of:=IF(AND([.C19]=&quot;Creciente&quot;;[.E19]&lt;&gt;&quot;Mañana&quot;);[.I19];0)" office:value-type="float" office:value="0" calcext:value-type="float">
            <text:p>0</text:p>
          </table:table-cell>
          <table:table-cell table:formula="of:=IF(AND([.C19]=&quot;Decreciente&quot;;[.E19]&lt;&gt;&quot;Mañana&quot;);[.I19];0)" office:value-type="float" office:value="166900" calcext:value-type="float">
            <text:p>1669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20]&gt;0;[.G20]&lt;10.5);&quot;Mañana&quot;;IF(AND([.G20]&gt;=10.5;[.G20]&lt;16);&quot;Almuerzo&quot;;IF([.G20]&gt;=16;&quot;Tarde&quot;;&quot;Nada&quot;)))" office:value-type="string" office:string-value="Tarde" calcext:value-type="string">
            <text:p>Tarde</text:p>
          </table:table-cell>
          <table:table-cell office:value-type="float" office:value="0.667" calcext:value-type="float">
            <text:p>0,667</text:p>
          </table:table-cell>
          <table:table-cell table:formula="of:=[.F20]*24" office:value-type="float" office:value="16.008" calcext:value-type="float">
            <text:p>16,008</text:p>
          </table:table-cell>
          <table:table-cell table:formula="of:=[$Hoja3.G19]" office:value-type="string" office:string-value="16:00" calcext:value-type="string">
            <text:p>16:00</text:p>
          </table:table-cell>
          <table:table-cell table:formula="of:=20000+1.424*10^5" office:value-type="float" office:value="162400" calcext:value-type="float">
            <text:p>162400</text:p>
          </table:table-cell>
          <table:table-cell office:value-type="float" office:value="5.616" calcext:value-type="float">
            <text:p>5,616</text:p>
          </table:table-cell>
          <table:covered-table-cell/>
          <table:table-cell table:formula="of:=IF(AND([.G20]&gt;=12;[.G20]&lt;15);[.J20];0)" office:value-type="float" office:value="0" calcext:value-type="float">
            <text:p>0</text:p>
          </table:table-cell>
          <table:table-cell table:formula="of:=IF([.G20]&gt;16;[.J20];0)" office:value-type="float" office:value="5.616" calcext:value-type="float">
            <text:p>5,616</text:p>
          </table:table-cell>
          <table:table-cell table:formula="of:=IF(AND([.C20]=&quot;Creciente&quot;;[.D20]=&quot;Inflexion Durante el día&quot;);[.J20];0)" office:value-type="float" office:value="5.616" calcext:value-type="float">
            <text:p>5,616</text:p>
          </table:table-cell>
          <table:table-cell table:formula="of:=IF([.D20]=&quot;Inflexión Máxima&quot;;[.J20];0)" office:value-type="float" office:value="0" calcext:value-type="float">
            <text:p>0</text:p>
          </table:table-cell>
          <table:table-cell table:formula="of:=IF(AND([.C20]=&quot;Creciente&quot;;[.E20]&lt;&gt;&quot;Mañana&quot;);[.J20];0)" office:value-type="float" office:value="5.616" calcext:value-type="float">
            <text:p>5,616</text:p>
          </table:table-cell>
          <table:table-cell table:formula="of:=IF(AND([.C20]=&quot;Decreciente&quot;;[.E20]&lt;&gt;&quot;Mañana&quot;);[.J20];0)" office:value-type="float" office:value="0" calcext:value-type="float">
            <text:p>0</text:p>
          </table:table-cell>
          <table:table-cell table:formula="of:=IF(AND([.G20]&gt;=5.5;[.G20]&lt;=9.5);[.G20];0)" office:value-type="float" office:value="0" calcext:value-type="float">
            <text:p>0</text:p>
          </table:table-cell>
          <table:table-cell table:formula="of:=IF(AND([.G20]&gt;=12;[.G20]&lt;15);[.G20];0)" office:value-type="float" office:value="0" calcext:value-type="float">
            <text:p>0</text:p>
          </table:table-cell>
          <table:table-cell table:formula="of:=IF([.G20]&gt;16;[.G20];0)" office:value-type="float" office:value="16.008" calcext:value-type="float">
            <text:p>16,008</text:p>
          </table:table-cell>
          <table:table-cell table:formula="of:=IF(AND([.C20]=&quot;Creciente&quot;;[.D20]=&quot;Inflexion Durante el día&quot;);[.G20];0)" office:value-type="float" office:value="16.008" calcext:value-type="float">
            <text:p>16,008</text:p>
          </table:table-cell>
          <table:table-cell table:formula="of:=IF([.D20]=&quot;Inflexión Máxima&quot;;[.G20];0)" office:value-type="float" office:value="0" calcext:value-type="float">
            <text:p>0</text:p>
          </table:table-cell>
          <table:table-cell table:formula="of:=IF(AND([.C20]=&quot;Creciente&quot;;[.E20]&lt;&gt;&quot;Mañana&quot;);[.G20];0)" office:value-type="float" office:value="16.008" calcext:value-type="float">
            <text:p>16,008</text:p>
          </table:table-cell>
          <table:table-cell table:formula="of:=IF(AND([.C20]=&quot;Decreciente&quot;;[.E20]&lt;&gt;&quot;Mañana&quot;);[.G20];0)" office:value-type="float" office:value="0" calcext:value-type="float">
            <text:p>0</text:p>
          </table:table-cell>
          <table:table-cell table:formula="of:=IF(AND([.C20]=&quot;Creciente&quot;;[.D20]=&quot;Inflexion Durante el día&quot;);[.I20];0)" office:value-type="float" office:value="162400" calcext:value-type="float">
            <text:p>162400</text:p>
          </table:table-cell>
          <table:table-cell table:formula="of:=IF([.D20]=&quot;Inflexión Máxima&quot;;[.I20];0)" office:value-type="float" office:value="0" calcext:value-type="float">
            <text:p>0</text:p>
          </table:table-cell>
          <table:table-cell table:formula="of:=IF([.R20]&gt;0;[.I20];0)" office:value-type="float" office:value="0" calcext:value-type="float">
            <text:p>0</text:p>
          </table:table-cell>
          <table:table-cell table:formula="of:=IF([.S20]&gt;0;[.I20];0)" office:value-type="float" office:value="0" calcext:value-type="float">
            <text:p>0</text:p>
          </table:table-cell>
          <table:table-cell table:formula="of:=IF([.T20]&gt;0;[.I20];0)" office:value-type="float" office:value="162400" calcext:value-type="float">
            <text:p>162400</text:p>
          </table:table-cell>
          <table:table-cell table:formula="of:=IF(AND([.C20]=&quot;Creciente&quot;;[.E20]&lt;&gt;&quot;Mañana&quot;);[.I20];0)" office:value-type="float" office:value="162400" calcext:value-type="float">
            <text:p>162400</text:p>
          </table:table-cell>
          <table:table-cell table:formula="of:=IF(AND([.C20]=&quot;Decreciente&quot;;[.E20]&lt;&gt;&quot;Mañana&quot;);[.I20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21]&gt;0;[.G21]&lt;10.5);&quot;Mañana&quot;;IF(AND([.G21]&gt;=10.5;[.G21]&lt;16);&quot;Almuerzo&quot;;IF([.G21]&gt;=16;&quot;Tarde&quot;;&quot;Nada&quot;)))" office:value-type="string" office:string-value="Tarde" calcext:value-type="string">
            <text:p>Tarde</text:p>
          </table:table-cell>
          <table:table-cell office:value-type="float" office:value="0.713" calcext:value-type="float">
            <text:p>0,713</text:p>
          </table:table-cell>
          <table:table-cell table:formula="of:=[.F21]*24" office:value-type="float" office:value="17.112" calcext:value-type="float">
            <text:p>17,112</text:p>
          </table:table-cell>
          <table:table-cell table:formula="of:=[$Hoja3.G20]" office:value-type="string" office:string-value="17:07" calcext:value-type="string">
            <text:p>17:07</text:p>
          </table:table-cell>
          <table:table-cell table:formula="of:=20000+1.592*10^5" office:value-type="float" office:value="179200" calcext:value-type="float">
            <text:p>179200</text:p>
          </table:table-cell>
          <table:table-cell office:value-type="float" office:value="8.424" calcext:value-type="float">
            <text:p>8,424</text:p>
          </table:table-cell>
          <table:covered-table-cell/>
          <table:table-cell table:formula="of:=IF(AND([.G21]&gt;=12;[.G21]&lt;15);[.J21];0)" office:value-type="float" office:value="0" calcext:value-type="float">
            <text:p>0</text:p>
          </table:table-cell>
          <table:table-cell table:formula="of:=IF([.G21]&gt;16;[.J21];0)" office:value-type="float" office:value="8.424" calcext:value-type="float">
            <text:p>8,424</text:p>
          </table:table-cell>
          <table:table-cell table:formula="of:=IF(AND([.C21]=&quot;Creciente&quot;;[.D21]=&quot;Inflexion Durante el día&quot;);[.J21];0)" office:value-type="float" office:value="0" calcext:value-type="float">
            <text:p>0</text:p>
          </table:table-cell>
          <table:table-cell table:formula="of:=IF([.D21]=&quot;Inflexión Máxima&quot;;[.J21];0)" office:value-type="float" office:value="8.424" calcext:value-type="float">
            <text:p>8,424</text:p>
          </table:table-cell>
          <table:table-cell table:formula="of:=IF(AND([.C21]=&quot;Creciente&quot;;[.E21]&lt;&gt;&quot;Mañana&quot;);[.J21];0)" office:value-type="float" office:value="0" calcext:value-type="float">
            <text:p>0</text:p>
          </table:table-cell>
          <table:table-cell table:formula="of:=IF(AND([.C21]=&quot;Decreciente&quot;;[.E21]&lt;&gt;&quot;Mañana&quot;);[.J21];0)" office:value-type="float" office:value="8.424" calcext:value-type="float">
            <text:p>8,424</text:p>
          </table:table-cell>
          <table:table-cell table:formula="of:=IF(AND([.G21]&gt;=5.5;[.G21]&lt;=9.5);[.G21];0)" office:value-type="float" office:value="0" calcext:value-type="float">
            <text:p>0</text:p>
          </table:table-cell>
          <table:table-cell table:formula="of:=IF(AND([.G21]&gt;=12;[.G21]&lt;15);[.G21];0)" office:value-type="float" office:value="0" calcext:value-type="float">
            <text:p>0</text:p>
          </table:table-cell>
          <table:table-cell table:formula="of:=IF([.G21]&gt;16;[.G21];0)" office:value-type="float" office:value="17.112" calcext:value-type="float">
            <text:p>17,112</text:p>
          </table:table-cell>
          <table:table-cell table:formula="of:=IF(AND([.C21]=&quot;Creciente&quot;;[.D21]=&quot;Inflexion Durante el día&quot;);[.G21];0)" office:value-type="float" office:value="0" calcext:value-type="float">
            <text:p>0</text:p>
          </table:table-cell>
          <table:table-cell table:formula="of:=IF([.D21]=&quot;Inflexión Máxima&quot;;[.G21];0)" office:value-type="float" office:value="17.112" calcext:value-type="float">
            <text:p>17,112</text:p>
          </table:table-cell>
          <table:table-cell table:formula="of:=IF(AND([.C21]=&quot;Creciente&quot;;[.E21]&lt;&gt;&quot;Mañana&quot;);[.G21];0)" office:value-type="float" office:value="0" calcext:value-type="float">
            <text:p>0</text:p>
          </table:table-cell>
          <table:table-cell table:formula="of:=IF(AND([.C21]=&quot;Decreciente&quot;;[.E21]&lt;&gt;&quot;Mañana&quot;);[.G21];0)" office:value-type="float" office:value="17.112" calcext:value-type="float">
            <text:p>17,112</text:p>
          </table:table-cell>
          <table:table-cell table:formula="of:=IF(AND([.C21]=&quot;Creciente&quot;;[.D21]=&quot;Inflexion Durante el día&quot;);[.I21];0)" office:value-type="float" office:value="0" calcext:value-type="float">
            <text:p>0</text:p>
          </table:table-cell>
          <table:table-cell table:formula="of:=IF([.D21]=&quot;Inflexión Máxima&quot;;[.I21];0)" office:value-type="float" office:value="179200" calcext:value-type="float">
            <text:p>179200</text:p>
          </table:table-cell>
          <table:table-cell table:formula="of:=IF([.R21]&gt;0;[.I21];0)" office:value-type="float" office:value="0" calcext:value-type="float">
            <text:p>0</text:p>
          </table:table-cell>
          <table:table-cell table:formula="of:=IF([.S21]&gt;0;[.I21];0)" office:value-type="float" office:value="0" calcext:value-type="float">
            <text:p>0</text:p>
          </table:table-cell>
          <table:table-cell table:formula="of:=IF([.T21]&gt;0;[.I21];0)" office:value-type="float" office:value="179200" calcext:value-type="float">
            <text:p>179200</text:p>
          </table:table-cell>
          <table:table-cell table:formula="of:=IF(AND([.C21]=&quot;Creciente&quot;;[.E21]&lt;&gt;&quot;Mañana&quot;);[.I21];0)" office:value-type="float" office:value="0" calcext:value-type="float">
            <text:p>0</text:p>
          </table:table-cell>
          <table:table-cell table:formula="of:=IF(AND([.C21]=&quot;Decreciente&quot;;[.E21]&lt;&gt;&quot;Mañana&quot;);[.I21];0)" office:value-type="float" office:value="179200" calcext:value-type="float">
            <text:p>179200</text:p>
          </table:table-cell>
        </table:table-row>
        <table:table-row table:style-name="ro1">
          <table:table-cell/>
          <table:table-cell table:style-name="ce3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22]&gt;0;[.G22]&lt;10.5);&quot;Mañana&quot;;IF(AND([.G22]&gt;=10.5;[.G22]&lt;16);&quot;Almuerzo&quot;;IF([.G22]&gt;=16;&quot;Tarde&quot;;&quot;Nada&quot;)))" office:value-type="string" office:string-value="Mañana" calcext:value-type="string">
            <text:p>Mañana</text:p>
          </table:table-cell>
          <table:table-cell table:formula="of:=1-0.752" office:value-type="float" office:value="0.248" calcext:value-type="float">
            <text:p>0,248</text:p>
          </table:table-cell>
          <table:table-cell table:formula="of:=[.F22]*24" office:value-type="float" office:value="5.952" calcext:value-type="float">
            <text:p>5,952</text:p>
          </table:table-cell>
          <table:table-cell table:formula="of:=[$Hoja3.G21]" office:value-type="string" office:string-value="5:57" calcext:value-type="string">
            <text:p>5:57</text:p>
          </table:table-cell>
          <table:table-cell table:formula="of:=20000-1.708*10^4"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22]&gt;=12;[.G22]&lt;15);[.J22];0)" office:value-type="float" office:value="0" calcext:value-type="float">
            <text:p>0</text:p>
          </table:table-cell>
          <table:table-cell table:formula="of:=IF([.G22]&gt;16;[.J22];0)" office:value-type="float" office:value="0" calcext:value-type="float">
            <text:p>0</text:p>
          </table:table-cell>
          <table:table-cell table:formula="of:=IF(AND([.C22]=&quot;Creciente&quot;;[.D22]=&quot;Inflexion Durante el día&quot;);[.J22];0)" office:value-type="float" office:value="0" calcext:value-type="float">
            <text:p>0</text:p>
          </table:table-cell>
          <table:table-cell table:formula="of:=IF([.D22]=&quot;Inflexión Máxima&quot;;[.J22];0)" office:value-type="float" office:value="0" calcext:value-type="float">
            <text:p>0</text:p>
          </table:table-cell>
          <table:table-cell table:formula="of:=IF(AND([.C22]=&quot;Creciente&quot;;[.E22]&lt;&gt;&quot;Mañana&quot;);[.J22];0)" office:value-type="float" office:value="0" calcext:value-type="float">
            <text:p>0</text:p>
          </table:table-cell>
          <table:table-cell table:formula="of:=IF(AND([.C22]=&quot;Decreciente&quot;;[.E22]&lt;&gt;&quot;Mañana&quot;);[.J22];0)" office:value-type="float" office:value="0" calcext:value-type="float">
            <text:p>0</text:p>
          </table:table-cell>
          <table:table-cell table:formula="of:=IF(AND([.G22]&gt;=5.5;[.G22]&lt;=9.5);[.G22];0)" office:value-type="float" office:value="5.952" calcext:value-type="float">
            <text:p>5,952</text:p>
          </table:table-cell>
          <table:table-cell table:formula="of:=IF(AND([.G22]&gt;=12;[.G22]&lt;15);[.G22];0)" office:value-type="float" office:value="0" calcext:value-type="float">
            <text:p>0</text:p>
          </table:table-cell>
          <table:table-cell table:formula="of:=IF([.G22]&gt;16;[.G22];0)" office:value-type="float" office:value="0" calcext:value-type="float">
            <text:p>0</text:p>
          </table:table-cell>
          <table:table-cell table:formula="of:=IF(AND([.C22]=&quot;Creciente&quot;;[.D22]=&quot;Inflexion Durante el día&quot;);[.G22];0)" office:value-type="float" office:value="0" calcext:value-type="float">
            <text:p>0</text:p>
          </table:table-cell>
          <table:table-cell table:formula="of:=IF([.D22]=&quot;Inflexión Máxima&quot;;[.G22];0)" office:value-type="float" office:value="0" calcext:value-type="float">
            <text:p>0</text:p>
          </table:table-cell>
          <table:table-cell table:formula="of:=IF(AND([.C22]=&quot;Creciente&quot;;[.E22]&lt;&gt;&quot;Mañana&quot;);[.G22];0)" office:value-type="float" office:value="0" calcext:value-type="float">
            <text:p>0</text:p>
          </table:table-cell>
          <table:table-cell table:formula="of:=IF(AND([.C22]=&quot;Decreciente&quot;;[.E22]&lt;&gt;&quot;Mañana&quot;);[.G22];0)" office:value-type="float" office:value="0" calcext:value-type="float">
            <text:p>0</text:p>
          </table:table-cell>
          <table:table-cell table:formula="of:=IF(AND([.C22]=&quot;Creciente&quot;;[.D22]=&quot;Inflexion Durante el día&quot;);[.I22];0)" office:value-type="float" office:value="0" calcext:value-type="float">
            <text:p>0</text:p>
          </table:table-cell>
          <table:table-cell table:formula="of:=IF([.D22]=&quot;Inflexión Máxima&quot;;[.I22];0)" office:value-type="float" office:value="0" calcext:value-type="float">
            <text:p>0</text:p>
          </table:table-cell>
          <table:table-cell table:formula="of:=IF([.R22]&gt;0;[.I22];0)" office:value-type="float" office:value="2920" calcext:value-type="float">
            <text:p>2920</text:p>
          </table:table-cell>
          <table:table-cell table:formula="of:=IF([.S22]&gt;0;[.I22];0)" office:value-type="float" office:value="0" calcext:value-type="float">
            <text:p>0</text:p>
          </table:table-cell>
          <table:table-cell table:formula="of:=IF([.T22]&gt;0;[.I22];0)" office:value-type="float" office:value="0" calcext:value-type="float">
            <text:p>0</text:p>
          </table:table-cell>
          <table:table-cell table:formula="of:=IF(AND([.C22]=&quot;Creciente&quot;;[.E22]&lt;&gt;&quot;Mañana&quot;);[.I22];0)" office:value-type="float" office:value="0" calcext:value-type="float">
            <text:p>0</text:p>
          </table:table-cell>
          <table:table-cell table:formula="of:=IF(AND([.C22]=&quot;Decreciente&quot;;[.E22]&lt;&gt;&quot;Mañana&quot;);[.I22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23]&gt;0;[.G23]&lt;10.5);&quot;Mañana&quot;;IF(AND([.G23]&gt;=10.5;[.G23]&lt;16);&quot;Almuerzo&quot;;IF([.G23]&gt;=16;&quot;Tarde&quot;;&quot;Nada&quot;)))" office:value-type="string" office:string-value="Almuerzo" calcext:value-type="string">
            <text:p>Almuerzo</text:p>
          </table:table-cell>
          <table:table-cell table:formula="of:=1-0.498" office:value-type="float" office:value="0.502" calcext:value-type="float">
            <text:p>0,502</text:p>
          </table:table-cell>
          <table:table-cell table:formula="of:=[.F23]*24" office:value-type="float" office:value="12.048" calcext:value-type="float">
            <text:p>12,048</text:p>
          </table:table-cell>
          <table:table-cell table:formula="of:=[$Hoja3.G22]" office:value-type="string" office:string-value="12:03" calcext:value-type="string">
            <text:p>12:03</text:p>
          </table:table-cell>
          <table:table-cell table:formula="of:=20000+1.516*10^5" office:value-type="float" office:value="171600" calcext:value-type="float">
            <text:p>171600</text:p>
          </table:table-cell>
          <table:table-cell office:value-type="float" office:value="7.286" calcext:value-type="float">
            <text:p>7,286</text:p>
          </table:table-cell>
          <table:covered-table-cell/>
          <table:table-cell table:formula="of:=IF(AND([.G23]&gt;=12;[.G23]&lt;15);[.J23];0)" office:value-type="float" office:value="7.286" calcext:value-type="float">
            <text:p>7,286</text:p>
          </table:table-cell>
          <table:table-cell table:formula="of:=IF([.G23]&gt;16;[.J23];0)" office:value-type="float" office:value="0" calcext:value-type="float">
            <text:p>0</text:p>
          </table:table-cell>
          <table:table-cell table:formula="of:=IF(AND([.C23]=&quot;Creciente&quot;;[.D23]=&quot;Inflexion Durante el día&quot;);[.J23];0)" office:value-type="float" office:value="0" calcext:value-type="float">
            <text:p>0</text:p>
          </table:table-cell>
          <table:table-cell table:formula="of:=IF([.D23]=&quot;Inflexión Máxima&quot;;[.J23];0)" office:value-type="float" office:value="7.286" calcext:value-type="float">
            <text:p>7,286</text:p>
          </table:table-cell>
          <table:table-cell table:formula="of:=IF(AND([.C23]=&quot;Creciente&quot;;[.E23]&lt;&gt;&quot;Mañana&quot;);[.J23];0)" office:value-type="float" office:value="0" calcext:value-type="float">
            <text:p>0</text:p>
          </table:table-cell>
          <table:table-cell table:formula="of:=IF(AND([.C23]=&quot;Decreciente&quot;;[.E23]&lt;&gt;&quot;Mañana&quot;);[.J23];0)" office:value-type="float" office:value="7.286" calcext:value-type="float">
            <text:p>7,286</text:p>
          </table:table-cell>
          <table:table-cell table:formula="of:=IF(AND([.G23]&gt;=5.5;[.G23]&lt;=9.5);[.G23];0)" office:value-type="float" office:value="0" calcext:value-type="float">
            <text:p>0</text:p>
          </table:table-cell>
          <table:table-cell table:formula="of:=IF(AND([.G23]&gt;=12;[.G23]&lt;15);[.G23];0)" office:value-type="float" office:value="12.048" calcext:value-type="float">
            <text:p>12,048</text:p>
          </table:table-cell>
          <table:table-cell table:formula="of:=IF([.G23]&gt;16;[.G23];0)" office:value-type="float" office:value="0" calcext:value-type="float">
            <text:p>0</text:p>
          </table:table-cell>
          <table:table-cell table:formula="of:=IF(AND([.C23]=&quot;Creciente&quot;;[.D23]=&quot;Inflexion Durante el día&quot;);[.G23];0)" office:value-type="float" office:value="0" calcext:value-type="float">
            <text:p>0</text:p>
          </table:table-cell>
          <table:table-cell table:formula="of:=IF([.D23]=&quot;Inflexión Máxima&quot;;[.G23];0)" office:value-type="float" office:value="12.048" calcext:value-type="float">
            <text:p>12,048</text:p>
          </table:table-cell>
          <table:table-cell table:formula="of:=IF(AND([.C23]=&quot;Creciente&quot;;[.E23]&lt;&gt;&quot;Mañana&quot;);[.G23];0)" office:value-type="float" office:value="0" calcext:value-type="float">
            <text:p>0</text:p>
          </table:table-cell>
          <table:table-cell table:formula="of:=IF(AND([.C23]=&quot;Decreciente&quot;;[.E23]&lt;&gt;&quot;Mañana&quot;);[.G23];0)" office:value-type="float" office:value="12.048" calcext:value-type="float">
            <text:p>12,048</text:p>
          </table:table-cell>
          <table:table-cell table:formula="of:=IF(AND([.C23]=&quot;Creciente&quot;;[.D23]=&quot;Inflexion Durante el día&quot;);[.I23];0)" office:value-type="float" office:value="0" calcext:value-type="float">
            <text:p>0</text:p>
          </table:table-cell>
          <table:table-cell table:formula="of:=IF([.D23]=&quot;Inflexión Máxima&quot;;[.I23];0)" office:value-type="float" office:value="171600" calcext:value-type="float">
            <text:p>171600</text:p>
          </table:table-cell>
          <table:table-cell table:formula="of:=IF([.R23]&gt;0;[.I23];0)" office:value-type="float" office:value="0" calcext:value-type="float">
            <text:p>0</text:p>
          </table:table-cell>
          <table:table-cell table:formula="of:=IF([.S23]&gt;0;[.I23];0)" office:value-type="float" office:value="171600" calcext:value-type="float">
            <text:p>171600</text:p>
          </table:table-cell>
          <table:table-cell table:formula="of:=IF([.T23]&gt;0;[.I23];0)" office:value-type="float" office:value="0" calcext:value-type="float">
            <text:p>0</text:p>
          </table:table-cell>
          <table:table-cell table:formula="of:=IF(AND([.C23]=&quot;Creciente&quot;;[.E23]&lt;&gt;&quot;Mañana&quot;);[.I23];0)" office:value-type="float" office:value="0" calcext:value-type="float">
            <text:p>0</text:p>
          </table:table-cell>
          <table:table-cell table:formula="of:=IF(AND([.C23]=&quot;Decreciente&quot;;[.E23]&lt;&gt;&quot;Mañana&quot;);[.I23];0)" office:value-type="float" office:value="171600" calcext:value-type="float">
            <text:p>1716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24]&gt;0;[.G24]&lt;10.5);&quot;Mañana&quot;;IF(AND([.G24]&gt;=10.5;[.G24]&lt;16);&quot;Almuerzo&quot;;IF([.G24]&gt;=16;&quot;Tarde&quot;;&quot;Nada&quot;)))" office:value-type="string" office:string-value="Almuerzo" calcext:value-type="string">
            <text:p>Almuerzo</text:p>
          </table:table-cell>
          <table:table-cell table:formula="of:=1-0.417" office:value-type="float" office:value="0.583" calcext:value-type="float">
            <text:p>0,583</text:p>
          </table:table-cell>
          <table:table-cell table:formula="of:=[.F24]*24" office:value-type="float" office:value="13.992" calcext:value-type="float">
            <text:p>13,992</text:p>
          </table:table-cell>
          <table:table-cell table:formula="of:=[$Hoja3.G23]" office:value-type="string" office:string-value="13:60" calcext:value-type="string">
            <text:p>13:60</text:p>
          </table:table-cell>
          <table:table-cell table:formula="of:=20000+1.118*10^5" office:value-type="float" office:value="131800" calcext:value-type="float">
            <text:p>131800</text:p>
          </table:table-cell>
          <table:table-cell office:value-type="float" office:value="5.656" calcext:value-type="float">
            <text:p>5,656</text:p>
          </table:table-cell>
          <table:covered-table-cell/>
          <table:table-cell table:formula="of:=IF(AND([.G24]&gt;=12;[.G24]&lt;15);[.J24];0)" office:value-type="float" office:value="5.656" calcext:value-type="float">
            <text:p>5,656</text:p>
          </table:table-cell>
          <table:table-cell table:formula="of:=IF([.G24]&gt;16;[.J24];0)" office:value-type="float" office:value="0" calcext:value-type="float">
            <text:p>0</text:p>
          </table:table-cell>
          <table:table-cell table:formula="of:=IF(AND([.C24]=&quot;Creciente&quot;;[.D24]=&quot;Inflexion Durante el día&quot;);[.J24];0)" office:value-type="float" office:value="5.656" calcext:value-type="float">
            <text:p>5,656</text:p>
          </table:table-cell>
          <table:table-cell table:formula="of:=IF([.D24]=&quot;Inflexión Máxima&quot;;[.J24];0)" office:value-type="float" office:value="0" calcext:value-type="float">
            <text:p>0</text:p>
          </table:table-cell>
          <table:table-cell table:formula="of:=IF(AND([.C24]=&quot;Creciente&quot;;[.E24]&lt;&gt;&quot;Mañana&quot;);[.J24];0)" office:value-type="float" office:value="5.656" calcext:value-type="float">
            <text:p>5,656</text:p>
          </table:table-cell>
          <table:table-cell table:formula="of:=IF(AND([.C24]=&quot;Decreciente&quot;;[.E24]&lt;&gt;&quot;Mañana&quot;);[.J24];0)" office:value-type="float" office:value="0" calcext:value-type="float">
            <text:p>0</text:p>
          </table:table-cell>
          <table:table-cell table:formula="of:=IF(AND([.G24]&gt;=5.5;[.G24]&lt;=9.5);[.G24];0)" office:value-type="float" office:value="0" calcext:value-type="float">
            <text:p>0</text:p>
          </table:table-cell>
          <table:table-cell table:formula="of:=IF(AND([.G24]&gt;=12;[.G24]&lt;15);[.G24];0)" office:value-type="float" office:value="13.992" calcext:value-type="float">
            <text:p>13,992</text:p>
          </table:table-cell>
          <table:table-cell table:formula="of:=IF([.G24]&gt;16;[.G24];0)" office:value-type="float" office:value="0" calcext:value-type="float">
            <text:p>0</text:p>
          </table:table-cell>
          <table:table-cell table:formula="of:=IF(AND([.C24]=&quot;Creciente&quot;;[.D24]=&quot;Inflexion Durante el día&quot;);[.G24];0)" office:value-type="float" office:value="13.992" calcext:value-type="float">
            <text:p>13,992</text:p>
          </table:table-cell>
          <table:table-cell table:formula="of:=IF([.D24]=&quot;Inflexión Máxima&quot;;[.G24];0)" office:value-type="float" office:value="0" calcext:value-type="float">
            <text:p>0</text:p>
          </table:table-cell>
          <table:table-cell table:formula="of:=IF(AND([.C24]=&quot;Creciente&quot;;[.E24]&lt;&gt;&quot;Mañana&quot;);[.G24];0)" office:value-type="float" office:value="13.992" calcext:value-type="float">
            <text:p>13,992</text:p>
          </table:table-cell>
          <table:table-cell table:formula="of:=IF(AND([.C24]=&quot;Decreciente&quot;;[.E24]&lt;&gt;&quot;Mañana&quot;);[.G24];0)" office:value-type="float" office:value="0" calcext:value-type="float">
            <text:p>0</text:p>
          </table:table-cell>
          <table:table-cell table:formula="of:=IF(AND([.C24]=&quot;Creciente&quot;;[.D24]=&quot;Inflexion Durante el día&quot;);[.I24];0)" office:value-type="float" office:value="131800" calcext:value-type="float">
            <text:p>131800</text:p>
          </table:table-cell>
          <table:table-cell table:formula="of:=IF([.D24]=&quot;Inflexión Máxima&quot;;[.I24];0)" office:value-type="float" office:value="0" calcext:value-type="float">
            <text:p>0</text:p>
          </table:table-cell>
          <table:table-cell table:formula="of:=IF([.R24]&gt;0;[.I24];0)" office:value-type="float" office:value="0" calcext:value-type="float">
            <text:p>0</text:p>
          </table:table-cell>
          <table:table-cell table:formula="of:=IF([.S24]&gt;0;[.I24];0)" office:value-type="float" office:value="131800" calcext:value-type="float">
            <text:p>131800</text:p>
          </table:table-cell>
          <table:table-cell table:formula="of:=IF([.T24]&gt;0;[.I24];0)" office:value-type="float" office:value="0" calcext:value-type="float">
            <text:p>0</text:p>
          </table:table-cell>
          <table:table-cell table:formula="of:=IF(AND([.C24]=&quot;Creciente&quot;;[.E24]&lt;&gt;&quot;Mañana&quot;);[.I24];0)" office:value-type="float" office:value="131800" calcext:value-type="float">
            <text:p>131800</text:p>
          </table:table-cell>
          <table:table-cell table:formula="of:=IF(AND([.C24]=&quot;Decreciente&quot;;[.E24]&lt;&gt;&quot;Mañana&quot;);[.I24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25]&gt;0;[.G25]&lt;10.5);&quot;Mañana&quot;;IF(AND([.G25]&gt;=10.5;[.G25]&lt;16);&quot;Almuerzo&quot;;IF([.G25]&gt;=16;&quot;Tarde&quot;;&quot;Nada&quot;)))" office:value-type="string" office:string-value="Tarde" calcext:value-type="string">
            <text:p>Tarde</text:p>
          </table:table-cell>
          <table:table-cell table:formula="of:=1-0.322" office:value-type="float" office:value="0.678" calcext:value-type="float">
            <text:p>0,678</text:p>
          </table:table-cell>
          <table:table-cell table:formula="of:=[.F25]*24" office:value-type="float" office:value="16.272" calcext:value-type="float">
            <text:p>16,272</text:p>
          </table:table-cell>
          <table:table-cell table:formula="of:=[$Hoja3.G24]" office:value-type="string" office:string-value="16:16" calcext:value-type="string">
            <text:p>16:16</text:p>
          </table:table-cell>
          <table:table-cell table:formula="of:=20000+1.376*10^5" office:value-type="float" office:value="157600" calcext:value-type="float">
            <text:p>157600</text:p>
          </table:table-cell>
          <table:table-cell office:value-type="float" office:value="8.096" calcext:value-type="float">
            <text:p>8,096</text:p>
          </table:table-cell>
          <table:covered-table-cell/>
          <table:table-cell table:formula="of:=IF(AND([.G25]&gt;=12;[.G25]&lt;15);[.J25];0)" office:value-type="float" office:value="0" calcext:value-type="float">
            <text:p>0</text:p>
          </table:table-cell>
          <table:table-cell table:formula="of:=IF([.G25]&gt;16;[.J25];0)" office:value-type="float" office:value="8.096" calcext:value-type="float">
            <text:p>8,096</text:p>
          </table:table-cell>
          <table:table-cell table:formula="of:=IF(AND([.C25]=&quot;Creciente&quot;;[.D25]=&quot;Inflexion Durante el día&quot;);[.J25];0)" office:value-type="float" office:value="0" calcext:value-type="float">
            <text:p>0</text:p>
          </table:table-cell>
          <table:table-cell table:formula="of:=IF([.D25]=&quot;Inflexión Máxima&quot;;[.J25];0)" office:value-type="float" office:value="0" calcext:value-type="float">
            <text:p>0</text:p>
          </table:table-cell>
          <table:table-cell table:formula="of:=IF(AND([.C25]=&quot;Creciente&quot;;[.E25]&lt;&gt;&quot;Mañana&quot;);[.J25];0)" office:value-type="float" office:value="0" calcext:value-type="float">
            <text:p>0</text:p>
          </table:table-cell>
          <table:table-cell table:formula="of:=IF(AND([.C25]=&quot;Decreciente&quot;;[.E25]&lt;&gt;&quot;Mañana&quot;);[.J25];0)" office:value-type="float" office:value="8.096" calcext:value-type="float">
            <text:p>8,096</text:p>
          </table:table-cell>
          <table:table-cell table:formula="of:=IF(AND([.G25]&gt;=5.5;[.G25]&lt;=9.5);[.G25];0)" office:value-type="float" office:value="0" calcext:value-type="float">
            <text:p>0</text:p>
          </table:table-cell>
          <table:table-cell table:formula="of:=IF(AND([.G25]&gt;=12;[.G25]&lt;15);[.G25];0)" office:value-type="float" office:value="0" calcext:value-type="float">
            <text:p>0</text:p>
          </table:table-cell>
          <table:table-cell table:formula="of:=IF([.G25]&gt;16;[.G25];0)" office:value-type="float" office:value="16.272" calcext:value-type="float">
            <text:p>16,272</text:p>
          </table:table-cell>
          <table:table-cell table:formula="of:=IF(AND([.C25]=&quot;Creciente&quot;;[.D25]=&quot;Inflexion Durante el día&quot;);[.G25];0)" office:value-type="float" office:value="0" calcext:value-type="float">
            <text:p>0</text:p>
          </table:table-cell>
          <table:table-cell table:formula="of:=IF([.D25]=&quot;Inflexión Máxima&quot;;[.G25];0)" office:value-type="float" office:value="0" calcext:value-type="float">
            <text:p>0</text:p>
          </table:table-cell>
          <table:table-cell table:formula="of:=IF(AND([.C25]=&quot;Creciente&quot;;[.E25]&lt;&gt;&quot;Mañana&quot;);[.G25];0)" office:value-type="float" office:value="0" calcext:value-type="float">
            <text:p>0</text:p>
          </table:table-cell>
          <table:table-cell table:formula="of:=IF(AND([.C25]=&quot;Decreciente&quot;;[.E25]&lt;&gt;&quot;Mañana&quot;);[.G25];0)" office:value-type="float" office:value="16.272" calcext:value-type="float">
            <text:p>16,272</text:p>
          </table:table-cell>
          <table:table-cell table:formula="of:=IF(AND([.C25]=&quot;Creciente&quot;;[.D25]=&quot;Inflexion Durante el día&quot;);[.I25];0)" office:value-type="float" office:value="0" calcext:value-type="float">
            <text:p>0</text:p>
          </table:table-cell>
          <table:table-cell table:formula="of:=IF([.D25]=&quot;Inflexión Máxima&quot;;[.I25];0)" office:value-type="float" office:value="0" calcext:value-type="float">
            <text:p>0</text:p>
          </table:table-cell>
          <table:table-cell table:formula="of:=IF([.R25]&gt;0;[.I25];0)" office:value-type="float" office:value="0" calcext:value-type="float">
            <text:p>0</text:p>
          </table:table-cell>
          <table:table-cell table:formula="of:=IF([.S25]&gt;0;[.I25];0)" office:value-type="float" office:value="0" calcext:value-type="float">
            <text:p>0</text:p>
          </table:table-cell>
          <table:table-cell table:formula="of:=IF([.T25]&gt;0;[.I25];0)" office:value-type="float" office:value="157600" calcext:value-type="float">
            <text:p>157600</text:p>
          </table:table-cell>
          <table:table-cell table:formula="of:=IF(AND([.C25]=&quot;Creciente&quot;;[.E25]&lt;&gt;&quot;Mañana&quot;);[.I25];0)" office:value-type="float" office:value="0" calcext:value-type="float">
            <text:p>0</text:p>
          </table:table-cell>
          <table:table-cell table:formula="of:=IF(AND([.C25]=&quot;Decreciente&quot;;[.E25]&lt;&gt;&quot;Mañana&quot;);[.I25];0)" office:value-type="float" office:value="157600" calcext:value-type="float">
            <text:p>157600</text:p>
          </table:table-cell>
        </table:table-row>
        <table:table-row table:style-name="ro1">
          <table:table-cell/>
          <table:table-cell table:style-name="ce3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26]&gt;0;[.G26]&lt;10.5);&quot;Mañana&quot;;IF(AND([.G26]&gt;=10.5;[.G26]&lt;16);&quot;Almuerzo&quot;;IF([.G26]&gt;=16;&quot;Tarde&quot;;&quot;Nada&quot;)))" office:value-type="string" office:string-value="Mañana" calcext:value-type="string">
            <text:p>Mañana</text:p>
          </table:table-cell>
          <table:table-cell office:value-type="float" office:value="0.275" calcext:value-type="float">
            <text:p>0,275</text:p>
          </table:table-cell>
          <table:table-cell table:formula="of:=[.F26]*24" office:value-type="float" office:value="6.6" calcext:value-type="float">
            <text:p>6,6</text:p>
          </table:table-cell>
          <table:table-cell table:formula="of:=[$Hoja3.G25]" office:value-type="string" office:string-value="6:36" calcext:value-type="string">
            <text:p>6:36</text:p>
          </table:table-cell>
          <table:table-cell table:formula="of:=20000-1.699*10^4"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26]&gt;=12;[.G26]&lt;15);[.J26];0)" office:value-type="float" office:value="0" calcext:value-type="float">
            <text:p>0</text:p>
          </table:table-cell>
          <table:table-cell table:formula="of:=IF([.G26]&gt;16;[.J26];0)" office:value-type="float" office:value="0" calcext:value-type="float">
            <text:p>0</text:p>
          </table:table-cell>
          <table:table-cell table:formula="of:=IF(AND([.C26]=&quot;Creciente&quot;;[.D26]=&quot;Inflexion Durante el día&quot;);[.J26];0)" office:value-type="float" office:value="0" calcext:value-type="float">
            <text:p>0</text:p>
          </table:table-cell>
          <table:table-cell table:formula="of:=IF([.D26]=&quot;Inflexión Máxima&quot;;[.J26];0)" office:value-type="float" office:value="0" calcext:value-type="float">
            <text:p>0</text:p>
          </table:table-cell>
          <table:table-cell table:formula="of:=IF(AND([.C26]=&quot;Creciente&quot;;[.E26]&lt;&gt;&quot;Mañana&quot;);[.J26];0)" office:value-type="float" office:value="0" calcext:value-type="float">
            <text:p>0</text:p>
          </table:table-cell>
          <table:table-cell table:formula="of:=IF(AND([.C26]=&quot;Decreciente&quot;;[.E26]&lt;&gt;&quot;Mañana&quot;);[.J26];0)" office:value-type="float" office:value="0" calcext:value-type="float">
            <text:p>0</text:p>
          </table:table-cell>
          <table:table-cell table:formula="of:=IF(AND([.G26]&gt;=5.5;[.G26]&lt;=9.5);[.G26];0)" office:value-type="float" office:value="6.6" calcext:value-type="float">
            <text:p>6,6</text:p>
          </table:table-cell>
          <table:table-cell table:formula="of:=IF(AND([.G26]&gt;=12;[.G26]&lt;15);[.G26];0)" office:value-type="float" office:value="0" calcext:value-type="float">
            <text:p>0</text:p>
          </table:table-cell>
          <table:table-cell table:formula="of:=IF([.G26]&gt;16;[.G26];0)" office:value-type="float" office:value="0" calcext:value-type="float">
            <text:p>0</text:p>
          </table:table-cell>
          <table:table-cell table:formula="of:=IF(AND([.C26]=&quot;Creciente&quot;;[.D26]=&quot;Inflexion Durante el día&quot;);[.G26];0)" office:value-type="float" office:value="0" calcext:value-type="float">
            <text:p>0</text:p>
          </table:table-cell>
          <table:table-cell table:formula="of:=IF([.D26]=&quot;Inflexión Máxima&quot;;[.G26];0)" office:value-type="float" office:value="0" calcext:value-type="float">
            <text:p>0</text:p>
          </table:table-cell>
          <table:table-cell table:formula="of:=IF(AND([.C26]=&quot;Creciente&quot;;[.E26]&lt;&gt;&quot;Mañana&quot;);[.G26];0)" office:value-type="float" office:value="0" calcext:value-type="float">
            <text:p>0</text:p>
          </table:table-cell>
          <table:table-cell table:formula="of:=IF(AND([.C26]=&quot;Decreciente&quot;;[.E26]&lt;&gt;&quot;Mañana&quot;);[.G26];0)" office:value-type="float" office:value="0" calcext:value-type="float">
            <text:p>0</text:p>
          </table:table-cell>
          <table:table-cell table:formula="of:=IF(AND([.C26]=&quot;Creciente&quot;;[.D26]=&quot;Inflexion Durante el día&quot;);[.I26];0)" office:value-type="float" office:value="0" calcext:value-type="float">
            <text:p>0</text:p>
          </table:table-cell>
          <table:table-cell table:formula="of:=IF([.D26]=&quot;Inflexión Máxima&quot;;[.I26];0)" office:value-type="float" office:value="0" calcext:value-type="float">
            <text:p>0</text:p>
          </table:table-cell>
          <table:table-cell table:formula="of:=IF([.R26]&gt;0;[.I26];0)" office:value-type="float" office:value="3010" calcext:value-type="float">
            <text:p>3010</text:p>
          </table:table-cell>
          <table:table-cell table:formula="of:=IF([.S26]&gt;0;[.I26];0)" office:value-type="float" office:value="0" calcext:value-type="float">
            <text:p>0</text:p>
          </table:table-cell>
          <table:table-cell table:formula="of:=IF([.T26]&gt;0;[.I26];0)" office:value-type="float" office:value="0" calcext:value-type="float">
            <text:p>0</text:p>
          </table:table-cell>
          <table:table-cell table:formula="of:=IF(AND([.C26]=&quot;Creciente&quot;;[.E26]&lt;&gt;&quot;Mañana&quot;);[.I26];0)" office:value-type="float" office:value="0" calcext:value-type="float">
            <text:p>0</text:p>
          </table:table-cell>
          <table:table-cell table:formula="of:=IF(AND([.C26]=&quot;Decreciente&quot;;[.E26]&lt;&gt;&quot;Mañana&quot;);[.I26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27]&gt;0;[.G27]&lt;10.5);&quot;Mañana&quot;;IF(AND([.G27]&gt;=10.5;[.G27]&lt;16);&quot;Almuerzo&quot;;IF([.G27]&gt;=16;&quot;Tarde&quot;;&quot;Nada&quot;)))" office:value-type="string" office:string-value="Almuerzo" calcext:value-type="string">
            <text:p>Almuerzo</text:p>
          </table:table-cell>
          <table:table-cell table:formula="of:=0.458" office:value-type="float" office:value="0.458" calcext:value-type="float">
            <text:p>0,458</text:p>
          </table:table-cell>
          <table:table-cell table:formula="of:=[.F27]*24" office:value-type="float" office:value="10.992" calcext:value-type="float">
            <text:p>10,992</text:p>
          </table:table-cell>
          <table:table-cell table:formula="of:=[$Hoja3.G26]" office:value-type="string" office:string-value="10:60" calcext:value-type="string">
            <text:p>10:60</text:p>
          </table:table-cell>
          <table:table-cell table:formula="of:=20000+1.134*10^5" office:value-type="float" office:value="133400" calcext:value-type="float">
            <text:p>133400</text:p>
          </table:table-cell>
          <table:table-cell office:value-type="float" office:value="6.465" calcext:value-type="float">
            <text:p>6,465</text:p>
          </table:table-cell>
          <table:covered-table-cell/>
          <table:table-cell table:formula="of:=IF(AND([.G27]&gt;=12;[.G27]&lt;15);[.J27];0)" office:value-type="float" office:value="0" calcext:value-type="float">
            <text:p>0</text:p>
          </table:table-cell>
          <table:table-cell table:formula="of:=IF([.G27]&gt;16;[.J27];0)" office:value-type="float" office:value="0" calcext:value-type="float">
            <text:p>0</text:p>
          </table:table-cell>
          <table:table-cell table:formula="of:=IF(AND([.C27]=&quot;Creciente&quot;;[.D27]=&quot;Inflexion Durante el día&quot;);[.J27];0)" office:value-type="float" office:value="6.465" calcext:value-type="float">
            <text:p>6,465</text:p>
          </table:table-cell>
          <table:table-cell table:formula="of:=IF([.D27]=&quot;Inflexión Máxima&quot;;[.J27];0)" office:value-type="float" office:value="0" calcext:value-type="float">
            <text:p>0</text:p>
          </table:table-cell>
          <table:table-cell table:formula="of:=IF(AND([.C27]=&quot;Creciente&quot;;[.E27]&lt;&gt;&quot;Mañana&quot;);[.J27];0)" office:value-type="float" office:value="6.465" calcext:value-type="float">
            <text:p>6,465</text:p>
          </table:table-cell>
          <table:table-cell table:formula="of:=IF(AND([.C27]=&quot;Decreciente&quot;;[.E27]&lt;&gt;&quot;Mañana&quot;);[.J27];0)" office:value-type="float" office:value="0" calcext:value-type="float">
            <text:p>0</text:p>
          </table:table-cell>
          <table:table-cell table:formula="of:=IF(AND([.G27]&gt;=5.5;[.G27]&lt;=9.5);[.G27];0)" office:value-type="float" office:value="0" calcext:value-type="float">
            <text:p>0</text:p>
          </table:table-cell>
          <table:table-cell table:formula="of:=IF(AND([.G27]&gt;=12;[.G27]&lt;15);[.G27];0)" office:value-type="float" office:value="0" calcext:value-type="float">
            <text:p>0</text:p>
          </table:table-cell>
          <table:table-cell table:formula="of:=IF([.G27]&gt;16;[.G27];0)" office:value-type="float" office:value="0" calcext:value-type="float">
            <text:p>0</text:p>
          </table:table-cell>
          <table:table-cell table:formula="of:=IF(AND([.C27]=&quot;Creciente&quot;;[.D27]=&quot;Inflexion Durante el día&quot;);[.G27];0)" office:value-type="float" office:value="10.992" calcext:value-type="float">
            <text:p>10,992</text:p>
          </table:table-cell>
          <table:table-cell table:formula="of:=IF([.D27]=&quot;Inflexión Máxima&quot;;[.G27];0)" office:value-type="float" office:value="0" calcext:value-type="float">
            <text:p>0</text:p>
          </table:table-cell>
          <table:table-cell table:formula="of:=IF(AND([.C27]=&quot;Creciente&quot;;[.E27]&lt;&gt;&quot;Mañana&quot;);[.G27];0)" office:value-type="float" office:value="10.992" calcext:value-type="float">
            <text:p>10,992</text:p>
          </table:table-cell>
          <table:table-cell table:formula="of:=IF(AND([.C27]=&quot;Decreciente&quot;;[.E27]&lt;&gt;&quot;Mañana&quot;);[.G27];0)" office:value-type="float" office:value="0" calcext:value-type="float">
            <text:p>0</text:p>
          </table:table-cell>
          <table:table-cell table:formula="of:=IF(AND([.C27]=&quot;Creciente&quot;;[.D27]=&quot;Inflexion Durante el día&quot;);[.I27];0)" office:value-type="float" office:value="133400" calcext:value-type="float">
            <text:p>133400</text:p>
          </table:table-cell>
          <table:table-cell table:formula="of:=IF([.D27]=&quot;Inflexión Máxima&quot;;[.I27];0)" office:value-type="float" office:value="0" calcext:value-type="float">
            <text:p>0</text:p>
          </table:table-cell>
          <table:table-cell table:formula="of:=IF([.R27]&gt;0;[.I27];0)" office:value-type="float" office:value="0" calcext:value-type="float">
            <text:p>0</text:p>
          </table:table-cell>
          <table:table-cell table:formula="of:=IF([.S27]&gt;0;[.I27];0)" office:value-type="float" office:value="0" calcext:value-type="float">
            <text:p>0</text:p>
          </table:table-cell>
          <table:table-cell table:formula="of:=IF([.T27]&gt;0;[.I27];0)" office:value-type="float" office:value="0" calcext:value-type="float">
            <text:p>0</text:p>
          </table:table-cell>
          <table:table-cell table:formula="of:=IF(AND([.C27]=&quot;Creciente&quot;;[.E27]&lt;&gt;&quot;Mañana&quot;);[.I27];0)" office:value-type="float" office:value="133400" calcext:value-type="float">
            <text:p>133400</text:p>
          </table:table-cell>
          <table:table-cell table:formula="of:=IF(AND([.C27]=&quot;Decreciente&quot;;[.E27]&lt;&gt;&quot;Mañana&quot;);[.I27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28]&gt;0;[.G28]&lt;10.5);&quot;Mañana&quot;;IF(AND([.G28]&gt;=10.5;[.G28]&lt;16);&quot;Almuerzo&quot;;IF([.G28]&gt;=16;&quot;Tarde&quot;;&quot;Nada&quot;)))" office:value-type="string" office:string-value="Almuerzo" calcext:value-type="string">
            <text:p>Almuerzo</text:p>
          </table:table-cell>
          <table:table-cell office:value-type="float" office:value="0.615" calcext:value-type="float">
            <text:p>0,615</text:p>
          </table:table-cell>
          <table:table-cell table:formula="of:=[.F28]*24" office:value-type="float" office:value="14.76" calcext:value-type="float">
            <text:p>14,76</text:p>
          </table:table-cell>
          <table:table-cell table:formula="of:=[$Hoja3.G27]" office:value-type="string" office:string-value="14:46" calcext:value-type="string">
            <text:p>14:46</text:p>
          </table:table-cell>
          <table:table-cell table:formula="of:=20000+1.25*10^5" office:value-type="float" office:value="145000" calcext:value-type="float">
            <text:p>145000</text:p>
          </table:table-cell>
          <table:table-cell office:value-type="float" office:value="8.123" calcext:value-type="float">
            <text:p>8,123</text:p>
          </table:table-cell>
          <table:covered-table-cell/>
          <table:table-cell table:formula="of:=IF(AND([.G28]&gt;=12;[.G28]&lt;15);[.J28];0)" office:value-type="float" office:value="8.123" calcext:value-type="float">
            <text:p>8,123</text:p>
          </table:table-cell>
          <table:table-cell table:formula="of:=IF([.G28]&gt;16;[.J28];0)" office:value-type="float" office:value="0" calcext:value-type="float">
            <text:p>0</text:p>
          </table:table-cell>
          <table:table-cell table:formula="of:=IF(AND([.C28]=&quot;Creciente&quot;;[.D28]=&quot;Inflexion Durante el día&quot;);[.J28];0)" office:value-type="float" office:value="0" calcext:value-type="float">
            <text:p>0</text:p>
          </table:table-cell>
          <table:table-cell table:formula="of:=IF([.D28]=&quot;Inflexión Máxima&quot;;[.J28];0)" office:value-type="float" office:value="8.123" calcext:value-type="float">
            <text:p>8,123</text:p>
          </table:table-cell>
          <table:table-cell table:formula="of:=IF(AND([.C28]=&quot;Creciente&quot;;[.E28]&lt;&gt;&quot;Mañana&quot;);[.J28];0)" office:value-type="float" office:value="0" calcext:value-type="float">
            <text:p>0</text:p>
          </table:table-cell>
          <table:table-cell table:formula="of:=IF(AND([.C28]=&quot;Decreciente&quot;;[.E28]&lt;&gt;&quot;Mañana&quot;);[.J28];0)" office:value-type="float" office:value="8.123" calcext:value-type="float">
            <text:p>8,123</text:p>
          </table:table-cell>
          <table:table-cell table:formula="of:=IF(AND([.G28]&gt;=5.5;[.G28]&lt;=9.5);[.G28];0)" office:value-type="float" office:value="0" calcext:value-type="float">
            <text:p>0</text:p>
          </table:table-cell>
          <table:table-cell table:formula="of:=IF(AND([.G28]&gt;=12;[.G28]&lt;15);[.G28];0)" office:value-type="float" office:value="14.76" calcext:value-type="float">
            <text:p>14,76</text:p>
          </table:table-cell>
          <table:table-cell table:formula="of:=IF([.G28]&gt;16;[.G28];0)" office:value-type="float" office:value="0" calcext:value-type="float">
            <text:p>0</text:p>
          </table:table-cell>
          <table:table-cell table:formula="of:=IF(AND([.C28]=&quot;Creciente&quot;;[.D28]=&quot;Inflexion Durante el día&quot;);[.G28];0)" office:value-type="float" office:value="0" calcext:value-type="float">
            <text:p>0</text:p>
          </table:table-cell>
          <table:table-cell table:formula="of:=IF([.D28]=&quot;Inflexión Máxima&quot;;[.G28];0)" office:value-type="float" office:value="14.76" calcext:value-type="float">
            <text:p>14,76</text:p>
          </table:table-cell>
          <table:table-cell table:formula="of:=IF(AND([.C28]=&quot;Creciente&quot;;[.E28]&lt;&gt;&quot;Mañana&quot;);[.G28];0)" office:value-type="float" office:value="0" calcext:value-type="float">
            <text:p>0</text:p>
          </table:table-cell>
          <table:table-cell table:formula="of:=IF(AND([.C28]=&quot;Decreciente&quot;;[.E28]&lt;&gt;&quot;Mañana&quot;);[.G28];0)" office:value-type="float" office:value="14.76" calcext:value-type="float">
            <text:p>14,76</text:p>
          </table:table-cell>
          <table:table-cell table:formula="of:=IF(AND([.C28]=&quot;Creciente&quot;;[.D28]=&quot;Inflexion Durante el día&quot;);[.I28];0)" office:value-type="float" office:value="0" calcext:value-type="float">
            <text:p>0</text:p>
          </table:table-cell>
          <table:table-cell table:formula="of:=IF([.D28]=&quot;Inflexión Máxima&quot;;[.I28];0)" office:value-type="float" office:value="145000" calcext:value-type="float">
            <text:p>145000</text:p>
          </table:table-cell>
          <table:table-cell table:formula="of:=IF([.R28]&gt;0;[.I28];0)" office:value-type="float" office:value="0" calcext:value-type="float">
            <text:p>0</text:p>
          </table:table-cell>
          <table:table-cell table:formula="of:=IF([.S28]&gt;0;[.I28];0)" office:value-type="float" office:value="145000" calcext:value-type="float">
            <text:p>145000</text:p>
          </table:table-cell>
          <table:table-cell table:formula="of:=IF([.T28]&gt;0;[.I28];0)" office:value-type="float" office:value="0" calcext:value-type="float">
            <text:p>0</text:p>
          </table:table-cell>
          <table:table-cell table:formula="of:=IF(AND([.C28]=&quot;Creciente&quot;;[.E28]&lt;&gt;&quot;Mañana&quot;);[.I28];0)" office:value-type="float" office:value="0" calcext:value-type="float">
            <text:p>0</text:p>
          </table:table-cell>
          <table:table-cell table:formula="of:=IF(AND([.C28]=&quot;Decreciente&quot;;[.E28]&lt;&gt;&quot;Mañana&quot;);[.I28];0)" office:value-type="float" office:value="145000" calcext:value-type="float">
            <text:p>145000</text:p>
          </table:table-cell>
        </table:table-row>
        <table:table-row table:style-name="ro1">
          <table:table-cell/>
          <table:table-cell table:style-name="ce3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29]&gt;0;[.G29]&lt;10.5);&quot;Mañana&quot;;IF(AND([.G29]&gt;=10.5;[.G29]&lt;16);&quot;Almuerzo&quot;;IF([.G29]&gt;=16;&quot;Tarde&quot;;&quot;Nada&quot;)))" office:value-type="string" office:string-value="Mañana" calcext:value-type="string">
            <text:p>Mañana</text:p>
          </table:table-cell>
          <table:table-cell office:value-type="float" office:value="0.241" calcext:value-type="float">
            <text:p>0,241</text:p>
          </table:table-cell>
          <table:table-cell table:formula="of:=[.F29]*24" office:value-type="float" office:value="5.784" calcext:value-type="float">
            <text:p>5,784</text:p>
          </table:table-cell>
          <table:table-cell table:formula="of:=[$Hoja3.G28]" office:value-type="string" office:string-value="5:47" calcext:value-type="string">
            <text:p>5:47</text:p>
          </table:table-cell>
          <table:table-cell table:formula="of:=20000-1.802*10^4"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29]&gt;=12;[.G29]&lt;15);[.J29];0)" office:value-type="float" office:value="0" calcext:value-type="float">
            <text:p>0</text:p>
          </table:table-cell>
          <table:table-cell table:formula="of:=IF([.G29]&gt;16;[.J29];0)" office:value-type="float" office:value="0" calcext:value-type="float">
            <text:p>0</text:p>
          </table:table-cell>
          <table:table-cell table:formula="of:=IF(AND([.C29]=&quot;Creciente&quot;;[.D29]=&quot;Inflexion Durante el día&quot;);[.J29];0)" office:value-type="float" office:value="0" calcext:value-type="float">
            <text:p>0</text:p>
          </table:table-cell>
          <table:table-cell table:formula="of:=IF([.D29]=&quot;Inflexión Máxima&quot;;[.J29];0)" office:value-type="float" office:value="0" calcext:value-type="float">
            <text:p>0</text:p>
          </table:table-cell>
          <table:table-cell table:formula="of:=IF(AND([.C29]=&quot;Creciente&quot;;[.E29]&lt;&gt;&quot;Mañana&quot;);[.J29];0)" office:value-type="float" office:value="0" calcext:value-type="float">
            <text:p>0</text:p>
          </table:table-cell>
          <table:table-cell table:formula="of:=IF(AND([.C29]=&quot;Decreciente&quot;;[.E29]&lt;&gt;&quot;Mañana&quot;);[.J29];0)" office:value-type="float" office:value="0" calcext:value-type="float">
            <text:p>0</text:p>
          </table:table-cell>
          <table:table-cell table:formula="of:=IF(AND([.G29]&gt;=5.5;[.G29]&lt;=9.5);[.G29];0)" office:value-type="float" office:value="5.784" calcext:value-type="float">
            <text:p>5,784</text:p>
          </table:table-cell>
          <table:table-cell table:formula="of:=IF(AND([.G29]&gt;=12;[.G29]&lt;15);[.G29];0)" office:value-type="float" office:value="0" calcext:value-type="float">
            <text:p>0</text:p>
          </table:table-cell>
          <table:table-cell table:formula="of:=IF([.G29]&gt;16;[.G29];0)" office:value-type="float" office:value="0" calcext:value-type="float">
            <text:p>0</text:p>
          </table:table-cell>
          <table:table-cell table:formula="of:=IF(AND([.C29]=&quot;Creciente&quot;;[.D29]=&quot;Inflexion Durante el día&quot;);[.G29];0)" office:value-type="float" office:value="0" calcext:value-type="float">
            <text:p>0</text:p>
          </table:table-cell>
          <table:table-cell table:formula="of:=IF([.D29]=&quot;Inflexión Máxima&quot;;[.G29];0)" office:value-type="float" office:value="0" calcext:value-type="float">
            <text:p>0</text:p>
          </table:table-cell>
          <table:table-cell table:formula="of:=IF(AND([.C29]=&quot;Creciente&quot;;[.E29]&lt;&gt;&quot;Mañana&quot;);[.G29];0)" office:value-type="float" office:value="0" calcext:value-type="float">
            <text:p>0</text:p>
          </table:table-cell>
          <table:table-cell table:formula="of:=IF(AND([.C29]=&quot;Decreciente&quot;;[.E29]&lt;&gt;&quot;Mañana&quot;);[.G29];0)" office:value-type="float" office:value="0" calcext:value-type="float">
            <text:p>0</text:p>
          </table:table-cell>
          <table:table-cell table:formula="of:=IF(AND([.C29]=&quot;Creciente&quot;;[.D29]=&quot;Inflexion Durante el día&quot;);[.I29];0)" office:value-type="float" office:value="0" calcext:value-type="float">
            <text:p>0</text:p>
          </table:table-cell>
          <table:table-cell table:formula="of:=IF([.D29]=&quot;Inflexión Máxima&quot;;[.I29];0)" office:value-type="float" office:value="0" calcext:value-type="float">
            <text:p>0</text:p>
          </table:table-cell>
          <table:table-cell table:formula="of:=IF([.R29]&gt;0;[.I29];0)" office:value-type="float" office:value="1980" calcext:value-type="float">
            <text:p>1980</text:p>
          </table:table-cell>
          <table:table-cell table:formula="of:=IF([.S29]&gt;0;[.I29];0)" office:value-type="float" office:value="0" calcext:value-type="float">
            <text:p>0</text:p>
          </table:table-cell>
          <table:table-cell table:formula="of:=IF([.T29]&gt;0;[.I29];0)" office:value-type="float" office:value="0" calcext:value-type="float">
            <text:p>0</text:p>
          </table:table-cell>
          <table:table-cell table:formula="of:=IF(AND([.C29]=&quot;Creciente&quot;;[.E29]&lt;&gt;&quot;Mañana&quot;);[.I29];0)" office:value-type="float" office:value="0" calcext:value-type="float">
            <text:p>0</text:p>
          </table:table-cell>
          <table:table-cell table:formula="of:=IF(AND([.C29]=&quot;Decreciente&quot;;[.E29]&lt;&gt;&quot;Mañana&quot;);[.I29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30]&gt;0;[.G30]&lt;10.5);&quot;Mañana&quot;;IF(AND([.G30]&gt;=10.5;[.G30]&lt;16);&quot;Almuerzo&quot;;IF([.G30]&gt;=16;&quot;Tarde&quot;;&quot;Nada&quot;)))" office:value-type="string" office:string-value="Almuerzo" calcext:value-type="string">
            <text:p>Almuerzo</text:p>
          </table:table-cell>
          <table:table-cell office:value-type="float" office:value="0.542" calcext:value-type="float">
            <text:p>0,542</text:p>
          </table:table-cell>
          <table:table-cell table:formula="of:=[.F30]*24" office:value-type="float" office:value="13.008" calcext:value-type="float">
            <text:p>13,008</text:p>
          </table:table-cell>
          <table:table-cell table:formula="of:=[$Hoja3.G29]" office:value-type="string" office:string-value="13:00" calcext:value-type="string">
            <text:p>13:00</text:p>
          </table:table-cell>
          <table:table-cell table:formula="of:=1.258*10^5+20000" office:value-type="float" office:value="145800" calcext:value-type="float">
            <text:p>145800</text:p>
          </table:table-cell>
          <table:table-cell office:value-type="float" office:value="8.109" calcext:value-type="float">
            <text:p>8,109</text:p>
          </table:table-cell>
          <table:covered-table-cell/>
          <table:table-cell table:formula="of:=IF(AND([.G30]&gt;=12;[.G30]&lt;15);[.J30];0)" office:value-type="float" office:value="8.109" calcext:value-type="float">
            <text:p>8,109</text:p>
          </table:table-cell>
          <table:table-cell table:formula="of:=IF([.G30]&gt;16;[.J30];0)" office:value-type="float" office:value="0" calcext:value-type="float">
            <text:p>0</text:p>
          </table:table-cell>
          <table:table-cell table:formula="of:=IF(AND([.C30]=&quot;Creciente&quot;;[.D30]=&quot;Inflexion Durante el día&quot;);[.J30];0)" office:value-type="float" office:value="0" calcext:value-type="float">
            <text:p>0</text:p>
          </table:table-cell>
          <table:table-cell table:formula="of:=IF([.D30]=&quot;Inflexión Máxima&quot;;[.J30];0)" office:value-type="float" office:value="8.109" calcext:value-type="float">
            <text:p>8,109</text:p>
          </table:table-cell>
          <table:table-cell table:formula="of:=IF(AND([.C30]=&quot;Creciente&quot;;[.E30]&lt;&gt;&quot;Mañana&quot;);[.J30];0)" office:value-type="float" office:value="0" calcext:value-type="float">
            <text:p>0</text:p>
          </table:table-cell>
          <table:table-cell table:formula="of:=IF(AND([.C30]=&quot;Decreciente&quot;;[.E30]&lt;&gt;&quot;Mañana&quot;);[.J30];0)" office:value-type="float" office:value="8.109" calcext:value-type="float">
            <text:p>8,109</text:p>
          </table:table-cell>
          <table:table-cell table:formula="of:=IF(AND([.G30]&gt;=5.5;[.G30]&lt;=9.5);[.G30];0)" office:value-type="float" office:value="0" calcext:value-type="float">
            <text:p>0</text:p>
          </table:table-cell>
          <table:table-cell table:formula="of:=IF(AND([.G30]&gt;=12;[.G30]&lt;15);[.G30];0)" office:value-type="float" office:value="13.008" calcext:value-type="float">
            <text:p>13,008</text:p>
          </table:table-cell>
          <table:table-cell table:formula="of:=IF([.G30]&gt;16;[.G30];0)" office:value-type="float" office:value="0" calcext:value-type="float">
            <text:p>0</text:p>
          </table:table-cell>
          <table:table-cell table:formula="of:=IF(AND([.C30]=&quot;Creciente&quot;;[.D30]=&quot;Inflexion Durante el día&quot;);[.G30];0)" office:value-type="float" office:value="0" calcext:value-type="float">
            <text:p>0</text:p>
          </table:table-cell>
          <table:table-cell table:formula="of:=IF([.D30]=&quot;Inflexión Máxima&quot;;[.G30];0)" office:value-type="float" office:value="13.008" calcext:value-type="float">
            <text:p>13,008</text:p>
          </table:table-cell>
          <table:table-cell table:formula="of:=IF(AND([.C30]=&quot;Creciente&quot;;[.E30]&lt;&gt;&quot;Mañana&quot;);[.G30];0)" office:value-type="float" office:value="0" calcext:value-type="float">
            <text:p>0</text:p>
          </table:table-cell>
          <table:table-cell table:formula="of:=IF(AND([.C30]=&quot;Decreciente&quot;;[.E30]&lt;&gt;&quot;Mañana&quot;);[.G30];0)" office:value-type="float" office:value="13.008" calcext:value-type="float">
            <text:p>13,008</text:p>
          </table:table-cell>
          <table:table-cell table:formula="of:=IF(AND([.C30]=&quot;Creciente&quot;;[.D30]=&quot;Inflexion Durante el día&quot;);[.I30];0)" office:value-type="float" office:value="0" calcext:value-type="float">
            <text:p>0</text:p>
          </table:table-cell>
          <table:table-cell table:formula="of:=IF([.D30]=&quot;Inflexión Máxima&quot;;[.I30];0)" office:value-type="float" office:value="145800" calcext:value-type="float">
            <text:p>145800</text:p>
          </table:table-cell>
          <table:table-cell table:formula="of:=IF([.R30]&gt;0;[.I30];0)" office:value-type="float" office:value="0" calcext:value-type="float">
            <text:p>0</text:p>
          </table:table-cell>
          <table:table-cell table:formula="of:=IF([.S30]&gt;0;[.I30];0)" office:value-type="float" office:value="145800" calcext:value-type="float">
            <text:p>145800</text:p>
          </table:table-cell>
          <table:table-cell table:formula="of:=IF([.T30]&gt;0;[.I30];0)" office:value-type="float" office:value="0" calcext:value-type="float">
            <text:p>0</text:p>
          </table:table-cell>
          <table:table-cell table:formula="of:=IF(AND([.C30]=&quot;Creciente&quot;;[.E30]&lt;&gt;&quot;Mañana&quot;);[.I30];0)" office:value-type="float" office:value="0" calcext:value-type="float">
            <text:p>0</text:p>
          </table:table-cell>
          <table:table-cell table:formula="of:=IF(AND([.C30]=&quot;Decreciente&quot;;[.E30]&lt;&gt;&quot;Mañana&quot;);[.I30];0)" office:value-type="float" office:value="145800" calcext:value-type="float">
            <text:p>1458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31]&gt;0;[.G31]&lt;10.5);&quot;Mañana&quot;;IF(AND([.G31]&gt;=10.5;[.G31]&lt;16);&quot;Almuerzo&quot;;IF([.G31]&gt;=16;&quot;Tarde&quot;;&quot;Nada&quot;)))" office:value-type="string" office:string-value="Almuerzo" calcext:value-type="string">
            <text:p>Almuerzo</text:p>
          </table:table-cell>
          <table:table-cell office:value-type="float" office:value="0.601" calcext:value-type="float">
            <text:p>0,601</text:p>
          </table:table-cell>
          <table:table-cell table:formula="of:=[.F31]*24" office:value-type="float" office:value="14.424" calcext:value-type="float">
            <text:p>14,424</text:p>
          </table:table-cell>
          <table:table-cell table:formula="of:=[$Hoja3.G30]" office:value-type="string" office:string-value="14:25" calcext:value-type="string">
            <text:p>14:25</text:p>
          </table:table-cell>
          <table:table-cell table:formula="of:=1.058*10^5+20000" office:value-type="float" office:value="125800" calcext:value-type="float">
            <text:p>125800</text:p>
          </table:table-cell>
          <table:table-cell office:value-type="float" office:value="5.648" calcext:value-type="float">
            <text:p>5,648</text:p>
          </table:table-cell>
          <table:covered-table-cell/>
          <table:table-cell table:formula="of:=IF(AND([.G31]&gt;=12;[.G31]&lt;15);[.J31];0)" office:value-type="float" office:value="5.648" calcext:value-type="float">
            <text:p>5,648</text:p>
          </table:table-cell>
          <table:table-cell table:formula="of:=IF([.G31]&gt;16;[.J31];0)" office:value-type="float" office:value="0" calcext:value-type="float">
            <text:p>0</text:p>
          </table:table-cell>
          <table:table-cell table:formula="of:=IF(AND([.C31]=&quot;Creciente&quot;;[.D31]=&quot;Inflexion Durante el día&quot;);[.J31];0)" office:value-type="float" office:value="5.648" calcext:value-type="float">
            <text:p>5,648</text:p>
          </table:table-cell>
          <table:table-cell table:formula="of:=IF([.D31]=&quot;Inflexión Máxima&quot;;[.J31];0)" office:value-type="float" office:value="0" calcext:value-type="float">
            <text:p>0</text:p>
          </table:table-cell>
          <table:table-cell table:formula="of:=IF(AND([.C31]=&quot;Creciente&quot;;[.E31]&lt;&gt;&quot;Mañana&quot;);[.J31];0)" office:value-type="float" office:value="5.648" calcext:value-type="float">
            <text:p>5,648</text:p>
          </table:table-cell>
          <table:table-cell table:formula="of:=IF(AND([.C31]=&quot;Decreciente&quot;;[.E31]&lt;&gt;&quot;Mañana&quot;);[.J31];0)" office:value-type="float" office:value="0" calcext:value-type="float">
            <text:p>0</text:p>
          </table:table-cell>
          <table:table-cell table:formula="of:=IF(AND([.G31]&gt;=5.5;[.G31]&lt;=9.5);[.G31];0)" office:value-type="float" office:value="0" calcext:value-type="float">
            <text:p>0</text:p>
          </table:table-cell>
          <table:table-cell table:formula="of:=IF(AND([.G31]&gt;=12;[.G31]&lt;15);[.G31];0)" office:value-type="float" office:value="14.424" calcext:value-type="float">
            <text:p>14,424</text:p>
          </table:table-cell>
          <table:table-cell table:formula="of:=IF([.G31]&gt;16;[.G31];0)" office:value-type="float" office:value="0" calcext:value-type="float">
            <text:p>0</text:p>
          </table:table-cell>
          <table:table-cell table:formula="of:=IF(AND([.C31]=&quot;Creciente&quot;;[.D31]=&quot;Inflexion Durante el día&quot;);[.G31];0)" office:value-type="float" office:value="14.424" calcext:value-type="float">
            <text:p>14,424</text:p>
          </table:table-cell>
          <table:table-cell table:formula="of:=IF([.D31]=&quot;Inflexión Máxima&quot;;[.G31];0)" office:value-type="float" office:value="0" calcext:value-type="float">
            <text:p>0</text:p>
          </table:table-cell>
          <table:table-cell table:formula="of:=IF(AND([.C31]=&quot;Creciente&quot;;[.E31]&lt;&gt;&quot;Mañana&quot;);[.G31];0)" office:value-type="float" office:value="14.424" calcext:value-type="float">
            <text:p>14,424</text:p>
          </table:table-cell>
          <table:table-cell table:formula="of:=IF(AND([.C31]=&quot;Decreciente&quot;;[.E31]&lt;&gt;&quot;Mañana&quot;);[.G31];0)" office:value-type="float" office:value="0" calcext:value-type="float">
            <text:p>0</text:p>
          </table:table-cell>
          <table:table-cell table:formula="of:=IF(AND([.C31]=&quot;Creciente&quot;;[.D31]=&quot;Inflexion Durante el día&quot;);[.I31];0)" office:value-type="float" office:value="125800" calcext:value-type="float">
            <text:p>125800</text:p>
          </table:table-cell>
          <table:table-cell table:formula="of:=IF([.D31]=&quot;Inflexión Máxima&quot;;[.I31];0)" office:value-type="float" office:value="0" calcext:value-type="float">
            <text:p>0</text:p>
          </table:table-cell>
          <table:table-cell table:formula="of:=IF([.R31]&gt;0;[.I31];0)" office:value-type="float" office:value="0" calcext:value-type="float">
            <text:p>0</text:p>
          </table:table-cell>
          <table:table-cell table:formula="of:=IF([.S31]&gt;0;[.I31];0)" office:value-type="float" office:value="125800" calcext:value-type="float">
            <text:p>125800</text:p>
          </table:table-cell>
          <table:table-cell table:formula="of:=IF([.T31]&gt;0;[.I31];0)" office:value-type="float" office:value="0" calcext:value-type="float">
            <text:p>0</text:p>
          </table:table-cell>
          <table:table-cell table:formula="of:=IF(AND([.C31]=&quot;Creciente&quot;;[.E31]&lt;&gt;&quot;Mañana&quot;);[.I31];0)" office:value-type="float" office:value="125800" calcext:value-type="float">
            <text:p>125800</text:p>
          </table:table-cell>
          <table:table-cell table:formula="of:=IF(AND([.C31]=&quot;Decreciente&quot;;[.E31]&lt;&gt;&quot;Mañana&quot;);[.I31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32]&gt;0;[.G32]&lt;10.5);&quot;Mañana&quot;;IF(AND([.G32]&gt;=10.5;[.G32]&lt;16);&quot;Almuerzo&quot;;IF([.G32]&gt;=16;&quot;Tarde&quot;;&quot;Nada&quot;)))" office:value-type="string" office:string-value="Tarde" calcext:value-type="string">
            <text:p>Tarde</text:p>
          </table:table-cell>
          <table:table-cell office:value-type="float" office:value="0.667" calcext:value-type="float">
            <text:p>0,667</text:p>
          </table:table-cell>
          <table:table-cell table:formula="of:=[.F32]*24" office:value-type="float" office:value="16.008" calcext:value-type="float">
            <text:p>16,008</text:p>
          </table:table-cell>
          <table:table-cell table:formula="of:=[$Hoja3.G31]" office:value-type="string" office:string-value="16:00" calcext:value-type="string">
            <text:p>16:00</text:p>
          </table:table-cell>
          <table:table-cell table:formula="of:=1.155*10^5+20000" office:value-type="float" office:value="135500" calcext:value-type="float">
            <text:p>135500</text:p>
          </table:table-cell>
          <table:table-cell office:value-type="float" office:value="7.36" calcext:value-type="float">
            <text:p>7,36</text:p>
          </table:table-cell>
          <table:covered-table-cell/>
          <table:table-cell table:formula="of:=IF(AND([.G32]&gt;=12;[.G32]&lt;15);[.J32];0)" office:value-type="float" office:value="0" calcext:value-type="float">
            <text:p>0</text:p>
          </table:table-cell>
          <table:table-cell table:formula="of:=IF([.G32]&gt;16;[.J32];0)" office:value-type="float" office:value="7.36" calcext:value-type="float">
            <text:p>7,36</text:p>
          </table:table-cell>
          <table:table-cell table:formula="of:=IF(AND([.C32]=&quot;Creciente&quot;;[.D32]=&quot;Inflexion Durante el día&quot;);[.J32];0)" office:value-type="float" office:value="0" calcext:value-type="float">
            <text:p>0</text:p>
          </table:table-cell>
          <table:table-cell table:formula="of:=IF([.D32]=&quot;Inflexión Máxima&quot;;[.J32];0)" office:value-type="float" office:value="0" calcext:value-type="float">
            <text:p>0</text:p>
          </table:table-cell>
          <table:table-cell table:formula="of:=IF(AND([.C32]=&quot;Creciente&quot;;[.E32]&lt;&gt;&quot;Mañana&quot;);[.J32];0)" office:value-type="float" office:value="0" calcext:value-type="float">
            <text:p>0</text:p>
          </table:table-cell>
          <table:table-cell table:formula="of:=IF(AND([.C32]=&quot;Decreciente&quot;;[.E32]&lt;&gt;&quot;Mañana&quot;);[.J32];0)" office:value-type="float" office:value="7.36" calcext:value-type="float">
            <text:p>7,36</text:p>
          </table:table-cell>
          <table:table-cell table:formula="of:=IF(AND([.G32]&gt;=5.5;[.G32]&lt;=9.5);[.G32];0)" office:value-type="float" office:value="0" calcext:value-type="float">
            <text:p>0</text:p>
          </table:table-cell>
          <table:table-cell table:formula="of:=IF(AND([.G32]&gt;=12;[.G32]&lt;15);[.G32];0)" office:value-type="float" office:value="0" calcext:value-type="float">
            <text:p>0</text:p>
          </table:table-cell>
          <table:table-cell table:formula="of:=IF([.G32]&gt;16;[.G32];0)" office:value-type="float" office:value="16.008" calcext:value-type="float">
            <text:p>16,008</text:p>
          </table:table-cell>
          <table:table-cell table:formula="of:=IF(AND([.C32]=&quot;Creciente&quot;;[.D32]=&quot;Inflexion Durante el día&quot;);[.G32];0)" office:value-type="float" office:value="0" calcext:value-type="float">
            <text:p>0</text:p>
          </table:table-cell>
          <table:table-cell table:formula="of:=IF([.D32]=&quot;Inflexión Máxima&quot;;[.G32];0)" office:value-type="float" office:value="0" calcext:value-type="float">
            <text:p>0</text:p>
          </table:table-cell>
          <table:table-cell table:formula="of:=IF(AND([.C32]=&quot;Creciente&quot;;[.E32]&lt;&gt;&quot;Mañana&quot;);[.G32];0)" office:value-type="float" office:value="0" calcext:value-type="float">
            <text:p>0</text:p>
          </table:table-cell>
          <table:table-cell table:formula="of:=IF(AND([.C32]=&quot;Decreciente&quot;;[.E32]&lt;&gt;&quot;Mañana&quot;);[.G32];0)" office:value-type="float" office:value="16.008" calcext:value-type="float">
            <text:p>16,008</text:p>
          </table:table-cell>
          <table:table-cell table:formula="of:=IF(AND([.C32]=&quot;Creciente&quot;;[.D32]=&quot;Inflexion Durante el día&quot;);[.I32];0)" office:value-type="float" office:value="0" calcext:value-type="float">
            <text:p>0</text:p>
          </table:table-cell>
          <table:table-cell table:formula="of:=IF([.D32]=&quot;Inflexión Máxima&quot;;[.I32];0)" office:value-type="float" office:value="0" calcext:value-type="float">
            <text:p>0</text:p>
          </table:table-cell>
          <table:table-cell table:formula="of:=IF([.R32]&gt;0;[.I32];0)" office:value-type="float" office:value="0" calcext:value-type="float">
            <text:p>0</text:p>
          </table:table-cell>
          <table:table-cell table:formula="of:=IF([.S32]&gt;0;[.I32];0)" office:value-type="float" office:value="0" calcext:value-type="float">
            <text:p>0</text:p>
          </table:table-cell>
          <table:table-cell table:formula="of:=IF([.T32]&gt;0;[.I32];0)" office:value-type="float" office:value="135500" calcext:value-type="float">
            <text:p>135500</text:p>
          </table:table-cell>
          <table:table-cell table:formula="of:=IF(AND([.C32]=&quot;Creciente&quot;;[.E32]&lt;&gt;&quot;Mañana&quot;);[.I32];0)" office:value-type="float" office:value="0" calcext:value-type="float">
            <text:p>0</text:p>
          </table:table-cell>
          <table:table-cell table:formula="of:=IF(AND([.C32]=&quot;Decreciente&quot;;[.E32]&lt;&gt;&quot;Mañana&quot;);[.I32];0)" office:value-type="float" office:value="135500" calcext:value-type="float">
            <text:p>135500</text:p>
          </table:table-cell>
        </table:table-row>
        <table:table-row table:style-name="ro1">
          <table:table-cell/>
          <table:table-cell table:style-name="ce3" office:value-type="float" office:value="8" calcext:value-type="float" table:number-columns-spanned="1" table:number-rows-spanned="4">
            <text:p>8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33]&gt;0;[.G33]&lt;10.5);&quot;Mañana&quot;;IF(AND([.G33]&gt;=10.5;[.G33]&lt;16);&quot;Almuerzo&quot;;IF([.G33]&gt;=16;&quot;Tarde&quot;;&quot;Nada&quot;)))" office:value-type="string" office:string-value="Mañana" calcext:value-type="string">
            <text:p>Mañana</text:p>
          </table:table-cell>
          <table:table-cell office:value-type="float" office:value="0.281" calcext:value-type="float">
            <text:p>0,281</text:p>
          </table:table-cell>
          <table:table-cell table:formula="of:=[.F33]*24" office:value-type="float" office:value="6.744" calcext:value-type="float">
            <text:p>6,744</text:p>
          </table:table-cell>
          <table:table-cell table:formula="of:=[$Hoja3.G32]" office:value-type="string" office:string-value="6:45" calcext:value-type="string">
            <text:p>6:45</text:p>
          </table:table-cell>
          <table:table-cell table:formula="of:=20000-1.716*10^4"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33]&gt;=12;[.G33]&lt;15);[.J33];0)" office:value-type="float" office:value="0" calcext:value-type="float">
            <text:p>0</text:p>
          </table:table-cell>
          <table:table-cell table:formula="of:=IF([.G33]&gt;16;[.J33];0)" office:value-type="float" office:value="0" calcext:value-type="float">
            <text:p>0</text:p>
          </table:table-cell>
          <table:table-cell table:formula="of:=IF(AND([.C33]=&quot;Creciente&quot;;[.D33]=&quot;Inflexion Durante el día&quot;);[.J33];0)" office:value-type="float" office:value="0" calcext:value-type="float">
            <text:p>0</text:p>
          </table:table-cell>
          <table:table-cell table:formula="of:=IF([.D33]=&quot;Inflexión Máxima&quot;;[.J33];0)" office:value-type="float" office:value="0" calcext:value-type="float">
            <text:p>0</text:p>
          </table:table-cell>
          <table:table-cell table:formula="of:=IF(AND([.C33]=&quot;Creciente&quot;;[.E33]&lt;&gt;&quot;Mañana&quot;);[.J33];0)" office:value-type="float" office:value="0" calcext:value-type="float">
            <text:p>0</text:p>
          </table:table-cell>
          <table:table-cell table:formula="of:=IF(AND([.C33]=&quot;Decreciente&quot;;[.E33]&lt;&gt;&quot;Mañana&quot;);[.J33];0)" office:value-type="float" office:value="0" calcext:value-type="float">
            <text:p>0</text:p>
          </table:table-cell>
          <table:table-cell table:formula="of:=IF(AND([.G33]&gt;=5.5;[.G33]&lt;=9.5);[.G33];0)" office:value-type="float" office:value="6.744" calcext:value-type="float">
            <text:p>6,744</text:p>
          </table:table-cell>
          <table:table-cell table:formula="of:=IF(AND([.G33]&gt;=12;[.G33]&lt;15);[.G33];0)" office:value-type="float" office:value="0" calcext:value-type="float">
            <text:p>0</text:p>
          </table:table-cell>
          <table:table-cell table:formula="of:=IF([.G33]&gt;16;[.G33];0)" office:value-type="float" office:value="0" calcext:value-type="float">
            <text:p>0</text:p>
          </table:table-cell>
          <table:table-cell table:formula="of:=IF(AND([.C33]=&quot;Creciente&quot;;[.D33]=&quot;Inflexion Durante el día&quot;);[.G33];0)" office:value-type="float" office:value="0" calcext:value-type="float">
            <text:p>0</text:p>
          </table:table-cell>
          <table:table-cell table:formula="of:=IF([.D33]=&quot;Inflexión Máxima&quot;;[.G33];0)" office:value-type="float" office:value="0" calcext:value-type="float">
            <text:p>0</text:p>
          </table:table-cell>
          <table:table-cell table:formula="of:=IF(AND([.C33]=&quot;Creciente&quot;;[.E33]&lt;&gt;&quot;Mañana&quot;);[.G33];0)" office:value-type="float" office:value="0" calcext:value-type="float">
            <text:p>0</text:p>
          </table:table-cell>
          <table:table-cell table:formula="of:=IF(AND([.C33]=&quot;Decreciente&quot;;[.E33]&lt;&gt;&quot;Mañana&quot;);[.G33];0)" office:value-type="float" office:value="0" calcext:value-type="float">
            <text:p>0</text:p>
          </table:table-cell>
          <table:table-cell table:formula="of:=IF(AND([.C33]=&quot;Creciente&quot;;[.D33]=&quot;Inflexion Durante el día&quot;);[.I33];0)" office:value-type="float" office:value="0" calcext:value-type="float">
            <text:p>0</text:p>
          </table:table-cell>
          <table:table-cell table:formula="of:=IF([.D33]=&quot;Inflexión Máxima&quot;;[.I33];0)" office:value-type="float" office:value="0" calcext:value-type="float">
            <text:p>0</text:p>
          </table:table-cell>
          <table:table-cell table:formula="of:=IF([.R33]&gt;0;[.I33];0)" office:value-type="float" office:value="2840" calcext:value-type="float">
            <text:p>2840</text:p>
          </table:table-cell>
          <table:table-cell table:formula="of:=IF([.S33]&gt;0;[.I33];0)" office:value-type="float" office:value="0" calcext:value-type="float">
            <text:p>0</text:p>
          </table:table-cell>
          <table:table-cell table:formula="of:=IF([.T33]&gt;0;[.I33];0)" office:value-type="float" office:value="0" calcext:value-type="float">
            <text:p>0</text:p>
          </table:table-cell>
          <table:table-cell table:formula="of:=IF(AND([.C33]=&quot;Creciente&quot;;[.E33]&lt;&gt;&quot;Mañana&quot;);[.I33];0)" office:value-type="float" office:value="0" calcext:value-type="float">
            <text:p>0</text:p>
          </table:table-cell>
          <table:table-cell table:formula="of:=IF(AND([.C33]=&quot;Decreciente&quot;;[.E33]&lt;&gt;&quot;Mañana&quot;);[.I33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34]&gt;0;[.G34]&lt;10.5);&quot;Mañana&quot;;IF(AND([.G34]&gt;=10.5;[.G34]&lt;16);&quot;Almuerzo&quot;;IF([.G34]&gt;=16;&quot;Tarde&quot;;&quot;Nada&quot;)))" office:value-type="string" office:string-value="Almuerzo" calcext:value-type="string">
            <text:p>Almuerzo</text:p>
          </table:table-cell>
          <table:table-cell office:value-type="float" office:value="0.524" calcext:value-type="float">
            <text:p>0,524</text:p>
          </table:table-cell>
          <table:table-cell table:formula="of:=[.F34]*24" office:value-type="float" office:value="12.576" calcext:value-type="float">
            <text:p>12,576</text:p>
          </table:table-cell>
          <table:table-cell table:formula="of:=[$Hoja3.G33]" office:value-type="string" office:string-value="12:35" calcext:value-type="string">
            <text:p>12:35</text:p>
          </table:table-cell>
          <table:table-cell table:formula="of:=1.485*10^5+20000" office:value-type="float" office:value="168500" calcext:value-type="float">
            <text:p>168500</text:p>
          </table:table-cell>
          <table:table-cell office:value-type="float" office:value="8.786" calcext:value-type="float">
            <text:p>8,786</text:p>
          </table:table-cell>
          <table:covered-table-cell/>
          <table:table-cell table:formula="of:=IF(AND([.G34]&gt;=12;[.G34]&lt;15);[.J34];0)" office:value-type="float" office:value="8.786" calcext:value-type="float">
            <text:p>8,786</text:p>
          </table:table-cell>
          <table:table-cell table:formula="of:=IF([.G34]&gt;16;[.J34];0)" office:value-type="float" office:value="0" calcext:value-type="float">
            <text:p>0</text:p>
          </table:table-cell>
          <table:table-cell table:formula="of:=IF(AND([.C34]=&quot;Creciente&quot;;[.D34]=&quot;Inflexion Durante el día&quot;);[.J34];0)" office:value-type="float" office:value="0" calcext:value-type="float">
            <text:p>0</text:p>
          </table:table-cell>
          <table:table-cell table:formula="of:=IF([.D34]=&quot;Inflexión Máxima&quot;;[.J34];0)" office:value-type="float" office:value="8.786" calcext:value-type="float">
            <text:p>8,786</text:p>
          </table:table-cell>
          <table:table-cell table:formula="of:=IF(AND([.C34]=&quot;Creciente&quot;;[.E34]&lt;&gt;&quot;Mañana&quot;);[.J34];0)" office:value-type="float" office:value="0" calcext:value-type="float">
            <text:p>0</text:p>
          </table:table-cell>
          <table:table-cell table:formula="of:=IF(AND([.C34]=&quot;Decreciente&quot;;[.E34]&lt;&gt;&quot;Mañana&quot;);[.J34];0)" office:value-type="float" office:value="8.786" calcext:value-type="float">
            <text:p>8,786</text:p>
          </table:table-cell>
          <table:table-cell table:formula="of:=IF(AND([.G34]&gt;=5.5;[.G34]&lt;=9.5);[.G34];0)" office:value-type="float" office:value="0" calcext:value-type="float">
            <text:p>0</text:p>
          </table:table-cell>
          <table:table-cell table:formula="of:=IF(AND([.G34]&gt;=12;[.G34]&lt;15);[.G34];0)" office:value-type="float" office:value="12.576" calcext:value-type="float">
            <text:p>12,576</text:p>
          </table:table-cell>
          <table:table-cell table:formula="of:=IF([.G34]&gt;16;[.G34];0)" office:value-type="float" office:value="0" calcext:value-type="float">
            <text:p>0</text:p>
          </table:table-cell>
          <table:table-cell table:formula="of:=IF(AND([.C34]=&quot;Creciente&quot;;[.D34]=&quot;Inflexion Durante el día&quot;);[.G34];0)" office:value-type="float" office:value="0" calcext:value-type="float">
            <text:p>0</text:p>
          </table:table-cell>
          <table:table-cell table:formula="of:=IF([.D34]=&quot;Inflexión Máxima&quot;;[.G34];0)" office:value-type="float" office:value="12.576" calcext:value-type="float">
            <text:p>12,576</text:p>
          </table:table-cell>
          <table:table-cell table:formula="of:=IF(AND([.C34]=&quot;Creciente&quot;;[.E34]&lt;&gt;&quot;Mañana&quot;);[.G34];0)" office:value-type="float" office:value="0" calcext:value-type="float">
            <text:p>0</text:p>
          </table:table-cell>
          <table:table-cell table:formula="of:=IF(AND([.C34]=&quot;Decreciente&quot;;[.E34]&lt;&gt;&quot;Mañana&quot;);[.G34];0)" office:value-type="float" office:value="12.576" calcext:value-type="float">
            <text:p>12,576</text:p>
          </table:table-cell>
          <table:table-cell table:formula="of:=IF(AND([.C34]=&quot;Creciente&quot;;[.D34]=&quot;Inflexion Durante el día&quot;);[.I34];0)" office:value-type="float" office:value="0" calcext:value-type="float">
            <text:p>0</text:p>
          </table:table-cell>
          <table:table-cell table:formula="of:=IF([.D34]=&quot;Inflexión Máxima&quot;;[.I34];0)" office:value-type="float" office:value="168500" calcext:value-type="float">
            <text:p>168500</text:p>
          </table:table-cell>
          <table:table-cell table:formula="of:=IF([.R34]&gt;0;[.I34];0)" office:value-type="float" office:value="0" calcext:value-type="float">
            <text:p>0</text:p>
          </table:table-cell>
          <table:table-cell table:formula="of:=IF([.S34]&gt;0;[.I34];0)" office:value-type="float" office:value="168500" calcext:value-type="float">
            <text:p>168500</text:p>
          </table:table-cell>
          <table:table-cell table:formula="of:=IF([.T34]&gt;0;[.I34];0)" office:value-type="float" office:value="0" calcext:value-type="float">
            <text:p>0</text:p>
          </table:table-cell>
          <table:table-cell table:formula="of:=IF(AND([.C34]=&quot;Creciente&quot;;[.E34]&lt;&gt;&quot;Mañana&quot;);[.I34];0)" office:value-type="float" office:value="0" calcext:value-type="float">
            <text:p>0</text:p>
          </table:table-cell>
          <table:table-cell table:formula="of:=IF(AND([.C34]=&quot;Decreciente&quot;;[.E34]&lt;&gt;&quot;Mañana&quot;);[.I34];0)" office:value-type="float" office:value="168500" calcext:value-type="float">
            <text:p>1685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35]&gt;0;[.G35]&lt;10.5);&quot;Mañana&quot;;IF(AND([.G35]&gt;=10.5;[.G35]&lt;16);&quot;Almuerzo&quot;;IF([.G35]&gt;=16;&quot;Tarde&quot;;&quot;Nada&quot;)))" office:value-type="string" office:string-value="Almuerzo" calcext:value-type="string">
            <text:p>Almuerzo</text:p>
          </table:table-cell>
          <table:table-cell office:value-type="float" office:value="0.609" calcext:value-type="float">
            <text:p>0,609</text:p>
          </table:table-cell>
          <table:table-cell table:formula="of:=[.F35]*24" office:value-type="float" office:value="14.616" calcext:value-type="float">
            <text:p>14,616</text:p>
          </table:table-cell>
          <table:table-cell table:formula="of:=[$Hoja3.G34]" office:value-type="string" office:string-value="14:37" calcext:value-type="string">
            <text:p>14:37</text:p>
          </table:table-cell>
          <table:table-cell table:formula="of:=1.101*10^5+20000" office:value-type="float" office:value="130100" calcext:value-type="float">
            <text:p>130100</text:p>
          </table:table-cell>
          <table:table-cell office:value-type="float" office:value="7.402" calcext:value-type="float">
            <text:p>7,402</text:p>
          </table:table-cell>
          <table:covered-table-cell/>
          <table:table-cell table:formula="of:=IF(AND([.G35]&gt;=12;[.G35]&lt;15);[.J35];0)" office:value-type="float" office:value="7.402" calcext:value-type="float">
            <text:p>7,402</text:p>
          </table:table-cell>
          <table:table-cell table:formula="of:=IF([.G35]&gt;16;[.J35];0)" office:value-type="float" office:value="0" calcext:value-type="float">
            <text:p>0</text:p>
          </table:table-cell>
          <table:table-cell table:formula="of:=IF(AND([.C35]=&quot;Creciente&quot;;[.D35]=&quot;Inflexion Durante el día&quot;);[.J35];0)" office:value-type="float" office:value="7.402" calcext:value-type="float">
            <text:p>7,402</text:p>
          </table:table-cell>
          <table:table-cell table:formula="of:=IF([.D35]=&quot;Inflexión Máxima&quot;;[.J35];0)" office:value-type="float" office:value="0" calcext:value-type="float">
            <text:p>0</text:p>
          </table:table-cell>
          <table:table-cell table:formula="of:=IF(AND([.C35]=&quot;Creciente&quot;;[.E35]&lt;&gt;&quot;Mañana&quot;);[.J35];0)" office:value-type="float" office:value="7.402" calcext:value-type="float">
            <text:p>7,402</text:p>
          </table:table-cell>
          <table:table-cell table:formula="of:=IF(AND([.C35]=&quot;Decreciente&quot;;[.E35]&lt;&gt;&quot;Mañana&quot;);[.J35];0)" office:value-type="float" office:value="0" calcext:value-type="float">
            <text:p>0</text:p>
          </table:table-cell>
          <table:table-cell table:formula="of:=IF(AND([.G35]&gt;=5.5;[.G35]&lt;=9.5);[.G35];0)" office:value-type="float" office:value="0" calcext:value-type="float">
            <text:p>0</text:p>
          </table:table-cell>
          <table:table-cell table:formula="of:=IF(AND([.G35]&gt;=12;[.G35]&lt;15);[.G35];0)" office:value-type="float" office:value="14.616" calcext:value-type="float">
            <text:p>14,616</text:p>
          </table:table-cell>
          <table:table-cell table:formula="of:=IF([.G35]&gt;16;[.G35];0)" office:value-type="float" office:value="0" calcext:value-type="float">
            <text:p>0</text:p>
          </table:table-cell>
          <table:table-cell table:formula="of:=IF(AND([.C35]=&quot;Creciente&quot;;[.D35]=&quot;Inflexion Durante el día&quot;);[.G35];0)" office:value-type="float" office:value="14.616" calcext:value-type="float">
            <text:p>14,616</text:p>
          </table:table-cell>
          <table:table-cell table:formula="of:=IF([.D35]=&quot;Inflexión Máxima&quot;;[.G35];0)" office:value-type="float" office:value="0" calcext:value-type="float">
            <text:p>0</text:p>
          </table:table-cell>
          <table:table-cell table:formula="of:=IF(AND([.C35]=&quot;Creciente&quot;;[.E35]&lt;&gt;&quot;Mañana&quot;);[.G35];0)" office:value-type="float" office:value="14.616" calcext:value-type="float">
            <text:p>14,616</text:p>
          </table:table-cell>
          <table:table-cell table:formula="of:=IF(AND([.C35]=&quot;Decreciente&quot;;[.E35]&lt;&gt;&quot;Mañana&quot;);[.G35];0)" office:value-type="float" office:value="0" calcext:value-type="float">
            <text:p>0</text:p>
          </table:table-cell>
          <table:table-cell table:formula="of:=IF(AND([.C35]=&quot;Creciente&quot;;[.D35]=&quot;Inflexion Durante el día&quot;);[.I35];0)" office:value-type="float" office:value="130100" calcext:value-type="float">
            <text:p>130100</text:p>
          </table:table-cell>
          <table:table-cell table:formula="of:=IF([.D35]=&quot;Inflexión Máxima&quot;;[.I35];0)" office:value-type="float" office:value="0" calcext:value-type="float">
            <text:p>0</text:p>
          </table:table-cell>
          <table:table-cell table:formula="of:=IF([.R35]&gt;0;[.I35];0)" office:value-type="float" office:value="0" calcext:value-type="float">
            <text:p>0</text:p>
          </table:table-cell>
          <table:table-cell table:formula="of:=IF([.S35]&gt;0;[.I35];0)" office:value-type="float" office:value="130100" calcext:value-type="float">
            <text:p>130100</text:p>
          </table:table-cell>
          <table:table-cell table:formula="of:=IF([.T35]&gt;0;[.I35];0)" office:value-type="float" office:value="0" calcext:value-type="float">
            <text:p>0</text:p>
          </table:table-cell>
          <table:table-cell table:formula="of:=IF(AND([.C35]=&quot;Creciente&quot;;[.E35]&lt;&gt;&quot;Mañana&quot;);[.I35];0)" office:value-type="float" office:value="130100" calcext:value-type="float">
            <text:p>130100</text:p>
          </table:table-cell>
          <table:table-cell table:formula="of:=IF(AND([.C35]=&quot;Decreciente&quot;;[.E35]&lt;&gt;&quot;Mañana&quot;);[.I35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36]&gt;0;[.G36]&lt;10.5);&quot;Mañana&quot;;IF(AND([.G36]&gt;=10.5;[.G36]&lt;16);&quot;Almuerzo&quot;;IF([.G36]&gt;=16;&quot;Tarde&quot;;&quot;Nada&quot;)))" office:value-type="string" office:string-value="Tarde" calcext:value-type="string">
            <text:p>Tarde</text:p>
          </table:table-cell>
          <table:table-cell office:value-type="float" office:value="0.706" calcext:value-type="float">
            <text:p>0,706</text:p>
          </table:table-cell>
          <table:table-cell table:formula="of:=[.F36]*24" office:value-type="float" office:value="16.944" calcext:value-type="float">
            <text:p>16,944</text:p>
          </table:table-cell>
          <table:table-cell table:formula="of:=[$Hoja3.G35]" office:value-type="string" office:string-value="16:57" calcext:value-type="string">
            <text:p>16:57</text:p>
          </table:table-cell>
          <table:table-cell table:formula="of:=1.349*10^5+20000" office:value-type="float" office:value="154900" calcext:value-type="float">
            <text:p>154900</text:p>
          </table:table-cell>
          <table:table-cell office:value-type="float" office:value="12.85" calcext:value-type="float">
            <text:p>12,85</text:p>
          </table:table-cell>
          <table:covered-table-cell/>
          <table:table-cell table:formula="of:=IF(AND([.G36]&gt;=12;[.G36]&lt;15);[.J36];0)" office:value-type="float" office:value="0" calcext:value-type="float">
            <text:p>0</text:p>
          </table:table-cell>
          <table:table-cell table:formula="of:=IF([.G36]&gt;16;[.J36];0)" office:value-type="float" office:value="12.85" calcext:value-type="float">
            <text:p>12,85</text:p>
          </table:table-cell>
          <table:table-cell table:formula="of:=IF(AND([.C36]=&quot;Creciente&quot;;[.D36]=&quot;Inflexion Durante el día&quot;);[.J36];0)" office:value-type="float" office:value="0" calcext:value-type="float">
            <text:p>0</text:p>
          </table:table-cell>
          <table:table-cell table:formula="of:=IF([.D36]=&quot;Inflexión Máxima&quot;;[.J36];0)" office:value-type="float" office:value="0" calcext:value-type="float">
            <text:p>0</text:p>
          </table:table-cell>
          <table:table-cell table:formula="of:=IF(AND([.C36]=&quot;Creciente&quot;;[.E36]&lt;&gt;&quot;Mañana&quot;);[.J36];0)" office:value-type="float" office:value="0" calcext:value-type="float">
            <text:p>0</text:p>
          </table:table-cell>
          <table:table-cell table:formula="of:=IF(AND([.C36]=&quot;Decreciente&quot;;[.E36]&lt;&gt;&quot;Mañana&quot;);[.J36];0)" office:value-type="float" office:value="12.85" calcext:value-type="float">
            <text:p>12,85</text:p>
          </table:table-cell>
          <table:table-cell table:formula="of:=IF(AND([.G36]&gt;=5.5;[.G36]&lt;=9.5);[.G36];0)" office:value-type="float" office:value="0" calcext:value-type="float">
            <text:p>0</text:p>
          </table:table-cell>
          <table:table-cell table:formula="of:=IF(AND([.G36]&gt;=12;[.G36]&lt;15);[.G36];0)" office:value-type="float" office:value="0" calcext:value-type="float">
            <text:p>0</text:p>
          </table:table-cell>
          <table:table-cell table:formula="of:=IF([.G36]&gt;16;[.G36];0)" office:value-type="float" office:value="16.944" calcext:value-type="float">
            <text:p>16,944</text:p>
          </table:table-cell>
          <table:table-cell table:formula="of:=IF(AND([.C36]=&quot;Creciente&quot;;[.D36]=&quot;Inflexion Durante el día&quot;);[.G36];0)" office:value-type="float" office:value="0" calcext:value-type="float">
            <text:p>0</text:p>
          </table:table-cell>
          <table:table-cell table:formula="of:=IF([.D36]=&quot;Inflexión Máxima&quot;;[.G36];0)" office:value-type="float" office:value="0" calcext:value-type="float">
            <text:p>0</text:p>
          </table:table-cell>
          <table:table-cell table:formula="of:=IF(AND([.C36]=&quot;Creciente&quot;;[.E36]&lt;&gt;&quot;Mañana&quot;);[.G36];0)" office:value-type="float" office:value="0" calcext:value-type="float">
            <text:p>0</text:p>
          </table:table-cell>
          <table:table-cell table:formula="of:=IF(AND([.C36]=&quot;Decreciente&quot;;[.E36]&lt;&gt;&quot;Mañana&quot;);[.G36];0)" office:value-type="float" office:value="16.944" calcext:value-type="float">
            <text:p>16,944</text:p>
          </table:table-cell>
          <table:table-cell table:formula="of:=IF(AND([.C36]=&quot;Creciente&quot;;[.D36]=&quot;Inflexion Durante el día&quot;);[.I36];0)" office:value-type="float" office:value="0" calcext:value-type="float">
            <text:p>0</text:p>
          </table:table-cell>
          <table:table-cell table:formula="of:=IF([.D36]=&quot;Inflexión Máxima&quot;;[.I36];0)" office:value-type="float" office:value="0" calcext:value-type="float">
            <text:p>0</text:p>
          </table:table-cell>
          <table:table-cell table:formula="of:=IF([.R36]&gt;0;[.I36];0)" office:value-type="float" office:value="0" calcext:value-type="float">
            <text:p>0</text:p>
          </table:table-cell>
          <table:table-cell table:formula="of:=IF([.S36]&gt;0;[.I36];0)" office:value-type="float" office:value="0" calcext:value-type="float">
            <text:p>0</text:p>
          </table:table-cell>
          <table:table-cell table:formula="of:=IF([.T36]&gt;0;[.I36];0)" office:value-type="float" office:value="154900" calcext:value-type="float">
            <text:p>154900</text:p>
          </table:table-cell>
          <table:table-cell table:formula="of:=IF(AND([.C36]=&quot;Creciente&quot;;[.E36]&lt;&gt;&quot;Mañana&quot;);[.I36];0)" office:value-type="float" office:value="0" calcext:value-type="float">
            <text:p>0</text:p>
          </table:table-cell>
          <table:table-cell table:formula="of:=IF(AND([.C36]=&quot;Decreciente&quot;;[.E36]&lt;&gt;&quot;Mañana&quot;);[.I36];0)" office:value-type="float" office:value="154900" calcext:value-type="float">
            <text:p>154900</text:p>
          </table:table-cell>
        </table:table-row>
        <table:table-row table:style-name="ro1">
          <table:table-cell/>
          <table:table-cell table:style-name="ce3" office:value-type="float" office:value="9" calcext:value-type="float" table:number-columns-spanned="1" table:number-rows-spanned="6">
            <text:p>9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37]&gt;0;[.G37]&lt;10.5);&quot;Mañana&quot;;IF(AND([.G37]&gt;=10.5;[.G37]&lt;16);&quot;Almuerzo&quot;;IF([.G37]&gt;=16;&quot;Tarde&quot;;&quot;Nada&quot;)))" office:value-type="string" office:string-value="Mañana" calcext:value-type="string">
            <text:p>Mañana</text:p>
          </table:table-cell>
          <table:table-cell office:value-type="float" office:value="0.292" calcext:value-type="float">
            <text:p>0,292</text:p>
          </table:table-cell>
          <table:table-cell table:formula="of:=[.F37]*24" office:value-type="float" office:value="7.008" calcext:value-type="float">
            <text:p>7,008</text:p>
          </table:table-cell>
          <table:table-cell table:formula="of:=[$Hoja3.G36]" office:value-type="string" office:string-value="7:00" calcext:value-type="string">
            <text:p>7:00</text:p>
          </table:table-cell>
          <table:table-cell table:formula="of:=20000-1.631*10^4" office:value-type="float" office:value="3690" calcext:value-type="float">
            <text:p>369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37]&gt;=12;[.G37]&lt;15);[.J37];0)" office:value-type="float" office:value="0" calcext:value-type="float">
            <text:p>0</text:p>
          </table:table-cell>
          <table:table-cell table:formula="of:=IF([.G37]&gt;16;[.J37];0)" office:value-type="float" office:value="0" calcext:value-type="float">
            <text:p>0</text:p>
          </table:table-cell>
          <table:table-cell table:formula="of:=IF(AND([.C37]=&quot;Creciente&quot;;[.D37]=&quot;Inflexion Durante el día&quot;);[.J37];0)" office:value-type="float" office:value="0" calcext:value-type="float">
            <text:p>0</text:p>
          </table:table-cell>
          <table:table-cell table:formula="of:=IF([.D37]=&quot;Inflexión Máxima&quot;;[.J37];0)" office:value-type="float" office:value="0" calcext:value-type="float">
            <text:p>0</text:p>
          </table:table-cell>
          <table:table-cell table:formula="of:=IF(AND([.C37]=&quot;Creciente&quot;;[.E37]&lt;&gt;&quot;Mañana&quot;);[.J37];0)" office:value-type="float" office:value="0" calcext:value-type="float">
            <text:p>0</text:p>
          </table:table-cell>
          <table:table-cell table:formula="of:=IF(AND([.C37]=&quot;Decreciente&quot;;[.E37]&lt;&gt;&quot;Mañana&quot;);[.J37];0)" office:value-type="float" office:value="0" calcext:value-type="float">
            <text:p>0</text:p>
          </table:table-cell>
          <table:table-cell table:formula="of:=IF(AND([.G37]&gt;=5.5;[.G37]&lt;=9.5);[.G37];0)" office:value-type="float" office:value="7.008" calcext:value-type="float">
            <text:p>7,008</text:p>
          </table:table-cell>
          <table:table-cell table:formula="of:=IF(AND([.G37]&gt;=12;[.G37]&lt;15);[.G37];0)" office:value-type="float" office:value="0" calcext:value-type="float">
            <text:p>0</text:p>
          </table:table-cell>
          <table:table-cell table:formula="of:=IF([.G37]&gt;16;[.G37];0)" office:value-type="float" office:value="0" calcext:value-type="float">
            <text:p>0</text:p>
          </table:table-cell>
          <table:table-cell table:formula="of:=IF(AND([.C37]=&quot;Creciente&quot;;[.D37]=&quot;Inflexion Durante el día&quot;);[.G37];0)" office:value-type="float" office:value="0" calcext:value-type="float">
            <text:p>0</text:p>
          </table:table-cell>
          <table:table-cell table:formula="of:=IF([.D37]=&quot;Inflexión Máxima&quot;;[.G37];0)" office:value-type="float" office:value="0" calcext:value-type="float">
            <text:p>0</text:p>
          </table:table-cell>
          <table:table-cell table:formula="of:=IF(AND([.C37]=&quot;Creciente&quot;;[.E37]&lt;&gt;&quot;Mañana&quot;);[.G37];0)" office:value-type="float" office:value="0" calcext:value-type="float">
            <text:p>0</text:p>
          </table:table-cell>
          <table:table-cell table:formula="of:=IF(AND([.C37]=&quot;Decreciente&quot;;[.E37]&lt;&gt;&quot;Mañana&quot;);[.G37];0)" office:value-type="float" office:value="0" calcext:value-type="float">
            <text:p>0</text:p>
          </table:table-cell>
          <table:table-cell table:formula="of:=IF(AND([.C37]=&quot;Creciente&quot;;[.D37]=&quot;Inflexion Durante el día&quot;);[.I37];0)" office:value-type="float" office:value="0" calcext:value-type="float">
            <text:p>0</text:p>
          </table:table-cell>
          <table:table-cell table:formula="of:=IF([.D37]=&quot;Inflexión Máxima&quot;;[.I37];0)" office:value-type="float" office:value="0" calcext:value-type="float">
            <text:p>0</text:p>
          </table:table-cell>
          <table:table-cell table:formula="of:=IF([.R37]&gt;0;[.I37];0)" office:value-type="float" office:value="3690" calcext:value-type="float">
            <text:p>3690</text:p>
          </table:table-cell>
          <table:table-cell table:formula="of:=IF([.S37]&gt;0;[.I37];0)" office:value-type="float" office:value="0" calcext:value-type="float">
            <text:p>0</text:p>
          </table:table-cell>
          <table:table-cell table:formula="of:=IF([.T37]&gt;0;[.I37];0)" office:value-type="float" office:value="0" calcext:value-type="float">
            <text:p>0</text:p>
          </table:table-cell>
          <table:table-cell table:formula="of:=IF(AND([.C37]=&quot;Creciente&quot;;[.E37]&lt;&gt;&quot;Mañana&quot;);[.I37];0)" office:value-type="float" office:value="0" calcext:value-type="float">
            <text:p>0</text:p>
          </table:table-cell>
          <table:table-cell table:formula="of:=IF(AND([.C37]=&quot;Decreciente&quot;;[.E37]&lt;&gt;&quot;Mañana&quot;);[.I37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38]&gt;0;[.G38]&lt;10.5);&quot;Mañana&quot;;IF(AND([.G38]&gt;=10.5;[.G38]&lt;16);&quot;Almuerzo&quot;;IF([.G38]&gt;=16;&quot;Tarde&quot;;&quot;Nada&quot;)))" office:value-type="string" office:string-value="Almuerzo" calcext:value-type="string">
            <text:p>Almuerzo</text:p>
          </table:table-cell>
          <table:table-cell office:value-type="float" office:value="0.524" calcext:value-type="float">
            <text:p>0,524</text:p>
          </table:table-cell>
          <table:table-cell table:formula="of:=[.F38]*24" office:value-type="float" office:value="12.576" calcext:value-type="float">
            <text:p>12,576</text:p>
          </table:table-cell>
          <table:table-cell table:formula="of:=[$Hoja3.G37]" office:value-type="string" office:string-value="12:35" calcext:value-type="string">
            <text:p>12:35</text:p>
          </table:table-cell>
          <table:table-cell table:formula="of:=1.392*10^5+20000" office:value-type="float" office:value="159200" calcext:value-type="float">
            <text:p>159200</text:p>
          </table:table-cell>
          <table:table-cell office:value-type="float" office:value="9.022" calcext:value-type="float">
            <text:p>9,022</text:p>
          </table:table-cell>
          <table:covered-table-cell/>
          <table:table-cell table:formula="of:=IF(AND([.G38]&gt;=12;[.G38]&lt;15);[.J38];0)" office:value-type="float" office:value="9.022" calcext:value-type="float">
            <text:p>9,022</text:p>
          </table:table-cell>
          <table:table-cell table:formula="of:=IF([.G38]&gt;16;[.J38];0)" office:value-type="float" office:value="0" calcext:value-type="float">
            <text:p>0</text:p>
          </table:table-cell>
          <table:table-cell table:formula="of:=IF(AND([.C38]=&quot;Creciente&quot;;[.D38]=&quot;Inflexion Durante el día&quot;);[.J38];0)" office:value-type="float" office:value="0" calcext:value-type="float">
            <text:p>0</text:p>
          </table:table-cell>
          <table:table-cell table:formula="of:=IF([.D38]=&quot;Inflexión Máxima&quot;;[.J38];0)" office:value-type="float" office:value="9.022" calcext:value-type="float">
            <text:p>9,022</text:p>
          </table:table-cell>
          <table:table-cell table:formula="of:=IF(AND([.C38]=&quot;Creciente&quot;;[.E38]&lt;&gt;&quot;Mañana&quot;);[.J38];0)" office:value-type="float" office:value="0" calcext:value-type="float">
            <text:p>0</text:p>
          </table:table-cell>
          <table:table-cell table:formula="of:=IF(AND([.C38]=&quot;Decreciente&quot;;[.E38]&lt;&gt;&quot;Mañana&quot;);[.J38];0)" office:value-type="float" office:value="9.022" calcext:value-type="float">
            <text:p>9,022</text:p>
          </table:table-cell>
          <table:table-cell table:formula="of:=IF(AND([.G38]&gt;=5.5;[.G38]&lt;=9.5);[.G38];0)" office:value-type="float" office:value="0" calcext:value-type="float">
            <text:p>0</text:p>
          </table:table-cell>
          <table:table-cell table:formula="of:=IF(AND([.G38]&gt;=12;[.G38]&lt;15);[.G38];0)" office:value-type="float" office:value="12.576" calcext:value-type="float">
            <text:p>12,576</text:p>
          </table:table-cell>
          <table:table-cell table:formula="of:=IF([.G38]&gt;16;[.G38];0)" office:value-type="float" office:value="0" calcext:value-type="float">
            <text:p>0</text:p>
          </table:table-cell>
          <table:table-cell table:formula="of:=IF(AND([.C38]=&quot;Creciente&quot;;[.D38]=&quot;Inflexion Durante el día&quot;);[.G38];0)" office:value-type="float" office:value="0" calcext:value-type="float">
            <text:p>0</text:p>
          </table:table-cell>
          <table:table-cell table:formula="of:=IF([.D38]=&quot;Inflexión Máxima&quot;;[.G38];0)" office:value-type="float" office:value="12.576" calcext:value-type="float">
            <text:p>12,576</text:p>
          </table:table-cell>
          <table:table-cell table:formula="of:=IF(AND([.C38]=&quot;Creciente&quot;;[.E38]&lt;&gt;&quot;Mañana&quot;);[.G38];0)" office:value-type="float" office:value="0" calcext:value-type="float">
            <text:p>0</text:p>
          </table:table-cell>
          <table:table-cell table:formula="of:=IF(AND([.C38]=&quot;Decreciente&quot;;[.E38]&lt;&gt;&quot;Mañana&quot;);[.G38];0)" office:value-type="float" office:value="12.576" calcext:value-type="float">
            <text:p>12,576</text:p>
          </table:table-cell>
          <table:table-cell table:formula="of:=IF(AND([.C38]=&quot;Creciente&quot;;[.D38]=&quot;Inflexion Durante el día&quot;);[.I38];0)" office:value-type="float" office:value="0" calcext:value-type="float">
            <text:p>0</text:p>
          </table:table-cell>
          <table:table-cell table:formula="of:=IF([.D38]=&quot;Inflexión Máxima&quot;;[.I38];0)" office:value-type="float" office:value="159200" calcext:value-type="float">
            <text:p>159200</text:p>
          </table:table-cell>
          <table:table-cell table:formula="of:=IF([.R38]&gt;0;[.I38];0)" office:value-type="float" office:value="0" calcext:value-type="float">
            <text:p>0</text:p>
          </table:table-cell>
          <table:table-cell table:formula="of:=IF([.S38]&gt;0;[.I38];0)" office:value-type="float" office:value="159200" calcext:value-type="float">
            <text:p>159200</text:p>
          </table:table-cell>
          <table:table-cell table:formula="of:=IF([.T38]&gt;0;[.I38];0)" office:value-type="float" office:value="0" calcext:value-type="float">
            <text:p>0</text:p>
          </table:table-cell>
          <table:table-cell table:formula="of:=IF(AND([.C38]=&quot;Creciente&quot;;[.E38]&lt;&gt;&quot;Mañana&quot;);[.I38];0)" office:value-type="float" office:value="0" calcext:value-type="float">
            <text:p>0</text:p>
          </table:table-cell>
          <table:table-cell table:formula="of:=IF(AND([.C38]=&quot;Decreciente&quot;;[.E38]&lt;&gt;&quot;Mañana&quot;);[.I38];0)" office:value-type="float" office:value="159200" calcext:value-type="float">
            <text:p>1592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39]&gt;0;[.G39]&lt;10.5);&quot;Mañana&quot;;IF(AND([.G39]&gt;=10.5;[.G39]&lt;16);&quot;Almuerzo&quot;;IF([.G39]&gt;=16;&quot;Tarde&quot;;&quot;Nada&quot;)))" office:value-type="string" office:string-value="Almuerzo" calcext:value-type="string">
            <text:p>Almuerzo</text:p>
          </table:table-cell>
          <table:table-cell office:value-type="float" office:value="0.601" calcext:value-type="float">
            <text:p>0,601</text:p>
          </table:table-cell>
          <table:table-cell table:formula="of:=[.F39]*24" office:value-type="float" office:value="14.424" calcext:value-type="float">
            <text:p>14,424</text:p>
          </table:table-cell>
          <table:table-cell table:formula="of:=[$Hoja3.G38]" office:value-type="string" office:string-value="14:25" calcext:value-type="string">
            <text:p>14:25</text:p>
          </table:table-cell>
          <table:table-cell table:formula="of:=1.098*10^5+20000" office:value-type="float" office:value="129800" calcext:value-type="float">
            <text:p>129800</text:p>
          </table:table-cell>
          <table:table-cell office:value-type="float" office:value="7.277" calcext:value-type="float">
            <text:p>7,277</text:p>
          </table:table-cell>
          <table:covered-table-cell/>
          <table:table-cell table:formula="of:=IF(AND([.G39]&gt;=12;[.G39]&lt;15);[.J39];0)" office:value-type="float" office:value="7.277" calcext:value-type="float">
            <text:p>7,277</text:p>
          </table:table-cell>
          <table:table-cell table:formula="of:=IF([.G39]&gt;16;[.J39];0)" office:value-type="float" office:value="0" calcext:value-type="float">
            <text:p>0</text:p>
          </table:table-cell>
          <table:table-cell table:formula="of:=IF(AND([.C39]=&quot;Creciente&quot;;[.D39]=&quot;Inflexion Durante el día&quot;);[.J39];0)" office:value-type="float" office:value="7.277" calcext:value-type="float">
            <text:p>7,277</text:p>
          </table:table-cell>
          <table:table-cell table:formula="of:=IF([.D39]=&quot;Inflexión Máxima&quot;;[.J39];0)" office:value-type="float" office:value="0" calcext:value-type="float">
            <text:p>0</text:p>
          </table:table-cell>
          <table:table-cell table:formula="of:=IF(AND([.C39]=&quot;Creciente&quot;;[.E39]&lt;&gt;&quot;Mañana&quot;);[.J39];0)" office:value-type="float" office:value="7.277" calcext:value-type="float">
            <text:p>7,277</text:p>
          </table:table-cell>
          <table:table-cell table:formula="of:=IF(AND([.C39]=&quot;Decreciente&quot;;[.E39]&lt;&gt;&quot;Mañana&quot;);[.J39];0)" office:value-type="float" office:value="0" calcext:value-type="float">
            <text:p>0</text:p>
          </table:table-cell>
          <table:table-cell table:formula="of:=IF(AND([.G39]&gt;=5.5;[.G39]&lt;=9.5);[.G39];0)" office:value-type="float" office:value="0" calcext:value-type="float">
            <text:p>0</text:p>
          </table:table-cell>
          <table:table-cell table:formula="of:=IF(AND([.G39]&gt;=12;[.G39]&lt;15);[.G39];0)" office:value-type="float" office:value="14.424" calcext:value-type="float">
            <text:p>14,424</text:p>
          </table:table-cell>
          <table:table-cell table:formula="of:=IF([.G39]&gt;16;[.G39];0)" office:value-type="float" office:value="0" calcext:value-type="float">
            <text:p>0</text:p>
          </table:table-cell>
          <table:table-cell table:formula="of:=IF(AND([.C39]=&quot;Creciente&quot;;[.D39]=&quot;Inflexion Durante el día&quot;);[.G39];0)" office:value-type="float" office:value="14.424" calcext:value-type="float">
            <text:p>14,424</text:p>
          </table:table-cell>
          <table:table-cell table:formula="of:=IF([.D39]=&quot;Inflexión Máxima&quot;;[.G39];0)" office:value-type="float" office:value="0" calcext:value-type="float">
            <text:p>0</text:p>
          </table:table-cell>
          <table:table-cell table:formula="of:=IF(AND([.C39]=&quot;Creciente&quot;;[.E39]&lt;&gt;&quot;Mañana&quot;);[.G39];0)" office:value-type="float" office:value="14.424" calcext:value-type="float">
            <text:p>14,424</text:p>
          </table:table-cell>
          <table:table-cell table:formula="of:=IF(AND([.C39]=&quot;Decreciente&quot;;[.E39]&lt;&gt;&quot;Mañana&quot;);[.G39];0)" office:value-type="float" office:value="0" calcext:value-type="float">
            <text:p>0</text:p>
          </table:table-cell>
          <table:table-cell table:formula="of:=IF(AND([.C39]=&quot;Creciente&quot;;[.D39]=&quot;Inflexion Durante el día&quot;);[.I39];0)" office:value-type="float" office:value="129800" calcext:value-type="float">
            <text:p>129800</text:p>
          </table:table-cell>
          <table:table-cell table:formula="of:=IF([.D39]=&quot;Inflexión Máxima&quot;;[.I39];0)" office:value-type="float" office:value="0" calcext:value-type="float">
            <text:p>0</text:p>
          </table:table-cell>
          <table:table-cell table:formula="of:=IF([.R39]&gt;0;[.I39];0)" office:value-type="float" office:value="0" calcext:value-type="float">
            <text:p>0</text:p>
          </table:table-cell>
          <table:table-cell table:formula="of:=IF([.S39]&gt;0;[.I39];0)" office:value-type="float" office:value="129800" calcext:value-type="float">
            <text:p>129800</text:p>
          </table:table-cell>
          <table:table-cell table:formula="of:=IF([.T39]&gt;0;[.I39];0)" office:value-type="float" office:value="0" calcext:value-type="float">
            <text:p>0</text:p>
          </table:table-cell>
          <table:table-cell table:formula="of:=IF(AND([.C39]=&quot;Creciente&quot;;[.E39]&lt;&gt;&quot;Mañana&quot;);[.I39];0)" office:value-type="float" office:value="129800" calcext:value-type="float">
            <text:p>129800</text:p>
          </table:table-cell>
          <table:table-cell table:formula="of:=IF(AND([.C39]=&quot;Decreciente&quot;;[.E39]&lt;&gt;&quot;Mañana&quot;);[.I39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40]&gt;0;[.G40]&lt;10.5);&quot;Mañana&quot;;IF(AND([.G40]&gt;=10.5;[.G40]&lt;16);&quot;Almuerzo&quot;;IF([.G40]&gt;=16;&quot;Tarde&quot;;&quot;Nada&quot;)))" office:value-type="string" office:string-value="Almuerzo" calcext:value-type="string">
            <text:p>Almuerzo</text:p>
          </table:table-cell>
          <table:table-cell office:value-type="float" office:value="0.662" calcext:value-type="float">
            <text:p>0,662</text:p>
          </table:table-cell>
          <table:table-cell table:formula="of:=[.F40]*24" office:value-type="float" office:value="15.888" calcext:value-type="float">
            <text:p>15,888</text:p>
          </table:table-cell>
          <table:table-cell table:formula="of:=[$Hoja3.G39]" office:value-type="string" office:string-value="15:53" calcext:value-type="string">
            <text:p>15:53</text:p>
          </table:table-cell>
          <table:table-cell table:formula="of:=1.341*10^5+20000" office:value-type="float" office:value="154100" calcext:value-type="float">
            <text:p>154100</text:p>
          </table:table-cell>
          <table:table-cell office:value-type="float" office:value="7.914" calcext:value-type="float">
            <text:p>7,914</text:p>
          </table:table-cell>
          <table:covered-table-cell/>
          <table:table-cell table:formula="of:=IF(AND([.G40]&gt;=12;[.G40]&lt;15);[.J40];0)" office:value-type="float" office:value="0" calcext:value-type="float">
            <text:p>0</text:p>
          </table:table-cell>
          <table:table-cell table:formula="of:=IF([.G40]&gt;16;[.J40];0)" office:value-type="float" office:value="0" calcext:value-type="float">
            <text:p>0</text:p>
          </table:table-cell>
          <table:table-cell table:formula="of:=IF(AND([.C40]=&quot;Creciente&quot;;[.D40]=&quot;Inflexion Durante el día&quot;);[.J40];0)" office:value-type="float" office:value="0" calcext:value-type="float">
            <text:p>0</text:p>
          </table:table-cell>
          <table:table-cell table:formula="of:=IF([.D40]=&quot;Inflexión Máxima&quot;;[.J40];0)" office:value-type="float" office:value="0" calcext:value-type="float">
            <text:p>0</text:p>
          </table:table-cell>
          <table:table-cell table:formula="of:=IF(AND([.C40]=&quot;Creciente&quot;;[.E40]&lt;&gt;&quot;Mañana&quot;);[.J40];0)" office:value-type="float" office:value="0" calcext:value-type="float">
            <text:p>0</text:p>
          </table:table-cell>
          <table:table-cell table:formula="of:=IF(AND([.C40]=&quot;Decreciente&quot;;[.E40]&lt;&gt;&quot;Mañana&quot;);[.J40];0)" office:value-type="float" office:value="7.914" calcext:value-type="float">
            <text:p>7,914</text:p>
          </table:table-cell>
          <table:table-cell table:formula="of:=IF(AND([.G40]&gt;=5.5;[.G40]&lt;=9.5);[.G40];0)" office:value-type="float" office:value="0" calcext:value-type="float">
            <text:p>0</text:p>
          </table:table-cell>
          <table:table-cell table:formula="of:=IF(AND([.G40]&gt;=12;[.G40]&lt;15);[.G40];0)" office:value-type="float" office:value="0" calcext:value-type="float">
            <text:p>0</text:p>
          </table:table-cell>
          <table:table-cell table:formula="of:=IF([.G40]&gt;16;[.G40];0)" office:value-type="float" office:value="0" calcext:value-type="float">
            <text:p>0</text:p>
          </table:table-cell>
          <table:table-cell table:formula="of:=IF(AND([.C40]=&quot;Creciente&quot;;[.D40]=&quot;Inflexion Durante el día&quot;);[.G40];0)" office:value-type="float" office:value="0" calcext:value-type="float">
            <text:p>0</text:p>
          </table:table-cell>
          <table:table-cell table:formula="of:=IF([.D40]=&quot;Inflexión Máxima&quot;;[.G40];0)" office:value-type="float" office:value="0" calcext:value-type="float">
            <text:p>0</text:p>
          </table:table-cell>
          <table:table-cell table:formula="of:=IF(AND([.C40]=&quot;Creciente&quot;;[.E40]&lt;&gt;&quot;Mañana&quot;);[.G40];0)" office:value-type="float" office:value="0" calcext:value-type="float">
            <text:p>0</text:p>
          </table:table-cell>
          <table:table-cell table:formula="of:=IF(AND([.C40]=&quot;Decreciente&quot;;[.E40]&lt;&gt;&quot;Mañana&quot;);[.G40];0)" office:value-type="float" office:value="15.888" calcext:value-type="float">
            <text:p>15,888</text:p>
          </table:table-cell>
          <table:table-cell table:formula="of:=IF(AND([.C40]=&quot;Creciente&quot;;[.D40]=&quot;Inflexion Durante el día&quot;);[.I40];0)" office:value-type="float" office:value="0" calcext:value-type="float">
            <text:p>0</text:p>
          </table:table-cell>
          <table:table-cell table:formula="of:=IF([.D40]=&quot;Inflexión Máxima&quot;;[.I40];0)" office:value-type="float" office:value="0" calcext:value-type="float">
            <text:p>0</text:p>
          </table:table-cell>
          <table:table-cell table:formula="of:=IF([.R40]&gt;0;[.I40];0)" office:value-type="float" office:value="0" calcext:value-type="float">
            <text:p>0</text:p>
          </table:table-cell>
          <table:table-cell table:formula="of:=IF([.S40]&gt;0;[.I40];0)" office:value-type="float" office:value="0" calcext:value-type="float">
            <text:p>0</text:p>
          </table:table-cell>
          <table:table-cell table:formula="of:=IF([.T40]&gt;0;[.I40];0)" office:value-type="float" office:value="0" calcext:value-type="float">
            <text:p>0</text:p>
          </table:table-cell>
          <table:table-cell table:formula="of:=IF(AND([.C40]=&quot;Creciente&quot;;[.E40]&lt;&gt;&quot;Mañana&quot;);[.I40];0)" office:value-type="float" office:value="0" calcext:value-type="float">
            <text:p>0</text:p>
          </table:table-cell>
          <table:table-cell table:formula="of:=IF(AND([.C40]=&quot;Decreciente&quot;;[.E40]&lt;&gt;&quot;Mañana&quot;);[.I40];0)" office:value-type="float" office:value="154100" calcext:value-type="float">
            <text:p>1541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41]&gt;0;[.G41]&lt;10.5);&quot;Mañana&quot;;IF(AND([.G41]&gt;=10.5;[.G41]&lt;16);&quot;Almuerzo&quot;;IF([.G41]&gt;=16;&quot;Tarde&quot;;&quot;Nada&quot;)))" office:value-type="string" office:string-value="Tarde" calcext:value-type="string">
            <text:p>Tarde</text:p>
          </table:table-cell>
          <table:table-cell office:value-type="float" office:value="0.711" calcext:value-type="float">
            <text:p>0,711</text:p>
          </table:table-cell>
          <table:table-cell table:formula="of:=[.F41]*24" office:value-type="float" office:value="17.064" calcext:value-type="float">
            <text:p>17,064</text:p>
          </table:table-cell>
          <table:table-cell table:formula="of:=[$Hoja3.G40]" office:value-type="string" office:string-value="17:04" calcext:value-type="string">
            <text:p>17:04</text:p>
          </table:table-cell>
          <table:table-cell table:formula="of:=1.203*10^5+20000" office:value-type="float" office:value="140300" calcext:value-type="float">
            <text:p>140300</text:p>
          </table:table-cell>
          <table:table-cell office:value-type="float" office:value="6.288" calcext:value-type="float">
            <text:p>6,288</text:p>
          </table:table-cell>
          <table:covered-table-cell/>
          <table:table-cell table:formula="of:=IF(AND([.G41]&gt;=12;[.G41]&lt;15);[.J41];0)" office:value-type="float" office:value="0" calcext:value-type="float">
            <text:p>0</text:p>
          </table:table-cell>
          <table:table-cell table:formula="of:=IF([.G41]&gt;16;[.J41];0)" office:value-type="float" office:value="6.288" calcext:value-type="float">
            <text:p>6,288</text:p>
          </table:table-cell>
          <table:table-cell table:formula="of:=IF(AND([.C41]=&quot;Creciente&quot;;[.D41]=&quot;Inflexion Durante el día&quot;);[.J41];0)" office:value-type="float" office:value="6.288" calcext:value-type="float">
            <text:p>6,288</text:p>
          </table:table-cell>
          <table:table-cell table:formula="of:=IF([.D41]=&quot;Inflexión Máxima&quot;;[.J41];0)" office:value-type="float" office:value="0" calcext:value-type="float">
            <text:p>0</text:p>
          </table:table-cell>
          <table:table-cell table:formula="of:=IF(AND([.C41]=&quot;Creciente&quot;;[.E41]&lt;&gt;&quot;Mañana&quot;);[.J41];0)" office:value-type="float" office:value="6.288" calcext:value-type="float">
            <text:p>6,288</text:p>
          </table:table-cell>
          <table:table-cell table:formula="of:=IF(AND([.C41]=&quot;Decreciente&quot;;[.E41]&lt;&gt;&quot;Mañana&quot;);[.J41];0)" office:value-type="float" office:value="0" calcext:value-type="float">
            <text:p>0</text:p>
          </table:table-cell>
          <table:table-cell table:formula="of:=IF(AND([.G41]&gt;=5.5;[.G41]&lt;=9.5);[.G41];0)" office:value-type="float" office:value="0" calcext:value-type="float">
            <text:p>0</text:p>
          </table:table-cell>
          <table:table-cell table:formula="of:=IF(AND([.G41]&gt;=12;[.G41]&lt;15);[.G41];0)" office:value-type="float" office:value="0" calcext:value-type="float">
            <text:p>0</text:p>
          </table:table-cell>
          <table:table-cell table:formula="of:=IF([.G41]&gt;16;[.G41];0)" office:value-type="float" office:value="17.064" calcext:value-type="float">
            <text:p>17,064</text:p>
          </table:table-cell>
          <table:table-cell table:formula="of:=IF(AND([.C41]=&quot;Creciente&quot;;[.D41]=&quot;Inflexion Durante el día&quot;);[.G41];0)" office:value-type="float" office:value="17.064" calcext:value-type="float">
            <text:p>17,064</text:p>
          </table:table-cell>
          <table:table-cell table:formula="of:=IF([.D41]=&quot;Inflexión Máxima&quot;;[.G41];0)" office:value-type="float" office:value="0" calcext:value-type="float">
            <text:p>0</text:p>
          </table:table-cell>
          <table:table-cell table:formula="of:=IF(AND([.C41]=&quot;Creciente&quot;;[.E41]&lt;&gt;&quot;Mañana&quot;);[.G41];0)" office:value-type="float" office:value="17.064" calcext:value-type="float">
            <text:p>17,064</text:p>
          </table:table-cell>
          <table:table-cell table:formula="of:=IF(AND([.C41]=&quot;Decreciente&quot;;[.E41]&lt;&gt;&quot;Mañana&quot;);[.G41];0)" office:value-type="float" office:value="0" calcext:value-type="float">
            <text:p>0</text:p>
          </table:table-cell>
          <table:table-cell table:formula="of:=IF(AND([.C41]=&quot;Creciente&quot;;[.D41]=&quot;Inflexion Durante el día&quot;);[.I41];0)" office:value-type="float" office:value="140300" calcext:value-type="float">
            <text:p>140300</text:p>
          </table:table-cell>
          <table:table-cell table:formula="of:=IF([.D41]=&quot;Inflexión Máxima&quot;;[.I41];0)" office:value-type="float" office:value="0" calcext:value-type="float">
            <text:p>0</text:p>
          </table:table-cell>
          <table:table-cell table:formula="of:=IF([.R41]&gt;0;[.I41];0)" office:value-type="float" office:value="0" calcext:value-type="float">
            <text:p>0</text:p>
          </table:table-cell>
          <table:table-cell table:formula="of:=IF([.S41]&gt;0;[.I41];0)" office:value-type="float" office:value="0" calcext:value-type="float">
            <text:p>0</text:p>
          </table:table-cell>
          <table:table-cell table:formula="of:=IF([.T41]&gt;0;[.I41];0)" office:value-type="float" office:value="140300" calcext:value-type="float">
            <text:p>140300</text:p>
          </table:table-cell>
          <table:table-cell table:formula="of:=IF(AND([.C41]=&quot;Creciente&quot;;[.E41]&lt;&gt;&quot;Mañana&quot;);[.I41];0)" office:value-type="float" office:value="140300" calcext:value-type="float">
            <text:p>140300</text:p>
          </table:table-cell>
          <table:table-cell table:formula="of:=IF(AND([.C41]=&quot;Decreciente&quot;;[.E41]&lt;&gt;&quot;Mañana&quot;);[.I41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42]&gt;0;[.G42]&lt;10.5);&quot;Mañana&quot;;IF(AND([.G42]&gt;=10.5;[.G42]&lt;16);&quot;Almuerzo&quot;;IF([.G42]&gt;=16;&quot;Tarde&quot;;&quot;Nada&quot;)))" office:value-type="string" office:string-value="Tarde" calcext:value-type="string">
            <text:p>Tarde</text:p>
          </table:table-cell>
          <table:table-cell office:value-type="float" office:value="0.74" calcext:value-type="float">
            <text:p>0,74</text:p>
          </table:table-cell>
          <table:table-cell table:formula="of:=[.F42]*24" office:value-type="float" office:value="17.76" calcext:value-type="float">
            <text:p>17,76</text:p>
          </table:table-cell>
          <table:table-cell table:formula="of:=[$Hoja3.G41]" office:value-type="string" office:string-value="17:46" calcext:value-type="string">
            <text:p>17:46</text:p>
          </table:table-cell>
          <table:table-cell table:formula="of:=1.315*10^5+20000" office:value-type="float" office:value="151500" calcext:value-type="float">
            <text:p>151500</text:p>
          </table:table-cell>
          <table:table-cell office:value-type="float" office:value="6.767" calcext:value-type="float">
            <text:p>6,767</text:p>
          </table:table-cell>
          <table:covered-table-cell/>
          <table:table-cell table:formula="of:=IF(AND([.G42]&gt;=12;[.G42]&lt;15);[.J42];0)" office:value-type="float" office:value="0" calcext:value-type="float">
            <text:p>0</text:p>
          </table:table-cell>
          <table:table-cell table:formula="of:=IF([.G42]&gt;16;[.J42];0)" office:value-type="float" office:value="6.767" calcext:value-type="float">
            <text:p>6,767</text:p>
          </table:table-cell>
          <table:table-cell table:formula="of:=IF(AND([.C42]=&quot;Creciente&quot;;[.D42]=&quot;Inflexion Durante el día&quot;);[.J42];0)" office:value-type="float" office:value="0" calcext:value-type="float">
            <text:p>0</text:p>
          </table:table-cell>
          <table:table-cell table:formula="of:=IF([.D42]=&quot;Inflexión Máxima&quot;;[.J42];0)" office:value-type="float" office:value="0" calcext:value-type="float">
            <text:p>0</text:p>
          </table:table-cell>
          <table:table-cell table:formula="of:=IF(AND([.C42]=&quot;Creciente&quot;;[.E42]&lt;&gt;&quot;Mañana&quot;);[.J42];0)" office:value-type="float" office:value="0" calcext:value-type="float">
            <text:p>0</text:p>
          </table:table-cell>
          <table:table-cell table:formula="of:=IF(AND([.C42]=&quot;Decreciente&quot;;[.E42]&lt;&gt;&quot;Mañana&quot;);[.J42];0)" office:value-type="float" office:value="6.767" calcext:value-type="float">
            <text:p>6,767</text:p>
          </table:table-cell>
          <table:table-cell table:formula="of:=IF(AND([.G42]&gt;=5.5;[.G42]&lt;=9.5);[.G42];0)" office:value-type="float" office:value="0" calcext:value-type="float">
            <text:p>0</text:p>
          </table:table-cell>
          <table:table-cell table:formula="of:=IF(AND([.G42]&gt;=12;[.G42]&lt;15);[.G42];0)" office:value-type="float" office:value="0" calcext:value-type="float">
            <text:p>0</text:p>
          </table:table-cell>
          <table:table-cell table:formula="of:=IF([.G42]&gt;16;[.G42];0)" office:value-type="float" office:value="17.76" calcext:value-type="float">
            <text:p>17,76</text:p>
          </table:table-cell>
          <table:table-cell table:formula="of:=IF(AND([.C42]=&quot;Creciente&quot;;[.D42]=&quot;Inflexion Durante el día&quot;);[.G42];0)" office:value-type="float" office:value="0" calcext:value-type="float">
            <text:p>0</text:p>
          </table:table-cell>
          <table:table-cell table:formula="of:=IF([.D42]=&quot;Inflexión Máxima&quot;;[.G42];0)" office:value-type="float" office:value="0" calcext:value-type="float">
            <text:p>0</text:p>
          </table:table-cell>
          <table:table-cell table:formula="of:=IF(AND([.C42]=&quot;Creciente&quot;;[.E42]&lt;&gt;&quot;Mañana&quot;);[.G42];0)" office:value-type="float" office:value="0" calcext:value-type="float">
            <text:p>0</text:p>
          </table:table-cell>
          <table:table-cell table:formula="of:=IF(AND([.C42]=&quot;Decreciente&quot;;[.E42]&lt;&gt;&quot;Mañana&quot;);[.G42];0)" office:value-type="float" office:value="17.76" calcext:value-type="float">
            <text:p>17,76</text:p>
          </table:table-cell>
          <table:table-cell table:formula="of:=IF(AND([.C42]=&quot;Creciente&quot;;[.D42]=&quot;Inflexion Durante el día&quot;);[.I42];0)" office:value-type="float" office:value="0" calcext:value-type="float">
            <text:p>0</text:p>
          </table:table-cell>
          <table:table-cell table:formula="of:=IF([.D42]=&quot;Inflexión Máxima&quot;;[.I42];0)" office:value-type="float" office:value="0" calcext:value-type="float">
            <text:p>0</text:p>
          </table:table-cell>
          <table:table-cell table:formula="of:=IF([.R42]&gt;0;[.I42];0)" office:value-type="float" office:value="0" calcext:value-type="float">
            <text:p>0</text:p>
          </table:table-cell>
          <table:table-cell table:formula="of:=IF([.S42]&gt;0;[.I42];0)" office:value-type="float" office:value="0" calcext:value-type="float">
            <text:p>0</text:p>
          </table:table-cell>
          <table:table-cell table:formula="of:=IF([.T42]&gt;0;[.I42];0)" office:value-type="float" office:value="151500" calcext:value-type="float">
            <text:p>151500</text:p>
          </table:table-cell>
          <table:table-cell table:formula="of:=IF(AND([.C42]=&quot;Creciente&quot;;[.E42]&lt;&gt;&quot;Mañana&quot;);[.I42];0)" office:value-type="float" office:value="0" calcext:value-type="float">
            <text:p>0</text:p>
          </table:table-cell>
          <table:table-cell table:formula="of:=IF(AND([.C42]=&quot;Decreciente&quot;;[.E42]&lt;&gt;&quot;Mañana&quot;);[.I42];0)" office:value-type="float" office:value="151500" calcext:value-type="float">
            <text:p>151500</text:p>
          </table:table-cell>
        </table:table-row>
        <table:table-row table:style-name="ro1">
          <table:table-cell/>
          <table:table-cell table:style-name="ce3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43]&gt;0;[.G43]&lt;10.5);&quot;Mañana&quot;;IF(AND([.G43]&gt;=10.5;[.G43]&lt;16);&quot;Almuerzo&quot;;IF([.G43]&gt;=16;&quot;Tarde&quot;;&quot;Nada&quot;)))" office:value-type="string" office:string-value="Mañana" calcext:value-type="string">
            <text:p>Mañana</text:p>
          </table:table-cell>
          <table:table-cell office:value-type="float" office:value="0.278" calcext:value-type="float">
            <text:p>0,278</text:p>
          </table:table-cell>
          <table:table-cell table:formula="of:=[.F43]*24" office:value-type="float" office:value="6.672" calcext:value-type="float">
            <text:p>6,672</text:p>
          </table:table-cell>
          <table:table-cell table:formula="of:=[$Hoja3.G42]" office:value-type="string" office:string-value="6:40" calcext:value-type="string">
            <text:p>6:40</text:p>
          </table:table-cell>
          <table:table-cell table:formula="of:=20000-1.721*10^4"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43]&gt;=12;[.G43]&lt;15);[.J43];0)" office:value-type="float" office:value="0" calcext:value-type="float">
            <text:p>0</text:p>
          </table:table-cell>
          <table:table-cell table:formula="of:=IF([.G43]&gt;16;[.J43];0)" office:value-type="float" office:value="0" calcext:value-type="float">
            <text:p>0</text:p>
          </table:table-cell>
          <table:table-cell table:formula="of:=IF(AND([.C43]=&quot;Creciente&quot;;[.D43]=&quot;Inflexion Durante el día&quot;);[.J43];0)" office:value-type="float" office:value="0" calcext:value-type="float">
            <text:p>0</text:p>
          </table:table-cell>
          <table:table-cell table:formula="of:=IF([.D43]=&quot;Inflexión Máxima&quot;;[.J43];0)" office:value-type="float" office:value="0" calcext:value-type="float">
            <text:p>0</text:p>
          </table:table-cell>
          <table:table-cell table:formula="of:=IF(AND([.C43]=&quot;Creciente&quot;;[.E43]&lt;&gt;&quot;Mañana&quot;);[.J43];0)" office:value-type="float" office:value="0" calcext:value-type="float">
            <text:p>0</text:p>
          </table:table-cell>
          <table:table-cell table:formula="of:=IF(AND([.C43]=&quot;Decreciente&quot;;[.E43]&lt;&gt;&quot;Mañana&quot;);[.J43];0)" office:value-type="float" office:value="0" calcext:value-type="float">
            <text:p>0</text:p>
          </table:table-cell>
          <table:table-cell table:formula="of:=IF(AND([.G43]&gt;=5.5;[.G43]&lt;=9.5);[.G43];0)" office:value-type="float" office:value="6.672" calcext:value-type="float">
            <text:p>6,672</text:p>
          </table:table-cell>
          <table:table-cell table:formula="of:=IF(AND([.G43]&gt;=12;[.G43]&lt;15);[.G43];0)" office:value-type="float" office:value="0" calcext:value-type="float">
            <text:p>0</text:p>
          </table:table-cell>
          <table:table-cell table:formula="of:=IF([.G43]&gt;16;[.G43];0)" office:value-type="float" office:value="0" calcext:value-type="float">
            <text:p>0</text:p>
          </table:table-cell>
          <table:table-cell table:formula="of:=IF(AND([.C43]=&quot;Creciente&quot;;[.D43]=&quot;Inflexion Durante el día&quot;);[.G43];0)" office:value-type="float" office:value="0" calcext:value-type="float">
            <text:p>0</text:p>
          </table:table-cell>
          <table:table-cell table:formula="of:=IF([.D43]=&quot;Inflexión Máxima&quot;;[.G43];0)" office:value-type="float" office:value="0" calcext:value-type="float">
            <text:p>0</text:p>
          </table:table-cell>
          <table:table-cell table:formula="of:=IF(AND([.C43]=&quot;Creciente&quot;;[.E43]&lt;&gt;&quot;Mañana&quot;);[.G43];0)" office:value-type="float" office:value="0" calcext:value-type="float">
            <text:p>0</text:p>
          </table:table-cell>
          <table:table-cell table:formula="of:=IF(AND([.C43]=&quot;Decreciente&quot;;[.E43]&lt;&gt;&quot;Mañana&quot;);[.G43];0)" office:value-type="float" office:value="0" calcext:value-type="float">
            <text:p>0</text:p>
          </table:table-cell>
          <table:table-cell table:formula="of:=IF(AND([.C43]=&quot;Creciente&quot;;[.D43]=&quot;Inflexion Durante el día&quot;);[.I43];0)" office:value-type="float" office:value="0" calcext:value-type="float">
            <text:p>0</text:p>
          </table:table-cell>
          <table:table-cell table:formula="of:=IF([.D43]=&quot;Inflexión Máxima&quot;;[.I43];0)" office:value-type="float" office:value="0" calcext:value-type="float">
            <text:p>0</text:p>
          </table:table-cell>
          <table:table-cell table:formula="of:=IF([.R43]&gt;0;[.I43];0)" office:value-type="float" office:value="2790" calcext:value-type="float">
            <text:p>2790</text:p>
          </table:table-cell>
          <table:table-cell table:formula="of:=IF([.S43]&gt;0;[.I43];0)" office:value-type="float" office:value="0" calcext:value-type="float">
            <text:p>0</text:p>
          </table:table-cell>
          <table:table-cell table:formula="of:=IF([.T43]&gt;0;[.I43];0)" office:value-type="float" office:value="0" calcext:value-type="float">
            <text:p>0</text:p>
          </table:table-cell>
          <table:table-cell table:formula="of:=IF(AND([.C43]=&quot;Creciente&quot;;[.E43]&lt;&gt;&quot;Mañana&quot;);[.I43];0)" office:value-type="float" office:value="0" calcext:value-type="float">
            <text:p>0</text:p>
          </table:table-cell>
          <table:table-cell table:formula="of:=IF(AND([.C43]=&quot;Decreciente&quot;;[.E43]&lt;&gt;&quot;Mañana&quot;);[.I43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44]&gt;0;[.G44]&lt;10.5);&quot;Mañana&quot;;IF(AND([.G44]&gt;=10.5;[.G44]&lt;16);&quot;Almuerzo&quot;;IF([.G44]&gt;=16;&quot;Tarde&quot;;&quot;Nada&quot;)))" office:value-type="string" office:string-value="Almuerzo" calcext:value-type="string">
            <text:p>Almuerzo</text:p>
          </table:table-cell>
          <table:table-cell office:value-type="float" office:value="0.542" calcext:value-type="float">
            <text:p>0,542</text:p>
          </table:table-cell>
          <table:table-cell table:formula="of:=[.F44]*24" office:value-type="float" office:value="13.008" calcext:value-type="float">
            <text:p>13,008</text:p>
          </table:table-cell>
          <table:table-cell table:formula="of:=[$Hoja3.G43]" office:value-type="string" office:string-value="13:00" calcext:value-type="string">
            <text:p>13:00</text:p>
          </table:table-cell>
          <table:table-cell table:formula="of:=1.263*10^5+20000" office:value-type="float" office:value="146300" calcext:value-type="float">
            <text:p>146300</text:p>
          </table:table-cell>
          <table:table-cell office:value-type="float" office:value="7.116" calcext:value-type="float">
            <text:p>7,116</text:p>
          </table:table-cell>
          <table:covered-table-cell/>
          <table:table-cell table:formula="of:=IF(AND([.G44]&gt;=12;[.G44]&lt;15);[.J44];0)" office:value-type="float" office:value="7.116" calcext:value-type="float">
            <text:p>7,116</text:p>
          </table:table-cell>
          <table:table-cell table:formula="of:=IF([.G44]&gt;16;[.J44];0)" office:value-type="float" office:value="0" calcext:value-type="float">
            <text:p>0</text:p>
          </table:table-cell>
          <table:table-cell table:formula="of:=IF(AND([.C44]=&quot;Creciente&quot;;[.D44]=&quot;Inflexion Durante el día&quot;);[.J44];0)" office:value-type="float" office:value="0" calcext:value-type="float">
            <text:p>0</text:p>
          </table:table-cell>
          <table:table-cell table:formula="of:=IF([.D44]=&quot;Inflexión Máxima&quot;;[.J44];0)" office:value-type="float" office:value="0" calcext:value-type="float">
            <text:p>0</text:p>
          </table:table-cell>
          <table:table-cell table:formula="of:=IF(AND([.C44]=&quot;Creciente&quot;;[.E44]&lt;&gt;&quot;Mañana&quot;);[.J44];0)" office:value-type="float" office:value="0" calcext:value-type="float">
            <text:p>0</text:p>
          </table:table-cell>
          <table:table-cell table:formula="of:=IF(AND([.C44]=&quot;Decreciente&quot;;[.E44]&lt;&gt;&quot;Mañana&quot;);[.J44];0)" office:value-type="float" office:value="7.116" calcext:value-type="float">
            <text:p>7,116</text:p>
          </table:table-cell>
          <table:table-cell table:formula="of:=IF(AND([.G44]&gt;=5.5;[.G44]&lt;=9.5);[.G44];0)" office:value-type="float" office:value="0" calcext:value-type="float">
            <text:p>0</text:p>
          </table:table-cell>
          <table:table-cell table:formula="of:=IF(AND([.G44]&gt;=12;[.G44]&lt;15);[.G44];0)" office:value-type="float" office:value="13.008" calcext:value-type="float">
            <text:p>13,008</text:p>
          </table:table-cell>
          <table:table-cell table:formula="of:=IF([.G44]&gt;16;[.G44];0)" office:value-type="float" office:value="0" calcext:value-type="float">
            <text:p>0</text:p>
          </table:table-cell>
          <table:table-cell table:formula="of:=IF(AND([.C44]=&quot;Creciente&quot;;[.D44]=&quot;Inflexion Durante el día&quot;);[.G44];0)" office:value-type="float" office:value="0" calcext:value-type="float">
            <text:p>0</text:p>
          </table:table-cell>
          <table:table-cell table:formula="of:=IF([.D44]=&quot;Inflexión Máxima&quot;;[.G44];0)" office:value-type="float" office:value="0" calcext:value-type="float">
            <text:p>0</text:p>
          </table:table-cell>
          <table:table-cell table:formula="of:=IF(AND([.C44]=&quot;Creciente&quot;;[.E44]&lt;&gt;&quot;Mañana&quot;);[.G44];0)" office:value-type="float" office:value="0" calcext:value-type="float">
            <text:p>0</text:p>
          </table:table-cell>
          <table:table-cell table:formula="of:=IF(AND([.C44]=&quot;Decreciente&quot;;[.E44]&lt;&gt;&quot;Mañana&quot;);[.G44];0)" office:value-type="float" office:value="13.008" calcext:value-type="float">
            <text:p>13,008</text:p>
          </table:table-cell>
          <table:table-cell table:formula="of:=IF(AND([.C44]=&quot;Creciente&quot;;[.D44]=&quot;Inflexion Durante el día&quot;);[.I44];0)" office:value-type="float" office:value="0" calcext:value-type="float">
            <text:p>0</text:p>
          </table:table-cell>
          <table:table-cell table:formula="of:=IF([.D44]=&quot;Inflexión Máxima&quot;;[.I44];0)" office:value-type="float" office:value="0" calcext:value-type="float">
            <text:p>0</text:p>
          </table:table-cell>
          <table:table-cell table:formula="of:=IF([.R44]&gt;0;[.I44];0)" office:value-type="float" office:value="0" calcext:value-type="float">
            <text:p>0</text:p>
          </table:table-cell>
          <table:table-cell table:formula="of:=IF([.S44]&gt;0;[.I44];0)" office:value-type="float" office:value="146300" calcext:value-type="float">
            <text:p>146300</text:p>
          </table:table-cell>
          <table:table-cell table:formula="of:=IF([.T44]&gt;0;[.I44];0)" office:value-type="float" office:value="0" calcext:value-type="float">
            <text:p>0</text:p>
          </table:table-cell>
          <table:table-cell table:formula="of:=IF(AND([.C44]=&quot;Creciente&quot;;[.E44]&lt;&gt;&quot;Mañana&quot;);[.I44];0)" office:value-type="float" office:value="0" calcext:value-type="float">
            <text:p>0</text:p>
          </table:table-cell>
          <table:table-cell table:formula="of:=IF(AND([.C44]=&quot;Decreciente&quot;;[.E44]&lt;&gt;&quot;Mañana&quot;);[.I44];0)" office:value-type="float" office:value="146300" calcext:value-type="float">
            <text:p>1463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45]&gt;0;[.G45]&lt;10.5);&quot;Mañana&quot;;IF(AND([.G45]&gt;=10.5;[.G45]&lt;16);&quot;Almuerzo&quot;;IF([.G45]&gt;=16;&quot;Tarde&quot;;&quot;Nada&quot;)))" office:value-type="string" office:string-value="Almuerzo" calcext:value-type="string">
            <text:p>Almuerzo</text:p>
          </table:table-cell>
          <table:table-cell office:value-type="float" office:value="0.6" calcext:value-type="float">
            <text:p>0,6</text:p>
          </table:table-cell>
          <table:table-cell table:formula="of:=[.F45]*24" office:value-type="float" office:value="14.4" calcext:value-type="float">
            <text:p>14,4</text:p>
          </table:table-cell>
          <table:table-cell table:formula="of:=[$Hoja3.G44]" office:value-type="string" office:string-value="14:24" calcext:value-type="string">
            <text:p>14:24</text:p>
          </table:table-cell>
          <table:table-cell table:formula="of:=1.035*10^5+20000" office:value-type="float" office:value="123500" calcext:value-type="float">
            <text:p>123500</text:p>
          </table:table-cell>
          <table:table-cell office:value-type="float" office:value="5.491" calcext:value-type="float">
            <text:p>5,491</text:p>
          </table:table-cell>
          <table:covered-table-cell/>
          <table:table-cell table:formula="of:=IF(AND([.G45]&gt;=12;[.G45]&lt;15);[.J45];0)" office:value-type="float" office:value="5.491" calcext:value-type="float">
            <text:p>5,491</text:p>
          </table:table-cell>
          <table:table-cell table:formula="of:=IF([.G45]&gt;16;[.J45];0)" office:value-type="float" office:value="0" calcext:value-type="float">
            <text:p>0</text:p>
          </table:table-cell>
          <table:table-cell table:formula="of:=IF(AND([.C45]=&quot;Creciente&quot;;[.D45]=&quot;Inflexion Durante el día&quot;);[.J45];0)" office:value-type="float" office:value="5.491" calcext:value-type="float">
            <text:p>5,491</text:p>
          </table:table-cell>
          <table:table-cell table:formula="of:=IF([.D45]=&quot;Inflexión Máxima&quot;;[.J45];0)" office:value-type="float" office:value="0" calcext:value-type="float">
            <text:p>0</text:p>
          </table:table-cell>
          <table:table-cell table:formula="of:=IF(AND([.C45]=&quot;Creciente&quot;;[.E45]&lt;&gt;&quot;Mañana&quot;);[.J45];0)" office:value-type="float" office:value="5.491" calcext:value-type="float">
            <text:p>5,491</text:p>
          </table:table-cell>
          <table:table-cell table:formula="of:=IF(AND([.C45]=&quot;Decreciente&quot;;[.E45]&lt;&gt;&quot;Mañana&quot;);[.J45];0)" office:value-type="float" office:value="0" calcext:value-type="float">
            <text:p>0</text:p>
          </table:table-cell>
          <table:table-cell table:formula="of:=IF(AND([.G45]&gt;=5.5;[.G45]&lt;=9.5);[.G45];0)" office:value-type="float" office:value="0" calcext:value-type="float">
            <text:p>0</text:p>
          </table:table-cell>
          <table:table-cell table:formula="of:=IF(AND([.G45]&gt;=12;[.G45]&lt;15);[.G45];0)" office:value-type="float" office:value="14.4" calcext:value-type="float">
            <text:p>14,4</text:p>
          </table:table-cell>
          <table:table-cell table:formula="of:=IF([.G45]&gt;16;[.G45];0)" office:value-type="float" office:value="0" calcext:value-type="float">
            <text:p>0</text:p>
          </table:table-cell>
          <table:table-cell table:formula="of:=IF(AND([.C45]=&quot;Creciente&quot;;[.D45]=&quot;Inflexion Durante el día&quot;);[.G45];0)" office:value-type="float" office:value="14.4" calcext:value-type="float">
            <text:p>14,4</text:p>
          </table:table-cell>
          <table:table-cell table:formula="of:=IF([.D45]=&quot;Inflexión Máxima&quot;;[.G45];0)" office:value-type="float" office:value="0" calcext:value-type="float">
            <text:p>0</text:p>
          </table:table-cell>
          <table:table-cell table:formula="of:=IF(AND([.C45]=&quot;Creciente&quot;;[.E45]&lt;&gt;&quot;Mañana&quot;);[.G45];0)" office:value-type="float" office:value="14.4" calcext:value-type="float">
            <text:p>14,4</text:p>
          </table:table-cell>
          <table:table-cell table:formula="of:=IF(AND([.C45]=&quot;Decreciente&quot;;[.E45]&lt;&gt;&quot;Mañana&quot;);[.G45];0)" office:value-type="float" office:value="0" calcext:value-type="float">
            <text:p>0</text:p>
          </table:table-cell>
          <table:table-cell table:formula="of:=IF(AND([.C45]=&quot;Creciente&quot;;[.D45]=&quot;Inflexion Durante el día&quot;);[.I45];0)" office:value-type="float" office:value="123500" calcext:value-type="float">
            <text:p>123500</text:p>
          </table:table-cell>
          <table:table-cell table:formula="of:=IF([.D45]=&quot;Inflexión Máxima&quot;;[.I45];0)" office:value-type="float" office:value="0" calcext:value-type="float">
            <text:p>0</text:p>
          </table:table-cell>
          <table:table-cell table:formula="of:=IF([.R45]&gt;0;[.I45];0)" office:value-type="float" office:value="0" calcext:value-type="float">
            <text:p>0</text:p>
          </table:table-cell>
          <table:table-cell table:formula="of:=IF([.S45]&gt;0;[.I45];0)" office:value-type="float" office:value="123500" calcext:value-type="float">
            <text:p>123500</text:p>
          </table:table-cell>
          <table:table-cell table:formula="of:=IF([.T45]&gt;0;[.I45];0)" office:value-type="float" office:value="0" calcext:value-type="float">
            <text:p>0</text:p>
          </table:table-cell>
          <table:table-cell table:formula="of:=IF(AND([.C45]=&quot;Creciente&quot;;[.E45]&lt;&gt;&quot;Mañana&quot;);[.I45];0)" office:value-type="float" office:value="123500" calcext:value-type="float">
            <text:p>123500</text:p>
          </table:table-cell>
          <table:table-cell table:formula="of:=IF(AND([.C45]=&quot;Decreciente&quot;;[.E45]&lt;&gt;&quot;Mañana&quot;);[.I45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46]&gt;0;[.G46]&lt;10.5);&quot;Mañana&quot;;IF(AND([.G46]&gt;=10.5;[.G46]&lt;16);&quot;Almuerzo&quot;;IF([.G46]&gt;=16;&quot;Tarde&quot;;&quot;Nada&quot;)))" office:value-type="string" office:string-value="Tarde" calcext:value-type="string">
            <text:p>Tarde</text:p>
          </table:table-cell>
          <table:table-cell office:value-type="float" office:value="0.669" calcext:value-type="float">
            <text:p>0,669</text:p>
          </table:table-cell>
          <table:table-cell table:formula="of:=[.F46]*24" office:value-type="float" office:value="16.056" calcext:value-type="float">
            <text:p>16,056</text:p>
          </table:table-cell>
          <table:table-cell table:formula="of:=[$Hoja3.G45]" office:value-type="string" office:string-value="16:03" calcext:value-type="string">
            <text:p>16:03</text:p>
          </table:table-cell>
          <table:table-cell table:formula="of:=1.39*10^5+20000" office:value-type="float" office:value="159000" calcext:value-type="float">
            <text:p>159000</text:p>
          </table:table-cell>
          <table:table-cell office:value-type="float" office:value="10.26" calcext:value-type="float">
            <text:p>10,26</text:p>
          </table:table-cell>
          <table:covered-table-cell/>
          <table:table-cell table:formula="of:=IF(AND([.G46]&gt;=12;[.G46]&lt;15);[.J46];0)" office:value-type="float" office:value="0" calcext:value-type="float">
            <text:p>0</text:p>
          </table:table-cell>
          <table:table-cell table:formula="of:=IF([.G46]&gt;16;[.J46];0)" office:value-type="float" office:value="10.26" calcext:value-type="float">
            <text:p>10,26</text:p>
          </table:table-cell>
          <table:table-cell table:formula="of:=IF(AND([.C46]=&quot;Creciente&quot;;[.D46]=&quot;Inflexion Durante el día&quot;);[.J46];0)" office:value-type="float" office:value="0" calcext:value-type="float">
            <text:p>0</text:p>
          </table:table-cell>
          <table:table-cell table:formula="of:=IF([.D46]=&quot;Inflexión Máxima&quot;;[.J46];0)" office:value-type="float" office:value="10.26" calcext:value-type="float">
            <text:p>10,26</text:p>
          </table:table-cell>
          <table:table-cell table:formula="of:=IF(AND([.C46]=&quot;Creciente&quot;;[.E46]&lt;&gt;&quot;Mañana&quot;);[.J46];0)" office:value-type="float" office:value="0" calcext:value-type="float">
            <text:p>0</text:p>
          </table:table-cell>
          <table:table-cell table:formula="of:=IF(AND([.C46]=&quot;Decreciente&quot;;[.E46]&lt;&gt;&quot;Mañana&quot;);[.J46];0)" office:value-type="float" office:value="10.26" calcext:value-type="float">
            <text:p>10,26</text:p>
          </table:table-cell>
          <table:table-cell table:formula="of:=IF(AND([.G46]&gt;=5.5;[.G46]&lt;=9.5);[.G46];0)" office:value-type="float" office:value="0" calcext:value-type="float">
            <text:p>0</text:p>
          </table:table-cell>
          <table:table-cell table:formula="of:=IF(AND([.G46]&gt;=12;[.G46]&lt;15);[.G46];0)" office:value-type="float" office:value="0" calcext:value-type="float">
            <text:p>0</text:p>
          </table:table-cell>
          <table:table-cell table:formula="of:=IF([.G46]&gt;16;[.G46];0)" office:value-type="float" office:value="16.056" calcext:value-type="float">
            <text:p>16,056</text:p>
          </table:table-cell>
          <table:table-cell table:formula="of:=IF(AND([.C46]=&quot;Creciente&quot;;[.D46]=&quot;Inflexion Durante el día&quot;);[.G46];0)" office:value-type="float" office:value="0" calcext:value-type="float">
            <text:p>0</text:p>
          </table:table-cell>
          <table:table-cell table:formula="of:=IF([.D46]=&quot;Inflexión Máxima&quot;;[.G46];0)" office:value-type="float" office:value="16.056" calcext:value-type="float">
            <text:p>16,056</text:p>
          </table:table-cell>
          <table:table-cell table:formula="of:=IF(AND([.C46]=&quot;Creciente&quot;;[.E46]&lt;&gt;&quot;Mañana&quot;);[.G46];0)" office:value-type="float" office:value="0" calcext:value-type="float">
            <text:p>0</text:p>
          </table:table-cell>
          <table:table-cell table:formula="of:=IF(AND([.C46]=&quot;Decreciente&quot;;[.E46]&lt;&gt;&quot;Mañana&quot;);[.G46];0)" office:value-type="float" office:value="16.056" calcext:value-type="float">
            <text:p>16,056</text:p>
          </table:table-cell>
          <table:table-cell table:formula="of:=IF(AND([.C46]=&quot;Creciente&quot;;[.D46]=&quot;Inflexion Durante el día&quot;);[.I46];0)" office:value-type="float" office:value="0" calcext:value-type="float">
            <text:p>0</text:p>
          </table:table-cell>
          <table:table-cell table:formula="of:=IF([.D46]=&quot;Inflexión Máxima&quot;;[.I46];0)" office:value-type="float" office:value="159000" calcext:value-type="float">
            <text:p>159000</text:p>
          </table:table-cell>
          <table:table-cell table:formula="of:=IF([.R46]&gt;0;[.I46];0)" office:value-type="float" office:value="0" calcext:value-type="float">
            <text:p>0</text:p>
          </table:table-cell>
          <table:table-cell table:formula="of:=IF([.S46]&gt;0;[.I46];0)" office:value-type="float" office:value="0" calcext:value-type="float">
            <text:p>0</text:p>
          </table:table-cell>
          <table:table-cell table:formula="of:=IF([.T46]&gt;0;[.I46];0)" office:value-type="float" office:value="159000" calcext:value-type="float">
            <text:p>159000</text:p>
          </table:table-cell>
          <table:table-cell table:formula="of:=IF(AND([.C46]=&quot;Creciente&quot;;[.E46]&lt;&gt;&quot;Mañana&quot;);[.I46];0)" office:value-type="float" office:value="0" calcext:value-type="float">
            <text:p>0</text:p>
          </table:table-cell>
          <table:table-cell table:formula="of:=IF(AND([.C46]=&quot;Decreciente&quot;;[.E46]&lt;&gt;&quot;Mañana&quot;);[.I46];0)" office:value-type="float" office:value="159000" calcext:value-type="float">
            <text:p>159000</text:p>
          </table:table-cell>
        </table:table-row>
        <table:table-row table:style-name="ro1">
          <table:table-cell/>
          <table:table-cell table:style-name="ce3" office:value-type="float" office:value="11" calcext:value-type="float" table:number-columns-spanned="1" table:number-rows-spanned="4">
            <text:p>11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47]&gt;0;[.G47]&lt;10.5);&quot;Mañana&quot;;IF(AND([.G47]&gt;=10.5;[.G47]&lt;16);&quot;Almuerzo&quot;;IF([.G47]&gt;=16;&quot;Tarde&quot;;&quot;Nada&quot;)))" office:value-type="string" office:string-value="Mañana" calcext:value-type="string">
            <text:p>Mañana</text:p>
          </table:table-cell>
          <table:table-cell office:value-type="float" office:value="0.288" calcext:value-type="float">
            <text:p>0,288</text:p>
          </table:table-cell>
          <table:table-cell table:formula="of:=[.F47]*24" office:value-type="float" office:value="6.912" calcext:value-type="float">
            <text:p>6,912</text:p>
          </table:table-cell>
          <table:table-cell table:formula="of:=[$Hoja3.G46]" office:value-type="string" office:string-value="6:55" calcext:value-type="string">
            <text:p>6:55</text:p>
          </table:table-cell>
          <table:table-cell table:formula="of:=20000-1.721*10^4"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47]&gt;=12;[.G47]&lt;15);[.J47];0)" office:value-type="float" office:value="0" calcext:value-type="float">
            <text:p>0</text:p>
          </table:table-cell>
          <table:table-cell table:formula="of:=IF([.G47]&gt;16;[.J47];0)" office:value-type="float" office:value="0" calcext:value-type="float">
            <text:p>0</text:p>
          </table:table-cell>
          <table:table-cell table:formula="of:=IF(AND([.C47]=&quot;Creciente&quot;;[.D47]=&quot;Inflexion Durante el día&quot;);[.J47];0)" office:value-type="float" office:value="0" calcext:value-type="float">
            <text:p>0</text:p>
          </table:table-cell>
          <table:table-cell table:formula="of:=IF([.D47]=&quot;Inflexión Máxima&quot;;[.J47];0)" office:value-type="float" office:value="0" calcext:value-type="float">
            <text:p>0</text:p>
          </table:table-cell>
          <table:table-cell table:formula="of:=IF(AND([.C47]=&quot;Creciente&quot;;[.E47]&lt;&gt;&quot;Mañana&quot;);[.J47];0)" office:value-type="float" office:value="0" calcext:value-type="float">
            <text:p>0</text:p>
          </table:table-cell>
          <table:table-cell table:formula="of:=IF(AND([.C47]=&quot;Decreciente&quot;;[.E47]&lt;&gt;&quot;Mañana&quot;);[.J47];0)" office:value-type="float" office:value="0" calcext:value-type="float">
            <text:p>0</text:p>
          </table:table-cell>
          <table:table-cell table:formula="of:=IF(AND([.G47]&gt;=5.5;[.G47]&lt;=9.5);[.G47];0)" office:value-type="float" office:value="6.912" calcext:value-type="float">
            <text:p>6,912</text:p>
          </table:table-cell>
          <table:table-cell table:formula="of:=IF(AND([.G47]&gt;=12;[.G47]&lt;15);[.G47];0)" office:value-type="float" office:value="0" calcext:value-type="float">
            <text:p>0</text:p>
          </table:table-cell>
          <table:table-cell table:formula="of:=IF([.G47]&gt;16;[.G47];0)" office:value-type="float" office:value="0" calcext:value-type="float">
            <text:p>0</text:p>
          </table:table-cell>
          <table:table-cell table:formula="of:=IF(AND([.C47]=&quot;Creciente&quot;;[.D47]=&quot;Inflexion Durante el día&quot;);[.G47];0)" office:value-type="float" office:value="0" calcext:value-type="float">
            <text:p>0</text:p>
          </table:table-cell>
          <table:table-cell table:formula="of:=IF([.D47]=&quot;Inflexión Máxima&quot;;[.G47];0)" office:value-type="float" office:value="0" calcext:value-type="float">
            <text:p>0</text:p>
          </table:table-cell>
          <table:table-cell table:formula="of:=IF(AND([.C47]=&quot;Creciente&quot;;[.E47]&lt;&gt;&quot;Mañana&quot;);[.G47];0)" office:value-type="float" office:value="0" calcext:value-type="float">
            <text:p>0</text:p>
          </table:table-cell>
          <table:table-cell table:formula="of:=IF(AND([.C47]=&quot;Decreciente&quot;;[.E47]&lt;&gt;&quot;Mañana&quot;);[.G47];0)" office:value-type="float" office:value="0" calcext:value-type="float">
            <text:p>0</text:p>
          </table:table-cell>
          <table:table-cell table:formula="of:=IF(AND([.C47]=&quot;Creciente&quot;;[.D47]=&quot;Inflexion Durante el día&quot;);[.I47];0)" office:value-type="float" office:value="0" calcext:value-type="float">
            <text:p>0</text:p>
          </table:table-cell>
          <table:table-cell table:formula="of:=IF([.D47]=&quot;Inflexión Máxima&quot;;[.I47];0)" office:value-type="float" office:value="0" calcext:value-type="float">
            <text:p>0</text:p>
          </table:table-cell>
          <table:table-cell table:formula="of:=IF([.R47]&gt;0;[.I47];0)" office:value-type="float" office:value="2790" calcext:value-type="float">
            <text:p>2790</text:p>
          </table:table-cell>
          <table:table-cell table:formula="of:=IF([.S47]&gt;0;[.I47];0)" office:value-type="float" office:value="0" calcext:value-type="float">
            <text:p>0</text:p>
          </table:table-cell>
          <table:table-cell table:formula="of:=IF([.T47]&gt;0;[.I47];0)" office:value-type="float" office:value="0" calcext:value-type="float">
            <text:p>0</text:p>
          </table:table-cell>
          <table:table-cell table:formula="of:=IF(AND([.C47]=&quot;Creciente&quot;;[.E47]&lt;&gt;&quot;Mañana&quot;);[.I47];0)" office:value-type="float" office:value="0" calcext:value-type="float">
            <text:p>0</text:p>
          </table:table-cell>
          <table:table-cell table:formula="of:=IF(AND([.C47]=&quot;Decreciente&quot;;[.E47]&lt;&gt;&quot;Mañana&quot;);[.I47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48]&gt;0;[.G48]&lt;10.5);&quot;Mañana&quot;;IF(AND([.G48]&gt;=10.5;[.G48]&lt;16);&quot;Almuerzo&quot;;IF([.G48]&gt;=16;&quot;Tarde&quot;;&quot;Nada&quot;)))" office:value-type="string" office:string-value="Almuerzo" calcext:value-type="string">
            <text:p>Almuerzo</text:p>
          </table:table-cell>
          <table:table-cell office:value-type="float" office:value="0.527" calcext:value-type="float">
            <text:p>0,527</text:p>
          </table:table-cell>
          <table:table-cell table:formula="of:=[.F48]*24" office:value-type="float" office:value="12.648" calcext:value-type="float">
            <text:p>12,648</text:p>
          </table:table-cell>
          <table:table-cell table:formula="of:=[$Hoja3.G47]" office:value-type="string" office:string-value="12:39" calcext:value-type="string">
            <text:p>12:39</text:p>
          </table:table-cell>
          <table:table-cell table:formula="of:=1.263*10^5+20000" office:value-type="float" office:value="146300" calcext:value-type="float">
            <text:p>146300</text:p>
          </table:table-cell>
          <table:table-cell office:value-type="float" office:value="9.185" calcext:value-type="float">
            <text:p>9,185</text:p>
          </table:table-cell>
          <table:covered-table-cell/>
          <table:table-cell table:formula="of:=IF(AND([.G48]&gt;=12;[.G48]&lt;15);[.J48];0)" office:value-type="float" office:value="9.185" calcext:value-type="float">
            <text:p>9,185</text:p>
          </table:table-cell>
          <table:table-cell table:formula="of:=IF([.G48]&gt;16;[.J48];0)" office:value-type="float" office:value="0" calcext:value-type="float">
            <text:p>0</text:p>
          </table:table-cell>
          <table:table-cell table:formula="of:=IF(AND([.C48]=&quot;Creciente&quot;;[.D48]=&quot;Inflexion Durante el día&quot;);[.J48];0)" office:value-type="float" office:value="0" calcext:value-type="float">
            <text:p>0</text:p>
          </table:table-cell>
          <table:table-cell table:formula="of:=IF([.D48]=&quot;Inflexión Máxima&quot;;[.J48];0)" office:value-type="float" office:value="0" calcext:value-type="float">
            <text:p>0</text:p>
          </table:table-cell>
          <table:table-cell table:formula="of:=IF(AND([.C48]=&quot;Creciente&quot;;[.E48]&lt;&gt;&quot;Mañana&quot;);[.J48];0)" office:value-type="float" office:value="0" calcext:value-type="float">
            <text:p>0</text:p>
          </table:table-cell>
          <table:table-cell table:formula="of:=IF(AND([.C48]=&quot;Decreciente&quot;;[.E48]&lt;&gt;&quot;Mañana&quot;);[.J48];0)" office:value-type="float" office:value="9.185" calcext:value-type="float">
            <text:p>9,185</text:p>
          </table:table-cell>
          <table:table-cell table:formula="of:=IF(AND([.G48]&gt;=5.5;[.G48]&lt;=9.5);[.G48];0)" office:value-type="float" office:value="0" calcext:value-type="float">
            <text:p>0</text:p>
          </table:table-cell>
          <table:table-cell table:formula="of:=IF(AND([.G48]&gt;=12;[.G48]&lt;15);[.G48];0)" office:value-type="float" office:value="12.648" calcext:value-type="float">
            <text:p>12,648</text:p>
          </table:table-cell>
          <table:table-cell table:formula="of:=IF([.G48]&gt;16;[.G48];0)" office:value-type="float" office:value="0" calcext:value-type="float">
            <text:p>0</text:p>
          </table:table-cell>
          <table:table-cell table:formula="of:=IF(AND([.C48]=&quot;Creciente&quot;;[.D48]=&quot;Inflexion Durante el día&quot;);[.G48];0)" office:value-type="float" office:value="0" calcext:value-type="float">
            <text:p>0</text:p>
          </table:table-cell>
          <table:table-cell table:formula="of:=IF([.D48]=&quot;Inflexión Máxima&quot;;[.G48];0)" office:value-type="float" office:value="0" calcext:value-type="float">
            <text:p>0</text:p>
          </table:table-cell>
          <table:table-cell table:formula="of:=IF(AND([.C48]=&quot;Creciente&quot;;[.E48]&lt;&gt;&quot;Mañana&quot;);[.G48];0)" office:value-type="float" office:value="0" calcext:value-type="float">
            <text:p>0</text:p>
          </table:table-cell>
          <table:table-cell table:formula="of:=IF(AND([.C48]=&quot;Decreciente&quot;;[.E48]&lt;&gt;&quot;Mañana&quot;);[.G48];0)" office:value-type="float" office:value="12.648" calcext:value-type="float">
            <text:p>12,648</text:p>
          </table:table-cell>
          <table:table-cell table:formula="of:=IF(AND([.C48]=&quot;Creciente&quot;;[.D48]=&quot;Inflexion Durante el día&quot;);[.I48];0)" office:value-type="float" office:value="0" calcext:value-type="float">
            <text:p>0</text:p>
          </table:table-cell>
          <table:table-cell table:formula="of:=IF([.D48]=&quot;Inflexión Máxima&quot;;[.I48];0)" office:value-type="float" office:value="0" calcext:value-type="float">
            <text:p>0</text:p>
          </table:table-cell>
          <table:table-cell table:formula="of:=IF([.R48]&gt;0;[.I48];0)" office:value-type="float" office:value="0" calcext:value-type="float">
            <text:p>0</text:p>
          </table:table-cell>
          <table:table-cell table:formula="of:=IF([.S48]&gt;0;[.I48];0)" office:value-type="float" office:value="146300" calcext:value-type="float">
            <text:p>146300</text:p>
          </table:table-cell>
          <table:table-cell table:formula="of:=IF([.T48]&gt;0;[.I48];0)" office:value-type="float" office:value="0" calcext:value-type="float">
            <text:p>0</text:p>
          </table:table-cell>
          <table:table-cell table:formula="of:=IF(AND([.C48]=&quot;Creciente&quot;;[.E48]&lt;&gt;&quot;Mañana&quot;);[.I48];0)" office:value-type="float" office:value="0" calcext:value-type="float">
            <text:p>0</text:p>
          </table:table-cell>
          <table:table-cell table:formula="of:=IF(AND([.C48]=&quot;Decreciente&quot;;[.E48]&lt;&gt;&quot;Mañana&quot;);[.I48];0)" office:value-type="float" office:value="146300" calcext:value-type="float">
            <text:p>1463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49]&gt;0;[.G49]&lt;10.5);&quot;Mañana&quot;;IF(AND([.G49]&gt;=10.5;[.G49]&lt;16);&quot;Almuerzo&quot;;IF([.G49]&gt;=16;&quot;Tarde&quot;;&quot;Nada&quot;)))" office:value-type="string" office:string-value="Tarde" calcext:value-type="string">
            <text:p>Tarde</text:p>
          </table:table-cell>
          <table:table-cell office:value-type="float" office:value="0.671" calcext:value-type="float">
            <text:p>0,671</text:p>
          </table:table-cell>
          <table:table-cell table:formula="of:=[.F49]*24" office:value-type="float" office:value="16.104" calcext:value-type="float">
            <text:p>16,104</text:p>
          </table:table-cell>
          <table:table-cell table:formula="of:=[$Hoja3.G48]" office:value-type="string" office:string-value="16:06" calcext:value-type="string">
            <text:p>16:06</text:p>
          </table:table-cell>
          <table:table-cell table:formula="of:=1.103*10^5+20000" office:value-type="float" office:value="130300" calcext:value-type="float">
            <text:p>130300</text:p>
          </table:table-cell>
          <table:table-cell table:formula="of:=AVERAGE(5.494;8.197;6.013)" office:value-type="float" office:value="6.568" calcext:value-type="float">
            <text:p>6,568</text:p>
          </table:table-cell>
          <table:covered-table-cell/>
          <table:table-cell table:formula="of:=IF(AND([.G49]&gt;=12;[.G49]&lt;15);[.J49];0)" office:value-type="float" office:value="0" calcext:value-type="float">
            <text:p>0</text:p>
          </table:table-cell>
          <table:table-cell table:formula="of:=IF([.G49]&gt;16;[.J49];0)" office:value-type="float" office:value="6.568" calcext:value-type="float">
            <text:p>6,568</text:p>
          </table:table-cell>
          <table:table-cell table:formula="of:=IF(AND([.C49]=&quot;Creciente&quot;;[.D49]=&quot;Inflexion Durante el día&quot;);[.J49];0)" office:value-type="float" office:value="6.568" calcext:value-type="float">
            <text:p>6,568</text:p>
          </table:table-cell>
          <table:table-cell table:formula="of:=IF([.D49]=&quot;Inflexión Máxima&quot;;[.J49];0)" office:value-type="float" office:value="0" calcext:value-type="float">
            <text:p>0</text:p>
          </table:table-cell>
          <table:table-cell table:formula="of:=IF(AND([.C49]=&quot;Creciente&quot;;[.E49]&lt;&gt;&quot;Mañana&quot;);[.J49];0)" office:value-type="float" office:value="6.568" calcext:value-type="float">
            <text:p>6,568</text:p>
          </table:table-cell>
          <table:table-cell table:formula="of:=IF(AND([.C49]=&quot;Decreciente&quot;;[.E49]&lt;&gt;&quot;Mañana&quot;);[.J49];0)" office:value-type="float" office:value="0" calcext:value-type="float">
            <text:p>0</text:p>
          </table:table-cell>
          <table:table-cell table:formula="of:=IF(AND([.G49]&gt;=5.5;[.G49]&lt;=9.5);[.G49];0)" office:value-type="float" office:value="0" calcext:value-type="float">
            <text:p>0</text:p>
          </table:table-cell>
          <table:table-cell table:formula="of:=IF(AND([.G49]&gt;=12;[.G49]&lt;15);[.G49];0)" office:value-type="float" office:value="0" calcext:value-type="float">
            <text:p>0</text:p>
          </table:table-cell>
          <table:table-cell table:formula="of:=IF([.G49]&gt;16;[.G49];0)" office:value-type="float" office:value="16.104" calcext:value-type="float">
            <text:p>16,104</text:p>
          </table:table-cell>
          <table:table-cell table:formula="of:=IF(AND([.C49]=&quot;Creciente&quot;;[.D49]=&quot;Inflexion Durante el día&quot;);[.G49];0)" office:value-type="float" office:value="16.104" calcext:value-type="float">
            <text:p>16,104</text:p>
          </table:table-cell>
          <table:table-cell table:formula="of:=IF([.D49]=&quot;Inflexión Máxima&quot;;[.G49];0)" office:value-type="float" office:value="0" calcext:value-type="float">
            <text:p>0</text:p>
          </table:table-cell>
          <table:table-cell table:formula="of:=IF(AND([.C49]=&quot;Creciente&quot;;[.E49]&lt;&gt;&quot;Mañana&quot;);[.G49];0)" office:value-type="float" office:value="16.104" calcext:value-type="float">
            <text:p>16,104</text:p>
          </table:table-cell>
          <table:table-cell table:formula="of:=IF(AND([.C49]=&quot;Decreciente&quot;;[.E49]&lt;&gt;&quot;Mañana&quot;);[.G49];0)" office:value-type="float" office:value="0" calcext:value-type="float">
            <text:p>0</text:p>
          </table:table-cell>
          <table:table-cell table:formula="of:=IF(AND([.C49]=&quot;Creciente&quot;;[.D49]=&quot;Inflexion Durante el día&quot;);[.I49];0)" office:value-type="float" office:value="130300" calcext:value-type="float">
            <text:p>130300</text:p>
          </table:table-cell>
          <table:table-cell table:formula="of:=IF([.D49]=&quot;Inflexión Máxima&quot;;[.I49];0)" office:value-type="float" office:value="0" calcext:value-type="float">
            <text:p>0</text:p>
          </table:table-cell>
          <table:table-cell table:formula="of:=IF([.R49]&gt;0;[.I49];0)" office:value-type="float" office:value="0" calcext:value-type="float">
            <text:p>0</text:p>
          </table:table-cell>
          <table:table-cell table:formula="of:=IF([.S49]&gt;0;[.I49];0)" office:value-type="float" office:value="0" calcext:value-type="float">
            <text:p>0</text:p>
          </table:table-cell>
          <table:table-cell table:formula="of:=IF([.T49]&gt;0;[.I49];0)" office:value-type="float" office:value="130300" calcext:value-type="float">
            <text:p>130300</text:p>
          </table:table-cell>
          <table:table-cell table:formula="of:=IF(AND([.C49]=&quot;Creciente&quot;;[.E49]&lt;&gt;&quot;Mañana&quot;);[.I49];0)" office:value-type="float" office:value="130300" calcext:value-type="float">
            <text:p>130300</text:p>
          </table:table-cell>
          <table:table-cell table:formula="of:=IF(AND([.C49]=&quot;Decreciente&quot;;[.E49]&lt;&gt;&quot;Mañana&quot;);[.I49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50]&gt;0;[.G50]&lt;10.5);&quot;Mañana&quot;;IF(AND([.G50]&gt;=10.5;[.G50]&lt;16);&quot;Almuerzo&quot;;IF([.G50]&gt;=16;&quot;Tarde&quot;;&quot;Nada&quot;)))" office:value-type="string" office:string-value="Tarde" calcext:value-type="string">
            <text:p>Tarde</text:p>
          </table:table-cell>
          <table:table-cell office:value-type="float" office:value="0.725" calcext:value-type="float">
            <text:p>0,725</text:p>
          </table:table-cell>
          <table:table-cell table:formula="of:=[.F50]*24" office:value-type="float" office:value="17.4" calcext:value-type="float">
            <text:p>17,4</text:p>
          </table:table-cell>
          <table:table-cell table:formula="of:=[$Hoja3.G49]" office:value-type="string" office:string-value="17:24" calcext:value-type="string">
            <text:p>17:24</text:p>
          </table:table-cell>
          <table:table-cell table:formula="of:=1.19*10^5+20000" office:value-type="float" office:value="139000" calcext:value-type="float">
            <text:p>139000</text:p>
          </table:table-cell>
          <table:table-cell office:value-type="float" office:value="7.048" calcext:value-type="float">
            <text:p>7,048</text:p>
          </table:table-cell>
          <table:covered-table-cell/>
          <table:table-cell table:formula="of:=IF(AND([.G50]&gt;=12;[.G50]&lt;15);[.J50];0)" office:value-type="float" office:value="0" calcext:value-type="float">
            <text:p>0</text:p>
          </table:table-cell>
          <table:table-cell table:formula="of:=IF([.G50]&gt;16;[.J50];0)" office:value-type="float" office:value="7.048" calcext:value-type="float">
            <text:p>7,048</text:p>
          </table:table-cell>
          <table:table-cell table:formula="of:=IF(AND([.C50]=&quot;Creciente&quot;;[.D50]=&quot;Inflexion Durante el día&quot;);[.J50];0)" office:value-type="float" office:value="0" calcext:value-type="float">
            <text:p>0</text:p>
          </table:table-cell>
          <table:table-cell table:formula="of:=IF([.D50]=&quot;Inflexión Máxima&quot;;[.J50];0)" office:value-type="float" office:value="7.048" calcext:value-type="float">
            <text:p>7,048</text:p>
          </table:table-cell>
          <table:table-cell table:formula="of:=IF(AND([.C50]=&quot;Creciente&quot;;[.E50]&lt;&gt;&quot;Mañana&quot;);[.J50];0)" office:value-type="float" office:value="0" calcext:value-type="float">
            <text:p>0</text:p>
          </table:table-cell>
          <table:table-cell table:formula="of:=IF(AND([.C50]=&quot;Decreciente&quot;;[.E50]&lt;&gt;&quot;Mañana&quot;);[.J50];0)" office:value-type="float" office:value="7.048" calcext:value-type="float">
            <text:p>7,048</text:p>
          </table:table-cell>
          <table:table-cell table:formula="of:=IF(AND([.G50]&gt;=5.5;[.G50]&lt;=9.5);[.G50];0)" office:value-type="float" office:value="0" calcext:value-type="float">
            <text:p>0</text:p>
          </table:table-cell>
          <table:table-cell table:formula="of:=IF(AND([.G50]&gt;=12;[.G50]&lt;15);[.G50];0)" office:value-type="float" office:value="0" calcext:value-type="float">
            <text:p>0</text:p>
          </table:table-cell>
          <table:table-cell table:formula="of:=IF([.G50]&gt;16;[.G50];0)" office:value-type="float" office:value="17.4" calcext:value-type="float">
            <text:p>17,4</text:p>
          </table:table-cell>
          <table:table-cell table:formula="of:=IF(AND([.C50]=&quot;Creciente&quot;;[.D50]=&quot;Inflexion Durante el día&quot;);[.G50];0)" office:value-type="float" office:value="0" calcext:value-type="float">
            <text:p>0</text:p>
          </table:table-cell>
          <table:table-cell table:formula="of:=IF([.D50]=&quot;Inflexión Máxima&quot;;[.G50];0)" office:value-type="float" office:value="17.4" calcext:value-type="float">
            <text:p>17,4</text:p>
          </table:table-cell>
          <table:table-cell table:formula="of:=IF(AND([.C50]=&quot;Creciente&quot;;[.E50]&lt;&gt;&quot;Mañana&quot;);[.G50];0)" office:value-type="float" office:value="0" calcext:value-type="float">
            <text:p>0</text:p>
          </table:table-cell>
          <table:table-cell table:formula="of:=IF(AND([.C50]=&quot;Decreciente&quot;;[.E50]&lt;&gt;&quot;Mañana&quot;);[.G50];0)" office:value-type="float" office:value="17.4" calcext:value-type="float">
            <text:p>17,4</text:p>
          </table:table-cell>
          <table:table-cell table:formula="of:=IF(AND([.C50]=&quot;Creciente&quot;;[.D50]=&quot;Inflexion Durante el día&quot;);[.I50];0)" office:value-type="float" office:value="0" calcext:value-type="float">
            <text:p>0</text:p>
          </table:table-cell>
          <table:table-cell table:formula="of:=IF([.D50]=&quot;Inflexión Máxima&quot;;[.I50];0)" office:value-type="float" office:value="139000" calcext:value-type="float">
            <text:p>139000</text:p>
          </table:table-cell>
          <table:table-cell table:formula="of:=IF([.R50]&gt;0;[.I50];0)" office:value-type="float" office:value="0" calcext:value-type="float">
            <text:p>0</text:p>
          </table:table-cell>
          <table:table-cell table:formula="of:=IF([.S50]&gt;0;[.I50];0)" office:value-type="float" office:value="0" calcext:value-type="float">
            <text:p>0</text:p>
          </table:table-cell>
          <table:table-cell table:formula="of:=IF([.T50]&gt;0;[.I50];0)" office:value-type="float" office:value="139000" calcext:value-type="float">
            <text:p>139000</text:p>
          </table:table-cell>
          <table:table-cell table:formula="of:=IF(AND([.C50]=&quot;Creciente&quot;;[.E50]&lt;&gt;&quot;Mañana&quot;);[.I50];0)" office:value-type="float" office:value="0" calcext:value-type="float">
            <text:p>0</text:p>
          </table:table-cell>
          <table:table-cell table:formula="of:=IF(AND([.C50]=&quot;Decreciente&quot;;[.E50]&lt;&gt;&quot;Mañana&quot;);[.I50];0)" office:value-type="float" office:value="139000" calcext:value-type="float">
            <text:p>139000</text:p>
          </table:table-cell>
        </table:table-row>
        <table:table-row table:style-name="ro1">
          <table:table-cell/>
          <table:table-cell table:style-name="ce3" office:value-type="float" office:value="12" calcext:value-type="float" table:number-columns-spanned="1" table:number-rows-spanned="4">
            <text:p>12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51]&gt;0;[.G51]&lt;10.5);&quot;Mañana&quot;;IF(AND([.G51]&gt;=10.5;[.G51]&lt;16);&quot;Almuerzo&quot;;IF([.G51]&gt;=16;&quot;Tarde&quot;;&quot;Nada&quot;)))" office:value-type="string" office:string-value="Mañana" calcext:value-type="string">
            <text:p>Mañana</text:p>
          </table:table-cell>
          <table:table-cell office:value-type="float" office:value="0.296" calcext:value-type="float">
            <text:p>0,296</text:p>
          </table:table-cell>
          <table:table-cell table:formula="of:=[.F51]*24" office:value-type="float" office:value="7.104" calcext:value-type="float">
            <text:p>7,104</text:p>
          </table:table-cell>
          <table:table-cell table:formula="of:=[$Hoja3.G50]" office:value-type="string" office:string-value="7:06" calcext:value-type="string">
            <text:p>7:06</text:p>
          </table:table-cell>
          <table:table-cell table:formula="of:=20000-1.484*10^4" office:value-type="float" office:value="5160" calcext:value-type="float">
            <text:p>516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51]&gt;=12;[.G51]&lt;15);[.J51];0)" office:value-type="float" office:value="0" calcext:value-type="float">
            <text:p>0</text:p>
          </table:table-cell>
          <table:table-cell table:formula="of:=IF([.G51]&gt;16;[.J51];0)" office:value-type="float" office:value="0" calcext:value-type="float">
            <text:p>0</text:p>
          </table:table-cell>
          <table:table-cell table:formula="of:=IF(AND([.C51]=&quot;Creciente&quot;;[.D51]=&quot;Inflexion Durante el día&quot;);[.J51];0)" office:value-type="float" office:value="0" calcext:value-type="float">
            <text:p>0</text:p>
          </table:table-cell>
          <table:table-cell table:formula="of:=IF([.D51]=&quot;Inflexión Máxima&quot;;[.J51];0)" office:value-type="float" office:value="0" calcext:value-type="float">
            <text:p>0</text:p>
          </table:table-cell>
          <table:table-cell table:formula="of:=IF(AND([.C51]=&quot;Creciente&quot;;[.E51]&lt;&gt;&quot;Mañana&quot;);[.J51];0)" office:value-type="float" office:value="0" calcext:value-type="float">
            <text:p>0</text:p>
          </table:table-cell>
          <table:table-cell table:formula="of:=IF(AND([.C51]=&quot;Decreciente&quot;;[.E51]&lt;&gt;&quot;Mañana&quot;);[.J51];0)" office:value-type="float" office:value="0" calcext:value-type="float">
            <text:p>0</text:p>
          </table:table-cell>
          <table:table-cell table:formula="of:=IF(AND([.G51]&gt;=5.5;[.G51]&lt;=9.5);[.G51];0)" office:value-type="float" office:value="7.104" calcext:value-type="float">
            <text:p>7,104</text:p>
          </table:table-cell>
          <table:table-cell table:formula="of:=IF(AND([.G51]&gt;=12;[.G51]&lt;15);[.G51];0)" office:value-type="float" office:value="0" calcext:value-type="float">
            <text:p>0</text:p>
          </table:table-cell>
          <table:table-cell table:formula="of:=IF([.G51]&gt;16;[.G51];0)" office:value-type="float" office:value="0" calcext:value-type="float">
            <text:p>0</text:p>
          </table:table-cell>
          <table:table-cell table:formula="of:=IF(AND([.C51]=&quot;Creciente&quot;;[.D51]=&quot;Inflexion Durante el día&quot;);[.G51];0)" office:value-type="float" office:value="0" calcext:value-type="float">
            <text:p>0</text:p>
          </table:table-cell>
          <table:table-cell table:formula="of:=IF([.D51]=&quot;Inflexión Máxima&quot;;[.G51];0)" office:value-type="float" office:value="0" calcext:value-type="float">
            <text:p>0</text:p>
          </table:table-cell>
          <table:table-cell table:formula="of:=IF(AND([.C51]=&quot;Creciente&quot;;[.E51]&lt;&gt;&quot;Mañana&quot;);[.G51];0)" office:value-type="float" office:value="0" calcext:value-type="float">
            <text:p>0</text:p>
          </table:table-cell>
          <table:table-cell table:formula="of:=IF(AND([.C51]=&quot;Decreciente&quot;;[.E51]&lt;&gt;&quot;Mañana&quot;);[.G51];0)" office:value-type="float" office:value="0" calcext:value-type="float">
            <text:p>0</text:p>
          </table:table-cell>
          <table:table-cell table:formula="of:=IF(AND([.C51]=&quot;Creciente&quot;;[.D51]=&quot;Inflexion Durante el día&quot;);[.I51];0)" office:value-type="float" office:value="0" calcext:value-type="float">
            <text:p>0</text:p>
          </table:table-cell>
          <table:table-cell table:formula="of:=IF([.D51]=&quot;Inflexión Máxima&quot;;[.I51];0)" office:value-type="float" office:value="0" calcext:value-type="float">
            <text:p>0</text:p>
          </table:table-cell>
          <table:table-cell table:formula="of:=IF([.R51]&gt;0;[.I51];0)" office:value-type="float" office:value="5160" calcext:value-type="float">
            <text:p>5160</text:p>
          </table:table-cell>
          <table:table-cell table:formula="of:=IF([.S51]&gt;0;[.I51];0)" office:value-type="float" office:value="0" calcext:value-type="float">
            <text:p>0</text:p>
          </table:table-cell>
          <table:table-cell table:formula="of:=IF([.T51]&gt;0;[.I51];0)" office:value-type="float" office:value="0" calcext:value-type="float">
            <text:p>0</text:p>
          </table:table-cell>
          <table:table-cell table:formula="of:=IF(AND([.C51]=&quot;Creciente&quot;;[.E51]&lt;&gt;&quot;Mañana&quot;);[.I51];0)" office:value-type="float" office:value="0" calcext:value-type="float">
            <text:p>0</text:p>
          </table:table-cell>
          <table:table-cell table:formula="of:=IF(AND([.C51]=&quot;Decreciente&quot;;[.E51]&lt;&gt;&quot;Mañana&quot;);[.I51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52]&gt;0;[.G52]&lt;10.5);&quot;Mañana&quot;;IF(AND([.G52]&gt;=10.5;[.G52]&lt;16);&quot;Almuerzo&quot;;IF([.G52]&gt;=16;&quot;Tarde&quot;;&quot;Nada&quot;)))" office:value-type="string" office:string-value="Almuerzo" calcext:value-type="string">
            <text:p>Almuerzo</text:p>
          </table:table-cell>
          <table:table-cell office:value-type="float" office:value="0.506" calcext:value-type="float">
            <text:p>0,506</text:p>
          </table:table-cell>
          <table:table-cell table:formula="of:=[.F52]*24" office:value-type="float" office:value="12.144" calcext:value-type="float">
            <text:p>12,144</text:p>
          </table:table-cell>
          <table:table-cell table:formula="of:=[$Hoja3.G51]" office:value-type="string" office:string-value="12:09" calcext:value-type="string">
            <text:p>12:09</text:p>
          </table:table-cell>
          <table:table-cell table:formula="of:=20000+1.215*10^5" office:value-type="float" office:value="141500" calcext:value-type="float">
            <text:p>141500</text:p>
          </table:table-cell>
          <table:table-cell office:value-type="float" office:value="7.193" calcext:value-type="float">
            <text:p>7,193</text:p>
          </table:table-cell>
          <table:covered-table-cell/>
          <table:table-cell table:formula="of:=IF(AND([.G52]&gt;=12;[.G52]&lt;15);[.J52];0)" office:value-type="float" office:value="7.193" calcext:value-type="float">
            <text:p>7,193</text:p>
          </table:table-cell>
          <table:table-cell table:formula="of:=IF([.G52]&gt;16;[.J52];0)" office:value-type="float" office:value="0" calcext:value-type="float">
            <text:p>0</text:p>
          </table:table-cell>
          <table:table-cell table:formula="of:=IF(AND([.C52]=&quot;Creciente&quot;;[.D52]=&quot;Inflexion Durante el día&quot;);[.J52];0)" office:value-type="float" office:value="0" calcext:value-type="float">
            <text:p>0</text:p>
          </table:table-cell>
          <table:table-cell table:formula="of:=IF([.D52]=&quot;Inflexión Máxima&quot;;[.J52];0)" office:value-type="float" office:value="7.193" calcext:value-type="float">
            <text:p>7,193</text:p>
          </table:table-cell>
          <table:table-cell table:formula="of:=IF(AND([.C52]=&quot;Creciente&quot;;[.E52]&lt;&gt;&quot;Mañana&quot;);[.J52];0)" office:value-type="float" office:value="0" calcext:value-type="float">
            <text:p>0</text:p>
          </table:table-cell>
          <table:table-cell table:formula="of:=IF(AND([.C52]=&quot;Decreciente&quot;;[.E52]&lt;&gt;&quot;Mañana&quot;);[.J52];0)" office:value-type="float" office:value="7.193" calcext:value-type="float">
            <text:p>7,193</text:p>
          </table:table-cell>
          <table:table-cell table:formula="of:=IF(AND([.G52]&gt;=5.5;[.G52]&lt;=9.5);[.G52];0)" office:value-type="float" office:value="0" calcext:value-type="float">
            <text:p>0</text:p>
          </table:table-cell>
          <table:table-cell table:formula="of:=IF(AND([.G52]&gt;=12;[.G52]&lt;15);[.G52];0)" office:value-type="float" office:value="12.144" calcext:value-type="float">
            <text:p>12,144</text:p>
          </table:table-cell>
          <table:table-cell table:formula="of:=IF([.G52]&gt;16;[.G52];0)" office:value-type="float" office:value="0" calcext:value-type="float">
            <text:p>0</text:p>
          </table:table-cell>
          <table:table-cell table:formula="of:=IF(AND([.C52]=&quot;Creciente&quot;;[.D52]=&quot;Inflexion Durante el día&quot;);[.G52];0)" office:value-type="float" office:value="0" calcext:value-type="float">
            <text:p>0</text:p>
          </table:table-cell>
          <table:table-cell table:formula="of:=IF([.D52]=&quot;Inflexión Máxima&quot;;[.G52];0)" office:value-type="float" office:value="12.144" calcext:value-type="float">
            <text:p>12,144</text:p>
          </table:table-cell>
          <table:table-cell table:formula="of:=IF(AND([.C52]=&quot;Creciente&quot;;[.E52]&lt;&gt;&quot;Mañana&quot;);[.G52];0)" office:value-type="float" office:value="0" calcext:value-type="float">
            <text:p>0</text:p>
          </table:table-cell>
          <table:table-cell table:formula="of:=IF(AND([.C52]=&quot;Decreciente&quot;;[.E52]&lt;&gt;&quot;Mañana&quot;);[.G52];0)" office:value-type="float" office:value="12.144" calcext:value-type="float">
            <text:p>12,144</text:p>
          </table:table-cell>
          <table:table-cell table:formula="of:=IF(AND([.C52]=&quot;Creciente&quot;;[.D52]=&quot;Inflexion Durante el día&quot;);[.I52];0)" office:value-type="float" office:value="0" calcext:value-type="float">
            <text:p>0</text:p>
          </table:table-cell>
          <table:table-cell table:formula="of:=IF([.D52]=&quot;Inflexión Máxima&quot;;[.I52];0)" office:value-type="float" office:value="141500" calcext:value-type="float">
            <text:p>141500</text:p>
          </table:table-cell>
          <table:table-cell table:formula="of:=IF([.R52]&gt;0;[.I52];0)" office:value-type="float" office:value="0" calcext:value-type="float">
            <text:p>0</text:p>
          </table:table-cell>
          <table:table-cell table:formula="of:=IF([.S52]&gt;0;[.I52];0)" office:value-type="float" office:value="141500" calcext:value-type="float">
            <text:p>141500</text:p>
          </table:table-cell>
          <table:table-cell table:formula="of:=IF([.T52]&gt;0;[.I52];0)" office:value-type="float" office:value="0" calcext:value-type="float">
            <text:p>0</text:p>
          </table:table-cell>
          <table:table-cell table:formula="of:=IF(AND([.C52]=&quot;Creciente&quot;;[.E52]&lt;&gt;&quot;Mañana&quot;);[.I52];0)" office:value-type="float" office:value="0" calcext:value-type="float">
            <text:p>0</text:p>
          </table:table-cell>
          <table:table-cell table:formula="of:=IF(AND([.C52]=&quot;Decreciente&quot;;[.E52]&lt;&gt;&quot;Mañana&quot;);[.I52];0)" office:value-type="float" office:value="141500" calcext:value-type="float">
            <text:p>1415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53]&gt;0;[.G53]&lt;10.5);&quot;Mañana&quot;;IF(AND([.G53]&gt;=10.5;[.G53]&lt;16);&quot;Almuerzo&quot;;IF([.G53]&gt;=16;&quot;Tarde&quot;;&quot;Nada&quot;)))" office:value-type="string" office:string-value="Almuerzo" calcext:value-type="string">
            <text:p>Almuerzo</text:p>
          </table:table-cell>
          <table:table-cell office:value-type="float" office:value="0.602" calcext:value-type="float">
            <text:p>0,602</text:p>
          </table:table-cell>
          <table:table-cell table:formula="of:=[.F53]*24" office:value-type="float" office:value="14.448" calcext:value-type="float">
            <text:p>14,448</text:p>
          </table:table-cell>
          <table:table-cell table:formula="of:=[$Hoja3.G52]" office:value-type="string" office:string-value="14:27" calcext:value-type="string">
            <text:p>14:27</text:p>
          </table:table-cell>
          <table:table-cell table:formula="of:=20000+9.663*10^4" office:value-type="float" office:value="116630" calcext:value-type="float">
            <text:p>116630</text:p>
          </table:table-cell>
          <table:table-cell office:value-type="float" office:value="4.789" calcext:value-type="float">
            <text:p>4,789</text:p>
          </table:table-cell>
          <table:covered-table-cell/>
          <table:table-cell table:formula="of:=IF(AND([.G53]&gt;=12;[.G53]&lt;15);[.J53];0)" office:value-type="float" office:value="4.789" calcext:value-type="float">
            <text:p>4,789</text:p>
          </table:table-cell>
          <table:table-cell table:formula="of:=IF([.G53]&gt;16;[.J53];0)" office:value-type="float" office:value="0" calcext:value-type="float">
            <text:p>0</text:p>
          </table:table-cell>
          <table:table-cell table:formula="of:=IF(AND([.C53]=&quot;Creciente&quot;;[.D53]=&quot;Inflexion Durante el día&quot;);[.J53];0)" office:value-type="float" office:value="4.789" calcext:value-type="float">
            <text:p>4,789</text:p>
          </table:table-cell>
          <table:table-cell table:formula="of:=IF([.D53]=&quot;Inflexión Máxima&quot;;[.J53];0)" office:value-type="float" office:value="0" calcext:value-type="float">
            <text:p>0</text:p>
          </table:table-cell>
          <table:table-cell table:formula="of:=IF(AND([.C53]=&quot;Creciente&quot;;[.E53]&lt;&gt;&quot;Mañana&quot;);[.J53];0)" office:value-type="float" office:value="4.789" calcext:value-type="float">
            <text:p>4,789</text:p>
          </table:table-cell>
          <table:table-cell table:formula="of:=IF(AND([.C53]=&quot;Decreciente&quot;;[.E53]&lt;&gt;&quot;Mañana&quot;);[.J53];0)" office:value-type="float" office:value="0" calcext:value-type="float">
            <text:p>0</text:p>
          </table:table-cell>
          <table:table-cell table:formula="of:=IF(AND([.G53]&gt;=5.5;[.G53]&lt;=9.5);[.G53];0)" office:value-type="float" office:value="0" calcext:value-type="float">
            <text:p>0</text:p>
          </table:table-cell>
          <table:table-cell table:formula="of:=IF(AND([.G53]&gt;=12;[.G53]&lt;15);[.G53];0)" office:value-type="float" office:value="14.448" calcext:value-type="float">
            <text:p>14,448</text:p>
          </table:table-cell>
          <table:table-cell table:formula="of:=IF([.G53]&gt;16;[.G53];0)" office:value-type="float" office:value="0" calcext:value-type="float">
            <text:p>0</text:p>
          </table:table-cell>
          <table:table-cell table:formula="of:=IF(AND([.C53]=&quot;Creciente&quot;;[.D53]=&quot;Inflexion Durante el día&quot;);[.G53];0)" office:value-type="float" office:value="14.448" calcext:value-type="float">
            <text:p>14,448</text:p>
          </table:table-cell>
          <table:table-cell table:formula="of:=IF([.D53]=&quot;Inflexión Máxima&quot;;[.G53];0)" office:value-type="float" office:value="0" calcext:value-type="float">
            <text:p>0</text:p>
          </table:table-cell>
          <table:table-cell table:formula="of:=IF(AND([.C53]=&quot;Creciente&quot;;[.E53]&lt;&gt;&quot;Mañana&quot;);[.G53];0)" office:value-type="float" office:value="14.448" calcext:value-type="float">
            <text:p>14,448</text:p>
          </table:table-cell>
          <table:table-cell table:formula="of:=IF(AND([.C53]=&quot;Decreciente&quot;;[.E53]&lt;&gt;&quot;Mañana&quot;);[.G53];0)" office:value-type="float" office:value="0" calcext:value-type="float">
            <text:p>0</text:p>
          </table:table-cell>
          <table:table-cell table:formula="of:=IF(AND([.C53]=&quot;Creciente&quot;;[.D53]=&quot;Inflexion Durante el día&quot;);[.I53];0)" office:value-type="float" office:value="116630" calcext:value-type="float">
            <text:p>116630</text:p>
          </table:table-cell>
          <table:table-cell table:formula="of:=IF([.D53]=&quot;Inflexión Máxima&quot;;[.I53];0)" office:value-type="float" office:value="0" calcext:value-type="float">
            <text:p>0</text:p>
          </table:table-cell>
          <table:table-cell table:formula="of:=IF([.R53]&gt;0;[.I53];0)" office:value-type="float" office:value="0" calcext:value-type="float">
            <text:p>0</text:p>
          </table:table-cell>
          <table:table-cell table:formula="of:=IF([.S53]&gt;0;[.I53];0)" office:value-type="float" office:value="116630" calcext:value-type="float">
            <text:p>116630</text:p>
          </table:table-cell>
          <table:table-cell table:formula="of:=IF([.T53]&gt;0;[.I53];0)" office:value-type="float" office:value="0" calcext:value-type="float">
            <text:p>0</text:p>
          </table:table-cell>
          <table:table-cell table:formula="of:=IF(AND([.C53]=&quot;Creciente&quot;;[.E53]&lt;&gt;&quot;Mañana&quot;);[.I53];0)" office:value-type="float" office:value="116630" calcext:value-type="float">
            <text:p>116630</text:p>
          </table:table-cell>
          <table:table-cell table:formula="of:=IF(AND([.C53]=&quot;Decreciente&quot;;[.E53]&lt;&gt;&quot;Mañana&quot;);[.I53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54]&gt;0;[.G54]&lt;10.5);&quot;Mañana&quot;;IF(AND([.G54]&gt;=10.5;[.G54]&lt;16);&quot;Almuerzo&quot;;IF([.G54]&gt;=16;&quot;Tarde&quot;;&quot;Nada&quot;)))" office:value-type="string" office:string-value="Almuerzo" calcext:value-type="string">
            <text:p>Almuerzo</text:p>
          </table:table-cell>
          <table:table-cell office:value-type="float" office:value="0.645" calcext:value-type="float">
            <text:p>0,645</text:p>
          </table:table-cell>
          <table:table-cell table:formula="of:=[.F54]*24" office:value-type="float" office:value="15.48" calcext:value-type="float">
            <text:p>15,48</text:p>
          </table:table-cell>
          <table:table-cell table:formula="of:=[$Hoja3.G53]" office:value-type="string" office:string-value="15:29" calcext:value-type="string">
            <text:p>15:29</text:p>
          </table:table-cell>
          <table:table-cell table:formula="of:=20000+1.041*10^5" office:value-type="float" office:value="124100" calcext:value-type="float">
            <text:p>124100</text:p>
          </table:table-cell>
          <table:table-cell office:value-type="float" office:value="6.845" calcext:value-type="float">
            <text:p>6,845</text:p>
          </table:table-cell>
          <table:covered-table-cell/>
          <table:table-cell table:formula="of:=IF(AND([.G54]&gt;=12;[.G54]&lt;15);[.J54];0)" office:value-type="float" office:value="0" calcext:value-type="float">
            <text:p>0</text:p>
          </table:table-cell>
          <table:table-cell table:formula="of:=IF([.G54]&gt;16;[.J54];0)" office:value-type="float" office:value="0" calcext:value-type="float">
            <text:p>0</text:p>
          </table:table-cell>
          <table:table-cell table:formula="of:=IF(AND([.C54]=&quot;Creciente&quot;;[.D54]=&quot;Inflexion Durante el día&quot;);[.J54];0)" office:value-type="float" office:value="0" calcext:value-type="float">
            <text:p>0</text:p>
          </table:table-cell>
          <table:table-cell table:formula="of:=IF([.D54]=&quot;Inflexión Máxima&quot;;[.J54];0)" office:value-type="float" office:value="0" calcext:value-type="float">
            <text:p>0</text:p>
          </table:table-cell>
          <table:table-cell table:formula="of:=IF(AND([.C54]=&quot;Creciente&quot;;[.E54]&lt;&gt;&quot;Mañana&quot;);[.J54];0)" office:value-type="float" office:value="0" calcext:value-type="float">
            <text:p>0</text:p>
          </table:table-cell>
          <table:table-cell table:formula="of:=IF(AND([.C54]=&quot;Decreciente&quot;;[.E54]&lt;&gt;&quot;Mañana&quot;);[.J54];0)" office:value-type="float" office:value="6.845" calcext:value-type="float">
            <text:p>6,845</text:p>
          </table:table-cell>
          <table:table-cell table:formula="of:=IF(AND([.G54]&gt;=5.5;[.G54]&lt;=9.5);[.G54];0)" office:value-type="float" office:value="0" calcext:value-type="float">
            <text:p>0</text:p>
          </table:table-cell>
          <table:table-cell table:formula="of:=IF(AND([.G54]&gt;=12;[.G54]&lt;15);[.G54];0)" office:value-type="float" office:value="0" calcext:value-type="float">
            <text:p>0</text:p>
          </table:table-cell>
          <table:table-cell table:formula="of:=IF([.G54]&gt;16;[.G54];0)" office:value-type="float" office:value="0" calcext:value-type="float">
            <text:p>0</text:p>
          </table:table-cell>
          <table:table-cell table:formula="of:=IF(AND([.C54]=&quot;Creciente&quot;;[.D54]=&quot;Inflexion Durante el día&quot;);[.G54];0)" office:value-type="float" office:value="0" calcext:value-type="float">
            <text:p>0</text:p>
          </table:table-cell>
          <table:table-cell table:formula="of:=IF([.D54]=&quot;Inflexión Máxima&quot;;[.G54];0)" office:value-type="float" office:value="0" calcext:value-type="float">
            <text:p>0</text:p>
          </table:table-cell>
          <table:table-cell table:formula="of:=IF(AND([.C54]=&quot;Creciente&quot;;[.E54]&lt;&gt;&quot;Mañana&quot;);[.G54];0)" office:value-type="float" office:value="0" calcext:value-type="float">
            <text:p>0</text:p>
          </table:table-cell>
          <table:table-cell table:formula="of:=IF(AND([.C54]=&quot;Decreciente&quot;;[.E54]&lt;&gt;&quot;Mañana&quot;);[.G54];0)" office:value-type="float" office:value="15.48" calcext:value-type="float">
            <text:p>15,48</text:p>
          </table:table-cell>
          <table:table-cell table:formula="of:=IF(AND([.C54]=&quot;Creciente&quot;;[.D54]=&quot;Inflexion Durante el día&quot;);[.I54];0)" office:value-type="float" office:value="0" calcext:value-type="float">
            <text:p>0</text:p>
          </table:table-cell>
          <table:table-cell table:formula="of:=IF([.D54]=&quot;Inflexión Máxima&quot;;[.I54];0)" office:value-type="float" office:value="0" calcext:value-type="float">
            <text:p>0</text:p>
          </table:table-cell>
          <table:table-cell table:formula="of:=IF([.R54]&gt;0;[.I54];0)" office:value-type="float" office:value="0" calcext:value-type="float">
            <text:p>0</text:p>
          </table:table-cell>
          <table:table-cell table:formula="of:=IF([.S54]&gt;0;[.I54];0)" office:value-type="float" office:value="0" calcext:value-type="float">
            <text:p>0</text:p>
          </table:table-cell>
          <table:table-cell table:formula="of:=IF([.T54]&gt;0;[.I54];0)" office:value-type="float" office:value="0" calcext:value-type="float">
            <text:p>0</text:p>
          </table:table-cell>
          <table:table-cell table:formula="of:=IF(AND([.C54]=&quot;Creciente&quot;;[.E54]&lt;&gt;&quot;Mañana&quot;);[.I54];0)" office:value-type="float" office:value="0" calcext:value-type="float">
            <text:p>0</text:p>
          </table:table-cell>
          <table:table-cell table:formula="of:=IF(AND([.C54]=&quot;Decreciente&quot;;[.E54]&lt;&gt;&quot;Mañana&quot;);[.I54];0)" office:value-type="float" office:value="124100" calcext:value-type="float">
            <text:p>124100</text:p>
          </table:table-cell>
        </table:table-row>
        <table:table-row table:style-name="ro1">
          <table:table-cell/>
          <table:table-cell table:style-name="ce3" office:value-type="float" office:value="13" calcext:value-type="float" table:number-columns-spanned="1" table:number-rows-spanned="4">
            <text:p>13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55]&gt;0;[.G55]&lt;10.5);&quot;Mañana&quot;;IF(AND([.G55]&gt;=10.5;[.G55]&lt;16);&quot;Almuerzo&quot;;IF([.G55]&gt;=16;&quot;Tarde&quot;;&quot;Nada&quot;)))" office:value-type="string" office:string-value="Mañana" calcext:value-type="string">
            <text:p>Mañana</text:p>
          </table:table-cell>
          <table:table-cell office:value-type="float" office:value="0.274" calcext:value-type="float">
            <text:p>0,274</text:p>
          </table:table-cell>
          <table:table-cell table:formula="of:=[.F55]*24" office:value-type="float" office:value="6.576" calcext:value-type="float">
            <text:p>6,576</text:p>
          </table:table-cell>
          <table:table-cell table:formula="of:=[$Hoja3.G54]" office:value-type="string" office:string-value="6:35" calcext:value-type="string">
            <text:p>6:35</text:p>
          </table:table-cell>
          <table:table-cell table:formula="of:=20000-1.607*10^4" office:value-type="float" office:value="3930" calcext:value-type="float">
            <text:p>393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55]&gt;=12;[.G55]&lt;15);[.J55];0)" office:value-type="float" office:value="0" calcext:value-type="float">
            <text:p>0</text:p>
          </table:table-cell>
          <table:table-cell table:formula="of:=IF([.G55]&gt;16;[.J55];0)" office:value-type="float" office:value="0" calcext:value-type="float">
            <text:p>0</text:p>
          </table:table-cell>
          <table:table-cell table:formula="of:=IF(AND([.C55]=&quot;Creciente&quot;;[.D55]=&quot;Inflexion Durante el día&quot;);[.J55];0)" office:value-type="float" office:value="0" calcext:value-type="float">
            <text:p>0</text:p>
          </table:table-cell>
          <table:table-cell table:formula="of:=IF([.D55]=&quot;Inflexión Máxima&quot;;[.J55];0)" office:value-type="float" office:value="0" calcext:value-type="float">
            <text:p>0</text:p>
          </table:table-cell>
          <table:table-cell table:formula="of:=IF(AND([.C55]=&quot;Creciente&quot;;[.E55]&lt;&gt;&quot;Mañana&quot;);[.J55];0)" office:value-type="float" office:value="0" calcext:value-type="float">
            <text:p>0</text:p>
          </table:table-cell>
          <table:table-cell table:formula="of:=IF(AND([.C55]=&quot;Decreciente&quot;;[.E55]&lt;&gt;&quot;Mañana&quot;);[.J55];0)" office:value-type="float" office:value="0" calcext:value-type="float">
            <text:p>0</text:p>
          </table:table-cell>
          <table:table-cell table:formula="of:=IF(AND([.G55]&gt;=5.5;[.G55]&lt;=9.5);[.G55];0)" office:value-type="float" office:value="6.576" calcext:value-type="float">
            <text:p>6,576</text:p>
          </table:table-cell>
          <table:table-cell table:formula="of:=IF(AND([.G55]&gt;=12;[.G55]&lt;15);[.G55];0)" office:value-type="float" office:value="0" calcext:value-type="float">
            <text:p>0</text:p>
          </table:table-cell>
          <table:table-cell table:formula="of:=IF([.G55]&gt;16;[.G55];0)" office:value-type="float" office:value="0" calcext:value-type="float">
            <text:p>0</text:p>
          </table:table-cell>
          <table:table-cell table:formula="of:=IF(AND([.C55]=&quot;Creciente&quot;;[.D55]=&quot;Inflexion Durante el día&quot;);[.G55];0)" office:value-type="float" office:value="0" calcext:value-type="float">
            <text:p>0</text:p>
          </table:table-cell>
          <table:table-cell table:formula="of:=IF([.D55]=&quot;Inflexión Máxima&quot;;[.G55];0)" office:value-type="float" office:value="0" calcext:value-type="float">
            <text:p>0</text:p>
          </table:table-cell>
          <table:table-cell table:formula="of:=IF(AND([.C55]=&quot;Creciente&quot;;[.E55]&lt;&gt;&quot;Mañana&quot;);[.G55];0)" office:value-type="float" office:value="0" calcext:value-type="float">
            <text:p>0</text:p>
          </table:table-cell>
          <table:table-cell table:formula="of:=IF(AND([.C55]=&quot;Decreciente&quot;;[.E55]&lt;&gt;&quot;Mañana&quot;);[.G55];0)" office:value-type="float" office:value="0" calcext:value-type="float">
            <text:p>0</text:p>
          </table:table-cell>
          <table:table-cell table:formula="of:=IF(AND([.C55]=&quot;Creciente&quot;;[.D55]=&quot;Inflexion Durante el día&quot;);[.I55];0)" office:value-type="float" office:value="0" calcext:value-type="float">
            <text:p>0</text:p>
          </table:table-cell>
          <table:table-cell table:formula="of:=IF([.D55]=&quot;Inflexión Máxima&quot;;[.I55];0)" office:value-type="float" office:value="0" calcext:value-type="float">
            <text:p>0</text:p>
          </table:table-cell>
          <table:table-cell table:formula="of:=IF([.R55]&gt;0;[.I55];0)" office:value-type="float" office:value="3930" calcext:value-type="float">
            <text:p>3930</text:p>
          </table:table-cell>
          <table:table-cell table:formula="of:=IF([.S55]&gt;0;[.I55];0)" office:value-type="float" office:value="0" calcext:value-type="float">
            <text:p>0</text:p>
          </table:table-cell>
          <table:table-cell table:formula="of:=IF([.T55]&gt;0;[.I55];0)" office:value-type="float" office:value="0" calcext:value-type="float">
            <text:p>0</text:p>
          </table:table-cell>
          <table:table-cell table:formula="of:=IF(AND([.C55]=&quot;Creciente&quot;;[.E55]&lt;&gt;&quot;Mañana&quot;);[.I55];0)" office:value-type="float" office:value="0" calcext:value-type="float">
            <text:p>0</text:p>
          </table:table-cell>
          <table:table-cell table:formula="of:=IF(AND([.C55]=&quot;Decreciente&quot;;[.E55]&lt;&gt;&quot;Mañana&quot;);[.I55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56]&gt;0;[.G56]&lt;10.5);&quot;Mañana&quot;;IF(AND([.G56]&gt;=10.5;[.G56]&lt;16);&quot;Almuerzo&quot;;IF([.G56]&gt;=16;&quot;Tarde&quot;;&quot;Nada&quot;)))" office:value-type="string" office:string-value="Almuerzo" calcext:value-type="string">
            <text:p>Almuerzo</text:p>
          </table:table-cell>
          <table:table-cell office:value-type="float" office:value="0.456" calcext:value-type="float">
            <text:p>0,456</text:p>
          </table:table-cell>
          <table:table-cell table:formula="of:=[.F56]*24" office:value-type="float" office:value="10.944" calcext:value-type="float">
            <text:p>10,944</text:p>
          </table:table-cell>
          <table:table-cell table:formula="of:=[$Hoja3.G55]" office:value-type="string" office:string-value="10:57" calcext:value-type="string">
            <text:p>10:57</text:p>
          </table:table-cell>
          <table:table-cell table:formula="of:=20000+1.312*10^5" office:value-type="float" office:value="151200" calcext:value-type="float">
            <text:p>151200</text:p>
          </table:table-cell>
          <table:table-cell office:value-type="float" office:value="10.5" calcext:value-type="float">
            <text:p>10,5</text:p>
          </table:table-cell>
          <table:covered-table-cell/>
          <table:table-cell table:formula="of:=IF(AND([.G56]&gt;=12;[.G56]&lt;15);[.J56];0)" office:value-type="float" office:value="0" calcext:value-type="float">
            <text:p>0</text:p>
          </table:table-cell>
          <table:table-cell table:formula="of:=IF([.G56]&gt;16;[.J56];0)" office:value-type="float" office:value="0" calcext:value-type="float">
            <text:p>0</text:p>
          </table:table-cell>
          <table:table-cell table:formula="of:=IF(AND([.C56]=&quot;Creciente&quot;;[.D56]=&quot;Inflexion Durante el día&quot;);[.J56];0)" office:value-type="float" office:value="0" calcext:value-type="float">
            <text:p>0</text:p>
          </table:table-cell>
          <table:table-cell table:formula="of:=IF([.D56]=&quot;Inflexión Máxima&quot;;[.J56];0)" office:value-type="float" office:value="0" calcext:value-type="float">
            <text:p>0</text:p>
          </table:table-cell>
          <table:table-cell table:formula="of:=IF(AND([.C56]=&quot;Creciente&quot;;[.E56]&lt;&gt;&quot;Mañana&quot;);[.J56];0)" office:value-type="float" office:value="0" calcext:value-type="float">
            <text:p>0</text:p>
          </table:table-cell>
          <table:table-cell table:formula="of:=IF(AND([.C56]=&quot;Decreciente&quot;;[.E56]&lt;&gt;&quot;Mañana&quot;);[.J56];0)" office:value-type="float" office:value="10.5" calcext:value-type="float">
            <text:p>10,5</text:p>
          </table:table-cell>
          <table:table-cell table:formula="of:=IF(AND([.G56]&gt;=5.5;[.G56]&lt;=9.5);[.G56];0)" office:value-type="float" office:value="0" calcext:value-type="float">
            <text:p>0</text:p>
          </table:table-cell>
          <table:table-cell table:formula="of:=IF(AND([.G56]&gt;=12;[.G56]&lt;15);[.G56];0)" office:value-type="float" office:value="0" calcext:value-type="float">
            <text:p>0</text:p>
          </table:table-cell>
          <table:table-cell table:formula="of:=IF([.G56]&gt;16;[.G56];0)" office:value-type="float" office:value="0" calcext:value-type="float">
            <text:p>0</text:p>
          </table:table-cell>
          <table:table-cell table:formula="of:=IF(AND([.C56]=&quot;Creciente&quot;;[.D56]=&quot;Inflexion Durante el día&quot;);[.G56];0)" office:value-type="float" office:value="0" calcext:value-type="float">
            <text:p>0</text:p>
          </table:table-cell>
          <table:table-cell table:formula="of:=IF([.D56]=&quot;Inflexión Máxima&quot;;[.G56];0)" office:value-type="float" office:value="0" calcext:value-type="float">
            <text:p>0</text:p>
          </table:table-cell>
          <table:table-cell table:formula="of:=IF(AND([.C56]=&quot;Creciente&quot;;[.E56]&lt;&gt;&quot;Mañana&quot;);[.G56];0)" office:value-type="float" office:value="0" calcext:value-type="float">
            <text:p>0</text:p>
          </table:table-cell>
          <table:table-cell table:formula="of:=IF(AND([.C56]=&quot;Decreciente&quot;;[.E56]&lt;&gt;&quot;Mañana&quot;);[.G56];0)" office:value-type="float" office:value="10.944" calcext:value-type="float">
            <text:p>10,944</text:p>
          </table:table-cell>
          <table:table-cell table:formula="of:=IF(AND([.C56]=&quot;Creciente&quot;;[.D56]=&quot;Inflexion Durante el día&quot;);[.I56];0)" office:value-type="float" office:value="0" calcext:value-type="float">
            <text:p>0</text:p>
          </table:table-cell>
          <table:table-cell table:formula="of:=IF([.D56]=&quot;Inflexión Máxima&quot;;[.I56];0)" office:value-type="float" office:value="0" calcext:value-type="float">
            <text:p>0</text:p>
          </table:table-cell>
          <table:table-cell table:formula="of:=IF([.R56]&gt;0;[.I56];0)" office:value-type="float" office:value="0" calcext:value-type="float">
            <text:p>0</text:p>
          </table:table-cell>
          <table:table-cell table:formula="of:=IF([.S56]&gt;0;[.I56];0)" office:value-type="float" office:value="0" calcext:value-type="float">
            <text:p>0</text:p>
          </table:table-cell>
          <table:table-cell table:formula="of:=IF([.T56]&gt;0;[.I56];0)" office:value-type="float" office:value="0" calcext:value-type="float">
            <text:p>0</text:p>
          </table:table-cell>
          <table:table-cell table:formula="of:=IF(AND([.C56]=&quot;Creciente&quot;;[.E56]&lt;&gt;&quot;Mañana&quot;);[.I56];0)" office:value-type="float" office:value="0" calcext:value-type="float">
            <text:p>0</text:p>
          </table:table-cell>
          <table:table-cell table:formula="of:=IF(AND([.C56]=&quot;Decreciente&quot;;[.E56]&lt;&gt;&quot;Mañana&quot;);[.I56];0)" office:value-type="float" office:value="151200" calcext:value-type="float">
            <text:p>1512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57]&gt;0;[.G57]&lt;10.5);&quot;Mañana&quot;;IF(AND([.G57]&gt;=10.5;[.G57]&lt;16);&quot;Almuerzo&quot;;IF([.G57]&gt;=16;&quot;Tarde&quot;;&quot;Nada&quot;)))" office:value-type="string" office:string-value="Almuerzo" calcext:value-type="string">
            <text:p>Almuerzo</text:p>
          </table:table-cell>
          <table:table-cell office:value-type="float" office:value="0.489" calcext:value-type="float">
            <text:p>0,489</text:p>
          </table:table-cell>
          <table:table-cell table:formula="of:=[.F57]*24" office:value-type="float" office:value="11.736" calcext:value-type="float">
            <text:p>11,736</text:p>
          </table:table-cell>
          <table:table-cell table:formula="of:=[$Hoja3.G56]" office:value-type="string" office:string-value="11:44" calcext:value-type="string">
            <text:p>11:44</text:p>
          </table:table-cell>
          <table:table-cell table:formula="of:=20000+1.26*10^5" office:value-type="float" office:value="146000" calcext:value-type="float">
            <text:p>146000</text:p>
          </table:table-cell>
          <table:table-cell office:value-type="float" office:value="5.724" calcext:value-type="float">
            <text:p>5,724</text:p>
          </table:table-cell>
          <table:covered-table-cell/>
          <table:table-cell table:formula="of:=IF(AND([.G57]&gt;=12;[.G57]&lt;15);[.J57];0)" office:value-type="float" office:value="0" calcext:value-type="float">
            <text:p>0</text:p>
          </table:table-cell>
          <table:table-cell table:formula="of:=IF([.G57]&gt;16;[.J57];0)" office:value-type="float" office:value="0" calcext:value-type="float">
            <text:p>0</text:p>
          </table:table-cell>
          <table:table-cell table:formula="of:=IF(AND([.C57]=&quot;Creciente&quot;;[.D57]=&quot;Inflexion Durante el día&quot;);[.J57];0)" office:value-type="float" office:value="5.724" calcext:value-type="float">
            <text:p>5,724</text:p>
          </table:table-cell>
          <table:table-cell table:formula="of:=IF([.D57]=&quot;Inflexión Máxima&quot;;[.J57];0)" office:value-type="float" office:value="0" calcext:value-type="float">
            <text:p>0</text:p>
          </table:table-cell>
          <table:table-cell table:formula="of:=IF(AND([.C57]=&quot;Creciente&quot;;[.E57]&lt;&gt;&quot;Mañana&quot;);[.J57];0)" office:value-type="float" office:value="5.724" calcext:value-type="float">
            <text:p>5,724</text:p>
          </table:table-cell>
          <table:table-cell table:formula="of:=IF(AND([.C57]=&quot;Decreciente&quot;;[.E57]&lt;&gt;&quot;Mañana&quot;);[.J57];0)" office:value-type="float" office:value="0" calcext:value-type="float">
            <text:p>0</text:p>
          </table:table-cell>
          <table:table-cell table:formula="of:=IF(AND([.G57]&gt;=5.5;[.G57]&lt;=9.5);[.G57];0)" office:value-type="float" office:value="0" calcext:value-type="float">
            <text:p>0</text:p>
          </table:table-cell>
          <table:table-cell table:formula="of:=IF(AND([.G57]&gt;=12;[.G57]&lt;15);[.G57];0)" office:value-type="float" office:value="0" calcext:value-type="float">
            <text:p>0</text:p>
          </table:table-cell>
          <table:table-cell table:formula="of:=IF([.G57]&gt;16;[.G57];0)" office:value-type="float" office:value="0" calcext:value-type="float">
            <text:p>0</text:p>
          </table:table-cell>
          <table:table-cell table:formula="of:=IF(AND([.C57]=&quot;Creciente&quot;;[.D57]=&quot;Inflexion Durante el día&quot;);[.G57];0)" office:value-type="float" office:value="11.736" calcext:value-type="float">
            <text:p>11,736</text:p>
          </table:table-cell>
          <table:table-cell table:formula="of:=IF([.D57]=&quot;Inflexión Máxima&quot;;[.G57];0)" office:value-type="float" office:value="0" calcext:value-type="float">
            <text:p>0</text:p>
          </table:table-cell>
          <table:table-cell table:formula="of:=IF(AND([.C57]=&quot;Creciente&quot;;[.E57]&lt;&gt;&quot;Mañana&quot;);[.G57];0)" office:value-type="float" office:value="11.736" calcext:value-type="float">
            <text:p>11,736</text:p>
          </table:table-cell>
          <table:table-cell table:formula="of:=IF(AND([.C57]=&quot;Decreciente&quot;;[.E57]&lt;&gt;&quot;Mañana&quot;);[.G57];0)" office:value-type="float" office:value="0" calcext:value-type="float">
            <text:p>0</text:p>
          </table:table-cell>
          <table:table-cell table:formula="of:=IF(AND([.C57]=&quot;Creciente&quot;;[.D57]=&quot;Inflexion Durante el día&quot;);[.I57];0)" office:value-type="float" office:value="146000" calcext:value-type="float">
            <text:p>146000</text:p>
          </table:table-cell>
          <table:table-cell table:formula="of:=IF([.D57]=&quot;Inflexión Máxima&quot;;[.I57];0)" office:value-type="float" office:value="0" calcext:value-type="float">
            <text:p>0</text:p>
          </table:table-cell>
          <table:table-cell table:formula="of:=IF([.R57]&gt;0;[.I57];0)" office:value-type="float" office:value="0" calcext:value-type="float">
            <text:p>0</text:p>
          </table:table-cell>
          <table:table-cell table:formula="of:=IF([.S57]&gt;0;[.I57];0)" office:value-type="float" office:value="0" calcext:value-type="float">
            <text:p>0</text:p>
          </table:table-cell>
          <table:table-cell table:formula="of:=IF([.T57]&gt;0;[.I57];0)" office:value-type="float" office:value="0" calcext:value-type="float">
            <text:p>0</text:p>
          </table:table-cell>
          <table:table-cell table:formula="of:=IF(AND([.C57]=&quot;Creciente&quot;;[.E57]&lt;&gt;&quot;Mañana&quot;);[.I57];0)" office:value-type="float" office:value="146000" calcext:value-type="float">
            <text:p>146000</text:p>
          </table:table-cell>
          <table:table-cell table:formula="of:=IF(AND([.C57]=&quot;Decreciente&quot;;[.E57]&lt;&gt;&quot;Mañana&quot;);[.I57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58]&gt;0;[.G58]&lt;10.5);&quot;Mañana&quot;;IF(AND([.G58]&gt;=10.5;[.G58]&lt;16);&quot;Almuerzo&quot;;IF([.G58]&gt;=16;&quot;Tarde&quot;;&quot;Nada&quot;)))" office:value-type="string" office:string-value="Almuerzo" calcext:value-type="string">
            <text:p>Almuerzo</text:p>
          </table:table-cell>
          <table:table-cell office:value-type="float" office:value="0.543" calcext:value-type="float">
            <text:p>0,543</text:p>
          </table:table-cell>
          <table:table-cell table:formula="of:=[.F58]*24" office:value-type="float" office:value="13.032" calcext:value-type="float">
            <text:p>13,032</text:p>
          </table:table-cell>
          <table:table-cell table:formula="of:=[$Hoja3.G57]" office:value-type="string" office:string-value="13:02" calcext:value-type="string">
            <text:p>13:02</text:p>
          </table:table-cell>
          <table:table-cell table:formula="of:=20000+1.342*10^5" office:value-type="float" office:value="154200" calcext:value-type="float">
            <text:p>154200</text:p>
          </table:table-cell>
          <table:table-cell office:value-type="float" office:value="7.78" calcext:value-type="float">
            <text:p>7,78</text:p>
          </table:table-cell>
          <table:covered-table-cell/>
          <table:table-cell table:formula="of:=IF(AND([.G58]&gt;=12;[.G58]&lt;15);[.J58];0)" office:value-type="float" office:value="7.78" calcext:value-type="float">
            <text:p>7,78</text:p>
          </table:table-cell>
          <table:table-cell table:formula="of:=IF([.G58]&gt;16;[.J58];0)" office:value-type="float" office:value="0" calcext:value-type="float">
            <text:p>0</text:p>
          </table:table-cell>
          <table:table-cell table:formula="of:=IF(AND([.C58]=&quot;Creciente&quot;;[.D58]=&quot;Inflexion Durante el día&quot;);[.J58];0)" office:value-type="float" office:value="0" calcext:value-type="float">
            <text:p>0</text:p>
          </table:table-cell>
          <table:table-cell table:formula="of:=IF([.D58]=&quot;Inflexión Máxima&quot;;[.J58];0)" office:value-type="float" office:value="7.78" calcext:value-type="float">
            <text:p>7,78</text:p>
          </table:table-cell>
          <table:table-cell table:formula="of:=IF(AND([.C58]=&quot;Creciente&quot;;[.E58]&lt;&gt;&quot;Mañana&quot;);[.J58];0)" office:value-type="float" office:value="0" calcext:value-type="float">
            <text:p>0</text:p>
          </table:table-cell>
          <table:table-cell table:formula="of:=IF(AND([.C58]=&quot;Decreciente&quot;;[.E58]&lt;&gt;&quot;Mañana&quot;);[.J58];0)" office:value-type="float" office:value="7.78" calcext:value-type="float">
            <text:p>7,78</text:p>
          </table:table-cell>
          <table:table-cell table:formula="of:=IF(AND([.G58]&gt;=5.5;[.G58]&lt;=9.5);[.G58];0)" office:value-type="float" office:value="0" calcext:value-type="float">
            <text:p>0</text:p>
          </table:table-cell>
          <table:table-cell table:formula="of:=IF(AND([.G58]&gt;=12;[.G58]&lt;15);[.G58];0)" office:value-type="float" office:value="13.032" calcext:value-type="float">
            <text:p>13,032</text:p>
          </table:table-cell>
          <table:table-cell table:formula="of:=IF([.G58]&gt;16;[.G58];0)" office:value-type="float" office:value="0" calcext:value-type="float">
            <text:p>0</text:p>
          </table:table-cell>
          <table:table-cell table:formula="of:=IF(AND([.C58]=&quot;Creciente&quot;;[.D58]=&quot;Inflexion Durante el día&quot;);[.G58];0)" office:value-type="float" office:value="0" calcext:value-type="float">
            <text:p>0</text:p>
          </table:table-cell>
          <table:table-cell table:formula="of:=IF([.D58]=&quot;Inflexión Máxima&quot;;[.G58];0)" office:value-type="float" office:value="13.032" calcext:value-type="float">
            <text:p>13,032</text:p>
          </table:table-cell>
          <table:table-cell table:formula="of:=IF(AND([.C58]=&quot;Creciente&quot;;[.E58]&lt;&gt;&quot;Mañana&quot;);[.G58];0)" office:value-type="float" office:value="0" calcext:value-type="float">
            <text:p>0</text:p>
          </table:table-cell>
          <table:table-cell table:formula="of:=IF(AND([.C58]=&quot;Decreciente&quot;;[.E58]&lt;&gt;&quot;Mañana&quot;);[.G58];0)" office:value-type="float" office:value="13.032" calcext:value-type="float">
            <text:p>13,032</text:p>
          </table:table-cell>
          <table:table-cell table:formula="of:=IF(AND([.C58]=&quot;Creciente&quot;;[.D58]=&quot;Inflexion Durante el día&quot;);[.I58];0)" office:value-type="float" office:value="0" calcext:value-type="float">
            <text:p>0</text:p>
          </table:table-cell>
          <table:table-cell table:formula="of:=IF([.D58]=&quot;Inflexión Máxima&quot;;[.I58];0)" office:value-type="float" office:value="154200" calcext:value-type="float">
            <text:p>154200</text:p>
          </table:table-cell>
          <table:table-cell table:formula="of:=IF([.R58]&gt;0;[.I58];0)" office:value-type="float" office:value="0" calcext:value-type="float">
            <text:p>0</text:p>
          </table:table-cell>
          <table:table-cell table:formula="of:=IF([.S58]&gt;0;[.I58];0)" office:value-type="float" office:value="154200" calcext:value-type="float">
            <text:p>154200</text:p>
          </table:table-cell>
          <table:table-cell table:formula="of:=IF([.T58]&gt;0;[.I58];0)" office:value-type="float" office:value="0" calcext:value-type="float">
            <text:p>0</text:p>
          </table:table-cell>
          <table:table-cell table:formula="of:=IF(AND([.C58]=&quot;Creciente&quot;;[.E58]&lt;&gt;&quot;Mañana&quot;);[.I58];0)" office:value-type="float" office:value="0" calcext:value-type="float">
            <text:p>0</text:p>
          </table:table-cell>
          <table:table-cell table:formula="of:=IF(AND([.C58]=&quot;Decreciente&quot;;[.E58]&lt;&gt;&quot;Mañana&quot;);[.I58];0)" office:value-type="float" office:value="154200" calcext:value-type="float">
            <text:p>154200</text:p>
          </table:table-cell>
        </table:table-row>
        <table:table-row table:style-name="ro1">
          <table:table-cell/>
          <table:table-cell table:style-name="ce3" office:value-type="float" office:value="14" calcext:value-type="float" table:number-columns-spanned="1" table:number-rows-spanned="4">
            <text:p>14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59]&gt;0;[.G59]&lt;10.5);&quot;Mañana&quot;;IF(AND([.G59]&gt;=10.5;[.G59]&lt;16);&quot;Almuerzo&quot;;IF([.G59]&gt;=16;&quot;Tarde&quot;;&quot;Nada&quot;)))" office:value-type="string" office:string-value="Mañana" calcext:value-type="string">
            <text:p>Mañana</text:p>
          </table:table-cell>
          <table:table-cell office:value-type="float" office:value="0.265" calcext:value-type="float">
            <text:p>0,265</text:p>
          </table:table-cell>
          <table:table-cell table:formula="of:=[.F59]*24" office:value-type="float" office:value="6.36" calcext:value-type="float">
            <text:p>6,36</text:p>
          </table:table-cell>
          <table:table-cell table:formula="of:=[$Hoja3.G58]" office:value-type="string" office:string-value="6:22" calcext:value-type="string">
            <text:p>6:22</text:p>
          </table:table-cell>
          <table:table-cell table:formula="of:=20000-1.295*10^4"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59]&gt;=12;[.G59]&lt;15);[.J59];0)" office:value-type="float" office:value="0" calcext:value-type="float">
            <text:p>0</text:p>
          </table:table-cell>
          <table:table-cell table:formula="of:=IF([.G59]&gt;16;[.J59];0)" office:value-type="float" office:value="0" calcext:value-type="float">
            <text:p>0</text:p>
          </table:table-cell>
          <table:table-cell table:formula="of:=IF(AND([.C59]=&quot;Creciente&quot;;[.D59]=&quot;Inflexion Durante el día&quot;);[.J59];0)" office:value-type="float" office:value="0" calcext:value-type="float">
            <text:p>0</text:p>
          </table:table-cell>
          <table:table-cell table:formula="of:=IF([.D59]=&quot;Inflexión Máxima&quot;;[.J59];0)" office:value-type="float" office:value="0" calcext:value-type="float">
            <text:p>0</text:p>
          </table:table-cell>
          <table:table-cell table:formula="of:=IF(AND([.C59]=&quot;Creciente&quot;;[.E59]&lt;&gt;&quot;Mañana&quot;);[.J59];0)" office:value-type="float" office:value="0" calcext:value-type="float">
            <text:p>0</text:p>
          </table:table-cell>
          <table:table-cell table:formula="of:=IF(AND([.C59]=&quot;Decreciente&quot;;[.E59]&lt;&gt;&quot;Mañana&quot;);[.J59];0)" office:value-type="float" office:value="0" calcext:value-type="float">
            <text:p>0</text:p>
          </table:table-cell>
          <table:table-cell table:formula="of:=IF(AND([.G59]&gt;=5.5;[.G59]&lt;=9.5);[.G59];0)" office:value-type="float" office:value="6.36" calcext:value-type="float">
            <text:p>6,36</text:p>
          </table:table-cell>
          <table:table-cell table:formula="of:=IF(AND([.G59]&gt;=12;[.G59]&lt;15);[.G59];0)" office:value-type="float" office:value="0" calcext:value-type="float">
            <text:p>0</text:p>
          </table:table-cell>
          <table:table-cell table:formula="of:=IF([.G59]&gt;16;[.G59];0)" office:value-type="float" office:value="0" calcext:value-type="float">
            <text:p>0</text:p>
          </table:table-cell>
          <table:table-cell table:formula="of:=IF(AND([.C59]=&quot;Creciente&quot;;[.D59]=&quot;Inflexion Durante el día&quot;);[.G59];0)" office:value-type="float" office:value="0" calcext:value-type="float">
            <text:p>0</text:p>
          </table:table-cell>
          <table:table-cell table:formula="of:=IF([.D59]=&quot;Inflexión Máxima&quot;;[.G59];0)" office:value-type="float" office:value="0" calcext:value-type="float">
            <text:p>0</text:p>
          </table:table-cell>
          <table:table-cell table:formula="of:=IF(AND([.C59]=&quot;Creciente&quot;;[.E59]&lt;&gt;&quot;Mañana&quot;);[.G59];0)" office:value-type="float" office:value="0" calcext:value-type="float">
            <text:p>0</text:p>
          </table:table-cell>
          <table:table-cell table:formula="of:=IF(AND([.C59]=&quot;Decreciente&quot;;[.E59]&lt;&gt;&quot;Mañana&quot;);[.G59];0)" office:value-type="float" office:value="0" calcext:value-type="float">
            <text:p>0</text:p>
          </table:table-cell>
          <table:table-cell table:formula="of:=IF(AND([.C59]=&quot;Creciente&quot;;[.D59]=&quot;Inflexion Durante el día&quot;);[.I59];0)" office:value-type="float" office:value="0" calcext:value-type="float">
            <text:p>0</text:p>
          </table:table-cell>
          <table:table-cell table:formula="of:=IF([.D59]=&quot;Inflexión Máxima&quot;;[.I59];0)" office:value-type="float" office:value="0" calcext:value-type="float">
            <text:p>0</text:p>
          </table:table-cell>
          <table:table-cell table:formula="of:=IF([.R59]&gt;0;[.I59];0)" office:value-type="float" office:value="7050" calcext:value-type="float">
            <text:p>7050</text:p>
          </table:table-cell>
          <table:table-cell table:formula="of:=IF([.S59]&gt;0;[.I59];0)" office:value-type="float" office:value="0" calcext:value-type="float">
            <text:p>0</text:p>
          </table:table-cell>
          <table:table-cell table:formula="of:=IF([.T59]&gt;0;[.I59];0)" office:value-type="float" office:value="0" calcext:value-type="float">
            <text:p>0</text:p>
          </table:table-cell>
          <table:table-cell table:formula="of:=IF(AND([.C59]=&quot;Creciente&quot;;[.E59]&lt;&gt;&quot;Mañana&quot;);[.I59];0)" office:value-type="float" office:value="0" calcext:value-type="float">
            <text:p>0</text:p>
          </table:table-cell>
          <table:table-cell table:formula="of:=IF(AND([.C59]=&quot;Decreciente&quot;;[.E59]&lt;&gt;&quot;Mañana&quot;);[.I59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60]&gt;0;[.G60]&lt;10.5);&quot;Mañana&quot;;IF(AND([.G60]&gt;=10.5;[.G60]&lt;16);&quot;Almuerzo&quot;;IF([.G60]&gt;=16;&quot;Tarde&quot;;&quot;Nada&quot;)))" office:value-type="string" office:string-value="Almuerzo" calcext:value-type="string">
            <text:p>Almuerzo</text:p>
          </table:table-cell>
          <table:table-cell office:value-type="float" office:value="0.488" calcext:value-type="float">
            <text:p>0,488</text:p>
          </table:table-cell>
          <table:table-cell table:formula="of:=[.F60]*24" office:value-type="float" office:value="11.712" calcext:value-type="float">
            <text:p>11,712</text:p>
          </table:table-cell>
          <table:table-cell table:formula="of:=[$Hoja3.G59]" office:value-type="string" office:string-value="11:43" calcext:value-type="string">
            <text:p>11:43</text:p>
          </table:table-cell>
          <table:table-cell table:formula="of:=20000+1.469*10^5" office:value-type="float" office:value="166900" calcext:value-type="float">
            <text:p>166900</text:p>
          </table:table-cell>
          <table:table-cell office:value-type="float" office:value="7.39" calcext:value-type="float">
            <text:p>7,39</text:p>
          </table:table-cell>
          <table:covered-table-cell/>
          <table:table-cell table:formula="of:=IF(AND([.G60]&gt;=12;[.G60]&lt;15);[.J60];0)" office:value-type="float" office:value="0" calcext:value-type="float">
            <text:p>0</text:p>
          </table:table-cell>
          <table:table-cell table:formula="of:=IF([.G60]&gt;16;[.J60];0)" office:value-type="float" office:value="0" calcext:value-type="float">
            <text:p>0</text:p>
          </table:table-cell>
          <table:table-cell table:formula="of:=IF(AND([.C60]=&quot;Creciente&quot;;[.D60]=&quot;Inflexion Durante el día&quot;);[.J60];0)" office:value-type="float" office:value="0" calcext:value-type="float">
            <text:p>0</text:p>
          </table:table-cell>
          <table:table-cell table:formula="of:=IF([.D60]=&quot;Inflexión Máxima&quot;;[.J60];0)" office:value-type="float" office:value="7.39" calcext:value-type="float">
            <text:p>7,39</text:p>
          </table:table-cell>
          <table:table-cell table:formula="of:=IF(AND([.C60]=&quot;Creciente&quot;;[.E60]&lt;&gt;&quot;Mañana&quot;);[.J60];0)" office:value-type="float" office:value="0" calcext:value-type="float">
            <text:p>0</text:p>
          </table:table-cell>
          <table:table-cell table:formula="of:=IF(AND([.C60]=&quot;Decreciente&quot;;[.E60]&lt;&gt;&quot;Mañana&quot;);[.J60];0)" office:value-type="float" office:value="7.39" calcext:value-type="float">
            <text:p>7,39</text:p>
          </table:table-cell>
          <table:table-cell table:formula="of:=IF(AND([.G60]&gt;=5.5;[.G60]&lt;=9.5);[.G60];0)" office:value-type="float" office:value="0" calcext:value-type="float">
            <text:p>0</text:p>
          </table:table-cell>
          <table:table-cell table:formula="of:=IF(AND([.G60]&gt;=12;[.G60]&lt;15);[.G60];0)" office:value-type="float" office:value="0" calcext:value-type="float">
            <text:p>0</text:p>
          </table:table-cell>
          <table:table-cell table:formula="of:=IF([.G60]&gt;16;[.G60];0)" office:value-type="float" office:value="0" calcext:value-type="float">
            <text:p>0</text:p>
          </table:table-cell>
          <table:table-cell table:formula="of:=IF(AND([.C60]=&quot;Creciente&quot;;[.D60]=&quot;Inflexion Durante el día&quot;);[.G60];0)" office:value-type="float" office:value="0" calcext:value-type="float">
            <text:p>0</text:p>
          </table:table-cell>
          <table:table-cell table:formula="of:=IF([.D60]=&quot;Inflexión Máxima&quot;;[.G60];0)" office:value-type="float" office:value="11.712" calcext:value-type="float">
            <text:p>11,712</text:p>
          </table:table-cell>
          <table:table-cell table:formula="of:=IF(AND([.C60]=&quot;Creciente&quot;;[.E60]&lt;&gt;&quot;Mañana&quot;);[.G60];0)" office:value-type="float" office:value="0" calcext:value-type="float">
            <text:p>0</text:p>
          </table:table-cell>
          <table:table-cell table:formula="of:=IF(AND([.C60]=&quot;Decreciente&quot;;[.E60]&lt;&gt;&quot;Mañana&quot;);[.G60];0)" office:value-type="float" office:value="11.712" calcext:value-type="float">
            <text:p>11,712</text:p>
          </table:table-cell>
          <table:table-cell table:formula="of:=IF(AND([.C60]=&quot;Creciente&quot;;[.D60]=&quot;Inflexion Durante el día&quot;);[.I60];0)" office:value-type="float" office:value="0" calcext:value-type="float">
            <text:p>0</text:p>
          </table:table-cell>
          <table:table-cell table:formula="of:=IF([.D60]=&quot;Inflexión Máxima&quot;;[.I60];0)" office:value-type="float" office:value="166900" calcext:value-type="float">
            <text:p>166900</text:p>
          </table:table-cell>
          <table:table-cell table:formula="of:=IF([.R60]&gt;0;[.I60];0)" office:value-type="float" office:value="0" calcext:value-type="float">
            <text:p>0</text:p>
          </table:table-cell>
          <table:table-cell table:formula="of:=IF([.S60]&gt;0;[.I60];0)" office:value-type="float" office:value="0" calcext:value-type="float">
            <text:p>0</text:p>
          </table:table-cell>
          <table:table-cell table:formula="of:=IF([.T60]&gt;0;[.I60];0)" office:value-type="float" office:value="0" calcext:value-type="float">
            <text:p>0</text:p>
          </table:table-cell>
          <table:table-cell table:formula="of:=IF(AND([.C60]=&quot;Creciente&quot;;[.E60]&lt;&gt;&quot;Mañana&quot;);[.I60];0)" office:value-type="float" office:value="0" calcext:value-type="float">
            <text:p>0</text:p>
          </table:table-cell>
          <table:table-cell table:formula="of:=IF(AND([.C60]=&quot;Decreciente&quot;;[.E60]&lt;&gt;&quot;Mañana&quot;);[.I60];0)" office:value-type="float" office:value="166900" calcext:value-type="float">
            <text:p>1669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61]&gt;0;[.G61]&lt;10.5);&quot;Mañana&quot;;IF(AND([.G61]&gt;=10.5;[.G61]&lt;16);&quot;Almuerzo&quot;;IF([.G61]&gt;=16;&quot;Tarde&quot;;&quot;Nada&quot;)))" office:value-type="string" office:string-value="Almuerzo" calcext:value-type="string">
            <text:p>Almuerzo</text:p>
          </table:table-cell>
          <table:table-cell office:value-type="float" office:value="0.557" calcext:value-type="float">
            <text:p>0,557</text:p>
          </table:table-cell>
          <table:table-cell table:formula="of:=[.F61]*24" office:value-type="float" office:value="13.368" calcext:value-type="float">
            <text:p>13,368</text:p>
          </table:table-cell>
          <table:table-cell table:formula="of:=[$Hoja3.G60]" office:value-type="string" office:string-value="13:22" calcext:value-type="string">
            <text:p>13:22</text:p>
          </table:table-cell>
          <table:table-cell table:formula="of:=20000+1.197*10^5" office:value-type="float" office:value="139700" calcext:value-type="float">
            <text:p>139700</text:p>
          </table:table-cell>
          <table:table-cell office:value-type="float" office:value="5.694" calcext:value-type="float">
            <text:p>5,694</text:p>
          </table:table-cell>
          <table:covered-table-cell/>
          <table:table-cell table:formula="of:=IF(AND([.G61]&gt;=12;[.G61]&lt;15);[.J61];0)" office:value-type="float" office:value="5.694" calcext:value-type="float">
            <text:p>5,694</text:p>
          </table:table-cell>
          <table:table-cell table:formula="of:=IF([.G61]&gt;16;[.J61];0)" office:value-type="float" office:value="0" calcext:value-type="float">
            <text:p>0</text:p>
          </table:table-cell>
          <table:table-cell table:formula="of:=IF(AND([.C61]=&quot;Creciente&quot;;[.D61]=&quot;Inflexion Durante el día&quot;);[.J61];0)" office:value-type="float" office:value="5.694" calcext:value-type="float">
            <text:p>5,694</text:p>
          </table:table-cell>
          <table:table-cell table:formula="of:=IF([.D61]=&quot;Inflexión Máxima&quot;;[.J61];0)" office:value-type="float" office:value="0" calcext:value-type="float">
            <text:p>0</text:p>
          </table:table-cell>
          <table:table-cell table:formula="of:=IF(AND([.C61]=&quot;Creciente&quot;;[.E61]&lt;&gt;&quot;Mañana&quot;);[.J61];0)" office:value-type="float" office:value="5.694" calcext:value-type="float">
            <text:p>5,694</text:p>
          </table:table-cell>
          <table:table-cell table:formula="of:=IF(AND([.C61]=&quot;Decreciente&quot;;[.E61]&lt;&gt;&quot;Mañana&quot;);[.J61];0)" office:value-type="float" office:value="0" calcext:value-type="float">
            <text:p>0</text:p>
          </table:table-cell>
          <table:table-cell table:formula="of:=IF(AND([.G61]&gt;=5.5;[.G61]&lt;=9.5);[.G61];0)" office:value-type="float" office:value="0" calcext:value-type="float">
            <text:p>0</text:p>
          </table:table-cell>
          <table:table-cell table:formula="of:=IF(AND([.G61]&gt;=12;[.G61]&lt;15);[.G61];0)" office:value-type="float" office:value="13.368" calcext:value-type="float">
            <text:p>13,368</text:p>
          </table:table-cell>
          <table:table-cell table:formula="of:=IF([.G61]&gt;16;[.G61];0)" office:value-type="float" office:value="0" calcext:value-type="float">
            <text:p>0</text:p>
          </table:table-cell>
          <table:table-cell table:formula="of:=IF(AND([.C61]=&quot;Creciente&quot;;[.D61]=&quot;Inflexion Durante el día&quot;);[.G61];0)" office:value-type="float" office:value="13.368" calcext:value-type="float">
            <text:p>13,368</text:p>
          </table:table-cell>
          <table:table-cell table:formula="of:=IF([.D61]=&quot;Inflexión Máxima&quot;;[.G61];0)" office:value-type="float" office:value="0" calcext:value-type="float">
            <text:p>0</text:p>
          </table:table-cell>
          <table:table-cell table:formula="of:=IF(AND([.C61]=&quot;Creciente&quot;;[.E61]&lt;&gt;&quot;Mañana&quot;);[.G61];0)" office:value-type="float" office:value="13.368" calcext:value-type="float">
            <text:p>13,368</text:p>
          </table:table-cell>
          <table:table-cell table:formula="of:=IF(AND([.C61]=&quot;Decreciente&quot;;[.E61]&lt;&gt;&quot;Mañana&quot;);[.G61];0)" office:value-type="float" office:value="0" calcext:value-type="float">
            <text:p>0</text:p>
          </table:table-cell>
          <table:table-cell table:formula="of:=IF(AND([.C61]=&quot;Creciente&quot;;[.D61]=&quot;Inflexion Durante el día&quot;);[.I61];0)" office:value-type="float" office:value="139700" calcext:value-type="float">
            <text:p>139700</text:p>
          </table:table-cell>
          <table:table-cell table:formula="of:=IF([.D61]=&quot;Inflexión Máxima&quot;;[.I61];0)" office:value-type="float" office:value="0" calcext:value-type="float">
            <text:p>0</text:p>
          </table:table-cell>
          <table:table-cell table:formula="of:=IF([.R61]&gt;0;[.I61];0)" office:value-type="float" office:value="0" calcext:value-type="float">
            <text:p>0</text:p>
          </table:table-cell>
          <table:table-cell table:formula="of:=IF([.S61]&gt;0;[.I61];0)" office:value-type="float" office:value="139700" calcext:value-type="float">
            <text:p>139700</text:p>
          </table:table-cell>
          <table:table-cell table:formula="of:=IF([.T61]&gt;0;[.I61];0)" office:value-type="float" office:value="0" calcext:value-type="float">
            <text:p>0</text:p>
          </table:table-cell>
          <table:table-cell table:formula="of:=IF(AND([.C61]=&quot;Creciente&quot;;[.E61]&lt;&gt;&quot;Mañana&quot;);[.I61];0)" office:value-type="float" office:value="139700" calcext:value-type="float">
            <text:p>139700</text:p>
          </table:table-cell>
          <table:table-cell table:formula="of:=IF(AND([.C61]=&quot;Decreciente&quot;;[.E61]&lt;&gt;&quot;Mañana&quot;);[.I61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62]&gt;0;[.G62]&lt;10.5);&quot;Mañana&quot;;IF(AND([.G62]&gt;=10.5;[.G62]&lt;16);&quot;Almuerzo&quot;;IF([.G62]&gt;=16;&quot;Tarde&quot;;&quot;Nada&quot;)))" office:value-type="string" office:string-value="Almuerzo" calcext:value-type="string">
            <text:p>Almuerzo</text:p>
          </table:table-cell>
          <table:table-cell office:value-type="float" office:value="0.616" calcext:value-type="float">
            <text:p>0,616</text:p>
          </table:table-cell>
          <table:table-cell table:formula="of:=[.F62]*24" office:value-type="float" office:value="14.784" calcext:value-type="float">
            <text:p>14,784</text:p>
          </table:table-cell>
          <table:table-cell table:formula="of:=[$Hoja3.G61]" office:value-type="string" office:string-value="14:47" calcext:value-type="string">
            <text:p>14:47</text:p>
          </table:table-cell>
          <table:table-cell table:formula="of:=20000+1.453*10^5" office:value-type="float" office:value="165300" calcext:value-type="float">
            <text:p>165300</text:p>
          </table:table-cell>
          <table:table-cell office:value-type="float" office:value="7.821" calcext:value-type="float">
            <text:p>7,821</text:p>
          </table:table-cell>
          <table:covered-table-cell/>
          <table:table-cell table:formula="of:=IF(AND([.G62]&gt;=12;[.G62]&lt;15);[.J62];0)" office:value-type="float" office:value="7.821" calcext:value-type="float">
            <text:p>7,821</text:p>
          </table:table-cell>
          <table:table-cell table:formula="of:=IF([.G62]&gt;16;[.J62];0)" office:value-type="float" office:value="0" calcext:value-type="float">
            <text:p>0</text:p>
          </table:table-cell>
          <table:table-cell table:formula="of:=IF(AND([.C62]=&quot;Creciente&quot;;[.D62]=&quot;Inflexion Durante el día&quot;);[.J62];0)" office:value-type="float" office:value="0" calcext:value-type="float">
            <text:p>0</text:p>
          </table:table-cell>
          <table:table-cell table:formula="of:=IF([.D62]=&quot;Inflexión Máxima&quot;;[.J62];0)" office:value-type="float" office:value="0" calcext:value-type="float">
            <text:p>0</text:p>
          </table:table-cell>
          <table:table-cell table:formula="of:=IF(AND([.C62]=&quot;Creciente&quot;;[.E62]&lt;&gt;&quot;Mañana&quot;);[.J62];0)" office:value-type="float" office:value="0" calcext:value-type="float">
            <text:p>0</text:p>
          </table:table-cell>
          <table:table-cell table:formula="of:=IF(AND([.C62]=&quot;Decreciente&quot;;[.E62]&lt;&gt;&quot;Mañana&quot;);[.J62];0)" office:value-type="float" office:value="7.821" calcext:value-type="float">
            <text:p>7,821</text:p>
          </table:table-cell>
          <table:table-cell table:formula="of:=IF(AND([.G62]&gt;=5.5;[.G62]&lt;=9.5);[.G62];0)" office:value-type="float" office:value="0" calcext:value-type="float">
            <text:p>0</text:p>
          </table:table-cell>
          <table:table-cell table:formula="of:=IF(AND([.G62]&gt;=12;[.G62]&lt;15);[.G62];0)" office:value-type="float" office:value="14.784" calcext:value-type="float">
            <text:p>14,784</text:p>
          </table:table-cell>
          <table:table-cell table:formula="of:=IF([.G62]&gt;16;[.G62];0)" office:value-type="float" office:value="0" calcext:value-type="float">
            <text:p>0</text:p>
          </table:table-cell>
          <table:table-cell table:formula="of:=IF(AND([.C62]=&quot;Creciente&quot;;[.D62]=&quot;Inflexion Durante el día&quot;);[.G62];0)" office:value-type="float" office:value="0" calcext:value-type="float">
            <text:p>0</text:p>
          </table:table-cell>
          <table:table-cell table:formula="of:=IF([.D62]=&quot;Inflexión Máxima&quot;;[.G62];0)" office:value-type="float" office:value="0" calcext:value-type="float">
            <text:p>0</text:p>
          </table:table-cell>
          <table:table-cell table:formula="of:=IF(AND([.C62]=&quot;Creciente&quot;;[.E62]&lt;&gt;&quot;Mañana&quot;);[.G62];0)" office:value-type="float" office:value="0" calcext:value-type="float">
            <text:p>0</text:p>
          </table:table-cell>
          <table:table-cell table:formula="of:=IF(AND([.C62]=&quot;Decreciente&quot;;[.E62]&lt;&gt;&quot;Mañana&quot;);[.G62];0)" office:value-type="float" office:value="14.784" calcext:value-type="float">
            <text:p>14,784</text:p>
          </table:table-cell>
          <table:table-cell table:formula="of:=IF(AND([.C62]=&quot;Creciente&quot;;[.D62]=&quot;Inflexion Durante el día&quot;);[.I62];0)" office:value-type="float" office:value="0" calcext:value-type="float">
            <text:p>0</text:p>
          </table:table-cell>
          <table:table-cell table:formula="of:=IF([.D62]=&quot;Inflexión Máxima&quot;;[.I62];0)" office:value-type="float" office:value="0" calcext:value-type="float">
            <text:p>0</text:p>
          </table:table-cell>
          <table:table-cell table:formula="of:=IF([.R62]&gt;0;[.I62];0)" office:value-type="float" office:value="0" calcext:value-type="float">
            <text:p>0</text:p>
          </table:table-cell>
          <table:table-cell table:formula="of:=IF([.S62]&gt;0;[.I62];0)" office:value-type="float" office:value="165300" calcext:value-type="float">
            <text:p>165300</text:p>
          </table:table-cell>
          <table:table-cell table:formula="of:=IF([.T62]&gt;0;[.I62];0)" office:value-type="float" office:value="0" calcext:value-type="float">
            <text:p>0</text:p>
          </table:table-cell>
          <table:table-cell table:formula="of:=IF(AND([.C62]=&quot;Creciente&quot;;[.E62]&lt;&gt;&quot;Mañana&quot;);[.I62];0)" office:value-type="float" office:value="0" calcext:value-type="float">
            <text:p>0</text:p>
          </table:table-cell>
          <table:table-cell table:formula="of:=IF(AND([.C62]=&quot;Decreciente&quot;;[.E62]&lt;&gt;&quot;Mañana&quot;);[.I62];0)" office:value-type="float" office:value="165300" calcext:value-type="float">
            <text:p>165300</text:p>
          </table:table-cell>
        </table:table-row>
        <table:table-row table:style-name="ro1">
          <table:table-cell/>
          <table:table-cell table:style-name="ce3"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63]&gt;0;[.G63]&lt;10.5);&quot;Mañana&quot;;IF(AND([.G63]&gt;=10.5;[.G63]&lt;16);&quot;Almuerzo&quot;;IF([.G63]&gt;=16;&quot;Tarde&quot;;&quot;Nada&quot;)))" office:value-type="string" office:string-value="Mañana" calcext:value-type="string">
            <text:p>Mañana</text:p>
          </table:table-cell>
          <table:table-cell office:value-type="float" office:value="0.261" calcext:value-type="float">
            <text:p>0,261</text:p>
          </table:table-cell>
          <table:table-cell table:formula="of:=[.F63]*24" office:value-type="float" office:value="6.264" calcext:value-type="float">
            <text:p>6,264</text:p>
          </table:table-cell>
          <table:table-cell table:formula="of:=[$Hoja3.G62]" office:value-type="string" office:string-value="6:16" calcext:value-type="string">
            <text:p>6:16</text:p>
          </table:table-cell>
          <table:table-cell table:formula="of:=20000-1.577*10^4" office:value-type="float" office:value="4230" calcext:value-type="float">
            <text:p>423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63]&gt;=12;[.G63]&lt;15);[.J63];0)" office:value-type="float" office:value="0" calcext:value-type="float">
            <text:p>0</text:p>
          </table:table-cell>
          <table:table-cell table:formula="of:=IF([.G63]&gt;16;[.J63];0)" office:value-type="float" office:value="0" calcext:value-type="float">
            <text:p>0</text:p>
          </table:table-cell>
          <table:table-cell table:formula="of:=IF(AND([.C63]=&quot;Creciente&quot;;[.D63]=&quot;Inflexion Durante el día&quot;);[.J63];0)" office:value-type="float" office:value="0" calcext:value-type="float">
            <text:p>0</text:p>
          </table:table-cell>
          <table:table-cell table:formula="of:=IF([.D63]=&quot;Inflexión Máxima&quot;;[.J63];0)" office:value-type="float" office:value="0" calcext:value-type="float">
            <text:p>0</text:p>
          </table:table-cell>
          <table:table-cell table:formula="of:=IF(AND([.C63]=&quot;Creciente&quot;;[.E63]&lt;&gt;&quot;Mañana&quot;);[.J63];0)" office:value-type="float" office:value="0" calcext:value-type="float">
            <text:p>0</text:p>
          </table:table-cell>
          <table:table-cell table:formula="of:=IF(AND([.C63]=&quot;Decreciente&quot;;[.E63]&lt;&gt;&quot;Mañana&quot;);[.J63];0)" office:value-type="float" office:value="0" calcext:value-type="float">
            <text:p>0</text:p>
          </table:table-cell>
          <table:table-cell table:formula="of:=IF(AND([.G63]&gt;=5.5;[.G63]&lt;=9.5);[.G63];0)" office:value-type="float" office:value="6.264" calcext:value-type="float">
            <text:p>6,264</text:p>
          </table:table-cell>
          <table:table-cell table:formula="of:=IF(AND([.G63]&gt;=12;[.G63]&lt;15);[.G63];0)" office:value-type="float" office:value="0" calcext:value-type="float">
            <text:p>0</text:p>
          </table:table-cell>
          <table:table-cell table:formula="of:=IF([.G63]&gt;16;[.G63];0)" office:value-type="float" office:value="0" calcext:value-type="float">
            <text:p>0</text:p>
          </table:table-cell>
          <table:table-cell table:formula="of:=IF(AND([.C63]=&quot;Creciente&quot;;[.D63]=&quot;Inflexion Durante el día&quot;);[.G63];0)" office:value-type="float" office:value="0" calcext:value-type="float">
            <text:p>0</text:p>
          </table:table-cell>
          <table:table-cell table:formula="of:=IF([.D63]=&quot;Inflexión Máxima&quot;;[.G63];0)" office:value-type="float" office:value="0" calcext:value-type="float">
            <text:p>0</text:p>
          </table:table-cell>
          <table:table-cell table:formula="of:=IF(AND([.C63]=&quot;Creciente&quot;;[.E63]&lt;&gt;&quot;Mañana&quot;);[.G63];0)" office:value-type="float" office:value="0" calcext:value-type="float">
            <text:p>0</text:p>
          </table:table-cell>
          <table:table-cell table:formula="of:=IF(AND([.C63]=&quot;Decreciente&quot;;[.E63]&lt;&gt;&quot;Mañana&quot;);[.G63];0)" office:value-type="float" office:value="0" calcext:value-type="float">
            <text:p>0</text:p>
          </table:table-cell>
          <table:table-cell table:formula="of:=IF(AND([.C63]=&quot;Creciente&quot;;[.D63]=&quot;Inflexion Durante el día&quot;);[.I63];0)" office:value-type="float" office:value="0" calcext:value-type="float">
            <text:p>0</text:p>
          </table:table-cell>
          <table:table-cell table:formula="of:=IF([.D63]=&quot;Inflexión Máxima&quot;;[.I63];0)" office:value-type="float" office:value="0" calcext:value-type="float">
            <text:p>0</text:p>
          </table:table-cell>
          <table:table-cell table:formula="of:=IF([.R63]&gt;0;[.I63];0)" office:value-type="float" office:value="4230" calcext:value-type="float">
            <text:p>4230</text:p>
          </table:table-cell>
          <table:table-cell table:formula="of:=IF([.S63]&gt;0;[.I63];0)" office:value-type="float" office:value="0" calcext:value-type="float">
            <text:p>0</text:p>
          </table:table-cell>
          <table:table-cell table:formula="of:=IF([.T63]&gt;0;[.I63];0)" office:value-type="float" office:value="0" calcext:value-type="float">
            <text:p>0</text:p>
          </table:table-cell>
          <table:table-cell table:formula="of:=IF(AND([.C63]=&quot;Creciente&quot;;[.E63]&lt;&gt;&quot;Mañana&quot;);[.I63];0)" office:value-type="float" office:value="0" calcext:value-type="float">
            <text:p>0</text:p>
          </table:table-cell>
          <table:table-cell table:formula="of:=IF(AND([.C63]=&quot;Decreciente&quot;;[.E63]&lt;&gt;&quot;Mañana&quot;);[.I63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64]&gt;0;[.G64]&lt;10.5);&quot;Mañana&quot;;IF(AND([.G64]&gt;=10.5;[.G64]&lt;16);&quot;Almuerzo&quot;;IF([.G64]&gt;=16;&quot;Tarde&quot;;&quot;Nada&quot;)))" office:value-type="string" office:string-value="Almuerzo" calcext:value-type="string">
            <text:p>Almuerzo</text:p>
          </table:table-cell>
          <table:table-cell office:value-type="float" office:value="0.517" calcext:value-type="float">
            <text:p>0,517</text:p>
          </table:table-cell>
          <table:table-cell table:formula="of:=[.F64]*24" office:value-type="float" office:value="12.408" calcext:value-type="float">
            <text:p>12,408</text:p>
          </table:table-cell>
          <table:table-cell table:formula="of:=[$Hoja3.G63]" office:value-type="string" office:string-value="12:24" calcext:value-type="string">
            <text:p>12:24</text:p>
          </table:table-cell>
          <table:table-cell table:formula="of:=20000+1.436*10^5" office:value-type="float" office:value="163600" calcext:value-type="float">
            <text:p>163600</text:p>
          </table:table-cell>
          <table:table-cell office:value-type="float" office:value="8.419" calcext:value-type="float">
            <text:p>8,419</text:p>
          </table:table-cell>
          <table:covered-table-cell/>
          <table:table-cell table:formula="of:=IF(AND([.G64]&gt;=12;[.G64]&lt;15);[.J64];0)" office:value-type="float" office:value="8.419" calcext:value-type="float">
            <text:p>8,419</text:p>
          </table:table-cell>
          <table:table-cell table:formula="of:=IF([.G64]&gt;16;[.J64];0)" office:value-type="float" office:value="0" calcext:value-type="float">
            <text:p>0</text:p>
          </table:table-cell>
          <table:table-cell table:formula="of:=IF(AND([.C64]=&quot;Creciente&quot;;[.D64]=&quot;Inflexion Durante el día&quot;);[.J64];0)" office:value-type="float" office:value="0" calcext:value-type="float">
            <text:p>0</text:p>
          </table:table-cell>
          <table:table-cell table:formula="of:=IF([.D64]=&quot;Inflexión Máxima&quot;;[.J64];0)" office:value-type="float" office:value="8.419" calcext:value-type="float">
            <text:p>8,419</text:p>
          </table:table-cell>
          <table:table-cell table:formula="of:=IF(AND([.C64]=&quot;Creciente&quot;;[.E64]&lt;&gt;&quot;Mañana&quot;);[.J64];0)" office:value-type="float" office:value="0" calcext:value-type="float">
            <text:p>0</text:p>
          </table:table-cell>
          <table:table-cell table:formula="of:=IF(AND([.C64]=&quot;Decreciente&quot;;[.E64]&lt;&gt;&quot;Mañana&quot;);[.J64];0)" office:value-type="float" office:value="8.419" calcext:value-type="float">
            <text:p>8,419</text:p>
          </table:table-cell>
          <table:table-cell table:formula="of:=IF(AND([.G64]&gt;=5.5;[.G64]&lt;=9.5);[.G64];0)" office:value-type="float" office:value="0" calcext:value-type="float">
            <text:p>0</text:p>
          </table:table-cell>
          <table:table-cell table:formula="of:=IF(AND([.G64]&gt;=12;[.G64]&lt;15);[.G64];0)" office:value-type="float" office:value="12.408" calcext:value-type="float">
            <text:p>12,408</text:p>
          </table:table-cell>
          <table:table-cell table:formula="of:=IF([.G64]&gt;16;[.G64];0)" office:value-type="float" office:value="0" calcext:value-type="float">
            <text:p>0</text:p>
          </table:table-cell>
          <table:table-cell table:formula="of:=IF(AND([.C64]=&quot;Creciente&quot;;[.D64]=&quot;Inflexion Durante el día&quot;);[.G64];0)" office:value-type="float" office:value="0" calcext:value-type="float">
            <text:p>0</text:p>
          </table:table-cell>
          <table:table-cell table:formula="of:=IF([.D64]=&quot;Inflexión Máxima&quot;;[.G64];0)" office:value-type="float" office:value="12.408" calcext:value-type="float">
            <text:p>12,408</text:p>
          </table:table-cell>
          <table:table-cell table:formula="of:=IF(AND([.C64]=&quot;Creciente&quot;;[.E64]&lt;&gt;&quot;Mañana&quot;);[.G64];0)" office:value-type="float" office:value="0" calcext:value-type="float">
            <text:p>0</text:p>
          </table:table-cell>
          <table:table-cell table:formula="of:=IF(AND([.C64]=&quot;Decreciente&quot;;[.E64]&lt;&gt;&quot;Mañana&quot;);[.G64];0)" office:value-type="float" office:value="12.408" calcext:value-type="float">
            <text:p>12,408</text:p>
          </table:table-cell>
          <table:table-cell table:formula="of:=IF(AND([.C64]=&quot;Creciente&quot;;[.D64]=&quot;Inflexion Durante el día&quot;);[.I64];0)" office:value-type="float" office:value="0" calcext:value-type="float">
            <text:p>0</text:p>
          </table:table-cell>
          <table:table-cell table:formula="of:=IF([.D64]=&quot;Inflexión Máxima&quot;;[.I64];0)" office:value-type="float" office:value="163600" calcext:value-type="float">
            <text:p>163600</text:p>
          </table:table-cell>
          <table:table-cell table:formula="of:=IF([.R64]&gt;0;[.I64];0)" office:value-type="float" office:value="0" calcext:value-type="float">
            <text:p>0</text:p>
          </table:table-cell>
          <table:table-cell table:formula="of:=IF([.S64]&gt;0;[.I64];0)" office:value-type="float" office:value="163600" calcext:value-type="float">
            <text:p>163600</text:p>
          </table:table-cell>
          <table:table-cell table:formula="of:=IF([.T64]&gt;0;[.I64];0)" office:value-type="float" office:value="0" calcext:value-type="float">
            <text:p>0</text:p>
          </table:table-cell>
          <table:table-cell table:formula="of:=IF(AND([.C64]=&quot;Creciente&quot;;[.E64]&lt;&gt;&quot;Mañana&quot;);[.I64];0)" office:value-type="float" office:value="0" calcext:value-type="float">
            <text:p>0</text:p>
          </table:table-cell>
          <table:table-cell table:formula="of:=IF(AND([.C64]=&quot;Decreciente&quot;;[.E64]&lt;&gt;&quot;Mañana&quot;);[.I64];0)" office:value-type="float" office:value="163600" calcext:value-type="float">
            <text:p>1636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65]&gt;0;[.G65]&lt;10.5);&quot;Mañana&quot;;IF(AND([.G65]&gt;=10.5;[.G65]&lt;16);&quot;Almuerzo&quot;;IF([.G65]&gt;=16;&quot;Tarde&quot;;&quot;Nada&quot;)))" office:value-type="string" office:string-value="Almuerzo" calcext:value-type="string">
            <text:p>Almuerzo</text:p>
          </table:table-cell>
          <table:table-cell office:value-type="float" office:value="0.585" calcext:value-type="float">
            <text:p>0,585</text:p>
          </table:table-cell>
          <table:table-cell table:formula="of:=[.F65]*24" office:value-type="float" office:value="14.04" calcext:value-type="float">
            <text:p>14,04</text:p>
          </table:table-cell>
          <table:table-cell table:formula="of:=[$Hoja3.G64]" office:value-type="string" office:string-value="14:02" calcext:value-type="string">
            <text:p>14:02</text:p>
          </table:table-cell>
          <table:table-cell table:formula="of:=20000+1.254*10^5" office:value-type="float" office:value="145400" calcext:value-type="float">
            <text:p>145400</text:p>
          </table:table-cell>
          <table:table-cell office:value-type="float" office:value="8.172" calcext:value-type="float">
            <text:p>8,172</text:p>
          </table:table-cell>
          <table:covered-table-cell/>
          <table:table-cell table:formula="of:=IF(AND([.G65]&gt;=12;[.G65]&lt;15);[.J65];0)" office:value-type="float" office:value="8.172" calcext:value-type="float">
            <text:p>8,172</text:p>
          </table:table-cell>
          <table:table-cell table:formula="of:=IF([.G65]&gt;16;[.J65];0)" office:value-type="float" office:value="0" calcext:value-type="float">
            <text:p>0</text:p>
          </table:table-cell>
          <table:table-cell table:formula="of:=IF(AND([.C65]=&quot;Creciente&quot;;[.D65]=&quot;Inflexion Durante el día&quot;);[.J65];0)" office:value-type="float" office:value="8.172" calcext:value-type="float">
            <text:p>8,172</text:p>
          </table:table-cell>
          <table:table-cell table:formula="of:=IF([.D65]=&quot;Inflexión Máxima&quot;;[.J65];0)" office:value-type="float" office:value="0" calcext:value-type="float">
            <text:p>0</text:p>
          </table:table-cell>
          <table:table-cell table:formula="of:=IF(AND([.C65]=&quot;Creciente&quot;;[.E65]&lt;&gt;&quot;Mañana&quot;);[.J65];0)" office:value-type="float" office:value="8.172" calcext:value-type="float">
            <text:p>8,172</text:p>
          </table:table-cell>
          <table:table-cell table:formula="of:=IF(AND([.C65]=&quot;Decreciente&quot;;[.E65]&lt;&gt;&quot;Mañana&quot;);[.J65];0)" office:value-type="float" office:value="0" calcext:value-type="float">
            <text:p>0</text:p>
          </table:table-cell>
          <table:table-cell table:formula="of:=IF(AND([.G65]&gt;=5.5;[.G65]&lt;=9.5);[.G65];0)" office:value-type="float" office:value="0" calcext:value-type="float">
            <text:p>0</text:p>
          </table:table-cell>
          <table:table-cell table:formula="of:=IF(AND([.G65]&gt;=12;[.G65]&lt;15);[.G65];0)" office:value-type="float" office:value="14.04" calcext:value-type="float">
            <text:p>14,04</text:p>
          </table:table-cell>
          <table:table-cell table:formula="of:=IF([.G65]&gt;16;[.G65];0)" office:value-type="float" office:value="0" calcext:value-type="float">
            <text:p>0</text:p>
          </table:table-cell>
          <table:table-cell table:formula="of:=IF(AND([.C65]=&quot;Creciente&quot;;[.D65]=&quot;Inflexion Durante el día&quot;);[.G65];0)" office:value-type="float" office:value="14.04" calcext:value-type="float">
            <text:p>14,04</text:p>
          </table:table-cell>
          <table:table-cell table:formula="of:=IF([.D65]=&quot;Inflexión Máxima&quot;;[.G65];0)" office:value-type="float" office:value="0" calcext:value-type="float">
            <text:p>0</text:p>
          </table:table-cell>
          <table:table-cell table:formula="of:=IF(AND([.C65]=&quot;Creciente&quot;;[.E65]&lt;&gt;&quot;Mañana&quot;);[.G65];0)" office:value-type="float" office:value="14.04" calcext:value-type="float">
            <text:p>14,04</text:p>
          </table:table-cell>
          <table:table-cell table:formula="of:=IF(AND([.C65]=&quot;Decreciente&quot;;[.E65]&lt;&gt;&quot;Mañana&quot;);[.G65];0)" office:value-type="float" office:value="0" calcext:value-type="float">
            <text:p>0</text:p>
          </table:table-cell>
          <table:table-cell table:formula="of:=IF(AND([.C65]=&quot;Creciente&quot;;[.D65]=&quot;Inflexion Durante el día&quot;);[.I65];0)" office:value-type="float" office:value="145400" calcext:value-type="float">
            <text:p>145400</text:p>
          </table:table-cell>
          <table:table-cell table:formula="of:=IF([.D65]=&quot;Inflexión Máxima&quot;;[.I65];0)" office:value-type="float" office:value="0" calcext:value-type="float">
            <text:p>0</text:p>
          </table:table-cell>
          <table:table-cell table:formula="of:=IF([.R65]&gt;0;[.I65];0)" office:value-type="float" office:value="0" calcext:value-type="float">
            <text:p>0</text:p>
          </table:table-cell>
          <table:table-cell table:formula="of:=IF([.S65]&gt;0;[.I65];0)" office:value-type="float" office:value="145400" calcext:value-type="float">
            <text:p>145400</text:p>
          </table:table-cell>
          <table:table-cell table:formula="of:=IF([.T65]&gt;0;[.I65];0)" office:value-type="float" office:value="0" calcext:value-type="float">
            <text:p>0</text:p>
          </table:table-cell>
          <table:table-cell table:formula="of:=IF(AND([.C65]=&quot;Creciente&quot;;[.E65]&lt;&gt;&quot;Mañana&quot;);[.I65];0)" office:value-type="float" office:value="145400" calcext:value-type="float">
            <text:p>145400</text:p>
          </table:table-cell>
          <table:table-cell table:formula="of:=IF(AND([.C65]=&quot;Decreciente&quot;;[.E65]&lt;&gt;&quot;Mañana&quot;);[.I65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66]&gt;0;[.G66]&lt;10.5);&quot;Mañana&quot;;IF(AND([.G66]&gt;=10.5;[.G66]&lt;16);&quot;Almuerzo&quot;;IF([.G66]&gt;=16;&quot;Tarde&quot;;&quot;Nada&quot;)))" office:value-type="string" office:string-value="Tarde" calcext:value-type="string">
            <text:p>Tarde</text:p>
          </table:table-cell>
          <table:table-cell office:value-type="float" office:value="0.669" calcext:value-type="float">
            <text:p>0,669</text:p>
          </table:table-cell>
          <table:table-cell table:formula="of:=[.F66]*24" office:value-type="float" office:value="16.056" calcext:value-type="float">
            <text:p>16,056</text:p>
          </table:table-cell>
          <table:table-cell table:formula="of:=[$Hoja3.G65]" office:value-type="string" office:string-value="16:03" calcext:value-type="string">
            <text:p>16:03</text:p>
          </table:table-cell>
          <table:table-cell table:formula="of:=20000+1.366*10^5" office:value-type="float" office:value="156600" calcext:value-type="float">
            <text:p>156600</text:p>
          </table:table-cell>
          <table:table-cell office:value-type="float" office:value="12.38" calcext:value-type="float">
            <text:p>12,38</text:p>
          </table:table-cell>
          <table:covered-table-cell/>
          <table:table-cell table:formula="of:=IF(AND([.G66]&gt;=12;[.G66]&lt;15);[.J66];0)" office:value-type="float" office:value="0" calcext:value-type="float">
            <text:p>0</text:p>
          </table:table-cell>
          <table:table-cell table:formula="of:=IF([.G66]&gt;16;[.J66];0)" office:value-type="float" office:value="12.38" calcext:value-type="float">
            <text:p>12,38</text:p>
          </table:table-cell>
          <table:table-cell table:formula="of:=IF(AND([.C66]=&quot;Creciente&quot;;[.D66]=&quot;Inflexion Durante el día&quot;);[.J66];0)" office:value-type="float" office:value="0" calcext:value-type="float">
            <text:p>0</text:p>
          </table:table-cell>
          <table:table-cell table:formula="of:=IF([.D66]=&quot;Inflexión Máxima&quot;;[.J66];0)" office:value-type="float" office:value="0" calcext:value-type="float">
            <text:p>0</text:p>
          </table:table-cell>
          <table:table-cell table:formula="of:=IF(AND([.C66]=&quot;Creciente&quot;;[.E66]&lt;&gt;&quot;Mañana&quot;);[.J66];0)" office:value-type="float" office:value="0" calcext:value-type="float">
            <text:p>0</text:p>
          </table:table-cell>
          <table:table-cell table:formula="of:=IF(AND([.C66]=&quot;Decreciente&quot;;[.E66]&lt;&gt;&quot;Mañana&quot;);[.J66];0)" office:value-type="float" office:value="12.38" calcext:value-type="float">
            <text:p>12,38</text:p>
          </table:table-cell>
          <table:table-cell table:formula="of:=IF(AND([.G66]&gt;=5.5;[.G66]&lt;=9.5);[.G66];0)" office:value-type="float" office:value="0" calcext:value-type="float">
            <text:p>0</text:p>
          </table:table-cell>
          <table:table-cell table:formula="of:=IF(AND([.G66]&gt;=12;[.G66]&lt;15);[.G66];0)" office:value-type="float" office:value="0" calcext:value-type="float">
            <text:p>0</text:p>
          </table:table-cell>
          <table:table-cell table:formula="of:=IF([.G66]&gt;16;[.G66];0)" office:value-type="float" office:value="16.056" calcext:value-type="float">
            <text:p>16,056</text:p>
          </table:table-cell>
          <table:table-cell table:formula="of:=IF(AND([.C66]=&quot;Creciente&quot;;[.D66]=&quot;Inflexion Durante el día&quot;);[.G66];0)" office:value-type="float" office:value="0" calcext:value-type="float">
            <text:p>0</text:p>
          </table:table-cell>
          <table:table-cell table:formula="of:=IF([.D66]=&quot;Inflexión Máxima&quot;;[.G66];0)" office:value-type="float" office:value="0" calcext:value-type="float">
            <text:p>0</text:p>
          </table:table-cell>
          <table:table-cell table:formula="of:=IF(AND([.C66]=&quot;Creciente&quot;;[.E66]&lt;&gt;&quot;Mañana&quot;);[.G66];0)" office:value-type="float" office:value="0" calcext:value-type="float">
            <text:p>0</text:p>
          </table:table-cell>
          <table:table-cell table:formula="of:=IF(AND([.C66]=&quot;Decreciente&quot;;[.E66]&lt;&gt;&quot;Mañana&quot;);[.G66];0)" office:value-type="float" office:value="16.056" calcext:value-type="float">
            <text:p>16,056</text:p>
          </table:table-cell>
          <table:table-cell table:formula="of:=IF(AND([.C66]=&quot;Creciente&quot;;[.D66]=&quot;Inflexion Durante el día&quot;);[.I66];0)" office:value-type="float" office:value="0" calcext:value-type="float">
            <text:p>0</text:p>
          </table:table-cell>
          <table:table-cell table:formula="of:=IF([.D66]=&quot;Inflexión Máxima&quot;;[.I66];0)" office:value-type="float" office:value="0" calcext:value-type="float">
            <text:p>0</text:p>
          </table:table-cell>
          <table:table-cell table:formula="of:=IF([.R66]&gt;0;[.I66];0)" office:value-type="float" office:value="0" calcext:value-type="float">
            <text:p>0</text:p>
          </table:table-cell>
          <table:table-cell table:formula="of:=IF([.S66]&gt;0;[.I66];0)" office:value-type="float" office:value="0" calcext:value-type="float">
            <text:p>0</text:p>
          </table:table-cell>
          <table:table-cell table:formula="of:=IF([.T66]&gt;0;[.I66];0)" office:value-type="float" office:value="156600" calcext:value-type="float">
            <text:p>156600</text:p>
          </table:table-cell>
          <table:table-cell table:formula="of:=IF(AND([.C66]=&quot;Creciente&quot;;[.E66]&lt;&gt;&quot;Mañana&quot;);[.I66];0)" office:value-type="float" office:value="0" calcext:value-type="float">
            <text:p>0</text:p>
          </table:table-cell>
          <table:table-cell table:formula="of:=IF(AND([.C66]=&quot;Decreciente&quot;;[.E66]&lt;&gt;&quot;Mañana&quot;);[.I66];0)" office:value-type="float" office:value="156600" calcext:value-type="float">
            <text:p>156600</text:p>
          </table:table-cell>
        </table:table-row>
        <table:table-row table:style-name="ro1">
          <table:table-cell/>
          <table:table-cell table:style-name="ce3" office:value-type="float" office:value="16" calcext:value-type="float" table:number-columns-spanned="1" table:number-rows-spanned="4">
            <text:p>16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67]&gt;0;[.G67]&lt;10.5);&quot;Mañana&quot;;IF(AND([.G67]&gt;=10.5;[.G67]&lt;16);&quot;Almuerzo&quot;;IF([.G67]&gt;=16;&quot;Tarde&quot;;&quot;Nada&quot;)))" office:value-type="string" office:string-value="Mañana" calcext:value-type="string">
            <text:p>Mañana</text:p>
          </table:table-cell>
          <table:table-cell office:value-type="float" office:value="0.258" calcext:value-type="float">
            <text:p>0,258</text:p>
          </table:table-cell>
          <table:table-cell table:formula="of:=[.F67]*24" office:value-type="float" office:value="6.192" calcext:value-type="float">
            <text:p>6,192</text:p>
          </table:table-cell>
          <table:table-cell table:formula="of:=[$Hoja3.G66]" office:value-type="string" office:string-value="6:12" calcext:value-type="string">
            <text:p>6:12</text:p>
          </table:table-cell>
          <table:table-cell table:formula="of:=20000-1.691*10^4"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67]&gt;=12;[.G67]&lt;15);[.J67];0)" office:value-type="float" office:value="0" calcext:value-type="float">
            <text:p>0</text:p>
          </table:table-cell>
          <table:table-cell table:formula="of:=IF([.G67]&gt;16;[.J67];0)" office:value-type="float" office:value="0" calcext:value-type="float">
            <text:p>0</text:p>
          </table:table-cell>
          <table:table-cell table:formula="of:=IF(AND([.C67]=&quot;Creciente&quot;;[.D67]=&quot;Inflexion Durante el día&quot;);[.J67];0)" office:value-type="float" office:value="0" calcext:value-type="float">
            <text:p>0</text:p>
          </table:table-cell>
          <table:table-cell table:formula="of:=IF([.D67]=&quot;Inflexión Máxima&quot;;[.J67];0)" office:value-type="float" office:value="0" calcext:value-type="float">
            <text:p>0</text:p>
          </table:table-cell>
          <table:table-cell table:formula="of:=IF(AND([.C67]=&quot;Creciente&quot;;[.E67]&lt;&gt;&quot;Mañana&quot;);[.J67];0)" office:value-type="float" office:value="0" calcext:value-type="float">
            <text:p>0</text:p>
          </table:table-cell>
          <table:table-cell table:formula="of:=IF(AND([.C67]=&quot;Decreciente&quot;;[.E67]&lt;&gt;&quot;Mañana&quot;);[.J67];0)" office:value-type="float" office:value="0" calcext:value-type="float">
            <text:p>0</text:p>
          </table:table-cell>
          <table:table-cell table:formula="of:=IF(AND([.G67]&gt;=5.5;[.G67]&lt;=9.5);[.G67];0)" office:value-type="float" office:value="6.192" calcext:value-type="float">
            <text:p>6,192</text:p>
          </table:table-cell>
          <table:table-cell table:formula="of:=IF(AND([.G67]&gt;=12;[.G67]&lt;15);[.G67];0)" office:value-type="float" office:value="0" calcext:value-type="float">
            <text:p>0</text:p>
          </table:table-cell>
          <table:table-cell table:formula="of:=IF([.G67]&gt;16;[.G67];0)" office:value-type="float" office:value="0" calcext:value-type="float">
            <text:p>0</text:p>
          </table:table-cell>
          <table:table-cell table:formula="of:=IF(AND([.C67]=&quot;Creciente&quot;;[.D67]=&quot;Inflexion Durante el día&quot;);[.G67];0)" office:value-type="float" office:value="0" calcext:value-type="float">
            <text:p>0</text:p>
          </table:table-cell>
          <table:table-cell table:formula="of:=IF([.D67]=&quot;Inflexión Máxima&quot;;[.G67];0)" office:value-type="float" office:value="0" calcext:value-type="float">
            <text:p>0</text:p>
          </table:table-cell>
          <table:table-cell table:formula="of:=IF(AND([.C67]=&quot;Creciente&quot;;[.E67]&lt;&gt;&quot;Mañana&quot;);[.G67];0)" office:value-type="float" office:value="0" calcext:value-type="float">
            <text:p>0</text:p>
          </table:table-cell>
          <table:table-cell table:formula="of:=IF(AND([.C67]=&quot;Decreciente&quot;;[.E67]&lt;&gt;&quot;Mañana&quot;);[.G67];0)" office:value-type="float" office:value="0" calcext:value-type="float">
            <text:p>0</text:p>
          </table:table-cell>
          <table:table-cell table:formula="of:=IF(AND([.C67]=&quot;Creciente&quot;;[.D67]=&quot;Inflexion Durante el día&quot;);[.I67];0)" office:value-type="float" office:value="0" calcext:value-type="float">
            <text:p>0</text:p>
          </table:table-cell>
          <table:table-cell table:formula="of:=IF([.D67]=&quot;Inflexión Máxima&quot;;[.I67];0)" office:value-type="float" office:value="0" calcext:value-type="float">
            <text:p>0</text:p>
          </table:table-cell>
          <table:table-cell table:formula="of:=IF([.R67]&gt;0;[.I67];0)" office:value-type="float" office:value="3090" calcext:value-type="float">
            <text:p>3090</text:p>
          </table:table-cell>
          <table:table-cell table:formula="of:=IF([.S67]&gt;0;[.I67];0)" office:value-type="float" office:value="0" calcext:value-type="float">
            <text:p>0</text:p>
          </table:table-cell>
          <table:table-cell table:formula="of:=IF([.T67]&gt;0;[.I67];0)" office:value-type="float" office:value="0" calcext:value-type="float">
            <text:p>0</text:p>
          </table:table-cell>
          <table:table-cell table:formula="of:=IF(AND([.C67]=&quot;Creciente&quot;;[.E67]&lt;&gt;&quot;Mañana&quot;);[.I67];0)" office:value-type="float" office:value="0" calcext:value-type="float">
            <text:p>0</text:p>
          </table:table-cell>
          <table:table-cell table:formula="of:=IF(AND([.C67]=&quot;Decreciente&quot;;[.E67]&lt;&gt;&quot;Mañana&quot;);[.I67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68]&gt;0;[.G68]&lt;10.5);&quot;Mañana&quot;;IF(AND([.G68]&gt;=10.5;[.G68]&lt;16);&quot;Almuerzo&quot;;IF([.G68]&gt;=16;&quot;Tarde&quot;;&quot;Nada&quot;)))" office:value-type="string" office:string-value="Almuerzo" calcext:value-type="string">
            <text:p>Almuerzo</text:p>
          </table:table-cell>
          <table:table-cell office:value-type="float" office:value="0.542" calcext:value-type="float">
            <text:p>0,542</text:p>
          </table:table-cell>
          <table:table-cell table:formula="of:=[.F68]*24" office:value-type="float" office:value="13.008" calcext:value-type="float">
            <text:p>13,008</text:p>
          </table:table-cell>
          <table:table-cell table:formula="of:=[$Hoja3.G67]" office:value-type="string" office:string-value="13:00" calcext:value-type="string">
            <text:p>13:00</text:p>
          </table:table-cell>
          <table:table-cell table:formula="of:=20000+1.424*10^5" office:value-type="float" office:value="162400" calcext:value-type="float">
            <text:p>162400</text:p>
          </table:table-cell>
          <table:table-cell office:value-type="float" office:value="8.71" calcext:value-type="float">
            <text:p>8,71</text:p>
          </table:table-cell>
          <table:covered-table-cell/>
          <table:table-cell table:formula="of:=IF(AND([.G68]&gt;=12;[.G68]&lt;15);[.J68];0)" office:value-type="float" office:value="8.71" calcext:value-type="float">
            <text:p>8,71</text:p>
          </table:table-cell>
          <table:table-cell table:formula="of:=IF([.G68]&gt;16;[.J68];0)" office:value-type="float" office:value="0" calcext:value-type="float">
            <text:p>0</text:p>
          </table:table-cell>
          <table:table-cell table:formula="of:=IF(AND([.C68]=&quot;Creciente&quot;;[.D68]=&quot;Inflexion Durante el día&quot;);[.J68];0)" office:value-type="float" office:value="0" calcext:value-type="float">
            <text:p>0</text:p>
          </table:table-cell>
          <table:table-cell table:formula="of:=IF([.D68]=&quot;Inflexión Máxima&quot;;[.J68];0)" office:value-type="float" office:value="8.71" calcext:value-type="float">
            <text:p>8,71</text:p>
          </table:table-cell>
          <table:table-cell table:formula="of:=IF(AND([.C68]=&quot;Creciente&quot;;[.E68]&lt;&gt;&quot;Mañana&quot;);[.J68];0)" office:value-type="float" office:value="0" calcext:value-type="float">
            <text:p>0</text:p>
          </table:table-cell>
          <table:table-cell table:formula="of:=IF(AND([.C68]=&quot;Decreciente&quot;;[.E68]&lt;&gt;&quot;Mañana&quot;);[.J68];0)" office:value-type="float" office:value="8.71" calcext:value-type="float">
            <text:p>8,71</text:p>
          </table:table-cell>
          <table:table-cell table:formula="of:=IF(AND([.G68]&gt;=5.5;[.G68]&lt;=9.5);[.G68];0)" office:value-type="float" office:value="0" calcext:value-type="float">
            <text:p>0</text:p>
          </table:table-cell>
          <table:table-cell table:formula="of:=IF(AND([.G68]&gt;=12;[.G68]&lt;15);[.G68];0)" office:value-type="float" office:value="13.008" calcext:value-type="float">
            <text:p>13,008</text:p>
          </table:table-cell>
          <table:table-cell table:formula="of:=IF([.G68]&gt;16;[.G68];0)" office:value-type="float" office:value="0" calcext:value-type="float">
            <text:p>0</text:p>
          </table:table-cell>
          <table:table-cell table:formula="of:=IF(AND([.C68]=&quot;Creciente&quot;;[.D68]=&quot;Inflexion Durante el día&quot;);[.G68];0)" office:value-type="float" office:value="0" calcext:value-type="float">
            <text:p>0</text:p>
          </table:table-cell>
          <table:table-cell table:formula="of:=IF([.D68]=&quot;Inflexión Máxima&quot;;[.G68];0)" office:value-type="float" office:value="13.008" calcext:value-type="float">
            <text:p>13,008</text:p>
          </table:table-cell>
          <table:table-cell table:formula="of:=IF(AND([.C68]=&quot;Creciente&quot;;[.E68]&lt;&gt;&quot;Mañana&quot;);[.G68];0)" office:value-type="float" office:value="0" calcext:value-type="float">
            <text:p>0</text:p>
          </table:table-cell>
          <table:table-cell table:formula="of:=IF(AND([.C68]=&quot;Decreciente&quot;;[.E68]&lt;&gt;&quot;Mañana&quot;);[.G68];0)" office:value-type="float" office:value="13.008" calcext:value-type="float">
            <text:p>13,008</text:p>
          </table:table-cell>
          <table:table-cell table:formula="of:=IF(AND([.C68]=&quot;Creciente&quot;;[.D68]=&quot;Inflexion Durante el día&quot;);[.I68];0)" office:value-type="float" office:value="0" calcext:value-type="float">
            <text:p>0</text:p>
          </table:table-cell>
          <table:table-cell table:formula="of:=IF([.D68]=&quot;Inflexión Máxima&quot;;[.I68];0)" office:value-type="float" office:value="162400" calcext:value-type="float">
            <text:p>162400</text:p>
          </table:table-cell>
          <table:table-cell table:formula="of:=IF([.R68]&gt;0;[.I68];0)" office:value-type="float" office:value="0" calcext:value-type="float">
            <text:p>0</text:p>
          </table:table-cell>
          <table:table-cell table:formula="of:=IF([.S68]&gt;0;[.I68];0)" office:value-type="float" office:value="162400" calcext:value-type="float">
            <text:p>162400</text:p>
          </table:table-cell>
          <table:table-cell table:formula="of:=IF([.T68]&gt;0;[.I68];0)" office:value-type="float" office:value="0" calcext:value-type="float">
            <text:p>0</text:p>
          </table:table-cell>
          <table:table-cell table:formula="of:=IF(AND([.C68]=&quot;Creciente&quot;;[.E68]&lt;&gt;&quot;Mañana&quot;);[.I68];0)" office:value-type="float" office:value="0" calcext:value-type="float">
            <text:p>0</text:p>
          </table:table-cell>
          <table:table-cell table:formula="of:=IF(AND([.C68]=&quot;Decreciente&quot;;[.E68]&lt;&gt;&quot;Mañana&quot;);[.I68];0)" office:value-type="float" office:value="162400" calcext:value-type="float">
            <text:p>1624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69]&gt;0;[.G69]&lt;10.5);&quot;Mañana&quot;;IF(AND([.G69]&gt;=10.5;[.G69]&lt;16);&quot;Almuerzo&quot;;IF([.G69]&gt;=16;&quot;Tarde&quot;;&quot;Nada&quot;)))" office:value-type="string" office:string-value="Almuerzo" calcext:value-type="string">
            <text:p>Almuerzo</text:p>
          </table:table-cell>
          <table:table-cell office:value-type="float" office:value="0.581" calcext:value-type="float">
            <text:p>0,581</text:p>
          </table:table-cell>
          <table:table-cell table:formula="of:=[.F69]*24" office:value-type="float" office:value="13.944" calcext:value-type="float">
            <text:p>13,944</text:p>
          </table:table-cell>
          <table:table-cell table:formula="of:=[$Hoja3.G68]" office:value-type="string" office:string-value="13:57" calcext:value-type="string">
            <text:p>13:57</text:p>
          </table:table-cell>
          <table:table-cell table:formula="of:=20000+1.112*10^5" office:value-type="float" office:value="131200" calcext:value-type="float">
            <text:p>131200</text:p>
          </table:table-cell>
          <table:table-cell office:value-type="float" office:value="9.064" calcext:value-type="float">
            <text:p>9,064</text:p>
          </table:table-cell>
          <table:covered-table-cell/>
          <table:table-cell table:formula="of:=IF(AND([.G69]&gt;=12;[.G69]&lt;15);[.J69];0)" office:value-type="float" office:value="9.064" calcext:value-type="float">
            <text:p>9,064</text:p>
          </table:table-cell>
          <table:table-cell table:formula="of:=IF([.G69]&gt;16;[.J69];0)" office:value-type="float" office:value="0" calcext:value-type="float">
            <text:p>0</text:p>
          </table:table-cell>
          <table:table-cell table:formula="of:=IF(AND([.C69]=&quot;Creciente&quot;;[.D69]=&quot;Inflexion Durante el día&quot;);[.J69];0)" office:value-type="float" office:value="9.064" calcext:value-type="float">
            <text:p>9,064</text:p>
          </table:table-cell>
          <table:table-cell table:formula="of:=IF([.D69]=&quot;Inflexión Máxima&quot;;[.J69];0)" office:value-type="float" office:value="0" calcext:value-type="float">
            <text:p>0</text:p>
          </table:table-cell>
          <table:table-cell table:formula="of:=IF(AND([.C69]=&quot;Creciente&quot;;[.E69]&lt;&gt;&quot;Mañana&quot;);[.J69];0)" office:value-type="float" office:value="9.064" calcext:value-type="float">
            <text:p>9,064</text:p>
          </table:table-cell>
          <table:table-cell table:formula="of:=IF(AND([.C69]=&quot;Decreciente&quot;;[.E69]&lt;&gt;&quot;Mañana&quot;);[.J69];0)" office:value-type="float" office:value="0" calcext:value-type="float">
            <text:p>0</text:p>
          </table:table-cell>
          <table:table-cell table:formula="of:=IF(AND([.G69]&gt;=5.5;[.G69]&lt;=9.5);[.G69];0)" office:value-type="float" office:value="0" calcext:value-type="float">
            <text:p>0</text:p>
          </table:table-cell>
          <table:table-cell table:formula="of:=IF(AND([.G69]&gt;=12;[.G69]&lt;15);[.G69];0)" office:value-type="float" office:value="13.944" calcext:value-type="float">
            <text:p>13,944</text:p>
          </table:table-cell>
          <table:table-cell table:formula="of:=IF([.G69]&gt;16;[.G69];0)" office:value-type="float" office:value="0" calcext:value-type="float">
            <text:p>0</text:p>
          </table:table-cell>
          <table:table-cell table:formula="of:=IF(AND([.C69]=&quot;Creciente&quot;;[.D69]=&quot;Inflexion Durante el día&quot;);[.G69];0)" office:value-type="float" office:value="13.944" calcext:value-type="float">
            <text:p>13,944</text:p>
          </table:table-cell>
          <table:table-cell table:formula="of:=IF([.D69]=&quot;Inflexión Máxima&quot;;[.G69];0)" office:value-type="float" office:value="0" calcext:value-type="float">
            <text:p>0</text:p>
          </table:table-cell>
          <table:table-cell table:formula="of:=IF(AND([.C69]=&quot;Creciente&quot;;[.E69]&lt;&gt;&quot;Mañana&quot;);[.G69];0)" office:value-type="float" office:value="13.944" calcext:value-type="float">
            <text:p>13,944</text:p>
          </table:table-cell>
          <table:table-cell table:formula="of:=IF(AND([.C69]=&quot;Decreciente&quot;;[.E69]&lt;&gt;&quot;Mañana&quot;);[.G69];0)" office:value-type="float" office:value="0" calcext:value-type="float">
            <text:p>0</text:p>
          </table:table-cell>
          <table:table-cell table:formula="of:=IF(AND([.C69]=&quot;Creciente&quot;;[.D69]=&quot;Inflexion Durante el día&quot;);[.I69];0)" office:value-type="float" office:value="131200" calcext:value-type="float">
            <text:p>131200</text:p>
          </table:table-cell>
          <table:table-cell table:formula="of:=IF([.D69]=&quot;Inflexión Máxima&quot;;[.I69];0)" office:value-type="float" office:value="0" calcext:value-type="float">
            <text:p>0</text:p>
          </table:table-cell>
          <table:table-cell table:formula="of:=IF([.R69]&gt;0;[.I69];0)" office:value-type="float" office:value="0" calcext:value-type="float">
            <text:p>0</text:p>
          </table:table-cell>
          <table:table-cell table:formula="of:=IF([.S69]&gt;0;[.I69];0)" office:value-type="float" office:value="131200" calcext:value-type="float">
            <text:p>131200</text:p>
          </table:table-cell>
          <table:table-cell table:formula="of:=IF([.T69]&gt;0;[.I69];0)" office:value-type="float" office:value="0" calcext:value-type="float">
            <text:p>0</text:p>
          </table:table-cell>
          <table:table-cell table:formula="of:=IF(AND([.C69]=&quot;Creciente&quot;;[.E69]&lt;&gt;&quot;Mañana&quot;);[.I69];0)" office:value-type="float" office:value="131200" calcext:value-type="float">
            <text:p>131200</text:p>
          </table:table-cell>
          <table:table-cell table:formula="of:=IF(AND([.C69]=&quot;Decreciente&quot;;[.E69]&lt;&gt;&quot;Mañana&quot;);[.I69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70]&gt;0;[.G70]&lt;10.5);&quot;Mañana&quot;;IF(AND([.G70]&gt;=10.5;[.G70]&lt;16);&quot;Almuerzo&quot;;IF([.G70]&gt;=16;&quot;Tarde&quot;;&quot;Nada&quot;)))" office:value-type="string" office:string-value="Almuerzo" calcext:value-type="string">
            <text:p>Almuerzo</text:p>
          </table:table-cell>
          <table:table-cell office:value-type="float" office:value="0.63" calcext:value-type="float">
            <text:p>0,63</text:p>
          </table:table-cell>
          <table:table-cell table:formula="of:=[.F70]*24" office:value-type="float" office:value="15.12" calcext:value-type="float">
            <text:p>15,12</text:p>
          </table:table-cell>
          <table:table-cell table:formula="of:=[$Hoja3.G69]" office:value-type="string" office:string-value="15:07" calcext:value-type="string">
            <text:p>15:07</text:p>
          </table:table-cell>
          <table:table-cell table:formula="of:=20000+1.305*10^5" office:value-type="float" office:value="150500" calcext:value-type="float">
            <text:p>150500</text:p>
          </table:table-cell>
          <table:table-cell office:value-type="float" office:value="9.867" calcext:value-type="float">
            <text:p>9,867</text:p>
          </table:table-cell>
          <table:covered-table-cell/>
          <table:table-cell table:formula="of:=IF(AND([.G70]&gt;=12;[.G70]&lt;15);[.J70];0)" office:value-type="float" office:value="0" calcext:value-type="float">
            <text:p>0</text:p>
          </table:table-cell>
          <table:table-cell table:formula="of:=IF([.G70]&gt;16;[.J70];0)" office:value-type="float" office:value="0" calcext:value-type="float">
            <text:p>0</text:p>
          </table:table-cell>
          <table:table-cell table:formula="of:=IF(AND([.C70]=&quot;Creciente&quot;;[.D70]=&quot;Inflexion Durante el día&quot;);[.J70];0)" office:value-type="float" office:value="0" calcext:value-type="float">
            <text:p>0</text:p>
          </table:table-cell>
          <table:table-cell table:formula="of:=IF([.D70]=&quot;Inflexión Máxima&quot;;[.J70];0)" office:value-type="float" office:value="0" calcext:value-type="float">
            <text:p>0</text:p>
          </table:table-cell>
          <table:table-cell table:formula="of:=IF(AND([.C70]=&quot;Creciente&quot;;[.E70]&lt;&gt;&quot;Mañana&quot;);[.J70];0)" office:value-type="float" office:value="0" calcext:value-type="float">
            <text:p>0</text:p>
          </table:table-cell>
          <table:table-cell table:formula="of:=IF(AND([.C70]=&quot;Decreciente&quot;;[.E70]&lt;&gt;&quot;Mañana&quot;);[.J70];0)" office:value-type="float" office:value="9.867" calcext:value-type="float">
            <text:p>9,867</text:p>
          </table:table-cell>
          <table:table-cell table:formula="of:=IF(AND([.G70]&gt;=5.5;[.G70]&lt;=9.5);[.G70];0)" office:value-type="float" office:value="0" calcext:value-type="float">
            <text:p>0</text:p>
          </table:table-cell>
          <table:table-cell table:formula="of:=IF(AND([.G70]&gt;=12;[.G70]&lt;15);[.G70];0)" office:value-type="float" office:value="0" calcext:value-type="float">
            <text:p>0</text:p>
          </table:table-cell>
          <table:table-cell table:formula="of:=IF([.G70]&gt;16;[.G70];0)" office:value-type="float" office:value="0" calcext:value-type="float">
            <text:p>0</text:p>
          </table:table-cell>
          <table:table-cell table:formula="of:=IF(AND([.C70]=&quot;Creciente&quot;;[.D70]=&quot;Inflexion Durante el día&quot;);[.G70];0)" office:value-type="float" office:value="0" calcext:value-type="float">
            <text:p>0</text:p>
          </table:table-cell>
          <table:table-cell table:formula="of:=IF([.D70]=&quot;Inflexión Máxima&quot;;[.G70];0)" office:value-type="float" office:value="0" calcext:value-type="float">
            <text:p>0</text:p>
          </table:table-cell>
          <table:table-cell table:formula="of:=IF(AND([.C70]=&quot;Creciente&quot;;[.E70]&lt;&gt;&quot;Mañana&quot;);[.G70];0)" office:value-type="float" office:value="0" calcext:value-type="float">
            <text:p>0</text:p>
          </table:table-cell>
          <table:table-cell table:formula="of:=IF(AND([.C70]=&quot;Decreciente&quot;;[.E70]&lt;&gt;&quot;Mañana&quot;);[.G70];0)" office:value-type="float" office:value="15.12" calcext:value-type="float">
            <text:p>15,12</text:p>
          </table:table-cell>
          <table:table-cell table:formula="of:=IF(AND([.C70]=&quot;Creciente&quot;;[.D70]=&quot;Inflexion Durante el día&quot;);[.I70];0)" office:value-type="float" office:value="0" calcext:value-type="float">
            <text:p>0</text:p>
          </table:table-cell>
          <table:table-cell table:formula="of:=IF([.D70]=&quot;Inflexión Máxima&quot;;[.I70];0)" office:value-type="float" office:value="0" calcext:value-type="float">
            <text:p>0</text:p>
          </table:table-cell>
          <table:table-cell table:formula="of:=IF([.R70]&gt;0;[.I70];0)" office:value-type="float" office:value="0" calcext:value-type="float">
            <text:p>0</text:p>
          </table:table-cell>
          <table:table-cell table:formula="of:=IF([.S70]&gt;0;[.I70];0)" office:value-type="float" office:value="0" calcext:value-type="float">
            <text:p>0</text:p>
          </table:table-cell>
          <table:table-cell table:formula="of:=IF([.T70]&gt;0;[.I70];0)" office:value-type="float" office:value="0" calcext:value-type="float">
            <text:p>0</text:p>
          </table:table-cell>
          <table:table-cell table:formula="of:=IF(AND([.C70]=&quot;Creciente&quot;;[.E70]&lt;&gt;&quot;Mañana&quot;);[.I70];0)" office:value-type="float" office:value="0" calcext:value-type="float">
            <text:p>0</text:p>
          </table:table-cell>
          <table:table-cell table:formula="of:=IF(AND([.C70]=&quot;Decreciente&quot;;[.E70]&lt;&gt;&quot;Mañana&quot;);[.I70];0)" office:value-type="float" office:value="150500" calcext:value-type="float">
            <text:p>150500</text:p>
          </table:table-cell>
        </table:table-row>
        <table:table-row table:style-name="ro1">
          <table:table-cell/>
          <table:table-cell table:style-name="ce3" office:value-type="float" office:value="17" calcext:value-type="float" table:number-columns-spanned="1" table:number-rows-spanned="4">
            <text:p>17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71]&gt;0;[.G71]&lt;10.5);&quot;Mañana&quot;;IF(AND([.G71]&gt;=10.5;[.G71]&lt;16);&quot;Almuerzo&quot;;IF([.G71]&gt;=16;&quot;Tarde&quot;;&quot;Nada&quot;)))" office:value-type="string" office:string-value="Mañana" calcext:value-type="string">
            <text:p>Mañana</text:p>
          </table:table-cell>
          <table:table-cell office:value-type="float" office:value="0.252" calcext:value-type="float">
            <text:p>0,252</text:p>
          </table:table-cell>
          <table:table-cell table:formula="of:=[.F71]*24" office:value-type="float" office:value="6.048" calcext:value-type="float">
            <text:p>6,048</text:p>
          </table:table-cell>
          <table:table-cell table:formula="of:=[$Hoja3.G70]" office:value-type="string" office:string-value="6:03" calcext:value-type="string">
            <text:p>6:03</text:p>
          </table:table-cell>
          <table:table-cell table:formula="of:=20000-1.547*10^4"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71]&gt;=12;[.G71]&lt;15);[.J71];0)" office:value-type="float" office:value="0" calcext:value-type="float">
            <text:p>0</text:p>
          </table:table-cell>
          <table:table-cell table:formula="of:=IF([.G71]&gt;16;[.J71];0)" office:value-type="float" office:value="0" calcext:value-type="float">
            <text:p>0</text:p>
          </table:table-cell>
          <table:table-cell table:formula="of:=IF(AND([.C71]=&quot;Creciente&quot;;[.D71]=&quot;Inflexion Durante el día&quot;);[.J71];0)" office:value-type="float" office:value="0" calcext:value-type="float">
            <text:p>0</text:p>
          </table:table-cell>
          <table:table-cell table:formula="of:=IF([.D71]=&quot;Inflexión Máxima&quot;;[.J71];0)" office:value-type="float" office:value="0" calcext:value-type="float">
            <text:p>0</text:p>
          </table:table-cell>
          <table:table-cell table:formula="of:=IF(AND([.C71]=&quot;Creciente&quot;;[.E71]&lt;&gt;&quot;Mañana&quot;);[.J71];0)" office:value-type="float" office:value="0" calcext:value-type="float">
            <text:p>0</text:p>
          </table:table-cell>
          <table:table-cell table:formula="of:=IF(AND([.C71]=&quot;Decreciente&quot;;[.E71]&lt;&gt;&quot;Mañana&quot;);[.J71];0)" office:value-type="float" office:value="0" calcext:value-type="float">
            <text:p>0</text:p>
          </table:table-cell>
          <table:table-cell table:formula="of:=IF(AND([.G71]&gt;=5.5;[.G71]&lt;=9.5);[.G71];0)" office:value-type="float" office:value="6.048" calcext:value-type="float">
            <text:p>6,048</text:p>
          </table:table-cell>
          <table:table-cell table:formula="of:=IF(AND([.G71]&gt;=12;[.G71]&lt;15);[.G71];0)" office:value-type="float" office:value="0" calcext:value-type="float">
            <text:p>0</text:p>
          </table:table-cell>
          <table:table-cell table:formula="of:=IF([.G71]&gt;16;[.G71];0)" office:value-type="float" office:value="0" calcext:value-type="float">
            <text:p>0</text:p>
          </table:table-cell>
          <table:table-cell table:formula="of:=IF(AND([.C71]=&quot;Creciente&quot;;[.D71]=&quot;Inflexion Durante el día&quot;);[.G71];0)" office:value-type="float" office:value="0" calcext:value-type="float">
            <text:p>0</text:p>
          </table:table-cell>
          <table:table-cell table:formula="of:=IF([.D71]=&quot;Inflexión Máxima&quot;;[.G71];0)" office:value-type="float" office:value="0" calcext:value-type="float">
            <text:p>0</text:p>
          </table:table-cell>
          <table:table-cell table:formula="of:=IF(AND([.C71]=&quot;Creciente&quot;;[.E71]&lt;&gt;&quot;Mañana&quot;);[.G71];0)" office:value-type="float" office:value="0" calcext:value-type="float">
            <text:p>0</text:p>
          </table:table-cell>
          <table:table-cell table:formula="of:=IF(AND([.C71]=&quot;Decreciente&quot;;[.E71]&lt;&gt;&quot;Mañana&quot;);[.G71];0)" office:value-type="float" office:value="0" calcext:value-type="float">
            <text:p>0</text:p>
          </table:table-cell>
          <table:table-cell table:formula="of:=IF(AND([.C71]=&quot;Creciente&quot;;[.D71]=&quot;Inflexion Durante el día&quot;);[.I71];0)" office:value-type="float" office:value="0" calcext:value-type="float">
            <text:p>0</text:p>
          </table:table-cell>
          <table:table-cell table:formula="of:=IF([.D71]=&quot;Inflexión Máxima&quot;;[.I71];0)" office:value-type="float" office:value="0" calcext:value-type="float">
            <text:p>0</text:p>
          </table:table-cell>
          <table:table-cell table:formula="of:=IF([.R71]&gt;0;[.I71];0)" office:value-type="float" office:value="4530" calcext:value-type="float">
            <text:p>4530</text:p>
          </table:table-cell>
          <table:table-cell table:formula="of:=IF([.S71]&gt;0;[.I71];0)" office:value-type="float" office:value="0" calcext:value-type="float">
            <text:p>0</text:p>
          </table:table-cell>
          <table:table-cell table:formula="of:=IF([.T71]&gt;0;[.I71];0)" office:value-type="float" office:value="0" calcext:value-type="float">
            <text:p>0</text:p>
          </table:table-cell>
          <table:table-cell table:formula="of:=IF(AND([.C71]=&quot;Creciente&quot;;[.E71]&lt;&gt;&quot;Mañana&quot;);[.I71];0)" office:value-type="float" office:value="0" calcext:value-type="float">
            <text:p>0</text:p>
          </table:table-cell>
          <table:table-cell table:formula="of:=IF(AND([.C71]=&quot;Decreciente&quot;;[.E71]&lt;&gt;&quot;Mañana&quot;);[.I71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72]&gt;0;[.G72]&lt;10.5);&quot;Mañana&quot;;IF(AND([.G72]&gt;=10.5;[.G72]&lt;16);&quot;Almuerzo&quot;;IF([.G72]&gt;=16;&quot;Tarde&quot;;&quot;Nada&quot;)))" office:value-type="string" office:string-value="Mañana" calcext:value-type="string">
            <text:p>Mañana</text:p>
          </table:table-cell>
          <table:table-cell office:value-type="float" office:value="0.436" calcext:value-type="float">
            <text:p>0,436</text:p>
          </table:table-cell>
          <table:table-cell table:formula="of:=[.F72]*24" office:value-type="float" office:value="10.464" calcext:value-type="float">
            <text:p>10,464</text:p>
          </table:table-cell>
          <table:table-cell table:formula="of:=[$Hoja3.G71]" office:value-type="string" office:string-value="1:28" calcext:value-type="string">
            <text:p>1:28</text:p>
          </table:table-cell>
          <table:table-cell table:formula="of:=20000+1.155*10^5" office:value-type="float" office:value="135500" calcext:value-type="float">
            <text:p>135500</text:p>
          </table:table-cell>
          <table:table-cell office:value-type="float" office:value="8.501" calcext:value-type="float">
            <text:p>8,501</text:p>
          </table:table-cell>
          <table:covered-table-cell/>
          <table:table-cell table:formula="of:=IF(AND([.G72]&gt;=12;[.G72]&lt;15);[.J72];0)" office:value-type="float" office:value="0" calcext:value-type="float">
            <text:p>0</text:p>
          </table:table-cell>
          <table:table-cell table:formula="of:=IF([.G72]&gt;16;[.J72];0)" office:value-type="float" office:value="0" calcext:value-type="float">
            <text:p>0</text:p>
          </table:table-cell>
          <table:table-cell table:formula="of:=IF(AND([.C72]=&quot;Creciente&quot;;[.D72]=&quot;Inflexion Durante el día&quot;);[.J72];0)" office:value-type="float" office:value="0" calcext:value-type="float">
            <text:p>0</text:p>
          </table:table-cell>
          <table:table-cell table:formula="of:=IF([.D72]=&quot;Inflexión Máxima&quot;;[.J72];0)" office:value-type="float" office:value="8.501" calcext:value-type="float">
            <text:p>8,501</text:p>
          </table:table-cell>
          <table:table-cell table:formula="of:=IF(AND([.C72]=&quot;Creciente&quot;;[.E72]&lt;&gt;&quot;Mañana&quot;);[.J72];0)" office:value-type="float" office:value="0" calcext:value-type="float">
            <text:p>0</text:p>
          </table:table-cell>
          <table:table-cell table:formula="of:=IF(AND([.C72]=&quot;Decreciente&quot;;[.E72]&lt;&gt;&quot;Mañana&quot;);[.J72];0)" office:value-type="float" office:value="0" calcext:value-type="float">
            <text:p>0</text:p>
          </table:table-cell>
          <table:table-cell table:formula="of:=IF(AND([.G72]&gt;=5.5;[.G72]&lt;=9.5);[.G72];0)" office:value-type="float" office:value="0" calcext:value-type="float">
            <text:p>0</text:p>
          </table:table-cell>
          <table:table-cell table:formula="of:=IF(AND([.G72]&gt;=12;[.G72]&lt;15);[.G72];0)" office:value-type="float" office:value="0" calcext:value-type="float">
            <text:p>0</text:p>
          </table:table-cell>
          <table:table-cell table:formula="of:=IF([.G72]&gt;16;[.G72];0)" office:value-type="float" office:value="0" calcext:value-type="float">
            <text:p>0</text:p>
          </table:table-cell>
          <table:table-cell table:formula="of:=IF(AND([.C72]=&quot;Creciente&quot;;[.D72]=&quot;Inflexion Durante el día&quot;);[.G72];0)" office:value-type="float" office:value="0" calcext:value-type="float">
            <text:p>0</text:p>
          </table:table-cell>
          <table:table-cell table:formula="of:=IF([.D72]=&quot;Inflexión Máxima&quot;;[.G72];0)" office:value-type="float" office:value="10.464" calcext:value-type="float">
            <text:p>10,464</text:p>
          </table:table-cell>
          <table:table-cell table:formula="of:=IF(AND([.C72]=&quot;Creciente&quot;;[.E72]&lt;&gt;&quot;Mañana&quot;);[.G72];0)" office:value-type="float" office:value="0" calcext:value-type="float">
            <text:p>0</text:p>
          </table:table-cell>
          <table:table-cell table:formula="of:=IF(AND([.C72]=&quot;Decreciente&quot;;[.E72]&lt;&gt;&quot;Mañana&quot;);[.G72];0)" office:value-type="float" office:value="0" calcext:value-type="float">
            <text:p>0</text:p>
          </table:table-cell>
          <table:table-cell table:formula="of:=IF(AND([.C72]=&quot;Creciente&quot;;[.D72]=&quot;Inflexion Durante el día&quot;);[.I72];0)" office:value-type="float" office:value="0" calcext:value-type="float">
            <text:p>0</text:p>
          </table:table-cell>
          <table:table-cell table:formula="of:=IF([.D72]=&quot;Inflexión Máxima&quot;;[.I72];0)" office:value-type="float" office:value="135500" calcext:value-type="float">
            <text:p>135500</text:p>
          </table:table-cell>
          <table:table-cell table:formula="of:=IF([.R72]&gt;0;[.I72];0)" office:value-type="float" office:value="0" calcext:value-type="float">
            <text:p>0</text:p>
          </table:table-cell>
          <table:table-cell table:formula="of:=IF([.S72]&gt;0;[.I72];0)" office:value-type="float" office:value="0" calcext:value-type="float">
            <text:p>0</text:p>
          </table:table-cell>
          <table:table-cell table:formula="of:=IF([.T72]&gt;0;[.I72];0)" office:value-type="float" office:value="0" calcext:value-type="float">
            <text:p>0</text:p>
          </table:table-cell>
          <table:table-cell table:formula="of:=IF(AND([.C72]=&quot;Creciente&quot;;[.E72]&lt;&gt;&quot;Mañana&quot;);[.I72];0)" office:value-type="float" office:value="0" calcext:value-type="float">
            <text:p>0</text:p>
          </table:table-cell>
          <table:table-cell table:formula="of:=IF(AND([.C72]=&quot;Decreciente&quot;;[.E72]&lt;&gt;&quot;Mañana&quot;);[.I72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73]&gt;0;[.G73]&lt;10.5);&quot;Mañana&quot;;IF(AND([.G73]&gt;=10.5;[.G73]&lt;16);&quot;Almuerzo&quot;;IF([.G73]&gt;=16;&quot;Tarde&quot;;&quot;Nada&quot;)))" office:value-type="string" office:string-value="Almuerzo" calcext:value-type="string">
            <text:p>Almuerzo</text:p>
          </table:table-cell>
          <table:table-cell office:value-type="float" office:value="0.588" calcext:value-type="float">
            <text:p>0,588</text:p>
          </table:table-cell>
          <table:table-cell table:formula="of:=[.F73]*24" office:value-type="float" office:value="14.112" calcext:value-type="float">
            <text:p>14,112</text:p>
          </table:table-cell>
          <table:table-cell table:formula="of:=[$Hoja3.G72]" office:value-type="string" office:string-value="14:07" calcext:value-type="string">
            <text:p>14:07</text:p>
          </table:table-cell>
          <table:table-cell table:formula="of:=20000+8.354*10^4" office:value-type="float" office:value="103540" calcext:value-type="float">
            <text:p>103540</text:p>
          </table:table-cell>
          <table:table-cell office:value-type="float" office:value="5.451" calcext:value-type="float">
            <text:p>5,451</text:p>
          </table:table-cell>
          <table:covered-table-cell/>
          <table:table-cell table:formula="of:=IF(AND([.G73]&gt;=12;[.G73]&lt;15);[.J73];0)" office:value-type="float" office:value="5.451" calcext:value-type="float">
            <text:p>5,451</text:p>
          </table:table-cell>
          <table:table-cell table:formula="of:=IF([.G73]&gt;16;[.J73];0)" office:value-type="float" office:value="0" calcext:value-type="float">
            <text:p>0</text:p>
          </table:table-cell>
          <table:table-cell table:formula="of:=IF(AND([.C73]=&quot;Creciente&quot;;[.D73]=&quot;Inflexion Durante el día&quot;);[.J73];0)" office:value-type="float" office:value="5.451" calcext:value-type="float">
            <text:p>5,451</text:p>
          </table:table-cell>
          <table:table-cell table:formula="of:=IF([.D73]=&quot;Inflexión Máxima&quot;;[.J73];0)" office:value-type="float" office:value="0" calcext:value-type="float">
            <text:p>0</text:p>
          </table:table-cell>
          <table:table-cell table:formula="of:=IF(AND([.C73]=&quot;Creciente&quot;;[.E73]&lt;&gt;&quot;Mañana&quot;);[.J73];0)" office:value-type="float" office:value="5.451" calcext:value-type="float">
            <text:p>5,451</text:p>
          </table:table-cell>
          <table:table-cell table:formula="of:=IF(AND([.C73]=&quot;Decreciente&quot;;[.E73]&lt;&gt;&quot;Mañana&quot;);[.J73];0)" office:value-type="float" office:value="0" calcext:value-type="float">
            <text:p>0</text:p>
          </table:table-cell>
          <table:table-cell table:formula="of:=IF(AND([.G73]&gt;=5.5;[.G73]&lt;=9.5);[.G73];0)" office:value-type="float" office:value="0" calcext:value-type="float">
            <text:p>0</text:p>
          </table:table-cell>
          <table:table-cell table:formula="of:=IF(AND([.G73]&gt;=12;[.G73]&lt;15);[.G73];0)" office:value-type="float" office:value="14.112" calcext:value-type="float">
            <text:p>14,112</text:p>
          </table:table-cell>
          <table:table-cell table:formula="of:=IF([.G73]&gt;16;[.G73];0)" office:value-type="float" office:value="0" calcext:value-type="float">
            <text:p>0</text:p>
          </table:table-cell>
          <table:table-cell table:formula="of:=IF(AND([.C73]=&quot;Creciente&quot;;[.D73]=&quot;Inflexion Durante el día&quot;);[.G73];0)" office:value-type="float" office:value="14.112" calcext:value-type="float">
            <text:p>14,112</text:p>
          </table:table-cell>
          <table:table-cell table:formula="of:=IF([.D73]=&quot;Inflexión Máxima&quot;;[.G73];0)" office:value-type="float" office:value="0" calcext:value-type="float">
            <text:p>0</text:p>
          </table:table-cell>
          <table:table-cell table:formula="of:=IF(AND([.C73]=&quot;Creciente&quot;;[.E73]&lt;&gt;&quot;Mañana&quot;);[.G73];0)" office:value-type="float" office:value="14.112" calcext:value-type="float">
            <text:p>14,112</text:p>
          </table:table-cell>
          <table:table-cell table:formula="of:=IF(AND([.C73]=&quot;Decreciente&quot;;[.E73]&lt;&gt;&quot;Mañana&quot;);[.G73];0)" office:value-type="float" office:value="0" calcext:value-type="float">
            <text:p>0</text:p>
          </table:table-cell>
          <table:table-cell table:formula="of:=IF(AND([.C73]=&quot;Creciente&quot;;[.D73]=&quot;Inflexion Durante el día&quot;);[.I73];0)" office:value-type="float" office:value="103540" calcext:value-type="float">
            <text:p>103540</text:p>
          </table:table-cell>
          <table:table-cell table:formula="of:=IF([.D73]=&quot;Inflexión Máxima&quot;;[.I73];0)" office:value-type="float" office:value="0" calcext:value-type="float">
            <text:p>0</text:p>
          </table:table-cell>
          <table:table-cell table:formula="of:=IF([.R73]&gt;0;[.I73];0)" office:value-type="float" office:value="0" calcext:value-type="float">
            <text:p>0</text:p>
          </table:table-cell>
          <table:table-cell table:formula="of:=IF([.S73]&gt;0;[.I73];0)" office:value-type="float" office:value="103540" calcext:value-type="float">
            <text:p>103540</text:p>
          </table:table-cell>
          <table:table-cell table:formula="of:=IF([.T73]&gt;0;[.I73];0)" office:value-type="float" office:value="0" calcext:value-type="float">
            <text:p>0</text:p>
          </table:table-cell>
          <table:table-cell table:formula="of:=IF(AND([.C73]=&quot;Creciente&quot;;[.E73]&lt;&gt;&quot;Mañana&quot;);[.I73];0)" office:value-type="float" office:value="103540" calcext:value-type="float">
            <text:p>103540</text:p>
          </table:table-cell>
          <table:table-cell table:formula="of:=IF(AND([.C73]=&quot;Decreciente&quot;;[.E73]&lt;&gt;&quot;Mañana&quot;);[.I73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74]&gt;0;[.G74]&lt;10.5);&quot;Mañana&quot;;IF(AND([.G74]&gt;=10.5;[.G74]&lt;16);&quot;Almuerzo&quot;;IF([.G74]&gt;=16;&quot;Tarde&quot;;&quot;Nada&quot;)))" office:value-type="string" office:string-value="Almuerzo" calcext:value-type="string">
            <text:p>Almuerzo</text:p>
          </table:table-cell>
          <table:table-cell office:value-type="float" office:value="0.639" calcext:value-type="float">
            <text:p>0,639</text:p>
          </table:table-cell>
          <table:table-cell table:formula="of:=[.F74]*24" office:value-type="float" office:value="15.336" calcext:value-type="float">
            <text:p>15,336</text:p>
          </table:table-cell>
          <table:table-cell table:formula="of:=[$Hoja3.G73]" office:value-type="string" office:string-value="15:20" calcext:value-type="string">
            <text:p>15:20</text:p>
          </table:table-cell>
          <table:table-cell table:formula="of:=20000+9.37*10^4" office:value-type="float" office:value="113700" calcext:value-type="float">
            <text:p>113700</text:p>
          </table:table-cell>
          <table:table-cell office:value-type="float" office:value="5.155" calcext:value-type="float">
            <text:p>5,155</text:p>
          </table:table-cell>
          <table:covered-table-cell/>
          <table:table-cell table:formula="of:=IF(AND([.G74]&gt;=12;[.G74]&lt;15);[.J74];0)" office:value-type="float" office:value="0" calcext:value-type="float">
            <text:p>0</text:p>
          </table:table-cell>
          <table:table-cell table:formula="of:=IF([.G74]&gt;16;[.J74];0)" office:value-type="float" office:value="0" calcext:value-type="float">
            <text:p>0</text:p>
          </table:table-cell>
          <table:table-cell table:formula="of:=IF(AND([.C74]=&quot;Creciente&quot;;[.D74]=&quot;Inflexion Durante el día&quot;);[.J74];0)" office:value-type="float" office:value="0" calcext:value-type="float">
            <text:p>0</text:p>
          </table:table-cell>
          <table:table-cell table:formula="of:=IF([.D74]=&quot;Inflexión Máxima&quot;;[.J74];0)" office:value-type="float" office:value="0" calcext:value-type="float">
            <text:p>0</text:p>
          </table:table-cell>
          <table:table-cell table:formula="of:=IF(AND([.C74]=&quot;Creciente&quot;;[.E74]&lt;&gt;&quot;Mañana&quot;);[.J74];0)" office:value-type="float" office:value="0" calcext:value-type="float">
            <text:p>0</text:p>
          </table:table-cell>
          <table:table-cell table:formula="of:=IF(AND([.C74]=&quot;Decreciente&quot;;[.E74]&lt;&gt;&quot;Mañana&quot;);[.J74];0)" office:value-type="float" office:value="5.155" calcext:value-type="float">
            <text:p>5,155</text:p>
          </table:table-cell>
          <table:table-cell table:formula="of:=IF(AND([.G74]&gt;=5.5;[.G74]&lt;=9.5);[.G74];0)" office:value-type="float" office:value="0" calcext:value-type="float">
            <text:p>0</text:p>
          </table:table-cell>
          <table:table-cell table:formula="of:=IF(AND([.G74]&gt;=12;[.G74]&lt;15);[.G74];0)" office:value-type="float" office:value="0" calcext:value-type="float">
            <text:p>0</text:p>
          </table:table-cell>
          <table:table-cell table:formula="of:=IF([.G74]&gt;16;[.G74];0)" office:value-type="float" office:value="0" calcext:value-type="float">
            <text:p>0</text:p>
          </table:table-cell>
          <table:table-cell table:formula="of:=IF(AND([.C74]=&quot;Creciente&quot;;[.D74]=&quot;Inflexion Durante el día&quot;);[.G74];0)" office:value-type="float" office:value="0" calcext:value-type="float">
            <text:p>0</text:p>
          </table:table-cell>
          <table:table-cell table:formula="of:=IF([.D74]=&quot;Inflexión Máxima&quot;;[.G74];0)" office:value-type="float" office:value="0" calcext:value-type="float">
            <text:p>0</text:p>
          </table:table-cell>
          <table:table-cell table:formula="of:=IF(AND([.C74]=&quot;Creciente&quot;;[.E74]&lt;&gt;&quot;Mañana&quot;);[.G74];0)" office:value-type="float" office:value="0" calcext:value-type="float">
            <text:p>0</text:p>
          </table:table-cell>
          <table:table-cell table:formula="of:=IF(AND([.C74]=&quot;Decreciente&quot;;[.E74]&lt;&gt;&quot;Mañana&quot;);[.G74];0)" office:value-type="float" office:value="15.336" calcext:value-type="float">
            <text:p>15,336</text:p>
          </table:table-cell>
          <table:table-cell table:formula="of:=IF(AND([.C74]=&quot;Creciente&quot;;[.D74]=&quot;Inflexion Durante el día&quot;);[.I74];0)" office:value-type="float" office:value="0" calcext:value-type="float">
            <text:p>0</text:p>
          </table:table-cell>
          <table:table-cell table:formula="of:=IF([.D74]=&quot;Inflexión Máxima&quot;;[.I74];0)" office:value-type="float" office:value="0" calcext:value-type="float">
            <text:p>0</text:p>
          </table:table-cell>
          <table:table-cell table:formula="of:=IF([.R74]&gt;0;[.I74];0)" office:value-type="float" office:value="0" calcext:value-type="float">
            <text:p>0</text:p>
          </table:table-cell>
          <table:table-cell table:formula="of:=IF([.S74]&gt;0;[.I74];0)" office:value-type="float" office:value="0" calcext:value-type="float">
            <text:p>0</text:p>
          </table:table-cell>
          <table:table-cell table:formula="of:=IF([.T74]&gt;0;[.I74];0)" office:value-type="float" office:value="0" calcext:value-type="float">
            <text:p>0</text:p>
          </table:table-cell>
          <table:table-cell table:formula="of:=IF(AND([.C74]=&quot;Creciente&quot;;[.E74]&lt;&gt;&quot;Mañana&quot;);[.I74];0)" office:value-type="float" office:value="0" calcext:value-type="float">
            <text:p>0</text:p>
          </table:table-cell>
          <table:table-cell table:formula="of:=IF(AND([.C74]=&quot;Decreciente&quot;;[.E74]&lt;&gt;&quot;Mañana&quot;);[.I74];0)" office:value-type="float" office:value="113700" calcext:value-type="float">
            <text:p>113700</text:p>
          </table:table-cell>
        </table:table-row>
        <table:table-row table:style-name="ro1">
          <table:table-cell/>
          <table:table-cell table:style-name="ce3" office:value-type="float" office:value="18" calcext:value-type="float" table:number-columns-spanned="1" table:number-rows-spanned="4">
            <text:p>18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75]&gt;0;[.G75]&lt;10.5);&quot;Mañana&quot;;IF(AND([.G75]&gt;=10.5;[.G75]&lt;16);&quot;Almuerzo&quot;;IF([.G75]&gt;=16;&quot;Tarde&quot;;&quot;Nada&quot;)))" office:value-type="string" office:string-value="Mañana" calcext:value-type="string">
            <text:p>Mañana</text:p>
          </table:table-cell>
          <table:table-cell office:value-type="float" office:value="0.246" calcext:value-type="float">
            <text:p>0,246</text:p>
          </table:table-cell>
          <table:table-cell table:formula="of:=[.F75]*24" office:value-type="float" office:value="5.904" calcext:value-type="float">
            <text:p>5,904</text:p>
          </table:table-cell>
          <table:table-cell table:formula="of:=[$Hoja3.G74]" office:value-type="string" office:string-value="5:54" calcext:value-type="string">
            <text:p>5:54</text:p>
          </table:table-cell>
          <table:table-cell table:formula="of:=20000-1.729*10^4"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75]&gt;=12;[.G75]&lt;15);[.J75];0)" office:value-type="float" office:value="0" calcext:value-type="float">
            <text:p>0</text:p>
          </table:table-cell>
          <table:table-cell table:formula="of:=IF([.G75]&gt;16;[.J75];0)" office:value-type="float" office:value="0" calcext:value-type="float">
            <text:p>0</text:p>
          </table:table-cell>
          <table:table-cell table:formula="of:=IF(AND([.C75]=&quot;Creciente&quot;;[.D75]=&quot;Inflexion Durante el día&quot;);[.J75];0)" office:value-type="float" office:value="0" calcext:value-type="float">
            <text:p>0</text:p>
          </table:table-cell>
          <table:table-cell table:formula="of:=IF([.D75]=&quot;Inflexión Máxima&quot;;[.J75];0)" office:value-type="float" office:value="0" calcext:value-type="float">
            <text:p>0</text:p>
          </table:table-cell>
          <table:table-cell table:formula="of:=IF(AND([.C75]=&quot;Creciente&quot;;[.E75]&lt;&gt;&quot;Mañana&quot;);[.J75];0)" office:value-type="float" office:value="0" calcext:value-type="float">
            <text:p>0</text:p>
          </table:table-cell>
          <table:table-cell table:formula="of:=IF(AND([.C75]=&quot;Decreciente&quot;;[.E75]&lt;&gt;&quot;Mañana&quot;);[.J75];0)" office:value-type="float" office:value="0" calcext:value-type="float">
            <text:p>0</text:p>
          </table:table-cell>
          <table:table-cell table:formula="of:=IF(AND([.G75]&gt;=5.5;[.G75]&lt;=9.5);[.G75];0)" office:value-type="float" office:value="5.904" calcext:value-type="float">
            <text:p>5,904</text:p>
          </table:table-cell>
          <table:table-cell table:formula="of:=IF(AND([.G75]&gt;=12;[.G75]&lt;15);[.G75];0)" office:value-type="float" office:value="0" calcext:value-type="float">
            <text:p>0</text:p>
          </table:table-cell>
          <table:table-cell table:formula="of:=IF([.G75]&gt;16;[.G75];0)" office:value-type="float" office:value="0" calcext:value-type="float">
            <text:p>0</text:p>
          </table:table-cell>
          <table:table-cell table:formula="of:=IF(AND([.C75]=&quot;Creciente&quot;;[.D75]=&quot;Inflexion Durante el día&quot;);[.G75];0)" office:value-type="float" office:value="0" calcext:value-type="float">
            <text:p>0</text:p>
          </table:table-cell>
          <table:table-cell table:formula="of:=IF([.D75]=&quot;Inflexión Máxima&quot;;[.G75];0)" office:value-type="float" office:value="0" calcext:value-type="float">
            <text:p>0</text:p>
          </table:table-cell>
          <table:table-cell table:formula="of:=IF(AND([.C75]=&quot;Creciente&quot;;[.E75]&lt;&gt;&quot;Mañana&quot;);[.G75];0)" office:value-type="float" office:value="0" calcext:value-type="float">
            <text:p>0</text:p>
          </table:table-cell>
          <table:table-cell table:formula="of:=IF(AND([.C75]=&quot;Decreciente&quot;;[.E75]&lt;&gt;&quot;Mañana&quot;);[.G75];0)" office:value-type="float" office:value="0" calcext:value-type="float">
            <text:p>0</text:p>
          </table:table-cell>
          <table:table-cell table:formula="of:=IF(AND([.C75]=&quot;Creciente&quot;;[.D75]=&quot;Inflexion Durante el día&quot;);[.I75];0)" office:value-type="float" office:value="0" calcext:value-type="float">
            <text:p>0</text:p>
          </table:table-cell>
          <table:table-cell table:formula="of:=IF([.D75]=&quot;Inflexión Máxima&quot;;[.I75];0)" office:value-type="float" office:value="0" calcext:value-type="float">
            <text:p>0</text:p>
          </table:table-cell>
          <table:table-cell table:formula="of:=IF([.R75]&gt;0;[.I75];0)" office:value-type="float" office:value="2710" calcext:value-type="float">
            <text:p>2710</text:p>
          </table:table-cell>
          <table:table-cell table:formula="of:=IF([.S75]&gt;0;[.I75];0)" office:value-type="float" office:value="0" calcext:value-type="float">
            <text:p>0</text:p>
          </table:table-cell>
          <table:table-cell table:formula="of:=IF([.T75]&gt;0;[.I75];0)" office:value-type="float" office:value="0" calcext:value-type="float">
            <text:p>0</text:p>
          </table:table-cell>
          <table:table-cell table:formula="of:=IF(AND([.C75]=&quot;Creciente&quot;;[.E75]&lt;&gt;&quot;Mañana&quot;);[.I75];0)" office:value-type="float" office:value="0" calcext:value-type="float">
            <text:p>0</text:p>
          </table:table-cell>
          <table:table-cell table:formula="of:=IF(AND([.C75]=&quot;Decreciente&quot;;[.E75]&lt;&gt;&quot;Mañana&quot;);[.I75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76]&gt;0;[.G76]&lt;10.5);&quot;Mañana&quot;;IF(AND([.G76]&gt;=10.5;[.G76]&lt;16);&quot;Almuerzo&quot;;IF([.G76]&gt;=16;&quot;Tarde&quot;;&quot;Nada&quot;)))" office:value-type="string" office:string-value="Almuerzo" calcext:value-type="string">
            <text:p>Almuerzo</text:p>
          </table:table-cell>
          <table:table-cell office:value-type="float" office:value="0.498" calcext:value-type="float">
            <text:p>0,498</text:p>
          </table:table-cell>
          <table:table-cell table:formula="of:=[.F76]*24" office:value-type="float" office:value="11.952" calcext:value-type="float">
            <text:p>11,952</text:p>
          </table:table-cell>
          <table:table-cell table:formula="of:=[$Hoja3.G75]" office:value-type="string" office:string-value="11:57" calcext:value-type="string">
            <text:p>11:57</text:p>
          </table:table-cell>
          <table:table-cell table:formula="of:=20000+1.282*10^5" office:value-type="float" office:value="148200" calcext:value-type="float">
            <text:p>148200</text:p>
          </table:table-cell>
          <table:table-cell office:value-type="float" office:value="10.05" calcext:value-type="float">
            <text:p>10,05</text:p>
          </table:table-cell>
          <table:covered-table-cell/>
          <table:table-cell table:formula="of:=IF(AND([.G76]&gt;=12;[.G76]&lt;15);[.J76];0)" office:value-type="float" office:value="0" calcext:value-type="float">
            <text:p>0</text:p>
          </table:table-cell>
          <table:table-cell table:formula="of:=IF([.G76]&gt;16;[.J76];0)" office:value-type="float" office:value="0" calcext:value-type="float">
            <text:p>0</text:p>
          </table:table-cell>
          <table:table-cell table:formula="of:=IF(AND([.C76]=&quot;Creciente&quot;;[.D76]=&quot;Inflexion Durante el día&quot;);[.J76];0)" office:value-type="float" office:value="0" calcext:value-type="float">
            <text:p>0</text:p>
          </table:table-cell>
          <table:table-cell table:formula="of:=IF([.D76]=&quot;Inflexión Máxima&quot;;[.J76];0)" office:value-type="float" office:value="10.05" calcext:value-type="float">
            <text:p>10,05</text:p>
          </table:table-cell>
          <table:table-cell table:formula="of:=IF(AND([.C76]=&quot;Creciente&quot;;[.E76]&lt;&gt;&quot;Mañana&quot;);[.J76];0)" office:value-type="float" office:value="0" calcext:value-type="float">
            <text:p>0</text:p>
          </table:table-cell>
          <table:table-cell table:formula="of:=IF(AND([.C76]=&quot;Decreciente&quot;;[.E76]&lt;&gt;&quot;Mañana&quot;);[.J76];0)" office:value-type="float" office:value="10.05" calcext:value-type="float">
            <text:p>10,05</text:p>
          </table:table-cell>
          <table:table-cell table:formula="of:=IF(AND([.G76]&gt;=5.5;[.G76]&lt;=9.5);[.G76];0)" office:value-type="float" office:value="0" calcext:value-type="float">
            <text:p>0</text:p>
          </table:table-cell>
          <table:table-cell table:formula="of:=IF(AND([.G76]&gt;=12;[.G76]&lt;15);[.G76];0)" office:value-type="float" office:value="0" calcext:value-type="float">
            <text:p>0</text:p>
          </table:table-cell>
          <table:table-cell table:formula="of:=IF([.G76]&gt;16;[.G76];0)" office:value-type="float" office:value="0" calcext:value-type="float">
            <text:p>0</text:p>
          </table:table-cell>
          <table:table-cell table:formula="of:=IF(AND([.C76]=&quot;Creciente&quot;;[.D76]=&quot;Inflexion Durante el día&quot;);[.G76];0)" office:value-type="float" office:value="0" calcext:value-type="float">
            <text:p>0</text:p>
          </table:table-cell>
          <table:table-cell table:formula="of:=IF([.D76]=&quot;Inflexión Máxima&quot;;[.G76];0)" office:value-type="float" office:value="11.952" calcext:value-type="float">
            <text:p>11,952</text:p>
          </table:table-cell>
          <table:table-cell table:formula="of:=IF(AND([.C76]=&quot;Creciente&quot;;[.E76]&lt;&gt;&quot;Mañana&quot;);[.G76];0)" office:value-type="float" office:value="0" calcext:value-type="float">
            <text:p>0</text:p>
          </table:table-cell>
          <table:table-cell table:formula="of:=IF(AND([.C76]=&quot;Decreciente&quot;;[.E76]&lt;&gt;&quot;Mañana&quot;);[.G76];0)" office:value-type="float" office:value="11.952" calcext:value-type="float">
            <text:p>11,952</text:p>
          </table:table-cell>
          <table:table-cell table:formula="of:=IF(AND([.C76]=&quot;Creciente&quot;;[.D76]=&quot;Inflexion Durante el día&quot;);[.I76];0)" office:value-type="float" office:value="0" calcext:value-type="float">
            <text:p>0</text:p>
          </table:table-cell>
          <table:table-cell table:formula="of:=IF([.D76]=&quot;Inflexión Máxima&quot;;[.I76];0)" office:value-type="float" office:value="148200" calcext:value-type="float">
            <text:p>148200</text:p>
          </table:table-cell>
          <table:table-cell table:formula="of:=IF([.R76]&gt;0;[.I76];0)" office:value-type="float" office:value="0" calcext:value-type="float">
            <text:p>0</text:p>
          </table:table-cell>
          <table:table-cell table:formula="of:=IF([.S76]&gt;0;[.I76];0)" office:value-type="float" office:value="0" calcext:value-type="float">
            <text:p>0</text:p>
          </table:table-cell>
          <table:table-cell table:formula="of:=IF([.T76]&gt;0;[.I76];0)" office:value-type="float" office:value="0" calcext:value-type="float">
            <text:p>0</text:p>
          </table:table-cell>
          <table:table-cell table:formula="of:=IF(AND([.C76]=&quot;Creciente&quot;;[.E76]&lt;&gt;&quot;Mañana&quot;);[.I76];0)" office:value-type="float" office:value="0" calcext:value-type="float">
            <text:p>0</text:p>
          </table:table-cell>
          <table:table-cell table:formula="of:=IF(AND([.C76]=&quot;Decreciente&quot;;[.E76]&lt;&gt;&quot;Mañana&quot;);[.I76];0)" office:value-type="float" office:value="148200" calcext:value-type="float">
            <text:p>1482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77]&gt;0;[.G77]&lt;10.5);&quot;Mañana&quot;;IF(AND([.G77]&gt;=10.5;[.G77]&lt;16);&quot;Almuerzo&quot;;IF([.G77]&gt;=16;&quot;Tarde&quot;;&quot;Nada&quot;)))" office:value-type="string" office:string-value="Almuerzo" calcext:value-type="string">
            <text:p>Almuerzo</text:p>
          </table:table-cell>
          <table:table-cell office:value-type="float" office:value="0.563" calcext:value-type="float">
            <text:p>0,563</text:p>
          </table:table-cell>
          <table:table-cell table:formula="of:=[.F77]*24" office:value-type="float" office:value="13.512" calcext:value-type="float">
            <text:p>13,512</text:p>
          </table:table-cell>
          <table:table-cell table:formula="of:=[$Hoja3.G76]" office:value-type="string" office:string-value="13:31" calcext:value-type="string">
            <text:p>13:31</text:p>
          </table:table-cell>
          <table:table-cell table:formula="of:=20000+8.838*10^4" office:value-type="float" office:value="108380" calcext:value-type="float">
            <text:p>108380</text:p>
          </table:table-cell>
          <table:table-cell office:value-type="float" office:value="6.391" calcext:value-type="float">
            <text:p>6,391</text:p>
          </table:table-cell>
          <table:covered-table-cell/>
          <table:table-cell table:formula="of:=IF(AND([.G77]&gt;=12;[.G77]&lt;15);[.J77];0)" office:value-type="float" office:value="6.391" calcext:value-type="float">
            <text:p>6,391</text:p>
          </table:table-cell>
          <table:table-cell table:formula="of:=IF([.G77]&gt;16;[.J77];0)" office:value-type="float" office:value="0" calcext:value-type="float">
            <text:p>0</text:p>
          </table:table-cell>
          <table:table-cell table:formula="of:=IF(AND([.C77]=&quot;Creciente&quot;;[.D77]=&quot;Inflexion Durante el día&quot;);[.J77];0)" office:value-type="float" office:value="6.391" calcext:value-type="float">
            <text:p>6,391</text:p>
          </table:table-cell>
          <table:table-cell table:formula="of:=IF([.D77]=&quot;Inflexión Máxima&quot;;[.J77];0)" office:value-type="float" office:value="0" calcext:value-type="float">
            <text:p>0</text:p>
          </table:table-cell>
          <table:table-cell table:formula="of:=IF(AND([.C77]=&quot;Creciente&quot;;[.E77]&lt;&gt;&quot;Mañana&quot;);[.J77];0)" office:value-type="float" office:value="6.391" calcext:value-type="float">
            <text:p>6,391</text:p>
          </table:table-cell>
          <table:table-cell table:formula="of:=IF(AND([.C77]=&quot;Decreciente&quot;;[.E77]&lt;&gt;&quot;Mañana&quot;);[.J77];0)" office:value-type="float" office:value="0" calcext:value-type="float">
            <text:p>0</text:p>
          </table:table-cell>
          <table:table-cell table:formula="of:=IF(AND([.G77]&gt;=5.5;[.G77]&lt;=9.5);[.G77];0)" office:value-type="float" office:value="0" calcext:value-type="float">
            <text:p>0</text:p>
          </table:table-cell>
          <table:table-cell table:formula="of:=IF(AND([.G77]&gt;=12;[.G77]&lt;15);[.G77];0)" office:value-type="float" office:value="13.512" calcext:value-type="float">
            <text:p>13,512</text:p>
          </table:table-cell>
          <table:table-cell table:formula="of:=IF([.G77]&gt;16;[.G77];0)" office:value-type="float" office:value="0" calcext:value-type="float">
            <text:p>0</text:p>
          </table:table-cell>
          <table:table-cell table:formula="of:=IF(AND([.C77]=&quot;Creciente&quot;;[.D77]=&quot;Inflexion Durante el día&quot;);[.G77];0)" office:value-type="float" office:value="13.512" calcext:value-type="float">
            <text:p>13,512</text:p>
          </table:table-cell>
          <table:table-cell table:formula="of:=IF([.D77]=&quot;Inflexión Máxima&quot;;[.G77];0)" office:value-type="float" office:value="0" calcext:value-type="float">
            <text:p>0</text:p>
          </table:table-cell>
          <table:table-cell table:formula="of:=IF(AND([.C77]=&quot;Creciente&quot;;[.E77]&lt;&gt;&quot;Mañana&quot;);[.G77];0)" office:value-type="float" office:value="13.512" calcext:value-type="float">
            <text:p>13,512</text:p>
          </table:table-cell>
          <table:table-cell table:formula="of:=IF(AND([.C77]=&quot;Decreciente&quot;;[.E77]&lt;&gt;&quot;Mañana&quot;);[.G77];0)" office:value-type="float" office:value="0" calcext:value-type="float">
            <text:p>0</text:p>
          </table:table-cell>
          <table:table-cell table:formula="of:=IF(AND([.C77]=&quot;Creciente&quot;;[.D77]=&quot;Inflexion Durante el día&quot;);[.I77];0)" office:value-type="float" office:value="108380" calcext:value-type="float">
            <text:p>108380</text:p>
          </table:table-cell>
          <table:table-cell table:formula="of:=IF([.D77]=&quot;Inflexión Máxima&quot;;[.I77];0)" office:value-type="float" office:value="0" calcext:value-type="float">
            <text:p>0</text:p>
          </table:table-cell>
          <table:table-cell table:formula="of:=IF([.R77]&gt;0;[.I77];0)" office:value-type="float" office:value="0" calcext:value-type="float">
            <text:p>0</text:p>
          </table:table-cell>
          <table:table-cell table:formula="of:=IF([.S77]&gt;0;[.I77];0)" office:value-type="float" office:value="108380" calcext:value-type="float">
            <text:p>108380</text:p>
          </table:table-cell>
          <table:table-cell table:formula="of:=IF([.T77]&gt;0;[.I77];0)" office:value-type="float" office:value="0" calcext:value-type="float">
            <text:p>0</text:p>
          </table:table-cell>
          <table:table-cell table:formula="of:=IF(AND([.C77]=&quot;Creciente&quot;;[.E77]&lt;&gt;&quot;Mañana&quot;);[.I77];0)" office:value-type="float" office:value="108380" calcext:value-type="float">
            <text:p>108380</text:p>
          </table:table-cell>
          <table:table-cell table:formula="of:=IF(AND([.C77]=&quot;Decreciente&quot;;[.E77]&lt;&gt;&quot;Mañana&quot;);[.I77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78]&gt;0;[.G78]&lt;10.5);&quot;Mañana&quot;;IF(AND([.G78]&gt;=10.5;[.G78]&lt;16);&quot;Almuerzo&quot;;IF([.G78]&gt;=16;&quot;Tarde&quot;;&quot;Nada&quot;)))" office:value-type="string" office:string-value="Almuerzo" calcext:value-type="string">
            <text:p>Almuerzo</text:p>
          </table:table-cell>
          <table:table-cell office:value-type="float" office:value="0.65" calcext:value-type="float">
            <text:p>0,65</text:p>
          </table:table-cell>
          <table:table-cell table:formula="of:=[.F78]*24" office:value-type="float" office:value="15.6" calcext:value-type="float">
            <text:p>15,6</text:p>
          </table:table-cell>
          <table:table-cell table:formula="of:=[$Hoja3.G77]" office:value-type="string" office:string-value="15:36" calcext:value-type="string">
            <text:p>15:36</text:p>
          </table:table-cell>
          <table:table-cell table:formula="of:=20000+1.233*10^5" office:value-type="float" office:value="143300" calcext:value-type="float">
            <text:p>143300</text:p>
          </table:table-cell>
          <table:table-cell office:value-type="float" office:value="11.26" calcext:value-type="float">
            <text:p>11,26</text:p>
          </table:table-cell>
          <table:covered-table-cell/>
          <table:table-cell table:formula="of:=IF(AND([.G78]&gt;=12;[.G78]&lt;15);[.J78];0)" office:value-type="float" office:value="0" calcext:value-type="float">
            <text:p>0</text:p>
          </table:table-cell>
          <table:table-cell table:formula="of:=IF([.G78]&gt;16;[.J78];0)" office:value-type="float" office:value="0" calcext:value-type="float">
            <text:p>0</text:p>
          </table:table-cell>
          <table:table-cell table:formula="of:=IF(AND([.C78]=&quot;Creciente&quot;;[.D78]=&quot;Inflexion Durante el día&quot;);[.J78];0)" office:value-type="float" office:value="0" calcext:value-type="float">
            <text:p>0</text:p>
          </table:table-cell>
          <table:table-cell table:formula="of:=IF([.D78]=&quot;Inflexión Máxima&quot;;[.J78];0)" office:value-type="float" office:value="0" calcext:value-type="float">
            <text:p>0</text:p>
          </table:table-cell>
          <table:table-cell table:formula="of:=IF(AND([.C78]=&quot;Creciente&quot;;[.E78]&lt;&gt;&quot;Mañana&quot;);[.J78];0)" office:value-type="float" office:value="0" calcext:value-type="float">
            <text:p>0</text:p>
          </table:table-cell>
          <table:table-cell table:formula="of:=IF(AND([.C78]=&quot;Decreciente&quot;;[.E78]&lt;&gt;&quot;Mañana&quot;);[.J78];0)" office:value-type="float" office:value="11.26" calcext:value-type="float">
            <text:p>11,26</text:p>
          </table:table-cell>
          <table:table-cell table:formula="of:=IF(AND([.G78]&gt;=5.5;[.G78]&lt;=9.5);[.G78];0)" office:value-type="float" office:value="0" calcext:value-type="float">
            <text:p>0</text:p>
          </table:table-cell>
          <table:table-cell table:formula="of:=IF(AND([.G78]&gt;=12;[.G78]&lt;15);[.G78];0)" office:value-type="float" office:value="0" calcext:value-type="float">
            <text:p>0</text:p>
          </table:table-cell>
          <table:table-cell table:formula="of:=IF([.G78]&gt;16;[.G78];0)" office:value-type="float" office:value="0" calcext:value-type="float">
            <text:p>0</text:p>
          </table:table-cell>
          <table:table-cell table:formula="of:=IF(AND([.C78]=&quot;Creciente&quot;;[.D78]=&quot;Inflexion Durante el día&quot;);[.G78];0)" office:value-type="float" office:value="0" calcext:value-type="float">
            <text:p>0</text:p>
          </table:table-cell>
          <table:table-cell table:formula="of:=IF([.D78]=&quot;Inflexión Máxima&quot;;[.G78];0)" office:value-type="float" office:value="0" calcext:value-type="float">
            <text:p>0</text:p>
          </table:table-cell>
          <table:table-cell table:formula="of:=IF(AND([.C78]=&quot;Creciente&quot;;[.E78]&lt;&gt;&quot;Mañana&quot;);[.G78];0)" office:value-type="float" office:value="0" calcext:value-type="float">
            <text:p>0</text:p>
          </table:table-cell>
          <table:table-cell table:formula="of:=IF(AND([.C78]=&quot;Decreciente&quot;;[.E78]&lt;&gt;&quot;Mañana&quot;);[.G78];0)" office:value-type="float" office:value="15.6" calcext:value-type="float">
            <text:p>15,6</text:p>
          </table:table-cell>
          <table:table-cell table:formula="of:=IF(AND([.C78]=&quot;Creciente&quot;;[.D78]=&quot;Inflexion Durante el día&quot;);[.I78];0)" office:value-type="float" office:value="0" calcext:value-type="float">
            <text:p>0</text:p>
          </table:table-cell>
          <table:table-cell table:formula="of:=IF([.D78]=&quot;Inflexión Máxima&quot;;[.I78];0)" office:value-type="float" office:value="0" calcext:value-type="float">
            <text:p>0</text:p>
          </table:table-cell>
          <table:table-cell table:formula="of:=IF([.R78]&gt;0;[.I78];0)" office:value-type="float" office:value="0" calcext:value-type="float">
            <text:p>0</text:p>
          </table:table-cell>
          <table:table-cell table:formula="of:=IF([.S78]&gt;0;[.I78];0)" office:value-type="float" office:value="0" calcext:value-type="float">
            <text:p>0</text:p>
          </table:table-cell>
          <table:table-cell table:formula="of:=IF([.T78]&gt;0;[.I78];0)" office:value-type="float" office:value="0" calcext:value-type="float">
            <text:p>0</text:p>
          </table:table-cell>
          <table:table-cell table:formula="of:=IF(AND([.C78]=&quot;Creciente&quot;;[.E78]&lt;&gt;&quot;Mañana&quot;);[.I78];0)" office:value-type="float" office:value="0" calcext:value-type="float">
            <text:p>0</text:p>
          </table:table-cell>
          <table:table-cell table:formula="of:=IF(AND([.C78]=&quot;Decreciente&quot;;[.E78]&lt;&gt;&quot;Mañana&quot;);[.I78];0)" office:value-type="float" office:value="143300" calcext:value-type="float">
            <text:p>143300</text:p>
          </table:table-cell>
        </table:table-row>
        <table:table-row table:style-name="ro1">
          <table:table-cell/>
          <table:table-cell table:style-name="ce3" office:value-type="float" office:value="19" calcext:value-type="float" table:number-columns-spanned="1" table:number-rows-spanned="4">
            <text:p>19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79]&gt;0;[.G79]&lt;10.5);&quot;Mañana&quot;;IF(AND([.G79]&gt;=10.5;[.G79]&lt;16);&quot;Almuerzo&quot;;IF([.G79]&gt;=16;&quot;Tarde&quot;;&quot;Nada&quot;)))" office:value-type="string" office:string-value="Mañana" calcext:value-type="string">
            <text:p>Mañana</text:p>
          </table:table-cell>
          <table:table-cell office:value-type="float" office:value="0.249" calcext:value-type="float">
            <text:p>0,249</text:p>
          </table:table-cell>
          <table:table-cell table:formula="of:=[.F79]*24" office:value-type="float" office:value="5.976" calcext:value-type="float">
            <text:p>5,976</text:p>
          </table:table-cell>
          <table:table-cell table:formula="of:=[$Hoja3.G78]" office:value-type="string" office:string-value="5:59" calcext:value-type="string">
            <text:p>5:59</text:p>
          </table:table-cell>
          <table:table-cell table:formula="of:=20000-1.636*10^4" office:value-type="float" office:value="3640" calcext:value-type="float">
            <text:p>364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79]&gt;=12;[.G79]&lt;15);[.J79];0)" office:value-type="float" office:value="0" calcext:value-type="float">
            <text:p>0</text:p>
          </table:table-cell>
          <table:table-cell table:formula="of:=IF([.G79]&gt;16;[.J79];0)" office:value-type="float" office:value="0" calcext:value-type="float">
            <text:p>0</text:p>
          </table:table-cell>
          <table:table-cell table:formula="of:=IF(AND([.C79]=&quot;Creciente&quot;;[.D79]=&quot;Inflexion Durante el día&quot;);[.J79];0)" office:value-type="float" office:value="0" calcext:value-type="float">
            <text:p>0</text:p>
          </table:table-cell>
          <table:table-cell table:formula="of:=IF([.D79]=&quot;Inflexión Máxima&quot;;[.J79];0)" office:value-type="float" office:value="0" calcext:value-type="float">
            <text:p>0</text:p>
          </table:table-cell>
          <table:table-cell table:formula="of:=IF(AND([.C79]=&quot;Creciente&quot;;[.E79]&lt;&gt;&quot;Mañana&quot;);[.J79];0)" office:value-type="float" office:value="0" calcext:value-type="float">
            <text:p>0</text:p>
          </table:table-cell>
          <table:table-cell table:formula="of:=IF(AND([.C79]=&quot;Decreciente&quot;;[.E79]&lt;&gt;&quot;Mañana&quot;);[.J79];0)" office:value-type="float" office:value="0" calcext:value-type="float">
            <text:p>0</text:p>
          </table:table-cell>
          <table:table-cell table:formula="of:=IF(AND([.G79]&gt;=5.5;[.G79]&lt;=9.5);[.G79];0)" office:value-type="float" office:value="5.976" calcext:value-type="float">
            <text:p>5,976</text:p>
          </table:table-cell>
          <table:table-cell table:formula="of:=IF(AND([.G79]&gt;=12;[.G79]&lt;15);[.G79];0)" office:value-type="float" office:value="0" calcext:value-type="float">
            <text:p>0</text:p>
          </table:table-cell>
          <table:table-cell table:formula="of:=IF([.G79]&gt;16;[.G79];0)" office:value-type="float" office:value="0" calcext:value-type="float">
            <text:p>0</text:p>
          </table:table-cell>
          <table:table-cell table:formula="of:=IF(AND([.C79]=&quot;Creciente&quot;;[.D79]=&quot;Inflexion Durante el día&quot;);[.G79];0)" office:value-type="float" office:value="0" calcext:value-type="float">
            <text:p>0</text:p>
          </table:table-cell>
          <table:table-cell table:formula="of:=IF([.D79]=&quot;Inflexión Máxima&quot;;[.G79];0)" office:value-type="float" office:value="0" calcext:value-type="float">
            <text:p>0</text:p>
          </table:table-cell>
          <table:table-cell table:formula="of:=IF(AND([.C79]=&quot;Creciente&quot;;[.E79]&lt;&gt;&quot;Mañana&quot;);[.G79];0)" office:value-type="float" office:value="0" calcext:value-type="float">
            <text:p>0</text:p>
          </table:table-cell>
          <table:table-cell table:formula="of:=IF(AND([.C79]=&quot;Decreciente&quot;;[.E79]&lt;&gt;&quot;Mañana&quot;);[.G79];0)" office:value-type="float" office:value="0" calcext:value-type="float">
            <text:p>0</text:p>
          </table:table-cell>
          <table:table-cell table:formula="of:=IF(AND([.C79]=&quot;Creciente&quot;;[.D79]=&quot;Inflexion Durante el día&quot;);[.I79];0)" office:value-type="float" office:value="0" calcext:value-type="float">
            <text:p>0</text:p>
          </table:table-cell>
          <table:table-cell table:formula="of:=IF([.D79]=&quot;Inflexión Máxima&quot;;[.I79];0)" office:value-type="float" office:value="0" calcext:value-type="float">
            <text:p>0</text:p>
          </table:table-cell>
          <table:table-cell table:formula="of:=IF([.R79]&gt;0;[.I79];0)" office:value-type="float" office:value="3640" calcext:value-type="float">
            <text:p>3640</text:p>
          </table:table-cell>
          <table:table-cell table:formula="of:=IF([.S79]&gt;0;[.I79];0)" office:value-type="float" office:value="0" calcext:value-type="float">
            <text:p>0</text:p>
          </table:table-cell>
          <table:table-cell table:formula="of:=IF([.T79]&gt;0;[.I79];0)" office:value-type="float" office:value="0" calcext:value-type="float">
            <text:p>0</text:p>
          </table:table-cell>
          <table:table-cell table:formula="of:=IF(AND([.C79]=&quot;Creciente&quot;;[.E79]&lt;&gt;&quot;Mañana&quot;);[.I79];0)" office:value-type="float" office:value="0" calcext:value-type="float">
            <text:p>0</text:p>
          </table:table-cell>
          <table:table-cell table:formula="of:=IF(AND([.C79]=&quot;Decreciente&quot;;[.E79]&lt;&gt;&quot;Mañana&quot;);[.I79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80]&gt;0;[.G80]&lt;10.5);&quot;Mañana&quot;;IF(AND([.G80]&gt;=10.5;[.G80]&lt;16);&quot;Almuerzo&quot;;IF([.G80]&gt;=16;&quot;Tarde&quot;;&quot;Nada&quot;)))" office:value-type="string" office:string-value="Almuerzo" calcext:value-type="string">
            <text:p>Almuerzo</text:p>
          </table:table-cell>
          <table:table-cell office:value-type="float" office:value="0.482" calcext:value-type="float">
            <text:p>0,482</text:p>
          </table:table-cell>
          <table:table-cell table:formula="of:=[.F80]*24" office:value-type="float" office:value="11.568" calcext:value-type="float">
            <text:p>11,568</text:p>
          </table:table-cell>
          <table:table-cell table:formula="of:=[$Hoja3.G79]" office:value-type="string" office:string-value="11:34" calcext:value-type="string">
            <text:p>11:34</text:p>
          </table:table-cell>
          <table:table-cell table:formula="of:=20000+1.388*10^5" office:value-type="float" office:value="158800" calcext:value-type="float">
            <text:p>158800</text:p>
          </table:table-cell>
          <table:table-cell office:value-type="float" office:value="8.452" calcext:value-type="float">
            <text:p>8,452</text:p>
          </table:table-cell>
          <table:covered-table-cell/>
          <table:table-cell table:formula="of:=IF(AND([.G80]&gt;=12;[.G80]&lt;15);[.J80];0)" office:value-type="float" office:value="0" calcext:value-type="float">
            <text:p>0</text:p>
          </table:table-cell>
          <table:table-cell table:formula="of:=IF([.G80]&gt;16;[.J80];0)" office:value-type="float" office:value="0" calcext:value-type="float">
            <text:p>0</text:p>
          </table:table-cell>
          <table:table-cell table:formula="of:=IF(AND([.C80]=&quot;Creciente&quot;;[.D80]=&quot;Inflexion Durante el día&quot;);[.J80];0)" office:value-type="float" office:value="0" calcext:value-type="float">
            <text:p>0</text:p>
          </table:table-cell>
          <table:table-cell table:formula="of:=IF([.D80]=&quot;Inflexión Máxima&quot;;[.J80];0)" office:value-type="float" office:value="8.452" calcext:value-type="float">
            <text:p>8,452</text:p>
          </table:table-cell>
          <table:table-cell table:formula="of:=IF(AND([.C80]=&quot;Creciente&quot;;[.E80]&lt;&gt;&quot;Mañana&quot;);[.J80];0)" office:value-type="float" office:value="0" calcext:value-type="float">
            <text:p>0</text:p>
          </table:table-cell>
          <table:table-cell table:formula="of:=IF(AND([.C80]=&quot;Decreciente&quot;;[.E80]&lt;&gt;&quot;Mañana&quot;);[.J80];0)" office:value-type="float" office:value="8.452" calcext:value-type="float">
            <text:p>8,452</text:p>
          </table:table-cell>
          <table:table-cell table:formula="of:=IF(AND([.G80]&gt;=5.5;[.G80]&lt;=9.5);[.G80];0)" office:value-type="float" office:value="0" calcext:value-type="float">
            <text:p>0</text:p>
          </table:table-cell>
          <table:table-cell table:formula="of:=IF(AND([.G80]&gt;=12;[.G80]&lt;15);[.G80];0)" office:value-type="float" office:value="0" calcext:value-type="float">
            <text:p>0</text:p>
          </table:table-cell>
          <table:table-cell table:formula="of:=IF([.G80]&gt;16;[.G80];0)" office:value-type="float" office:value="0" calcext:value-type="float">
            <text:p>0</text:p>
          </table:table-cell>
          <table:table-cell table:formula="of:=IF(AND([.C80]=&quot;Creciente&quot;;[.D80]=&quot;Inflexion Durante el día&quot;);[.G80];0)" office:value-type="float" office:value="0" calcext:value-type="float">
            <text:p>0</text:p>
          </table:table-cell>
          <table:table-cell table:formula="of:=IF([.D80]=&quot;Inflexión Máxima&quot;;[.G80];0)" office:value-type="float" office:value="11.568" calcext:value-type="float">
            <text:p>11,568</text:p>
          </table:table-cell>
          <table:table-cell table:formula="of:=IF(AND([.C80]=&quot;Creciente&quot;;[.E80]&lt;&gt;&quot;Mañana&quot;);[.G80];0)" office:value-type="float" office:value="0" calcext:value-type="float">
            <text:p>0</text:p>
          </table:table-cell>
          <table:table-cell table:formula="of:=IF(AND([.C80]=&quot;Decreciente&quot;;[.E80]&lt;&gt;&quot;Mañana&quot;);[.G80];0)" office:value-type="float" office:value="11.568" calcext:value-type="float">
            <text:p>11,568</text:p>
          </table:table-cell>
          <table:table-cell table:formula="of:=IF(AND([.C80]=&quot;Creciente&quot;;[.D80]=&quot;Inflexion Durante el día&quot;);[.I80];0)" office:value-type="float" office:value="0" calcext:value-type="float">
            <text:p>0</text:p>
          </table:table-cell>
          <table:table-cell table:formula="of:=IF([.D80]=&quot;Inflexión Máxima&quot;;[.I80];0)" office:value-type="float" office:value="158800" calcext:value-type="float">
            <text:p>158800</text:p>
          </table:table-cell>
          <table:table-cell table:formula="of:=IF([.R80]&gt;0;[.I80];0)" office:value-type="float" office:value="0" calcext:value-type="float">
            <text:p>0</text:p>
          </table:table-cell>
          <table:table-cell table:formula="of:=IF([.S80]&gt;0;[.I80];0)" office:value-type="float" office:value="0" calcext:value-type="float">
            <text:p>0</text:p>
          </table:table-cell>
          <table:table-cell table:formula="of:=IF([.T80]&gt;0;[.I80];0)" office:value-type="float" office:value="0" calcext:value-type="float">
            <text:p>0</text:p>
          </table:table-cell>
          <table:table-cell table:formula="of:=IF(AND([.C80]=&quot;Creciente&quot;;[.E80]&lt;&gt;&quot;Mañana&quot;);[.I80];0)" office:value-type="float" office:value="0" calcext:value-type="float">
            <text:p>0</text:p>
          </table:table-cell>
          <table:table-cell table:formula="of:=IF(AND([.C80]=&quot;Decreciente&quot;;[.E80]&lt;&gt;&quot;Mañana&quot;);[.I80];0)" office:value-type="float" office:value="158800" calcext:value-type="float">
            <text:p>1588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81]&gt;0;[.G81]&lt;10.5);&quot;Mañana&quot;;IF(AND([.G81]&gt;=10.5;[.G81]&lt;16);&quot;Almuerzo&quot;;IF([.G81]&gt;=16;&quot;Tarde&quot;;&quot;Nada&quot;)))" office:value-type="string" office:string-value="Almuerzo" calcext:value-type="string">
            <text:p>Almuerzo</text:p>
          </table:table-cell>
          <table:table-cell office:value-type="float" office:value="0.58" calcext:value-type="float">
            <text:p>0,58</text:p>
          </table:table-cell>
          <table:table-cell table:formula="of:=[.F81]*24" office:value-type="float" office:value="13.92" calcext:value-type="float">
            <text:p>13,92</text:p>
          </table:table-cell>
          <table:table-cell table:formula="of:=[$Hoja3.G80]" office:value-type="string" office:string-value="13:55" calcext:value-type="string">
            <text:p>13:55</text:p>
          </table:table-cell>
          <table:table-cell table:formula="of:=20000+1.118*10^5" office:value-type="float" office:value="131800" calcext:value-type="float">
            <text:p>131800</text:p>
          </table:table-cell>
          <table:table-cell office:value-type="float" office:value="6.012" calcext:value-type="float">
            <text:p>6,012</text:p>
          </table:table-cell>
          <table:covered-table-cell/>
          <table:table-cell table:formula="of:=IF(AND([.G81]&gt;=12;[.G81]&lt;15);[.J81];0)" office:value-type="float" office:value="6.012" calcext:value-type="float">
            <text:p>6,012</text:p>
          </table:table-cell>
          <table:table-cell table:formula="of:=IF([.G81]&gt;16;[.J81];0)" office:value-type="float" office:value="0" calcext:value-type="float">
            <text:p>0</text:p>
          </table:table-cell>
          <table:table-cell table:formula="of:=IF(AND([.C81]=&quot;Creciente&quot;;[.D81]=&quot;Inflexion Durante el día&quot;);[.J81];0)" office:value-type="float" office:value="6.012" calcext:value-type="float">
            <text:p>6,012</text:p>
          </table:table-cell>
          <table:table-cell table:formula="of:=IF([.D81]=&quot;Inflexión Máxima&quot;;[.J81];0)" office:value-type="float" office:value="0" calcext:value-type="float">
            <text:p>0</text:p>
          </table:table-cell>
          <table:table-cell table:formula="of:=IF(AND([.C81]=&quot;Creciente&quot;;[.E81]&lt;&gt;&quot;Mañana&quot;);[.J81];0)" office:value-type="float" office:value="6.012" calcext:value-type="float">
            <text:p>6,012</text:p>
          </table:table-cell>
          <table:table-cell table:formula="of:=IF(AND([.C81]=&quot;Decreciente&quot;;[.E81]&lt;&gt;&quot;Mañana&quot;);[.J81];0)" office:value-type="float" office:value="0" calcext:value-type="float">
            <text:p>0</text:p>
          </table:table-cell>
          <table:table-cell table:formula="of:=IF(AND([.G81]&gt;=5.5;[.G81]&lt;=9.5);[.G81];0)" office:value-type="float" office:value="0" calcext:value-type="float">
            <text:p>0</text:p>
          </table:table-cell>
          <table:table-cell table:formula="of:=IF(AND([.G81]&gt;=12;[.G81]&lt;15);[.G81];0)" office:value-type="float" office:value="13.92" calcext:value-type="float">
            <text:p>13,92</text:p>
          </table:table-cell>
          <table:table-cell table:formula="of:=IF([.G81]&gt;16;[.G81];0)" office:value-type="float" office:value="0" calcext:value-type="float">
            <text:p>0</text:p>
          </table:table-cell>
          <table:table-cell table:formula="of:=IF(AND([.C81]=&quot;Creciente&quot;;[.D81]=&quot;Inflexion Durante el día&quot;);[.G81];0)" office:value-type="float" office:value="13.92" calcext:value-type="float">
            <text:p>13,92</text:p>
          </table:table-cell>
          <table:table-cell table:formula="of:=IF([.D81]=&quot;Inflexión Máxima&quot;;[.G81];0)" office:value-type="float" office:value="0" calcext:value-type="float">
            <text:p>0</text:p>
          </table:table-cell>
          <table:table-cell table:formula="of:=IF(AND([.C81]=&quot;Creciente&quot;;[.E81]&lt;&gt;&quot;Mañana&quot;);[.G81];0)" office:value-type="float" office:value="13.92" calcext:value-type="float">
            <text:p>13,92</text:p>
          </table:table-cell>
          <table:table-cell table:formula="of:=IF(AND([.C81]=&quot;Decreciente&quot;;[.E81]&lt;&gt;&quot;Mañana&quot;);[.G81];0)" office:value-type="float" office:value="0" calcext:value-type="float">
            <text:p>0</text:p>
          </table:table-cell>
          <table:table-cell table:formula="of:=IF(AND([.C81]=&quot;Creciente&quot;;[.D81]=&quot;Inflexion Durante el día&quot;);[.I81];0)" office:value-type="float" office:value="131800" calcext:value-type="float">
            <text:p>131800</text:p>
          </table:table-cell>
          <table:table-cell table:formula="of:=IF([.D81]=&quot;Inflexión Máxima&quot;;[.I81];0)" office:value-type="float" office:value="0" calcext:value-type="float">
            <text:p>0</text:p>
          </table:table-cell>
          <table:table-cell table:formula="of:=IF([.R81]&gt;0;[.I81];0)" office:value-type="float" office:value="0" calcext:value-type="float">
            <text:p>0</text:p>
          </table:table-cell>
          <table:table-cell table:formula="of:=IF([.S81]&gt;0;[.I81];0)" office:value-type="float" office:value="131800" calcext:value-type="float">
            <text:p>131800</text:p>
          </table:table-cell>
          <table:table-cell table:formula="of:=IF([.T81]&gt;0;[.I81];0)" office:value-type="float" office:value="0" calcext:value-type="float">
            <text:p>0</text:p>
          </table:table-cell>
          <table:table-cell table:formula="of:=IF(AND([.C81]=&quot;Creciente&quot;;[.E81]&lt;&gt;&quot;Mañana&quot;);[.I81];0)" office:value-type="float" office:value="131800" calcext:value-type="float">
            <text:p>131800</text:p>
          </table:table-cell>
          <table:table-cell table:formula="of:=IF(AND([.C81]=&quot;Decreciente&quot;;[.E81]&lt;&gt;&quot;Mañana&quot;);[.I81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82]&gt;0;[.G82]&lt;10.5);&quot;Mañana&quot;;IF(AND([.G82]&gt;=10.5;[.G82]&lt;16);&quot;Almuerzo&quot;;IF([.G82]&gt;=16;&quot;Tarde&quot;;&quot;Nada&quot;)))" office:value-type="string" office:string-value="Tarde" calcext:value-type="string">
            <text:p>Tarde</text:p>
          </table:table-cell>
          <table:table-cell office:value-type="float" office:value="0.705" calcext:value-type="float">
            <text:p>0,705</text:p>
          </table:table-cell>
          <table:table-cell table:formula="of:=[.F82]*24" office:value-type="float" office:value="16.92" calcext:value-type="float">
            <text:p>16,92</text:p>
          </table:table-cell>
          <table:table-cell table:formula="of:=[$Hoja3.G81]" office:value-type="string" office:string-value="16:55" calcext:value-type="string">
            <text:p>16:55</text:p>
          </table:table-cell>
          <table:table-cell table:formula="of:=20000+1.305*10^5" office:value-type="float" office:value="150500" calcext:value-type="float">
            <text:p>150500</text:p>
          </table:table-cell>
          <table:table-cell office:value-type="float" office:value="8.033" calcext:value-type="float">
            <text:p>8,033</text:p>
          </table:table-cell>
          <table:covered-table-cell/>
          <table:table-cell table:formula="of:=IF(AND([.G82]&gt;=12;[.G82]&lt;15);[.J82];0)" office:value-type="float" office:value="0" calcext:value-type="float">
            <text:p>0</text:p>
          </table:table-cell>
          <table:table-cell table:formula="of:=IF([.G82]&gt;16;[.J82];0)" office:value-type="float" office:value="8.033" calcext:value-type="float">
            <text:p>8,033</text:p>
          </table:table-cell>
          <table:table-cell table:formula="of:=IF(AND([.C82]=&quot;Creciente&quot;;[.D82]=&quot;Inflexion Durante el día&quot;);[.J82];0)" office:value-type="float" office:value="0" calcext:value-type="float">
            <text:p>0</text:p>
          </table:table-cell>
          <table:table-cell table:formula="of:=IF([.D82]=&quot;Inflexión Máxima&quot;;[.J82];0)" office:value-type="float" office:value="0" calcext:value-type="float">
            <text:p>0</text:p>
          </table:table-cell>
          <table:table-cell table:formula="of:=IF(AND([.C82]=&quot;Creciente&quot;;[.E82]&lt;&gt;&quot;Mañana&quot;);[.J82];0)" office:value-type="float" office:value="0" calcext:value-type="float">
            <text:p>0</text:p>
          </table:table-cell>
          <table:table-cell table:formula="of:=IF(AND([.C82]=&quot;Decreciente&quot;;[.E82]&lt;&gt;&quot;Mañana&quot;);[.J82];0)" office:value-type="float" office:value="8.033" calcext:value-type="float">
            <text:p>8,033</text:p>
          </table:table-cell>
          <table:table-cell table:formula="of:=IF(AND([.G82]&gt;=5.5;[.G82]&lt;=9.5);[.G82];0)" office:value-type="float" office:value="0" calcext:value-type="float">
            <text:p>0</text:p>
          </table:table-cell>
          <table:table-cell table:formula="of:=IF(AND([.G82]&gt;=12;[.G82]&lt;15);[.G82];0)" office:value-type="float" office:value="0" calcext:value-type="float">
            <text:p>0</text:p>
          </table:table-cell>
          <table:table-cell table:formula="of:=IF([.G82]&gt;16;[.G82];0)" office:value-type="float" office:value="16.92" calcext:value-type="float">
            <text:p>16,92</text:p>
          </table:table-cell>
          <table:table-cell table:formula="of:=IF(AND([.C82]=&quot;Creciente&quot;;[.D82]=&quot;Inflexion Durante el día&quot;);[.G82];0)" office:value-type="float" office:value="0" calcext:value-type="float">
            <text:p>0</text:p>
          </table:table-cell>
          <table:table-cell table:formula="of:=IF([.D82]=&quot;Inflexión Máxima&quot;;[.G82];0)" office:value-type="float" office:value="0" calcext:value-type="float">
            <text:p>0</text:p>
          </table:table-cell>
          <table:table-cell table:formula="of:=IF(AND([.C82]=&quot;Creciente&quot;;[.E82]&lt;&gt;&quot;Mañana&quot;);[.G82];0)" office:value-type="float" office:value="0" calcext:value-type="float">
            <text:p>0</text:p>
          </table:table-cell>
          <table:table-cell table:formula="of:=IF(AND([.C82]=&quot;Decreciente&quot;;[.E82]&lt;&gt;&quot;Mañana&quot;);[.G82];0)" office:value-type="float" office:value="16.92" calcext:value-type="float">
            <text:p>16,92</text:p>
          </table:table-cell>
          <table:table-cell table:formula="of:=IF(AND([.C82]=&quot;Creciente&quot;;[.D82]=&quot;Inflexion Durante el día&quot;);[.I82];0)" office:value-type="float" office:value="0" calcext:value-type="float">
            <text:p>0</text:p>
          </table:table-cell>
          <table:table-cell table:formula="of:=IF([.D82]=&quot;Inflexión Máxima&quot;;[.I82];0)" office:value-type="float" office:value="0" calcext:value-type="float">
            <text:p>0</text:p>
          </table:table-cell>
          <table:table-cell table:formula="of:=IF([.R82]&gt;0;[.I82];0)" office:value-type="float" office:value="0" calcext:value-type="float">
            <text:p>0</text:p>
          </table:table-cell>
          <table:table-cell table:formula="of:=IF([.S82]&gt;0;[.I82];0)" office:value-type="float" office:value="0" calcext:value-type="float">
            <text:p>0</text:p>
          </table:table-cell>
          <table:table-cell table:formula="of:=IF([.T82]&gt;0;[.I82];0)" office:value-type="float" office:value="150500" calcext:value-type="float">
            <text:p>150500</text:p>
          </table:table-cell>
          <table:table-cell table:formula="of:=IF(AND([.C82]=&quot;Creciente&quot;;[.E82]&lt;&gt;&quot;Mañana&quot;);[.I82];0)" office:value-type="float" office:value="0" calcext:value-type="float">
            <text:p>0</text:p>
          </table:table-cell>
          <table:table-cell table:formula="of:=IF(AND([.C82]=&quot;Decreciente&quot;;[.E82]&lt;&gt;&quot;Mañana&quot;);[.I82];0)" office:value-type="float" office:value="150500" calcext:value-type="float">
            <text:p>150500</text:p>
          </table:table-cell>
        </table:table-row>
        <table:table-row table:style-name="ro1">
          <table:table-cell/>
          <table:table-cell table:style-name="ce3"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83]&gt;0;[.G83]&lt;10.5);&quot;Mañana&quot;;IF(AND([.G83]&gt;=10.5;[.G83]&lt;16);&quot;Almuerzo&quot;;IF([.G83]&gt;=16;&quot;Tarde&quot;;&quot;Nada&quot;)))" office:value-type="string" office:string-value="Mañana" calcext:value-type="string">
            <text:p>Mañana</text:p>
          </table:table-cell>
          <table:table-cell office:value-type="float" office:value="0.305" calcext:value-type="float">
            <text:p>0,305</text:p>
          </table:table-cell>
          <table:table-cell table:formula="of:=[.F83]*24" office:value-type="float" office:value="7.32" calcext:value-type="float">
            <text:p>7,32</text:p>
          </table:table-cell>
          <table:table-cell table:formula="of:=[$Hoja3.G82]" office:value-type="string" office:string-value="7:19" calcext:value-type="string">
            <text:p>7:19</text:p>
          </table:table-cell>
          <table:table-cell table:formula="of:=20000-1.463*10^4" office:value-type="float" office:value="5370" calcext:value-type="float">
            <text:p>537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83]&gt;=12;[.G83]&lt;15);[.J83];0)" office:value-type="float" office:value="0" calcext:value-type="float">
            <text:p>0</text:p>
          </table:table-cell>
          <table:table-cell table:formula="of:=IF([.G83]&gt;16;[.J83];0)" office:value-type="float" office:value="0" calcext:value-type="float">
            <text:p>0</text:p>
          </table:table-cell>
          <table:table-cell table:formula="of:=IF(AND([.C83]=&quot;Creciente&quot;;[.D83]=&quot;Inflexion Durante el día&quot;);[.J83];0)" office:value-type="float" office:value="0" calcext:value-type="float">
            <text:p>0</text:p>
          </table:table-cell>
          <table:table-cell table:formula="of:=IF([.D83]=&quot;Inflexión Máxima&quot;;[.J83];0)" office:value-type="float" office:value="0" calcext:value-type="float">
            <text:p>0</text:p>
          </table:table-cell>
          <table:table-cell table:formula="of:=IF(AND([.C83]=&quot;Creciente&quot;;[.E83]&lt;&gt;&quot;Mañana&quot;);[.J83];0)" office:value-type="float" office:value="0" calcext:value-type="float">
            <text:p>0</text:p>
          </table:table-cell>
          <table:table-cell table:formula="of:=IF(AND([.C83]=&quot;Decreciente&quot;;[.E83]&lt;&gt;&quot;Mañana&quot;);[.J83];0)" office:value-type="float" office:value="0" calcext:value-type="float">
            <text:p>0</text:p>
          </table:table-cell>
          <table:table-cell table:formula="of:=IF(AND([.G83]&gt;=5.5;[.G83]&lt;=9.5);[.G83];0)" office:value-type="float" office:value="7.32" calcext:value-type="float">
            <text:p>7,32</text:p>
          </table:table-cell>
          <table:table-cell table:formula="of:=IF(AND([.G83]&gt;=12;[.G83]&lt;15);[.G83];0)" office:value-type="float" office:value="0" calcext:value-type="float">
            <text:p>0</text:p>
          </table:table-cell>
          <table:table-cell table:formula="of:=IF([.G83]&gt;16;[.G83];0)" office:value-type="float" office:value="0" calcext:value-type="float">
            <text:p>0</text:p>
          </table:table-cell>
          <table:table-cell table:formula="of:=IF(AND([.C83]=&quot;Creciente&quot;;[.D83]=&quot;Inflexion Durante el día&quot;);[.G83];0)" office:value-type="float" office:value="0" calcext:value-type="float">
            <text:p>0</text:p>
          </table:table-cell>
          <table:table-cell table:formula="of:=IF([.D83]=&quot;Inflexión Máxima&quot;;[.G83];0)" office:value-type="float" office:value="0" calcext:value-type="float">
            <text:p>0</text:p>
          </table:table-cell>
          <table:table-cell table:formula="of:=IF(AND([.C83]=&quot;Creciente&quot;;[.E83]&lt;&gt;&quot;Mañana&quot;);[.G83];0)" office:value-type="float" office:value="0" calcext:value-type="float">
            <text:p>0</text:p>
          </table:table-cell>
          <table:table-cell table:formula="of:=IF(AND([.C83]=&quot;Decreciente&quot;;[.E83]&lt;&gt;&quot;Mañana&quot;);[.G83];0)" office:value-type="float" office:value="0" calcext:value-type="float">
            <text:p>0</text:p>
          </table:table-cell>
          <table:table-cell table:formula="of:=IF(AND([.C83]=&quot;Creciente&quot;;[.D83]=&quot;Inflexion Durante el día&quot;);[.I83];0)" office:value-type="float" office:value="0" calcext:value-type="float">
            <text:p>0</text:p>
          </table:table-cell>
          <table:table-cell table:formula="of:=IF([.D83]=&quot;Inflexión Máxima&quot;;[.I83];0)" office:value-type="float" office:value="0" calcext:value-type="float">
            <text:p>0</text:p>
          </table:table-cell>
          <table:table-cell table:formula="of:=IF([.R83]&gt;0;[.I83];0)" office:value-type="float" office:value="5370" calcext:value-type="float">
            <text:p>5370</text:p>
          </table:table-cell>
          <table:table-cell table:formula="of:=IF([.S83]&gt;0;[.I83];0)" office:value-type="float" office:value="0" calcext:value-type="float">
            <text:p>0</text:p>
          </table:table-cell>
          <table:table-cell table:formula="of:=IF([.T83]&gt;0;[.I83];0)" office:value-type="float" office:value="0" calcext:value-type="float">
            <text:p>0</text:p>
          </table:table-cell>
          <table:table-cell table:formula="of:=IF(AND([.C83]=&quot;Creciente&quot;;[.E83]&lt;&gt;&quot;Mañana&quot;);[.I83];0)" office:value-type="float" office:value="0" calcext:value-type="float">
            <text:p>0</text:p>
          </table:table-cell>
          <table:table-cell table:formula="of:=IF(AND([.C83]=&quot;Decreciente&quot;;[.E83]&lt;&gt;&quot;Mañana&quot;);[.I83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84]&gt;0;[.G84]&lt;10.5);&quot;Mañana&quot;;IF(AND([.G84]&gt;=10.5;[.G84]&lt;16);&quot;Almuerzo&quot;;IF([.G84]&gt;=16;&quot;Tarde&quot;;&quot;Nada&quot;)))" office:value-type="string" office:string-value="Almuerzo" calcext:value-type="string">
            <text:p>Almuerzo</text:p>
          </table:table-cell>
          <table:table-cell office:value-type="float" office:value="0.5" calcext:value-type="float">
            <text:p>0,5</text:p>
          </table:table-cell>
          <table:table-cell table:formula="of:=[.F84]*24" office:value-type="float" office:value="12" calcext:value-type="float">
            <text:p>12</text:p>
          </table:table-cell>
          <table:table-cell table:formula="of:=[$Hoja3.G83]" office:value-type="string" office:string-value="12:00" calcext:value-type="string">
            <text:p>12:00</text:p>
          </table:table-cell>
          <table:table-cell table:formula="of:=20000+1.571*10^5" office:value-type="float" office:value="177100" calcext:value-type="float">
            <text:p>177100</text:p>
          </table:table-cell>
          <table:table-cell office:value-type="float" office:value="8.882" calcext:value-type="float">
            <text:p>8,882</text:p>
          </table:table-cell>
          <table:covered-table-cell/>
          <table:table-cell table:formula="of:=IF(AND([.G84]&gt;=12;[.G84]&lt;15);[.J84];0)" office:value-type="float" office:value="8.882" calcext:value-type="float">
            <text:p>8,882</text:p>
          </table:table-cell>
          <table:table-cell table:formula="of:=IF([.G84]&gt;16;[.J84];0)" office:value-type="float" office:value="0" calcext:value-type="float">
            <text:p>0</text:p>
          </table:table-cell>
          <table:table-cell table:formula="of:=IF(AND([.C84]=&quot;Creciente&quot;;[.D84]=&quot;Inflexion Durante el día&quot;);[.J84];0)" office:value-type="float" office:value="0" calcext:value-type="float">
            <text:p>0</text:p>
          </table:table-cell>
          <table:table-cell table:formula="of:=IF([.D84]=&quot;Inflexión Máxima&quot;;[.J84];0)" office:value-type="float" office:value="8.882" calcext:value-type="float">
            <text:p>8,882</text:p>
          </table:table-cell>
          <table:table-cell table:formula="of:=IF(AND([.C84]=&quot;Creciente&quot;;[.E84]&lt;&gt;&quot;Mañana&quot;);[.J84];0)" office:value-type="float" office:value="0" calcext:value-type="float">
            <text:p>0</text:p>
          </table:table-cell>
          <table:table-cell table:formula="of:=IF(AND([.C84]=&quot;Decreciente&quot;;[.E84]&lt;&gt;&quot;Mañana&quot;);[.J84];0)" office:value-type="float" office:value="8.882" calcext:value-type="float">
            <text:p>8,882</text:p>
          </table:table-cell>
          <table:table-cell table:formula="of:=IF(AND([.G84]&gt;=5.5;[.G84]&lt;=9.5);[.G84];0)" office:value-type="float" office:value="0" calcext:value-type="float">
            <text:p>0</text:p>
          </table:table-cell>
          <table:table-cell table:formula="of:=IF(AND([.G84]&gt;=12;[.G84]&lt;15);[.G84];0)" office:value-type="float" office:value="12" calcext:value-type="float">
            <text:p>12</text:p>
          </table:table-cell>
          <table:table-cell table:formula="of:=IF([.G84]&gt;16;[.G84];0)" office:value-type="float" office:value="0" calcext:value-type="float">
            <text:p>0</text:p>
          </table:table-cell>
          <table:table-cell table:formula="of:=IF(AND([.C84]=&quot;Creciente&quot;;[.D84]=&quot;Inflexion Durante el día&quot;);[.G84];0)" office:value-type="float" office:value="0" calcext:value-type="float">
            <text:p>0</text:p>
          </table:table-cell>
          <table:table-cell table:formula="of:=IF([.D84]=&quot;Inflexión Máxima&quot;;[.G84];0)" office:value-type="float" office:value="12" calcext:value-type="float">
            <text:p>12</text:p>
          </table:table-cell>
          <table:table-cell table:formula="of:=IF(AND([.C84]=&quot;Creciente&quot;;[.E84]&lt;&gt;&quot;Mañana&quot;);[.G84];0)" office:value-type="float" office:value="0" calcext:value-type="float">
            <text:p>0</text:p>
          </table:table-cell>
          <table:table-cell table:formula="of:=IF(AND([.C84]=&quot;Decreciente&quot;;[.E84]&lt;&gt;&quot;Mañana&quot;);[.G84];0)" office:value-type="float" office:value="12" calcext:value-type="float">
            <text:p>12</text:p>
          </table:table-cell>
          <table:table-cell table:formula="of:=IF(AND([.C84]=&quot;Creciente&quot;;[.D84]=&quot;Inflexion Durante el día&quot;);[.I84];0)" office:value-type="float" office:value="0" calcext:value-type="float">
            <text:p>0</text:p>
          </table:table-cell>
          <table:table-cell table:formula="of:=IF([.D84]=&quot;Inflexión Máxima&quot;;[.I84];0)" office:value-type="float" office:value="177100" calcext:value-type="float">
            <text:p>177100</text:p>
          </table:table-cell>
          <table:table-cell table:formula="of:=IF([.R84]&gt;0;[.I84];0)" office:value-type="float" office:value="0" calcext:value-type="float">
            <text:p>0</text:p>
          </table:table-cell>
          <table:table-cell table:formula="of:=IF([.S84]&gt;0;[.I84];0)" office:value-type="float" office:value="177100" calcext:value-type="float">
            <text:p>177100</text:p>
          </table:table-cell>
          <table:table-cell table:formula="of:=IF([.T84]&gt;0;[.I84];0)" office:value-type="float" office:value="0" calcext:value-type="float">
            <text:p>0</text:p>
          </table:table-cell>
          <table:table-cell table:formula="of:=IF(AND([.C84]=&quot;Creciente&quot;;[.E84]&lt;&gt;&quot;Mañana&quot;);[.I84];0)" office:value-type="float" office:value="0" calcext:value-type="float">
            <text:p>0</text:p>
          </table:table-cell>
          <table:table-cell table:formula="of:=IF(AND([.C84]=&quot;Decreciente&quot;;[.E84]&lt;&gt;&quot;Mañana&quot;);[.I84];0)" office:value-type="float" office:value="177100" calcext:value-type="float">
            <text:p>1771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85]&gt;0;[.G85]&lt;10.5);&quot;Mañana&quot;;IF(AND([.G85]&gt;=10.5;[.G85]&lt;16);&quot;Almuerzo&quot;;IF([.G85]&gt;=16;&quot;Tarde&quot;;&quot;Nada&quot;)))" office:value-type="string" office:string-value="Almuerzo" calcext:value-type="string">
            <text:p>Almuerzo</text:p>
          </table:table-cell>
          <table:table-cell office:value-type="float" office:value="0.597" calcext:value-type="float">
            <text:p>0,597</text:p>
          </table:table-cell>
          <table:table-cell table:formula="of:=[.F85]*24" office:value-type="float" office:value="14.328" calcext:value-type="float">
            <text:p>14,328</text:p>
          </table:table-cell>
          <table:table-cell table:formula="of:=[$Hoja3.G84]" office:value-type="string" office:string-value="14:20" calcext:value-type="string">
            <text:p>14:20</text:p>
          </table:table-cell>
          <table:table-cell table:formula="of:=20000+8.929*10^4" office:value-type="float" office:value="109290" calcext:value-type="float">
            <text:p>109290</text:p>
          </table:table-cell>
          <table:table-cell office:value-type="float" office:value="4.813" calcext:value-type="float">
            <text:p>4,813</text:p>
          </table:table-cell>
          <table:covered-table-cell/>
          <table:table-cell table:formula="of:=IF(AND([.G85]&gt;=12;[.G85]&lt;15);[.J85];0)" office:value-type="float" office:value="4.813" calcext:value-type="float">
            <text:p>4,813</text:p>
          </table:table-cell>
          <table:table-cell table:formula="of:=IF([.G85]&gt;16;[.J85];0)" office:value-type="float" office:value="0" calcext:value-type="float">
            <text:p>0</text:p>
          </table:table-cell>
          <table:table-cell table:formula="of:=IF(AND([.C85]=&quot;Creciente&quot;;[.D85]=&quot;Inflexion Durante el día&quot;);[.J85];0)" office:value-type="float" office:value="4.813" calcext:value-type="float">
            <text:p>4,813</text:p>
          </table:table-cell>
          <table:table-cell table:formula="of:=IF([.D85]=&quot;Inflexión Máxima&quot;;[.J85];0)" office:value-type="float" office:value="0" calcext:value-type="float">
            <text:p>0</text:p>
          </table:table-cell>
          <table:table-cell table:formula="of:=IF(AND([.C85]=&quot;Creciente&quot;;[.E85]&lt;&gt;&quot;Mañana&quot;);[.J85];0)" office:value-type="float" office:value="4.813" calcext:value-type="float">
            <text:p>4,813</text:p>
          </table:table-cell>
          <table:table-cell table:formula="of:=IF(AND([.C85]=&quot;Decreciente&quot;;[.E85]&lt;&gt;&quot;Mañana&quot;);[.J85];0)" office:value-type="float" office:value="0" calcext:value-type="float">
            <text:p>0</text:p>
          </table:table-cell>
          <table:table-cell table:formula="of:=IF(AND([.G85]&gt;=5.5;[.G85]&lt;=9.5);[.G85];0)" office:value-type="float" office:value="0" calcext:value-type="float">
            <text:p>0</text:p>
          </table:table-cell>
          <table:table-cell table:formula="of:=IF(AND([.G85]&gt;=12;[.G85]&lt;15);[.G85];0)" office:value-type="float" office:value="14.328" calcext:value-type="float">
            <text:p>14,328</text:p>
          </table:table-cell>
          <table:table-cell table:formula="of:=IF([.G85]&gt;16;[.G85];0)" office:value-type="float" office:value="0" calcext:value-type="float">
            <text:p>0</text:p>
          </table:table-cell>
          <table:table-cell table:formula="of:=IF(AND([.C85]=&quot;Creciente&quot;;[.D85]=&quot;Inflexion Durante el día&quot;);[.G85];0)" office:value-type="float" office:value="14.328" calcext:value-type="float">
            <text:p>14,328</text:p>
          </table:table-cell>
          <table:table-cell table:formula="of:=IF([.D85]=&quot;Inflexión Máxima&quot;;[.G85];0)" office:value-type="float" office:value="0" calcext:value-type="float">
            <text:p>0</text:p>
          </table:table-cell>
          <table:table-cell table:formula="of:=IF(AND([.C85]=&quot;Creciente&quot;;[.E85]&lt;&gt;&quot;Mañana&quot;);[.G85];0)" office:value-type="float" office:value="14.328" calcext:value-type="float">
            <text:p>14,328</text:p>
          </table:table-cell>
          <table:table-cell table:formula="of:=IF(AND([.C85]=&quot;Decreciente&quot;;[.E85]&lt;&gt;&quot;Mañana&quot;);[.G85];0)" office:value-type="float" office:value="0" calcext:value-type="float">
            <text:p>0</text:p>
          </table:table-cell>
          <table:table-cell table:formula="of:=IF(AND([.C85]=&quot;Creciente&quot;;[.D85]=&quot;Inflexion Durante el día&quot;);[.I85];0)" office:value-type="float" office:value="109290" calcext:value-type="float">
            <text:p>109290</text:p>
          </table:table-cell>
          <table:table-cell table:formula="of:=IF([.D85]=&quot;Inflexión Máxima&quot;;[.I85];0)" office:value-type="float" office:value="0" calcext:value-type="float">
            <text:p>0</text:p>
          </table:table-cell>
          <table:table-cell table:formula="of:=IF([.R85]&gt;0;[.I85];0)" office:value-type="float" office:value="0" calcext:value-type="float">
            <text:p>0</text:p>
          </table:table-cell>
          <table:table-cell table:formula="of:=IF([.S85]&gt;0;[.I85];0)" office:value-type="float" office:value="109290" calcext:value-type="float">
            <text:p>109290</text:p>
          </table:table-cell>
          <table:table-cell table:formula="of:=IF([.T85]&gt;0;[.I85];0)" office:value-type="float" office:value="0" calcext:value-type="float">
            <text:p>0</text:p>
          </table:table-cell>
          <table:table-cell table:formula="of:=IF(AND([.C85]=&quot;Creciente&quot;;[.E85]&lt;&gt;&quot;Mañana&quot;);[.I85];0)" office:value-type="float" office:value="109290" calcext:value-type="float">
            <text:p>109290</text:p>
          </table:table-cell>
          <table:table-cell table:formula="of:=IF(AND([.C85]=&quot;Decreciente&quot;;[.E85]&lt;&gt;&quot;Mañana&quot;);[.I85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86]&gt;0;[.G86]&lt;10.5);&quot;Mañana&quot;;IF(AND([.G86]&gt;=10.5;[.G86]&lt;16);&quot;Almuerzo&quot;;IF([.G86]&gt;=16;&quot;Tarde&quot;;&quot;Nada&quot;)))" office:value-type="string" office:string-value="Tarde" calcext:value-type="string">
            <text:p>Tarde</text:p>
          </table:table-cell>
          <table:table-cell office:value-type="float" office:value="0.671" calcext:value-type="float">
            <text:p>0,671</text:p>
          </table:table-cell>
          <table:table-cell table:formula="of:=[.F86]*24" office:value-type="float" office:value="16.104" calcext:value-type="float">
            <text:p>16,104</text:p>
          </table:table-cell>
          <table:table-cell table:formula="of:=[$Hoja3.G85]" office:value-type="string" office:string-value="16:06" calcext:value-type="string">
            <text:p>16:06</text:p>
          </table:table-cell>
          <table:table-cell table:formula="of:=20000+1.331*10^5" office:value-type="float" office:value="153100" calcext:value-type="float">
            <text:p>153100</text:p>
          </table:table-cell>
          <table:table-cell office:value-type="float" office:value="7.682" calcext:value-type="float">
            <text:p>7,682</text:p>
          </table:table-cell>
          <table:covered-table-cell/>
          <table:table-cell table:formula="of:=IF(AND([.G86]&gt;=12;[.G86]&lt;15);[.J86];0)" office:value-type="float" office:value="0" calcext:value-type="float">
            <text:p>0</text:p>
          </table:table-cell>
          <table:table-cell table:formula="of:=IF([.G86]&gt;16;[.J86];0)" office:value-type="float" office:value="7.682" calcext:value-type="float">
            <text:p>7,682</text:p>
          </table:table-cell>
          <table:table-cell table:formula="of:=IF(AND([.C86]=&quot;Creciente&quot;;[.D86]=&quot;Inflexion Durante el día&quot;);[.J86];0)" office:value-type="float" office:value="0" calcext:value-type="float">
            <text:p>0</text:p>
          </table:table-cell>
          <table:table-cell table:formula="of:=IF([.D86]=&quot;Inflexión Máxima&quot;;[.J86];0)" office:value-type="float" office:value="0" calcext:value-type="float">
            <text:p>0</text:p>
          </table:table-cell>
          <table:table-cell table:formula="of:=IF(AND([.C86]=&quot;Creciente&quot;;[.E86]&lt;&gt;&quot;Mañana&quot;);[.J86];0)" office:value-type="float" office:value="0" calcext:value-type="float">
            <text:p>0</text:p>
          </table:table-cell>
          <table:table-cell table:formula="of:=IF(AND([.C86]=&quot;Decreciente&quot;;[.E86]&lt;&gt;&quot;Mañana&quot;);[.J86];0)" office:value-type="float" office:value="7.682" calcext:value-type="float">
            <text:p>7,682</text:p>
          </table:table-cell>
          <table:table-cell table:formula="of:=IF(AND([.G86]&gt;=5.5;[.G86]&lt;=9.5);[.G86];0)" office:value-type="float" office:value="0" calcext:value-type="float">
            <text:p>0</text:p>
          </table:table-cell>
          <table:table-cell table:formula="of:=IF(AND([.G86]&gt;=12;[.G86]&lt;15);[.G86];0)" office:value-type="float" office:value="0" calcext:value-type="float">
            <text:p>0</text:p>
          </table:table-cell>
          <table:table-cell table:formula="of:=IF([.G86]&gt;16;[.G86];0)" office:value-type="float" office:value="16.104" calcext:value-type="float">
            <text:p>16,104</text:p>
          </table:table-cell>
          <table:table-cell table:formula="of:=IF(AND([.C86]=&quot;Creciente&quot;;[.D86]=&quot;Inflexion Durante el día&quot;);[.G86];0)" office:value-type="float" office:value="0" calcext:value-type="float">
            <text:p>0</text:p>
          </table:table-cell>
          <table:table-cell table:formula="of:=IF([.D86]=&quot;Inflexión Máxima&quot;;[.G86];0)" office:value-type="float" office:value="0" calcext:value-type="float">
            <text:p>0</text:p>
          </table:table-cell>
          <table:table-cell table:formula="of:=IF(AND([.C86]=&quot;Creciente&quot;;[.E86]&lt;&gt;&quot;Mañana&quot;);[.G86];0)" office:value-type="float" office:value="0" calcext:value-type="float">
            <text:p>0</text:p>
          </table:table-cell>
          <table:table-cell table:formula="of:=IF(AND([.C86]=&quot;Decreciente&quot;;[.E86]&lt;&gt;&quot;Mañana&quot;);[.G86];0)" office:value-type="float" office:value="16.104" calcext:value-type="float">
            <text:p>16,104</text:p>
          </table:table-cell>
          <table:table-cell table:formula="of:=IF(AND([.C86]=&quot;Creciente&quot;;[.D86]=&quot;Inflexion Durante el día&quot;);[.I86];0)" office:value-type="float" office:value="0" calcext:value-type="float">
            <text:p>0</text:p>
          </table:table-cell>
          <table:table-cell table:formula="of:=IF([.D86]=&quot;Inflexión Máxima&quot;;[.I86];0)" office:value-type="float" office:value="0" calcext:value-type="float">
            <text:p>0</text:p>
          </table:table-cell>
          <table:table-cell table:formula="of:=IF([.R86]&gt;0;[.I86];0)" office:value-type="float" office:value="0" calcext:value-type="float">
            <text:p>0</text:p>
          </table:table-cell>
          <table:table-cell table:formula="of:=IF([.S86]&gt;0;[.I86];0)" office:value-type="float" office:value="0" calcext:value-type="float">
            <text:p>0</text:p>
          </table:table-cell>
          <table:table-cell table:formula="of:=IF([.T86]&gt;0;[.I86];0)" office:value-type="float" office:value="153100" calcext:value-type="float">
            <text:p>153100</text:p>
          </table:table-cell>
          <table:table-cell table:formula="of:=IF(AND([.C86]=&quot;Creciente&quot;;[.E86]&lt;&gt;&quot;Mañana&quot;);[.I86];0)" office:value-type="float" office:value="0" calcext:value-type="float">
            <text:p>0</text:p>
          </table:table-cell>
          <table:table-cell table:formula="of:=IF(AND([.C86]=&quot;Decreciente&quot;;[.E86]&lt;&gt;&quot;Mañana&quot;);[.I86];0)" office:value-type="float" office:value="153100" calcext:value-type="float">
            <text:p>153100</text:p>
          </table:table-cell>
        </table:table-row>
        <table:table-row table:style-name="ro1">
          <table:table-cell/>
          <table:table-cell table:style-name="ce3" office:value-type="float" office:value="21" calcext:value-type="float" table:number-columns-spanned="1" table:number-rows-spanned="4">
            <text:p>21</text:p>
          </table:table-cell>
          <table:table-cell office:value-type="string" calcext:value-type="string">
            <text:p>Creciente</text:p>
          </table:table-cell>
          <table:table-cell office:value-type="string" calcext:value-type="string">
            <text:p>Inflexion Comienzo del día</text:p>
          </table:table-cell>
          <table:table-cell table:formula="of:=IF(AND([.G87]&gt;0;[.G87]&lt;10.5);&quot;Mañana&quot;;IF(AND([.G87]&gt;=10.5;[.G87]&lt;16);&quot;Almuerzo&quot;;IF([.G87]&gt;=16;&quot;Tarde&quot;;&quot;Nada&quot;)))" office:value-type="string" office:string-value="Mañana" calcext:value-type="string">
            <text:p>Mañana</text:p>
          </table:table-cell>
          <table:table-cell office:value-type="float" office:value="0.299" calcext:value-type="float">
            <text:p>0,299</text:p>
          </table:table-cell>
          <table:table-cell table:formula="of:=[.F87]*24" office:value-type="float" office:value="7.176" calcext:value-type="float">
            <text:p>7,176</text:p>
          </table:table-cell>
          <table:table-cell table:formula="of:=[$Hoja3.G86]" office:value-type="string" office:string-value="7:11" calcext:value-type="string">
            <text:p>7:11</text:p>
          </table:table-cell>
          <table:table-cell table:formula="of:=20000-1.578*10^4" office:value-type="float" office:value="4220" calcext:value-type="float">
            <text:p>4220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IF(AND([.G87]&gt;=12;[.G87]&lt;15);[.J87];0)" office:value-type="float" office:value="0" calcext:value-type="float">
            <text:p>0</text:p>
          </table:table-cell>
          <table:table-cell table:formula="of:=IF([.G87]&gt;16;[.J87];0)" office:value-type="float" office:value="0" calcext:value-type="float">
            <text:p>0</text:p>
          </table:table-cell>
          <table:table-cell table:formula="of:=IF(AND([.C87]=&quot;Creciente&quot;;[.D87]=&quot;Inflexion Durante el día&quot;);[.J87];0)" office:value-type="float" office:value="0" calcext:value-type="float">
            <text:p>0</text:p>
          </table:table-cell>
          <table:table-cell table:formula="of:=IF([.D87]=&quot;Inflexión Máxima&quot;;[.J87];0)" office:value-type="float" office:value="0" calcext:value-type="float">
            <text:p>0</text:p>
          </table:table-cell>
          <table:table-cell table:formula="of:=IF(AND([.C87]=&quot;Creciente&quot;;[.E87]&lt;&gt;&quot;Mañana&quot;);[.J87];0)" office:value-type="float" office:value="0" calcext:value-type="float">
            <text:p>0</text:p>
          </table:table-cell>
          <table:table-cell table:formula="of:=IF(AND([.C87]=&quot;Decreciente&quot;;[.E87]&lt;&gt;&quot;Mañana&quot;);[.J87];0)" office:value-type="float" office:value="0" calcext:value-type="float">
            <text:p>0</text:p>
          </table:table-cell>
          <table:table-cell table:formula="of:=IF(AND([.G87]&gt;=5.5;[.G87]&lt;=9.5);[.G87];0)" office:value-type="float" office:value="7.176" calcext:value-type="float">
            <text:p>7,176</text:p>
          </table:table-cell>
          <table:table-cell table:formula="of:=IF(AND([.G87]&gt;=12;[.G87]&lt;15);[.G87];0)" office:value-type="float" office:value="0" calcext:value-type="float">
            <text:p>0</text:p>
          </table:table-cell>
          <table:table-cell table:formula="of:=IF([.G87]&gt;16;[.G87];0)" office:value-type="float" office:value="0" calcext:value-type="float">
            <text:p>0</text:p>
          </table:table-cell>
          <table:table-cell table:formula="of:=IF(AND([.C87]=&quot;Creciente&quot;;[.D87]=&quot;Inflexion Durante el día&quot;);[.G87];0)" office:value-type="float" office:value="0" calcext:value-type="float">
            <text:p>0</text:p>
          </table:table-cell>
          <table:table-cell table:formula="of:=IF([.D87]=&quot;Inflexión Máxima&quot;;[.G87];0)" office:value-type="float" office:value="0" calcext:value-type="float">
            <text:p>0</text:p>
          </table:table-cell>
          <table:table-cell table:formula="of:=IF(AND([.C87]=&quot;Creciente&quot;;[.E87]&lt;&gt;&quot;Mañana&quot;);[.G87];0)" office:value-type="float" office:value="0" calcext:value-type="float">
            <text:p>0</text:p>
          </table:table-cell>
          <table:table-cell table:formula="of:=IF(AND([.C87]=&quot;Decreciente&quot;;[.E87]&lt;&gt;&quot;Mañana&quot;);[.G87];0)" office:value-type="float" office:value="0" calcext:value-type="float">
            <text:p>0</text:p>
          </table:table-cell>
          <table:table-cell table:formula="of:=IF(AND([.C87]=&quot;Creciente&quot;;[.D87]=&quot;Inflexion Durante el día&quot;);[.I87];0)" office:value-type="float" office:value="0" calcext:value-type="float">
            <text:p>0</text:p>
          </table:table-cell>
          <table:table-cell table:formula="of:=IF([.D87]=&quot;Inflexión Máxima&quot;;[.I87];0)" office:value-type="float" office:value="0" calcext:value-type="float">
            <text:p>0</text:p>
          </table:table-cell>
          <table:table-cell table:formula="of:=IF([.R87]&gt;0;[.I87];0)" office:value-type="float" office:value="4220" calcext:value-type="float">
            <text:p>4220</text:p>
          </table:table-cell>
          <table:table-cell table:formula="of:=IF([.S87]&gt;0;[.I87];0)" office:value-type="float" office:value="0" calcext:value-type="float">
            <text:p>0</text:p>
          </table:table-cell>
          <table:table-cell table:formula="of:=IF([.T87]&gt;0;[.I87];0)" office:value-type="float" office:value="0" calcext:value-type="float">
            <text:p>0</text:p>
          </table:table-cell>
          <table:table-cell table:formula="of:=IF(AND([.C87]=&quot;Creciente&quot;;[.E87]&lt;&gt;&quot;Mañana&quot;);[.I87];0)" office:value-type="float" office:value="0" calcext:value-type="float">
            <text:p>0</text:p>
          </table:table-cell>
          <table:table-cell table:formula="of:=IF(AND([.C87]=&quot;Decreciente&quot;;[.E87]&lt;&gt;&quot;Mañana&quot;);[.I87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on Durante el día</text:p>
          </table:table-cell>
          <table:table-cell table:formula="of:=IF(AND([.G88]&gt;0;[.G88]&lt;10.5);&quot;Mañana&quot;;IF(AND([.G88]&gt;=10.5;[.G88]&lt;16);&quot;Almuerzo&quot;;IF([.G88]&gt;=16;&quot;Tarde&quot;;&quot;Nada&quot;)))" office:value-type="string" office:string-value="Almuerzo" calcext:value-type="string">
            <text:p>Almuerzo</text:p>
          </table:table-cell>
          <table:table-cell office:value-type="float" office:value="0.491" calcext:value-type="float">
            <text:p>0,491</text:p>
          </table:table-cell>
          <table:table-cell table:formula="of:=[.F88]*24" office:value-type="float" office:value="11.784" calcext:value-type="float">
            <text:p>11,784</text:p>
          </table:table-cell>
          <table:table-cell table:formula="of:=[$Hoja3.G87]" office:value-type="string" office:string-value="11:47" calcext:value-type="string">
            <text:p>11:47</text:p>
          </table:table-cell>
          <table:table-cell table:formula="of:=20000+1.125*10^5" office:value-type="float" office:value="132500" calcext:value-type="float">
            <text:p>132500</text:p>
          </table:table-cell>
          <table:table-cell office:value-type="float" office:value="6.996" calcext:value-type="float">
            <text:p>6,996</text:p>
          </table:table-cell>
          <table:covered-table-cell/>
          <table:table-cell table:formula="of:=IF(AND([.G88]&gt;=12;[.G88]&lt;15);[.J88];0)" office:value-type="float" office:value="0" calcext:value-type="float">
            <text:p>0</text:p>
          </table:table-cell>
          <table:table-cell table:formula="of:=IF([.G88]&gt;16;[.J88];0)" office:value-type="float" office:value="0" calcext:value-type="float">
            <text:p>0</text:p>
          </table:table-cell>
          <table:table-cell table:formula="of:=IF(AND([.C88]=&quot;Creciente&quot;;[.D88]=&quot;Inflexion Durante el día&quot;);[.J88];0)" office:value-type="float" office:value="0" calcext:value-type="float">
            <text:p>0</text:p>
          </table:table-cell>
          <table:table-cell table:formula="of:=IF([.D88]=&quot;Inflexión Máxima&quot;;[.J88];0)" office:value-type="float" office:value="0" calcext:value-type="float">
            <text:p>0</text:p>
          </table:table-cell>
          <table:table-cell table:formula="of:=IF(AND([.C88]=&quot;Creciente&quot;;[.E88]&lt;&gt;&quot;Mañana&quot;);[.J88];0)" office:value-type="float" office:value="0" calcext:value-type="float">
            <text:p>0</text:p>
          </table:table-cell>
          <table:table-cell table:formula="of:=IF(AND([.C88]=&quot;Decreciente&quot;;[.E88]&lt;&gt;&quot;Mañana&quot;);[.J88];0)" office:value-type="float" office:value="6.996" calcext:value-type="float">
            <text:p>6,996</text:p>
          </table:table-cell>
          <table:table-cell table:formula="of:=IF(AND([.G88]&gt;=5.5;[.G88]&lt;=9.5);[.G88];0)" office:value-type="float" office:value="0" calcext:value-type="float">
            <text:p>0</text:p>
          </table:table-cell>
          <table:table-cell table:formula="of:=IF(AND([.G88]&gt;=12;[.G88]&lt;15);[.G88];0)" office:value-type="float" office:value="0" calcext:value-type="float">
            <text:p>0</text:p>
          </table:table-cell>
          <table:table-cell table:formula="of:=IF([.G88]&gt;16;[.G88];0)" office:value-type="float" office:value="0" calcext:value-type="float">
            <text:p>0</text:p>
          </table:table-cell>
          <table:table-cell table:formula="of:=IF(AND([.C88]=&quot;Creciente&quot;;[.D88]=&quot;Inflexion Durante el día&quot;);[.G88];0)" office:value-type="float" office:value="0" calcext:value-type="float">
            <text:p>0</text:p>
          </table:table-cell>
          <table:table-cell table:formula="of:=IF([.D88]=&quot;Inflexión Máxima&quot;;[.G88];0)" office:value-type="float" office:value="0" calcext:value-type="float">
            <text:p>0</text:p>
          </table:table-cell>
          <table:table-cell table:formula="of:=IF(AND([.C88]=&quot;Creciente&quot;;[.E88]&lt;&gt;&quot;Mañana&quot;);[.G88];0)" office:value-type="float" office:value="0" calcext:value-type="float">
            <text:p>0</text:p>
          </table:table-cell>
          <table:table-cell table:formula="of:=IF(AND([.C88]=&quot;Decreciente&quot;;[.E88]&lt;&gt;&quot;Mañana&quot;);[.G88];0)" office:value-type="float" office:value="11.784" calcext:value-type="float">
            <text:p>11,784</text:p>
          </table:table-cell>
          <table:table-cell table:formula="of:=IF(AND([.C88]=&quot;Creciente&quot;;[.D88]=&quot;Inflexion Durante el día&quot;);[.I88];0)" office:value-type="float" office:value="0" calcext:value-type="float">
            <text:p>0</text:p>
          </table:table-cell>
          <table:table-cell table:formula="of:=IF([.D88]=&quot;Inflexión Máxima&quot;;[.I88];0)" office:value-type="float" office:value="0" calcext:value-type="float">
            <text:p>0</text:p>
          </table:table-cell>
          <table:table-cell table:formula="of:=IF([.R88]&gt;0;[.I88];0)" office:value-type="float" office:value="0" calcext:value-type="float">
            <text:p>0</text:p>
          </table:table-cell>
          <table:table-cell table:formula="of:=IF([.S88]&gt;0;[.I88];0)" office:value-type="float" office:value="0" calcext:value-type="float">
            <text:p>0</text:p>
          </table:table-cell>
          <table:table-cell table:formula="of:=IF([.T88]&gt;0;[.I88];0)" office:value-type="float" office:value="0" calcext:value-type="float">
            <text:p>0</text:p>
          </table:table-cell>
          <table:table-cell table:formula="of:=IF(AND([.C88]=&quot;Creciente&quot;;[.E88]&lt;&gt;&quot;Mañana&quot;);[.I88];0)" office:value-type="float" office:value="0" calcext:value-type="float">
            <text:p>0</text:p>
          </table:table-cell>
          <table:table-cell table:formula="of:=IF(AND([.C88]=&quot;Decreciente&quot;;[.E88]&lt;&gt;&quot;Mañana&quot;);[.I88];0)" office:value-type="float" office:value="132500" calcext:value-type="float">
            <text:p>13250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reciente</text:p>
          </table:table-cell>
          <table:table-cell office:value-type="string" calcext:value-type="string">
            <text:p>Inflexion Durante el día</text:p>
          </table:table-cell>
          <table:table-cell table:formula="of:=IF(AND([.G89]&gt;0;[.G89]&lt;10.5);&quot;Mañana&quot;;IF(AND([.G89]&gt;=10.5;[.G89]&lt;16);&quot;Almuerzo&quot;;IF([.G89]&gt;=16;&quot;Tarde&quot;;&quot;Nada&quot;)))" office:value-type="string" office:string-value="Almuerzo" calcext:value-type="string">
            <text:p>Almuerzo</text:p>
          </table:table-cell>
          <table:table-cell office:value-type="float" office:value="0.625" calcext:value-type="float">
            <text:p>0,625</text:p>
          </table:table-cell>
          <table:table-cell table:formula="of:=[.F89]*24" office:value-type="float" office:value="15" calcext:value-type="float">
            <text:p>15</text:p>
          </table:table-cell>
          <table:table-cell table:formula="of:=[$Hoja3.G88]" office:value-type="string" office:string-value="15:00" calcext:value-type="string">
            <text:p>15:00</text:p>
          </table:table-cell>
          <table:table-cell table:formula="of:=20000+9.896*10^4" office:value-type="float" office:value="118960" calcext:value-type="float">
            <text:p>118960</text:p>
          </table:table-cell>
          <table:table-cell office:value-type="float" office:value="6.908" calcext:value-type="float">
            <text:p>6,908</text:p>
          </table:table-cell>
          <table:covered-table-cell/>
          <table:table-cell table:formula="of:=IF(AND([.G89]&gt;=12;[.G89]&lt;15);[.J89];0)" office:value-type="float" office:value="0" calcext:value-type="float">
            <text:p>0</text:p>
          </table:table-cell>
          <table:table-cell table:formula="of:=IF([.G89]&gt;16;[.J89];0)" office:value-type="float" office:value="0" calcext:value-type="float">
            <text:p>0</text:p>
          </table:table-cell>
          <table:table-cell table:formula="of:=IF(AND([.C89]=&quot;Creciente&quot;;[.D89]=&quot;Inflexion Durante el día&quot;);[.J89];0)" office:value-type="float" office:value="6.908" calcext:value-type="float">
            <text:p>6,908</text:p>
          </table:table-cell>
          <table:table-cell table:formula="of:=IF([.D89]=&quot;Inflexión Máxima&quot;;[.J89];0)" office:value-type="float" office:value="0" calcext:value-type="float">
            <text:p>0</text:p>
          </table:table-cell>
          <table:table-cell table:formula="of:=IF(AND([.C89]=&quot;Creciente&quot;;[.E89]&lt;&gt;&quot;Mañana&quot;);[.J89];0)" office:value-type="float" office:value="6.908" calcext:value-type="float">
            <text:p>6,908</text:p>
          </table:table-cell>
          <table:table-cell table:formula="of:=IF(AND([.C89]=&quot;Decreciente&quot;;[.E89]&lt;&gt;&quot;Mañana&quot;);[.J89];0)" office:value-type="float" office:value="0" calcext:value-type="float">
            <text:p>0</text:p>
          </table:table-cell>
          <table:table-cell table:formula="of:=IF(AND([.G89]&gt;=5.5;[.G89]&lt;=9.5);[.G89];0)" office:value-type="float" office:value="0" calcext:value-type="float">
            <text:p>0</text:p>
          </table:table-cell>
          <table:table-cell table:formula="of:=IF(AND([.G89]&gt;=12;[.G89]&lt;15);[.G89];0)" office:value-type="float" office:value="0" calcext:value-type="float">
            <text:p>0</text:p>
          </table:table-cell>
          <table:table-cell table:formula="of:=IF([.G89]&gt;16;[.G89];0)" office:value-type="float" office:value="0" calcext:value-type="float">
            <text:p>0</text:p>
          </table:table-cell>
          <table:table-cell table:formula="of:=IF(AND([.C89]=&quot;Creciente&quot;;[.D89]=&quot;Inflexion Durante el día&quot;);[.G89];0)" office:value-type="float" office:value="15" calcext:value-type="float">
            <text:p>15</text:p>
          </table:table-cell>
          <table:table-cell table:formula="of:=IF([.D89]=&quot;Inflexión Máxima&quot;;[.G89];0)" office:value-type="float" office:value="0" calcext:value-type="float">
            <text:p>0</text:p>
          </table:table-cell>
          <table:table-cell table:formula="of:=IF(AND([.C89]=&quot;Creciente&quot;;[.E89]&lt;&gt;&quot;Mañana&quot;);[.G89];0)" office:value-type="float" office:value="15" calcext:value-type="float">
            <text:p>15</text:p>
          </table:table-cell>
          <table:table-cell table:formula="of:=IF(AND([.C89]=&quot;Decreciente&quot;;[.E89]&lt;&gt;&quot;Mañana&quot;);[.G89];0)" office:value-type="float" office:value="0" calcext:value-type="float">
            <text:p>0</text:p>
          </table:table-cell>
          <table:table-cell table:formula="of:=IF(AND([.C89]=&quot;Creciente&quot;;[.D89]=&quot;Inflexion Durante el día&quot;);[.I89];0)" office:value-type="float" office:value="118960" calcext:value-type="float">
            <text:p>118960</text:p>
          </table:table-cell>
          <table:table-cell table:formula="of:=IF([.D89]=&quot;Inflexión Máxima&quot;;[.I89];0)" office:value-type="float" office:value="0" calcext:value-type="float">
            <text:p>0</text:p>
          </table:table-cell>
          <table:table-cell table:formula="of:=IF([.R89]&gt;0;[.I89];0)" office:value-type="float" office:value="0" calcext:value-type="float">
            <text:p>0</text:p>
          </table:table-cell>
          <table:table-cell table:formula="of:=IF([.S89]&gt;0;[.I89];0)" office:value-type="float" office:value="0" calcext:value-type="float">
            <text:p>0</text:p>
          </table:table-cell>
          <table:table-cell table:formula="of:=IF([.T89]&gt;0;[.I89];0)" office:value-type="float" office:value="0" calcext:value-type="float">
            <text:p>0</text:p>
          </table:table-cell>
          <table:table-cell table:formula="of:=IF(AND([.C89]=&quot;Creciente&quot;;[.E89]&lt;&gt;&quot;Mañana&quot;);[.I89];0)" office:value-type="float" office:value="118960" calcext:value-type="float">
            <text:p>118960</text:p>
          </table:table-cell>
          <table:table-cell table:formula="of:=IF(AND([.C89]=&quot;Decreciente&quot;;[.E89]&lt;&gt;&quot;Mañana&quot;);[.I89];0)" office:value-type="float" office:value="0" calcext:value-type="float">
            <text:p>0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Decreciente</text:p>
          </table:table-cell>
          <table:table-cell office:value-type="string" calcext:value-type="string">
            <text:p>Inflexión Máxima</text:p>
          </table:table-cell>
          <table:table-cell table:formula="of:=IF(AND([.G90]&gt;0;[.G90]&lt;10.5);&quot;Mañana&quot;;IF(AND([.G90]&gt;=10.5;[.G90]&lt;16);&quot;Almuerzo&quot;;IF([.G90]&gt;=16;&quot;Tarde&quot;;&quot;Nada&quot;)))" office:value-type="string" office:string-value="Tarde" calcext:value-type="string">
            <text:p>Tarde</text:p>
          </table:table-cell>
          <table:table-cell office:value-type="float" office:value="0.684" calcext:value-type="float">
            <text:p>0,684</text:p>
          </table:table-cell>
          <table:table-cell table:formula="of:=[.F90]*24" office:value-type="float" office:value="16.416" calcext:value-type="float">
            <text:p>16,416</text:p>
          </table:table-cell>
          <table:table-cell table:formula="of:=[$Hoja3.G89]" office:value-type="string" office:string-value="16:25" calcext:value-type="string">
            <text:p>16:25</text:p>
          </table:table-cell>
          <table:table-cell table:formula="of:=20000+1.402*10^5" office:value-type="float" office:value="160200" calcext:value-type="float">
            <text:p>160200</text:p>
          </table:table-cell>
          <table:table-cell office:value-type="float" office:value="8.61" calcext:value-type="float">
            <text:p>8,61</text:p>
          </table:table-cell>
          <table:covered-table-cell/>
          <table:table-cell table:formula="of:=IF(AND([.G90]&gt;=12;[.G90]&lt;15);[.J90];0)" office:value-type="float" office:value="0" calcext:value-type="float">
            <text:p>0</text:p>
          </table:table-cell>
          <table:table-cell table:formula="of:=IF([.G90]&gt;16;[.J90];0)" office:value-type="float" office:value="8.61" calcext:value-type="float">
            <text:p>8,61</text:p>
          </table:table-cell>
          <table:table-cell table:formula="of:=IF(AND([.C90]=&quot;Creciente&quot;;[.D90]=&quot;Inflexion Durante el día&quot;);[.J90];0)" office:value-type="float" office:value="0" calcext:value-type="float">
            <text:p>0</text:p>
          </table:table-cell>
          <table:table-cell table:formula="of:=IF([.D90]=&quot;Inflexión Máxima&quot;;[.J90];0)" office:value-type="float" office:value="8.61" calcext:value-type="float">
            <text:p>8,61</text:p>
          </table:table-cell>
          <table:table-cell table:formula="of:=IF(AND([.C90]=&quot;Creciente&quot;;[.E90]&lt;&gt;&quot;Mañana&quot;);[.J90];0)" office:value-type="float" office:value="0" calcext:value-type="float">
            <text:p>0</text:p>
          </table:table-cell>
          <table:table-cell table:formula="of:=IF(AND([.C90]=&quot;Decreciente&quot;;[.E90]&lt;&gt;&quot;Mañana&quot;);[.J90];0)" office:value-type="float" office:value="8.61" calcext:value-type="float">
            <text:p>8,61</text:p>
          </table:table-cell>
          <table:table-cell table:formula="of:=IF(AND([.G90]&gt;=5.5;[.G90]&lt;=9.5);[.G90];0)" office:value-type="float" office:value="0" calcext:value-type="float">
            <text:p>0</text:p>
          </table:table-cell>
          <table:table-cell table:formula="of:=IF(AND([.G90]&gt;=12;[.G90]&lt;15);[.G90];0)" office:value-type="float" office:value="0" calcext:value-type="float">
            <text:p>0</text:p>
          </table:table-cell>
          <table:table-cell table:formula="of:=IF([.G90]&gt;16;[.G90];0)" office:value-type="float" office:value="16.416" calcext:value-type="float">
            <text:p>16,416</text:p>
          </table:table-cell>
          <table:table-cell table:formula="of:=IF(AND([.C90]=&quot;Creciente&quot;;[.D90]=&quot;Inflexion Durante el día&quot;);[.G90];0)" office:value-type="float" office:value="0" calcext:value-type="float">
            <text:p>0</text:p>
          </table:table-cell>
          <table:table-cell table:formula="of:=IF([.D90]=&quot;Inflexión Máxima&quot;;[.G90];0)" office:value-type="float" office:value="16.416" calcext:value-type="float">
            <text:p>16,416</text:p>
          </table:table-cell>
          <table:table-cell table:formula="of:=IF(AND([.C90]=&quot;Creciente&quot;;[.E90]&lt;&gt;&quot;Mañana&quot;);[.G90];0)" office:value-type="float" office:value="0" calcext:value-type="float">
            <text:p>0</text:p>
          </table:table-cell>
          <table:table-cell table:formula="of:=IF(AND([.C90]=&quot;Decreciente&quot;;[.E90]&lt;&gt;&quot;Mañana&quot;);[.G90];0)" office:value-type="float" office:value="16.416" calcext:value-type="float">
            <text:p>16,416</text:p>
          </table:table-cell>
          <table:table-cell table:formula="of:=IF(AND([.C90]=&quot;Creciente&quot;;[.D90]=&quot;Inflexion Durante el día&quot;);[.I90];0)" office:value-type="float" office:value="0" calcext:value-type="float">
            <text:p>0</text:p>
          </table:table-cell>
          <table:table-cell table:formula="of:=IF([.D90]=&quot;Inflexión Máxima&quot;;[.I90];0)" office:value-type="float" office:value="160200" calcext:value-type="float">
            <text:p>160200</text:p>
          </table:table-cell>
          <table:table-cell table:formula="of:=IF([.R90]&gt;0;[.I90];0)" office:value-type="float" office:value="0" calcext:value-type="float">
            <text:p>0</text:p>
          </table:table-cell>
          <table:table-cell table:formula="of:=IF([.S90]&gt;0;[.I90];0)" office:value-type="float" office:value="0" calcext:value-type="float">
            <text:p>0</text:p>
          </table:table-cell>
          <table:table-cell table:formula="of:=IF([.T90]&gt;0;[.I90];0)" office:value-type="float" office:value="160200" calcext:value-type="float">
            <text:p>160200</text:p>
          </table:table-cell>
          <table:table-cell table:formula="of:=IF(AND([.C90]=&quot;Creciente&quot;;[.E90]&lt;&gt;&quot;Mañana&quot;);[.I90];0)" office:value-type="float" office:value="0" calcext:value-type="float">
            <text:p>0</text:p>
          </table:table-cell>
          <table:table-cell table:formula="of:=IF(AND([.C90]=&quot;Decreciente&quot;;[.E90]&lt;&gt;&quot;Mañana&quot;);[.I90];0)" office:value-type="float" office:value="160200" calcext:value-type="float">
            <text:p>1602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omedio GRAL</text:p>
          </table:table-cell>
          <table:table-cell table:formula="of:=AVERAGEIF([.I4:.I90];&quot;&gt;10000&quot;)" office:value-type="float" office:value="142375.303030303" calcext:value-type="float">
            <text:p>142375,303030303</text:p>
          </table:table-cell>
          <table:table-cell table:number-columns-repeated="22"/>
        </table:table-row>
        <table:table-row table:style-name="ro1">
          <table:table-cell table:number-columns-repeated="19"/>
          <table:table-cell table:formula="of:=MAX([.T4:.T90])" office:value-type="float" office:value="17.76" calcext:value-type="float">
            <text:p>17,76</text:p>
          </table:table-cell>
          <table:table-cell table:number-columns-repeated="11"/>
        </table:table-row>
        <table:table-row table:style-name="ro1">
          <table:table-cell table:number-columns-repeated="7"/>
          <table:table-cell table:style-name="Default"/>
          <table:table-cell table:number-columns-repeated="23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formula="of:=COUNTIF([.L4:.L90];&quot;&lt;&gt;0&quot;)" office:value-type="float" office:value="34" calcext:value-type="float">
            <text:p>34</text:p>
          </table:table-cell>
          <table:table-cell table:formula="of:=COUNTIF([.M4:.M90];&quot;&lt;&gt;0&quot;)" office:value-type="float" office:value="17" calcext:value-type="float">
            <text:p>17</text:p>
          </table:table-cell>
          <table:table-cell table:formula="of:=COUNTIF([.N4:.N90];&quot;&lt;&gt;0&quot;)" office:value-type="float" office:value="23" calcext:value-type="float">
            <text:p>23</text:p>
          </table:table-cell>
          <table:table-cell table:formula="of:=COUNTIF([.O4:.O90];&quot;&lt;&gt;0&quot;)" office:value-type="float" office:value="21" calcext:value-type="float">
            <text:p>21</text:p>
          </table:table-cell>
          <table:table-cell table:formula="of:=COUNTIF([.P4:.P90];&quot;&lt;&gt;0&quot;)" office:value-type="float" office:value="23" calcext:value-type="float">
            <text:p>23</text:p>
          </table:table-cell>
          <table:table-cell table:formula="of:=COUNTIF([.Q4:.Q90];&quot;&lt;&gt;0&quot;)" office:value-type="float" office:value="42" calcext:value-type="float">
            <text:p>42</text:p>
          </table:table-cell>
          <table:table-cell table:formula="of:=COUNTIF([.R4:.R90];&quot;&lt;&gt;0&quot;)" office:value-type="float" office:value="21" calcext:value-type="float">
            <text:p>21</text:p>
          </table:table-cell>
          <table:table-cell table:formula="of:=COUNTIF([.S4:.S90];&quot;&lt;&gt;0&quot;)" office:value-type="float" office:value="34" calcext:value-type="float">
            <text:p>34</text:p>
          </table:table-cell>
          <table:table-cell table:formula="of:=COUNTIF([.T4:.T90];&quot;&lt;&gt;0&quot;)" office:value-type="float" office:value="17" calcext:value-type="float">
            <text:p>17</text:p>
          </table:table-cell>
          <table:table-cell table:formula="of:=COUNTIF([.U4:.U90];&quot;&lt;&gt;0&quot;)" office:value-type="float" office:value="23" calcext:value-type="float">
            <text:p>23</text:p>
          </table:table-cell>
          <table:table-cell table:formula="of:=COUNTIF([.V4:.V90];&quot;&lt;&gt;0&quot;)" office:value-type="float" office:value="21" calcext:value-type="float">
            <text:p>21</text:p>
          </table:table-cell>
          <table:table-cell table:formula="of:=COUNTIF([.W4:.W90];&quot;&lt;&gt;0&quot;)" office:value-type="float" office:value="23" calcext:value-type="float">
            <text:p>23</text:p>
          </table:table-cell>
          <table:table-cell table:formula="of:=COUNTIF([.X4:.X90];&quot;&lt;&gt;0&quot;)" office:value-type="float" office:value="42" calcext:value-type="float">
            <text:p>42</text:p>
          </table:table-cell>
          <table:table-cell table:formula="of:=COUNTIF([.Y4:.Y90];&quot;&lt;&gt;0&quot;)" office:value-type="float" office:value="23" calcext:value-type="float">
            <text:p>23</text:p>
          </table:table-cell>
          <table:table-cell table:formula="of:=COUNTIF([.AA4:.AA90];&quot;&lt;&gt;0&quot;)" office:value-type="float" office:value="21" calcext:value-type="float">
            <text:p>21</text:p>
          </table:table-cell>
          <table:table-cell table:formula="of:=COUNTIF([.AB4:.AB90];&quot;&lt;&gt;0&quot;)" office:value-type="float" office:value="34" calcext:value-type="float">
            <text:p>34</text:p>
          </table:table-cell>
          <table:table-cell table:formula="of:=COUNTIF([.AC4:.AC90];&quot;&lt;&gt;0&quot;)" office:value-type="float" office:value="17" calcext:value-type="float">
            <text:p>17</text:p>
          </table:table-cell>
          <table:table-cell table:formula="of:=COUNTIF([.Z4:.Z90];&quot;&lt;&gt;0&quot;)" office:value-type="float" office:value="21" calcext:value-type="float">
            <text:p>21</text:p>
          </table:table-cell>
          <table:table-cell table:formula="of:=COUNTIF([.AD4:.AD90];&quot;&lt;&gt;0&quot;)" office:value-type="float" office:value="23" calcext:value-type="float">
            <text:p>23</text:p>
          </table:table-cell>
          <table:table-cell table:formula="of:=COUNTIF([.AE4:.AE90];&quot;&lt;&gt;0&quot;)" office:value-type="float" office:value="42" calcext:value-type="float">
            <text:p>4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3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2" table:number-rows-spanned="1">
            <text:p>PERIODOS</text:p>
          </table:table-cell>
          <table:covered-table-cell/>
          <table:table-cell office:value-type="string" calcext:value-type="string">
            <text:p>Hora Real</text:p>
          </table:table-cell>
          <table:table-cell table:style-name="ce2" office:value-type="string" calcext:value-type="string">
            <text:p>Tráfico</text:p>
          </table:table-cell>
          <table:table-cell office:value-type="string" calcext:value-type="string">
            <text:p>%CPU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Promedio Mañana</text:p>
          </table:table-cell>
          <table:table-cell table:formula="of:=SUM([.R4:.R90])/[.R94]" office:value-type="float" office:value="6.53714285714286" calcext:value-type="float">
            <text:p>6,53714285714286</text:p>
          </table:table-cell>
          <table:table-cell table:formula="of:=[$Hoja3.M4]" office:value-type="string" office:string-value="6:32" calcext:value-type="string">
            <text:p>6:32</text:p>
          </table:table-cell>
          <table:table-cell table:formula="of:=SUM([.AA4:.AA90])/[.Z94]" office:value-type="float" office:value="3626.19047619048" calcext:value-type="float">
            <text:p>3626,19047619048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Promedio Almuerzo</text:p>
          </table:table-cell>
          <table:table-cell table:formula="of:=SUM([.S4:.S90])/[.S94]" office:value-type="float" office:value="13.5494117647059" calcext:value-type="float">
            <text:p>13,5494117647059</text:p>
          </table:table-cell>
          <table:table-cell table:formula="of:=[$Hoja3.M5]" office:value-type="string" office:string-value="13:33" calcext:value-type="string">
            <text:p>13:33</text:p>
          </table:table-cell>
          <table:table-cell table:formula="of:=SUM([.AB4:.AB90])/[.AA94]" office:value-type="float" office:value="138435.294117647" calcext:value-type="float">
            <text:p>138435,294117647</text:p>
          </table:table-cell>
          <table:table-cell table:formula="of:=SUM([.L4:.L90])/[.L94]" office:value-type="float" office:value="6.843" calcext:value-type="float">
            <text:p>6,843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Promedio Tarde</text:p>
          </table:table-cell>
          <table:table-cell table:formula="of:=SUM([.T4:.T90])/[.T94]" office:value-type="float" office:value="16.5727058823529" calcext:value-type="float">
            <text:p>16,5727058823529</text:p>
          </table:table-cell>
          <table:table-cell table:formula="of:=[$Hoja3.M6]" office:value-type="string" office:string-value="16:34" calcext:value-type="string">
            <text:p>16:34</text:p>
          </table:table-cell>
          <table:table-cell table:formula="of:=SUM([.AC4:.AC90])/[.AB94]" office:value-type="float" office:value="150730" calcext:value-type="float">
            <text:p>150730</text:p>
          </table:table-cell>
          <table:table-cell table:formula="of:=SUM([.M4:.M90])/[.M94]" office:value-type="float" office:value="8.00764705882353" calcext:value-type="float">
            <text:p>8,00764705882353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Promedio Mínimas</text:p>
          </table:table-cell>
          <table:table-cell table:formula="of:=SUM([.U4:.U90])/[.U94]" office:value-type="float" office:value="14.2309565217391" calcext:value-type="float">
            <text:p>14,2309565217391</text:p>
          </table:table-cell>
          <table:table-cell table:formula="of:=[$Hoja3.M7]" office:value-type="string" office:string-value="14:14" calcext:value-type="string">
            <text:p>14:14</text:p>
          </table:table-cell>
          <table:table-cell table:formula="of:=SUM([.Y4:.Y90])/[.Y94]" office:value-type="float" office:value="126811.304347826" calcext:value-type="float">
            <text:p>126811,304347826</text:p>
          </table:table-cell>
          <table:table-cell table:formula="of:=SUM([.N4:.N90])/[.N94]" office:value-type="float" office:value="6.01878260869565" calcext:value-type="float">
            <text:p>6,01878260869565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4" office:value-type="string" calcext:value-type="string">
            <text:p>Promedio Máximas</text:p>
          </table:table-cell>
          <table:table-cell table:formula="of:=SUM([.V4:.V90])/[.Y94]" office:value-type="float" office:value="12.4173913043478" calcext:value-type="float">
            <text:p>12,4173913043478</text:p>
          </table:table-cell>
          <table:table-cell table:formula="of:=[$Hoja3.M8]" office:value-type="string" office:string-value="12:25" calcext:value-type="string">
            <text:p>12:25</text:p>
          </table:table-cell>
          <table:table-cell table:formula="of:=SUM([.Z4:.Z90])/[.AC94]" office:value-type="float" office:value="156433.333333333" calcext:value-type="float">
            <text:p>156433,333333333</text:p>
          </table:table-cell>
          <table:table-cell table:formula="of:=SUM([.O4:.O90])/[.O94]" office:value-type="float" office:value="8.24633333333333" calcext:value-type="float">
            <text:p>8,24633333333333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Promedio Crecientes</text:p>
          </table:table-cell>
          <table:table-cell table:formula="of:=SUM([.W4:.W90])/[.W94]" office:value-type="float" office:value="14.2309565217391" calcext:value-type="float">
            <text:p>14,2309565217391</text:p>
          </table:table-cell>
          <table:table-cell table:formula="of:=[$Hoja3.M9]" office:value-type="string" office:string-value="14:14" calcext:value-type="string">
            <text:p>14:14</text:p>
          </table:table-cell>
          <table:table-cell table:formula="of:=SUM([.AD4:.AD90])/[.AD94]" office:value-type="float" office:value="126811.304347826" calcext:value-type="float">
            <text:p>126811,304347826</text:p>
          </table:table-cell>
          <table:table-cell table:formula="of:=SUM([.P4:.P90])/[.P94]" office:value-type="float" office:value="6.01878260869565" calcext:value-type="float">
            <text:p>6,01878260869565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Promedio Decreciente</text:p>
          </table:table-cell>
          <table:table-cell table:formula="of:=SUM([.X4:.X90])/[.X94]" office:value-type="float" office:value="14.2885714285714" calcext:value-type="float">
            <text:p>14,2885714285714</text:p>
          </table:table-cell>
          <table:table-cell table:formula="of:=[$Hoja3.M10]" office:value-type="string" office:string-value="14:17" calcext:value-type="string">
            <text:p>14:17</text:p>
          </table:table-cell>
          <table:table-cell table:formula="of:=SUM([.AE4:.AE90])/[.AE94]" office:value-type="float" office:value="151062.142857143" calcext:value-type="float">
            <text:p>151062,142857143</text:p>
          </table:table-cell>
          <table:table-cell table:formula="of:=SUM([.Q4:.Q90])/[.Q94]" office:value-type="float" office:value="8.09347619047619" calcext:value-type="float">
            <text:p>8,09347619047619</text:p>
          </table:table-cell>
          <table:table-cell table:number-columns-repeated="21"/>
        </table:table-row>
      </table:table>
      <table:table table:name="Hoja3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orario</text:p>
          </table:table-cell>
          <table:table-cell office:value-type="string" calcext:value-type="string">
            <text:p>Hora(estimada)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minuto</text:p>
          </table:table-cell>
          <table:table-cell office:value-type="string" calcext:value-type="string">
            <text:p>Hora Re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504" calcext:value-type="float">
            <text:p>6,504</text:p>
          </table:table-cell>
          <table:table-cell table:style-name="ce8" table:formula="of:=IF([.C3]=&quot;Mañana&quot;;LEFT([.D3];1);LEFT([.D3];2))" office:value-type="string" office:string-value="6" calcext:value-type="string">
            <text:p>6</text:p>
          </table:table-cell>
          <table:table-cell table:formula="of:=IF(LEN(ROUND((0&amp;RIGHT([.D3];LEN([.D3])-LEN([.E3])))*60))&lt;2;0&amp;ROUND((0&amp;RIGHT([.D3];LEN([.D3])-LEN([.E3])))*60);ROUND((0&amp;RIGHT([.D3];LEN([.D3])-LEN([.E3])))*60))" office:value-type="float" office:value="30" calcext:value-type="float">
            <text:p>30</text:p>
          </table:table-cell>
          <table:table-cell table:style-name="ce8" table:formula="of:=[.E3]&amp;&quot;:&quot;&amp;[.F3]" office:value-type="string" office:string-value="6:30" calcext:value-type="string">
            <text:p>6:30</text:p>
          </table:table-cell>
          <table: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r r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104" calcext:value-type="float">
            <text:p>13,104</text:p>
          </table:table-cell>
          <table:table-cell table:formula="of:=IF([.C4]=&quot;Mañana&quot;;LEFT([.D4];1);LEFT([.D4];2))" office:value-type="string" office:string-value="13" calcext:value-type="string">
            <text:p>13</text:p>
          </table:table-cell>
          <table:table-cell table:formula="of:=IF(LEN(ROUND((0&amp;RIGHT([.D4];LEN([.D4])-LEN([.E4])))*60))&lt;2;0&amp;ROUND((0&amp;RIGHT([.D4];LEN([.D4])-LEN([.E4])))*60);ROUND((0&amp;RIGHT([.D4];LEN([.D4])-LEN([.E4])))*60))" office:value-type="string" office:string-value="06" calcext:value-type="string">
            <text:p>06</text:p>
          </table:table-cell>
          <table:table-cell table:formula="of:=[.E4]&amp;&quot;:&quot;&amp;[.F4]" office:value-type="string" office:string-value="13:06" calcext:value-type="string">
            <text:p>13:06</text:p>
          </table:table-cell>
          <table:table-cell/>
          <table:table-cell office:value-type="string" calcext:value-type="string">
            <text:p>Promedio Mañana</text:p>
          </table:table-cell>
          <table:table-cell office:value-type="float" office:value="6.53714285714286" calcext:value-type="float">
            <text:p>6,53714285714286</text:p>
          </table:table-cell>
          <table:table-cell table:formula="of:=LEFT([.J4];1)" office:value-type="string" office:string-value="6" calcext:value-type="string">
            <text:p>6</text:p>
          </table:table-cell>
          <table:table-cell table:formula="of:=IF(LEN(ROUND((0&amp;RIGHT([.J4];LEN([.J4])-LEN([.K4])))*60))&lt;2;0&amp;ROUND((0&amp;RIGHT([.J4];LEN([.J4])-LEN([.K4])))*60);ROUND((0&amp;RIGHT([.J4];LEN([.J4])-LEN([.K4])))*60))" office:value-type="float" office:value="32" calcext:value-type="float">
            <text:p>32</text:p>
          </table:table-cell>
          <table:table-cell table:formula="of:=[.K4]&amp;&quot;:&quot;&amp;[.L4]" office:value-type="string" office:string-value="6:32" calcext:value-type="string">
            <text:p>6: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352" calcext:value-type="float">
            <text:p>14,352</text:p>
          </table:table-cell>
          <table:table-cell table:formula="of:=IF([.C5]=&quot;Mañana&quot;;LEFT([.D5];1);LEFT([.D5];2))" office:value-type="string" office:string-value="14" calcext:value-type="string">
            <text:p>14</text:p>
          </table:table-cell>
          <table:table-cell table:formula="of:=IF(LEN(ROUND((0&amp;RIGHT([.D5];LEN([.D5])-LEN([.E5])))*60))&lt;2;0&amp;ROUND((0&amp;RIGHT([.D5];LEN([.D5])-LEN([.E5])))*60);ROUND((0&amp;RIGHT([.D5];LEN([.D5])-LEN([.E5])))*60))" office:value-type="float" office:value="21" calcext:value-type="float">
            <text:p>21</text:p>
          </table:table-cell>
          <table:table-cell table:formula="of:=[.E5]&amp;&quot;:&quot;&amp;[.F5]" office:value-type="string" office:string-value="14:21" calcext:value-type="string">
            <text:p>14:21</text:p>
          </table:table-cell>
          <table:table-cell/>
          <table:table-cell office:value-type="string" calcext:value-type="string">
            <text:p>Promedio Almuerzo</text:p>
          </table:table-cell>
          <table:table-cell office:value-type="float" office:value="13.5494117647059" calcext:value-type="float">
            <text:p>13,5494117647059</text:p>
          </table:table-cell>
          <table:table-cell table:formula="of:=LEFT([.J5];2)" office:value-type="string" office:string-value="13" calcext:value-type="string">
            <text:p>13</text:p>
          </table:table-cell>
          <table:table-cell table:formula="of:=IF(LEN(ROUND((0&amp;RIGHT([.J5];LEN([.J5])-LEN([.K5])))*60))&lt;2;0&amp;ROUND((0&amp;RIGHT([.J5];LEN([.J5])-LEN([.K5])))*60);ROUND((0&amp;RIGHT([.J5];LEN([.J5])-LEN([.K5])))*60))" office:value-type="float" office:value="33" calcext:value-type="float">
            <text:p>33</text:p>
          </table:table-cell>
          <table:table-cell table:formula="of:=[.K5]&amp;&quot;:&quot;&amp;[.L5]" office:value-type="string" office:string-value="13:33" calcext:value-type="string">
            <text:p>13: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7.088" calcext:value-type="float">
            <text:p>17,088</text:p>
          </table:table-cell>
          <table:table-cell table:formula="of:=IF([.C6]=&quot;Mañana&quot;;LEFT([.D6];1);LEFT([.D6];2))" office:value-type="string" office:string-value="17" calcext:value-type="string">
            <text:p>17</text:p>
          </table:table-cell>
          <table:table-cell table:formula="of:=IF(LEN(ROUND((0&amp;RIGHT([.D6];LEN([.D6])-LEN([.E6])))*60))&lt;2;0&amp;ROUND((0&amp;RIGHT([.D6];LEN([.D6])-LEN([.E6])))*60);ROUND((0&amp;RIGHT([.D6];LEN([.D6])-LEN([.E6])))*60))" office:value-type="string" office:string-value="05" calcext:value-type="string">
            <text:p>05</text:p>
          </table:table-cell>
          <table:table-cell table:formula="of:=[.E6]&amp;&quot;:&quot;&amp;[.F6]" office:value-type="string" office:string-value="17:05" calcext:value-type="string">
            <text:p>17:05</text:p>
          </table:table-cell>
          <table:table-cell/>
          <table:table-cell office:value-type="string" calcext:value-type="string">
            <text:p>Promedio Tarde</text:p>
          </table:table-cell>
          <table:table-cell office:value-type="float" office:value="16.5727058823529" calcext:value-type="float">
            <text:p>16,5727058823529</text:p>
          </table:table-cell>
          <table:table-cell table:formula="of:=LEFT([.J6];2)" office:value-type="string" office:string-value="16" calcext:value-type="string">
            <text:p>16</text:p>
          </table:table-cell>
          <table:table-cell table:formula="of:=IF(LEN(ROUND((0&amp;RIGHT([.J6];LEN([.J6])-LEN([.K6])))*60))&lt;2;0&amp;ROUND((0&amp;RIGHT([.J6];LEN([.J6])-LEN([.K6])))*60);ROUND((0&amp;RIGHT([.J6];LEN([.J6])-LEN([.K6])))*60))" office:value-type="float" office:value="34" calcext:value-type="float">
            <text:p>34</text:p>
          </table:table-cell>
          <table:table-cell table:formula="of:=[.K6]&amp;&quot;:&quot;&amp;[.L6]" office:value-type="string" office:string-value="16:34" calcext:value-type="string">
            <text:p>16: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7.08" calcext:value-type="float">
            <text:p>7,08</text:p>
          </table:table-cell>
          <table:table-cell table:formula="of:=IF([.C7]=&quot;Mañana&quot;;LEFT([.D7];1);LEFT([.D7];2))" office:value-type="string" office:string-value="7" calcext:value-type="string">
            <text:p>7</text:p>
          </table:table-cell>
          <table:table-cell table:formula="of:=IF(LEN(ROUND((0&amp;RIGHT([.D7];LEN([.D7])-LEN([.E7])))*60))&lt;2;0&amp;ROUND((0&amp;RIGHT([.D7];LEN([.D7])-LEN([.E7])))*60);ROUND((0&amp;RIGHT([.D7];LEN([.D7])-LEN([.E7])))*60))" office:value-type="string" office:string-value="05" calcext:value-type="string">
            <text:p>05</text:p>
          </table:table-cell>
          <table:table-cell table:formula="of:=[.E7]&amp;&quot;:&quot;&amp;[.F7]" office:value-type="string" office:string-value="7:05" calcext:value-type="string">
            <text:p>7:05</text:p>
          </table:table-cell>
          <table:table-cell/>
          <table:table-cell office:value-type="string" calcext:value-type="string">
            <text:p>Promedio Mínimas</text:p>
          </table:table-cell>
          <table:table-cell office:value-type="float" office:value="14.2309565217391" calcext:value-type="float">
            <text:p>14,2309565217391</text:p>
          </table:table-cell>
          <table:table-cell table:formula="of:=LEFT([.J7];2)" office:value-type="string" office:string-value="14" calcext:value-type="string">
            <text:p>14</text:p>
          </table:table-cell>
          <table:table-cell table:formula="of:=IF(LEN(ROUND((0&amp;RIGHT([.J7];LEN([.J7])-LEN([.K7])))*60))&lt;2;0&amp;ROUND((0&amp;RIGHT([.J7];LEN([.J7])-LEN([.K7])))*60);ROUND((0&amp;RIGHT([.J7];LEN([.J7])-LEN([.K7])))*60))" office:value-type="float" office:value="14" calcext:value-type="float">
            <text:p>14</text:p>
          </table:table-cell>
          <table:table-cell table:formula="of:=[.K7]&amp;&quot;:&quot;&amp;[.L7]" office:value-type="string" office:string-value="14:14" calcext:value-type="string">
            <text:p>14: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2.096" calcext:value-type="float">
            <text:p>12,096</text:p>
          </table:table-cell>
          <table:table-cell table:formula="of:=IF([.C8]=&quot;Mañana&quot;;LEFT([.D8];1);LEFT([.D8];2))" office:value-type="string" office:string-value="12" calcext:value-type="string">
            <text:p>12</text:p>
          </table:table-cell>
          <table:table-cell table:formula="of:=IF(LEN(ROUND((0&amp;RIGHT([.D8];LEN([.D8])-LEN([.E8])))*60))&lt;2;0&amp;ROUND((0&amp;RIGHT([.D8];LEN([.D8])-LEN([.E8])))*60);ROUND((0&amp;RIGHT([.D8];LEN([.D8])-LEN([.E8])))*60))" office:value-type="string" office:string-value="06" calcext:value-type="string">
            <text:p>06</text:p>
          </table:table-cell>
          <table:table-cell table:formula="of:=[.E8]&amp;&quot;:&quot;&amp;[.F8]" office:value-type="string" office:string-value="12:06" calcext:value-type="string">
            <text:p>12:06</text:p>
          </table:table-cell>
          <table:table-cell/>
          <table:table-cell table:style-name="ce4" office:value-type="string" calcext:value-type="string">
            <text:p>Promedio Máximas</text:p>
          </table:table-cell>
          <table:table-cell office:value-type="float" office:value="12.4173913043478" calcext:value-type="float">
            <text:p>12,4173913043478</text:p>
          </table:table-cell>
          <table:table-cell table:formula="of:=LEFT([.J8];2)" office:value-type="string" office:string-value="12" calcext:value-type="string">
            <text:p>12</text:p>
          </table:table-cell>
          <table:table-cell table:formula="of:=IF(LEN(ROUND((0&amp;RIGHT([.J8];LEN([.J8])-LEN([.K8])))*60))&lt;2;0&amp;ROUND((0&amp;RIGHT([.J8];LEN([.J8])-LEN([.K8])))*60);ROUND((0&amp;RIGHT([.J8];LEN([.J8])-LEN([.K8])))*60))" office:value-type="float" office:value="25" calcext:value-type="float">
            <text:p>25</text:p>
          </table:table-cell>
          <table:table-cell table:formula="of:=[.K8]&amp;&quot;:&quot;&amp;[.L8]" office:value-type="string" office:string-value="12:25" calcext:value-type="string">
            <text:p>12: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688" calcext:value-type="float">
            <text:p>14,688</text:p>
          </table:table-cell>
          <table:table-cell table:formula="of:=IF([.C9]=&quot;Mañana&quot;;LEFT([.D9];1);LEFT([.D9];2))" office:value-type="string" office:string-value="14" calcext:value-type="string">
            <text:p>14</text:p>
          </table:table-cell>
          <table:table-cell table:formula="of:=IF(LEN(ROUND((0&amp;RIGHT([.D9];LEN([.D9])-LEN([.E9])))*60))&lt;2;0&amp;ROUND((0&amp;RIGHT([.D9];LEN([.D9])-LEN([.E9])))*60);ROUND((0&amp;RIGHT([.D9];LEN([.D9])-LEN([.E9])))*60))" office:value-type="float" office:value="41" calcext:value-type="float">
            <text:p>41</text:p>
          </table:table-cell>
          <table:table-cell table:formula="of:=[.E9]&amp;&quot;:&quot;&amp;[.F9]" office:value-type="string" office:string-value="14:41" calcext:value-type="string">
            <text:p>14:41</text:p>
          </table:table-cell>
          <table:table-cell/>
          <table:table-cell office:value-type="string" calcext:value-type="string">
            <text:p>Promedio Crecientes</text:p>
          </table:table-cell>
          <table:table-cell office:value-type="float" office:value="14.2309565217391" calcext:value-type="float">
            <text:p>14,2309565217391</text:p>
          </table:table-cell>
          <table:table-cell table:formula="of:=LEFT([.J9];2)" office:value-type="string" office:string-value="14" calcext:value-type="string">
            <text:p>14</text:p>
          </table:table-cell>
          <table:table-cell table:formula="of:=IF(LEN(ROUND((0&amp;RIGHT([.J9];LEN([.J9])-LEN([.K9])))*60))&lt;2;0&amp;ROUND((0&amp;RIGHT([.J9];LEN([.J9])-LEN([.K9])))*60);ROUND((0&amp;RIGHT([.J9];LEN([.J9])-LEN([.K9])))*60))" office:value-type="float" office:value="14" calcext:value-type="float">
            <text:p>14</text:p>
          </table:table-cell>
          <table:table-cell table:formula="of:=[.K9]&amp;&quot;:&quot;&amp;[.L9]" office:value-type="string" office:string-value="14:14" calcext:value-type="string">
            <text:p>14: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248" calcext:value-type="float">
            <text:p>16,248</text:p>
          </table:table-cell>
          <table:table-cell table:formula="of:=IF([.C10]=&quot;Mañana&quot;;LEFT([.D10];1);LEFT([.D10];2))" office:value-type="string" office:string-value="16" calcext:value-type="string">
            <text:p>16</text:p>
          </table:table-cell>
          <table:table-cell table:formula="of:=IF(LEN(ROUND((0&amp;RIGHT([.D10];LEN([.D10])-LEN([.E10])))*60))&lt;2;0&amp;ROUND((0&amp;RIGHT([.D10];LEN([.D10])-LEN([.E10])))*60);ROUND((0&amp;RIGHT([.D10];LEN([.D10])-LEN([.E10])))*60))" office:value-type="float" office:value="15" calcext:value-type="float">
            <text:p>15</text:p>
          </table:table-cell>
          <table:table-cell table:formula="of:=[.E10]&amp;&quot;:&quot;&amp;[.F10]" office:value-type="string" office:string-value="16:15" calcext:value-type="string">
            <text:p>16:15</text:p>
          </table:table-cell>
          <table:table-cell/>
          <table:table-cell office:value-type="string" calcext:value-type="string">
            <text:p>Promedio Decreciente</text:p>
          </table:table-cell>
          <table:table-cell office:value-type="float" office:value="14.2885714285714" calcext:value-type="float">
            <text:p>14,2885714285714</text:p>
          </table:table-cell>
          <table:table-cell table:formula="of:=LEFT([.J10];2)" office:value-type="string" office:string-value="14" calcext:value-type="string">
            <text:p>14</text:p>
          </table:table-cell>
          <table:table-cell table:formula="of:=IF(LEN(ROUND((0&amp;RIGHT([.J10];LEN([.J10])-LEN([.K10])))*60))&lt;2;0&amp;ROUND((0&amp;RIGHT([.J10];LEN([.J10])-LEN([.K10])))*60);ROUND((0&amp;RIGHT([.J10];LEN([.J10])-LEN([.K10])))*60))" office:value-type="float" office:value="17" calcext:value-type="float">
            <text:p>17</text:p>
          </table:table-cell>
          <table:table-cell table:formula="of:=[.K10]&amp;&quot;:&quot;&amp;[.L10]" office:value-type="string" office:string-value="14:17" calcext:value-type="string">
            <text:p>14: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864" calcext:value-type="float">
            <text:p>6,864</text:p>
          </table:table-cell>
          <table:table-cell table:formula="of:=IF([.C11]=&quot;Mañana&quot;;LEFT([.D11];1);LEFT([.D11];2))" office:value-type="string" office:string-value="6" calcext:value-type="string">
            <text:p>6</text:p>
          </table:table-cell>
          <table:table-cell table:formula="of:=IF(LEN(ROUND((0&amp;RIGHT([.D11];LEN([.D11])-LEN([.E11])))*60))&lt;2;0&amp;ROUND((0&amp;RIGHT([.D11];LEN([.D11])-LEN([.E11])))*60);ROUND((0&amp;RIGHT([.D11];LEN([.D11])-LEN([.E11])))*60))" office:value-type="float" office:value="52" calcext:value-type="float">
            <text:p>52</text:p>
          </table:table-cell>
          <table:table-cell table:formula="of:=[.E11]&amp;&quot;:&quot;&amp;[.F11]" office:value-type="string" office:string-value="6:52" calcext:value-type="string">
            <text:p>6: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2.264" calcext:value-type="float">
            <text:p>12,264</text:p>
          </table:table-cell>
          <table:table-cell table:formula="of:=IF([.C12]=&quot;Mañana&quot;;LEFT([.D12];1);LEFT([.D12];2))" office:value-type="string" office:string-value="12" calcext:value-type="string">
            <text:p>12</text:p>
          </table:table-cell>
          <table:table-cell table:formula="of:=IF(LEN(ROUND((0&amp;RIGHT([.D12];LEN([.D12])-LEN([.E12])))*60))&lt;2;0&amp;ROUND((0&amp;RIGHT([.D12];LEN([.D12])-LEN([.E12])))*60);ROUND((0&amp;RIGHT([.D12];LEN([.D12])-LEN([.E12])))*60))" office:value-type="float" office:value="16" calcext:value-type="float">
            <text:p>16</text:p>
          </table:table-cell>
          <table:table-cell table:formula="of:=[.E12]&amp;&quot;:&quot;&amp;[.F12]" office:value-type="string" office:string-value="12:16" calcext:value-type="string">
            <text:p>12: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832" calcext:value-type="float">
            <text:p>14,832</text:p>
          </table:table-cell>
          <table:table-cell table:style-name="ce8" table:formula="of:=IF([.C13]=&quot;Mañana&quot;;LEFT([.D13];1);LEFT([.D13];2))" office:value-type="string" office:string-value="14" calcext:value-type="string">
            <text:p>14</text:p>
          </table:table-cell>
          <table:table-cell table:formula="of:=IF(LEN(ROUND((0&amp;RIGHT([.D13];LEN([.D13])-LEN([.E13])))*60))&lt;2;0&amp;ROUND((0&amp;RIGHT([.D13];LEN([.D13])-LEN([.E13])))*60);ROUND((0&amp;RIGHT([.D13];LEN([.D13])-LEN([.E13])))*60))" office:value-type="float" office:value="50" calcext:value-type="float">
            <text:p>50</text:p>
          </table:table-cell>
          <table:table-cell table:style-name="ce8" table:formula="of:=[.E13]&amp;&quot;:&quot;&amp;[.F13]" office:value-type="string" office:string-value="14:50" calcext:value-type="string">
            <text:p>14: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176" calcext:value-type="float">
            <text:p>16,176</text:p>
          </table:table-cell>
          <table:table-cell table:formula="of:=IF([.C14]=&quot;Mañana&quot;;LEFT([.D14];1);LEFT([.D14];2))" office:value-type="string" office:string-value="16" calcext:value-type="string">
            <text:p>16</text:p>
          </table:table-cell>
          <table:table-cell table:formula="of:=IF(LEN(ROUND((0&amp;RIGHT([.D14];LEN([.D14])-LEN([.E14])))*60))&lt;2;0&amp;ROUND((0&amp;RIGHT([.D14];LEN([.D14])-LEN([.E14])))*60);ROUND((0&amp;RIGHT([.D14];LEN([.D14])-LEN([.E14])))*60))" office:value-type="float" office:value="11" calcext:value-type="float">
            <text:p>11</text:p>
          </table:table-cell>
          <table:table-cell table:formula="of:=[.E14]&amp;&quot;:&quot;&amp;[.F14]" office:value-type="string" office:string-value="16:11" calcext:value-type="string">
            <text:p>16: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24" calcext:value-type="float">
            <text:p>6,24</text:p>
          </table:table-cell>
          <table:table-cell table:formula="of:=IF([.C15]=&quot;Mañana&quot;;LEFT([.D15];1);LEFT([.D15];2))" office:value-type="string" office:string-value="6" calcext:value-type="string">
            <text:p>6</text:p>
          </table:table-cell>
          <table:table-cell table:formula="of:=IF(LEN(ROUND((0&amp;RIGHT([.D15];LEN([.D15])-LEN([.E15])))*60))&lt;2;0&amp;ROUND((0&amp;RIGHT([.D15];LEN([.D15])-LEN([.E15])))*60);ROUND((0&amp;RIGHT([.D15];LEN([.D15])-LEN([.E15])))*60))" office:value-type="float" office:value="14" calcext:value-type="float">
            <text:p>14</text:p>
          </table:table-cell>
          <table:table-cell table:formula="of:=[.E15]&amp;&quot;:&quot;&amp;[.F15]" office:value-type="string" office:string-value="6:14" calcext:value-type="string">
            <text:p>6: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1.904" calcext:value-type="float">
            <text:p>11,904</text:p>
          </table:table-cell>
          <table:table-cell table:formula="of:=IF([.C16]=&quot;Mañana&quot;;LEFT([.D16];1);LEFT([.D16];2))" office:value-type="string" office:string-value="11" calcext:value-type="string">
            <text:p>11</text:p>
          </table:table-cell>
          <table:table-cell table:formula="of:=IF(LEN(ROUND((0&amp;RIGHT([.D16];LEN([.D16])-LEN([.E16])))*60))&lt;2;0&amp;ROUND((0&amp;RIGHT([.D16];LEN([.D16])-LEN([.E16])))*60);ROUND((0&amp;RIGHT([.D16];LEN([.D16])-LEN([.E16])))*60))" office:value-type="float" office:value="54" calcext:value-type="float">
            <text:p>54</text:p>
          </table:table-cell>
          <table:table-cell table:formula="of:=[.E16]&amp;&quot;:&quot;&amp;[.F16]" office:value-type="string" office:string-value="11:54" calcext:value-type="string">
            <text:p>11: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008" calcext:value-type="float">
            <text:p>13,008</text:p>
          </table:table-cell>
          <table:table-cell table:formula="of:=IF([.C17]=&quot;Mañana&quot;;LEFT([.D17];1);LEFT([.D17];2))" office:value-type="string" office:string-value="13" calcext:value-type="string">
            <text:p>13</text:p>
          </table:table-cell>
          <table:table-cell table:formula="of:=IF(LEN(ROUND((0&amp;RIGHT([.D17];LEN([.D17])-LEN([.E17])))*60))&lt;2;0&amp;ROUND((0&amp;RIGHT([.D17];LEN([.D17])-LEN([.E17])))*60);ROUND((0&amp;RIGHT([.D17];LEN([.D17])-LEN([.E17])))*60))" office:value-type="string" office:string-value="00" calcext:value-type="string">
            <text:p>00</text:p>
          </table:table-cell>
          <table:table-cell table:formula="of:=[.E17]&amp;&quot;:&quot;&amp;[.F17]" office:value-type="string" office:string-value="13:00" calcext:value-type="string">
            <text:p>13: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808" calcext:value-type="float">
            <text:p>14,808</text:p>
          </table:table-cell>
          <table:table-cell table:formula="of:=IF([.C18]=&quot;Mañana&quot;;LEFT([.D18];1);LEFT([.D18];2))" office:value-type="string" office:string-value="14" calcext:value-type="string">
            <text:p>14</text:p>
          </table:table-cell>
          <table:table-cell table:formula="of:=IF(LEN(ROUND((0&amp;RIGHT([.D18];LEN([.D18])-LEN([.E18])))*60))&lt;2;0&amp;ROUND((0&amp;RIGHT([.D18];LEN([.D18])-LEN([.E18])))*60);ROUND((0&amp;RIGHT([.D18];LEN([.D18])-LEN([.E18])))*60))" office:value-type="float" office:value="48" calcext:value-type="float">
            <text:p>48</text:p>
          </table:table-cell>
          <table:table-cell table:formula="of:=[.E18]&amp;&quot;:&quot;&amp;[.F18]" office:value-type="string" office:string-value="14:48" calcext:value-type="string">
            <text:p>14: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008" calcext:value-type="float">
            <text:p>16,008</text:p>
          </table:table-cell>
          <table:table-cell table:formula="of:=IF([.C19]=&quot;Mañana&quot;;LEFT([.D19];1);LEFT([.D19];2))" office:value-type="string" office:string-value="16" calcext:value-type="string">
            <text:p>16</text:p>
          </table:table-cell>
          <table:table-cell table:formula="of:=IF(LEN(ROUND((0&amp;RIGHT([.D19];LEN([.D19])-LEN([.E19])))*60))&lt;2;0&amp;ROUND((0&amp;RIGHT([.D19];LEN([.D19])-LEN([.E19])))*60);ROUND((0&amp;RIGHT([.D19];LEN([.D19])-LEN([.E19])))*60))" office:value-type="string" office:string-value="00" calcext:value-type="string">
            <text:p>00</text:p>
          </table:table-cell>
          <table:table-cell table:formula="of:=[.E19]&amp;&quot;:&quot;&amp;[.F19]" office:value-type="string" office:string-value="16:00" calcext:value-type="string">
            <text:p>16: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7.112" calcext:value-type="float">
            <text:p>17,112</text:p>
          </table:table-cell>
          <table:table-cell table:formula="of:=IF([.C20]=&quot;Mañana&quot;;LEFT([.D20];1);LEFT([.D20];2))" office:value-type="string" office:string-value="17" calcext:value-type="string">
            <text:p>17</text:p>
          </table:table-cell>
          <table:table-cell table:formula="of:=IF(LEN(ROUND((0&amp;RIGHT([.D20];LEN([.D20])-LEN([.E20])))*60))&lt;2;0&amp;ROUND((0&amp;RIGHT([.D20];LEN([.D20])-LEN([.E20])))*60);ROUND((0&amp;RIGHT([.D20];LEN([.D20])-LEN([.E20])))*60))" office:value-type="string" office:string-value="07" calcext:value-type="string">
            <text:p>07</text:p>
          </table:table-cell>
          <table:table-cell table:formula="of:=[.E20]&amp;&quot;:&quot;&amp;[.F20]" office:value-type="string" office:string-value="17:07" calcext:value-type="string">
            <text:p>17: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5.952" calcext:value-type="float">
            <text:p>5,952</text:p>
          </table:table-cell>
          <table:table-cell table:formula="of:=IF([.C21]=&quot;Mañana&quot;;LEFT([.D21];1);LEFT([.D21];2))" office:value-type="string" office:string-value="5" calcext:value-type="string">
            <text:p>5</text:p>
          </table:table-cell>
          <table:table-cell table:formula="of:=IF(LEN(ROUND((0&amp;RIGHT([.D21];LEN([.D21])-LEN([.E21])))*60))&lt;2;0&amp;ROUND((0&amp;RIGHT([.D21];LEN([.D21])-LEN([.E21])))*60);ROUND((0&amp;RIGHT([.D21];LEN([.D21])-LEN([.E21])))*60))" office:value-type="float" office:value="57" calcext:value-type="float">
            <text:p>57</text:p>
          </table:table-cell>
          <table:table-cell table:formula="of:=[.E21]&amp;&quot;:&quot;&amp;[.F21]" office:value-type="string" office:string-value="5:57" calcext:value-type="string">
            <text:p>5: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2.048" calcext:value-type="float">
            <text:p>12,048</text:p>
          </table:table-cell>
          <table:table-cell table:formula="of:=IF([.C22]=&quot;Mañana&quot;;LEFT([.D22];1);LEFT([.D22];2))" office:value-type="string" office:string-value="12" calcext:value-type="string">
            <text:p>12</text:p>
          </table:table-cell>
          <table:table-cell table:formula="of:=IF(LEN(ROUND((0&amp;RIGHT([.D22];LEN([.D22])-LEN([.E22])))*60))&lt;2;0&amp;ROUND((0&amp;RIGHT([.D22];LEN([.D22])-LEN([.E22])))*60);ROUND((0&amp;RIGHT([.D22];LEN([.D22])-LEN([.E22])))*60))" office:value-type="string" office:string-value="03" calcext:value-type="string">
            <text:p>03</text:p>
          </table:table-cell>
          <table:table-cell table:formula="of:=[.E22]&amp;&quot;:&quot;&amp;[.F22]" office:value-type="string" office:string-value="12:03" calcext:value-type="string">
            <text:p>12: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992" calcext:value-type="float">
            <text:p>13,992</text:p>
          </table:table-cell>
          <table:table-cell table:style-name="ce8" table:formula="of:=IF([.C23]=&quot;Mañana&quot;;LEFT([.D23];1);LEFT([.D23];2))" office:value-type="string" office:string-value="13" calcext:value-type="string">
            <text:p>13</text:p>
          </table:table-cell>
          <table:table-cell table:formula="of:=IF(LEN(ROUND((0&amp;RIGHT([.D23];LEN([.D23])-LEN([.E23])))*60))&lt;2;0&amp;ROUND((0&amp;RIGHT([.D23];LEN([.D23])-LEN([.E23])))*60);ROUND((0&amp;RIGHT([.D23];LEN([.D23])-LEN([.E23])))*60))" office:value-type="float" office:value="60" calcext:value-type="float">
            <text:p>60</text:p>
          </table:table-cell>
          <table:table-cell table:style-name="ce8" table:formula="of:=[.E23]&amp;&quot;:&quot;&amp;[.F23]" office:value-type="string" office:string-value="13:60" calcext:value-type="string">
            <text:p>13: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272" calcext:value-type="float">
            <text:p>16,272</text:p>
          </table:table-cell>
          <table:table-cell table:formula="of:=IF([.C24]=&quot;Mañana&quot;;LEFT([.D24];1);LEFT([.D24];2))" office:value-type="string" office:string-value="16" calcext:value-type="string">
            <text:p>16</text:p>
          </table:table-cell>
          <table:table-cell table:formula="of:=IF(LEN(ROUND((0&amp;RIGHT([.D24];LEN([.D24])-LEN([.E24])))*60))&lt;2;0&amp;ROUND((0&amp;RIGHT([.D24];LEN([.D24])-LEN([.E24])))*60);ROUND((0&amp;RIGHT([.D24];LEN([.D24])-LEN([.E24])))*60))" office:value-type="float" office:value="16" calcext:value-type="float">
            <text:p>16</text:p>
          </table:table-cell>
          <table:table-cell table:formula="of:=[.E24]&amp;&quot;:&quot;&amp;[.F24]" office:value-type="string" office:string-value="16:16" calcext:value-type="string">
            <text:p>16: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6" calcext:value-type="float">
            <text:p>6,6</text:p>
          </table:table-cell>
          <table:table-cell table:formula="of:=IF([.C25]=&quot;Mañana&quot;;LEFT([.D25];1);LEFT([.D25];2))" office:value-type="string" office:string-value="6" calcext:value-type="string">
            <text:p>6</text:p>
          </table:table-cell>
          <table:table-cell table:formula="of:=IF(LEN(ROUND((0&amp;RIGHT([.D25];LEN([.D25])-LEN([.E25])))*60))&lt;2;0&amp;ROUND((0&amp;RIGHT([.D25];LEN([.D25])-LEN([.E25])))*60);ROUND((0&amp;RIGHT([.D25];LEN([.D25])-LEN([.E25])))*60))" office:value-type="float" office:value="36" calcext:value-type="float">
            <text:p>36</text:p>
          </table:table-cell>
          <table:table-cell table:formula="of:=[.E25]&amp;&quot;:&quot;&amp;[.F25]" office:value-type="string" office:string-value="6:36" calcext:value-type="string">
            <text:p>6: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0.992" calcext:value-type="float">
            <text:p>10,992</text:p>
          </table:table-cell>
          <table:table-cell table:formula="of:=IF([.C26]=&quot;Mañana&quot;;LEFT([.D26];1);LEFT([.D26];2))" office:value-type="string" office:string-value="10" calcext:value-type="string">
            <text:p>10</text:p>
          </table:table-cell>
          <table:table-cell table:formula="of:=IF(LEN(ROUND((0&amp;RIGHT([.D26];LEN([.D26])-LEN([.E26])))*60))&lt;2;0&amp;ROUND((0&amp;RIGHT([.D26];LEN([.D26])-LEN([.E26])))*60);ROUND((0&amp;RIGHT([.D26];LEN([.D26])-LEN([.E26])))*60))" office:value-type="float" office:value="60" calcext:value-type="float">
            <text:p>60</text:p>
          </table:table-cell>
          <table:table-cell table:formula="of:=[.E26]&amp;&quot;:&quot;&amp;[.F26]" office:value-type="string" office:string-value="10:60" calcext:value-type="string">
            <text:p>10: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76" calcext:value-type="float">
            <text:p>14,76</text:p>
          </table:table-cell>
          <table:table-cell table:formula="of:=IF([.C27]=&quot;Mañana&quot;;LEFT([.D27];1);LEFT([.D27];2))" office:value-type="string" office:string-value="14" calcext:value-type="string">
            <text:p>14</text:p>
          </table:table-cell>
          <table:table-cell table:formula="of:=IF(LEN(ROUND((0&amp;RIGHT([.D27];LEN([.D27])-LEN([.E27])))*60))&lt;2;0&amp;ROUND((0&amp;RIGHT([.D27];LEN([.D27])-LEN([.E27])))*60);ROUND((0&amp;RIGHT([.D27];LEN([.D27])-LEN([.E27])))*60))" office:value-type="float" office:value="46" calcext:value-type="float">
            <text:p>46</text:p>
          </table:table-cell>
          <table:table-cell table:formula="of:=[.E27]&amp;&quot;:&quot;&amp;[.F27]" office:value-type="string" office:string-value="14:46" calcext:value-type="string">
            <text:p>14: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5.784" calcext:value-type="float">
            <text:p>5,784</text:p>
          </table:table-cell>
          <table:table-cell table:formula="of:=IF([.C28]=&quot;Mañana&quot;;LEFT([.D28];1);LEFT([.D28];2))" office:value-type="string" office:string-value="5" calcext:value-type="string">
            <text:p>5</text:p>
          </table:table-cell>
          <table:table-cell table:formula="of:=IF(LEN(ROUND((0&amp;RIGHT([.D28];LEN([.D28])-LEN([.E28])))*60))&lt;2;0&amp;ROUND((0&amp;RIGHT([.D28];LEN([.D28])-LEN([.E28])))*60);ROUND((0&amp;RIGHT([.D28];LEN([.D28])-LEN([.E28])))*60))" office:value-type="float" office:value="47" calcext:value-type="float">
            <text:p>47</text:p>
          </table:table-cell>
          <table:table-cell table:formula="of:=[.E28]&amp;&quot;:&quot;&amp;[.F28]" office:value-type="string" office:string-value="5:47" calcext:value-type="string">
            <text:p>5: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008" calcext:value-type="float">
            <text:p>13,008</text:p>
          </table:table-cell>
          <table:table-cell table:formula="of:=IF([.C29]=&quot;Mañana&quot;;LEFT([.D29];1);LEFT([.D29];2))" office:value-type="string" office:string-value="13" calcext:value-type="string">
            <text:p>13</text:p>
          </table:table-cell>
          <table:table-cell table:formula="of:=IF(LEN(ROUND((0&amp;RIGHT([.D29];LEN([.D29])-LEN([.E29])))*60))&lt;2;0&amp;ROUND((0&amp;RIGHT([.D29];LEN([.D29])-LEN([.E29])))*60);ROUND((0&amp;RIGHT([.D29];LEN([.D29])-LEN([.E29])))*60))" office:value-type="string" office:string-value="00" calcext:value-type="string">
            <text:p>00</text:p>
          </table:table-cell>
          <table:table-cell table:formula="of:=[.E29]&amp;&quot;:&quot;&amp;[.F29]" office:value-type="string" office:string-value="13:00" calcext:value-type="string">
            <text:p>13: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424" calcext:value-type="float">
            <text:p>14,424</text:p>
          </table:table-cell>
          <table:table-cell table:formula="of:=IF([.C30]=&quot;Mañana&quot;;LEFT([.D30];1);LEFT([.D30];2))" office:value-type="string" office:string-value="14" calcext:value-type="string">
            <text:p>14</text:p>
          </table:table-cell>
          <table:table-cell table:formula="of:=IF(LEN(ROUND((0&amp;RIGHT([.D30];LEN([.D30])-LEN([.E30])))*60))&lt;2;0&amp;ROUND((0&amp;RIGHT([.D30];LEN([.D30])-LEN([.E30])))*60);ROUND((0&amp;RIGHT([.D30];LEN([.D30])-LEN([.E30])))*60))" office:value-type="float" office:value="25" calcext:value-type="float">
            <text:p>25</text:p>
          </table:table-cell>
          <table:table-cell table:formula="of:=[.E30]&amp;&quot;:&quot;&amp;[.F30]" office:value-type="string" office:string-value="14:25" calcext:value-type="string">
            <text:p>14: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008" calcext:value-type="float">
            <text:p>16,008</text:p>
          </table:table-cell>
          <table:table-cell table:formula="of:=IF([.C31]=&quot;Mañana&quot;;LEFT([.D31];1);LEFT([.D31];2))" office:value-type="string" office:string-value="16" calcext:value-type="string">
            <text:p>16</text:p>
          </table:table-cell>
          <table:table-cell table:formula="of:=IF(LEN(ROUND((0&amp;RIGHT([.D31];LEN([.D31])-LEN([.E31])))*60))&lt;2;0&amp;ROUND((0&amp;RIGHT([.D31];LEN([.D31])-LEN([.E31])))*60);ROUND((0&amp;RIGHT([.D31];LEN([.D31])-LEN([.E31])))*60))" office:value-type="string" office:string-value="00" calcext:value-type="string">
            <text:p>00</text:p>
          </table:table-cell>
          <table:table-cell table:formula="of:=[.E31]&amp;&quot;:&quot;&amp;[.F31]" office:value-type="string" office:string-value="16:00" calcext:value-type="string">
            <text:p>16: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744" calcext:value-type="float">
            <text:p>6,744</text:p>
          </table:table-cell>
          <table:table-cell table:formula="of:=IF([.C32]=&quot;Mañana&quot;;LEFT([.D32];1);LEFT([.D32];2))" office:value-type="string" office:string-value="6" calcext:value-type="string">
            <text:p>6</text:p>
          </table:table-cell>
          <table:table-cell table:formula="of:=IF(LEN(ROUND((0&amp;RIGHT([.D32];LEN([.D32])-LEN([.E32])))*60))&lt;2;0&amp;ROUND((0&amp;RIGHT([.D32];LEN([.D32])-LEN([.E32])))*60);ROUND((0&amp;RIGHT([.D32];LEN([.D32])-LEN([.E32])))*60))" office:value-type="float" office:value="45" calcext:value-type="float">
            <text:p>45</text:p>
          </table:table-cell>
          <table:table-cell table:formula="of:=[.E32]&amp;&quot;:&quot;&amp;[.F32]" office:value-type="string" office:string-value="6:45" calcext:value-type="string">
            <text:p>6: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2.576" calcext:value-type="float">
            <text:p>12,576</text:p>
          </table:table-cell>
          <table:table-cell table:style-name="ce8" table:formula="of:=IF([.C33]=&quot;Mañana&quot;;LEFT([.D33];1);LEFT([.D33];2))" office:value-type="string" office:string-value="12" calcext:value-type="string">
            <text:p>12</text:p>
          </table:table-cell>
          <table:table-cell table:formula="of:=IF(LEN(ROUND((0&amp;RIGHT([.D33];LEN([.D33])-LEN([.E33])))*60))&lt;2;0&amp;ROUND((0&amp;RIGHT([.D33];LEN([.D33])-LEN([.E33])))*60);ROUND((0&amp;RIGHT([.D33];LEN([.D33])-LEN([.E33])))*60))" office:value-type="float" office:value="35" calcext:value-type="float">
            <text:p>35</text:p>
          </table:table-cell>
          <table:table-cell table:style-name="ce8" table:formula="of:=[.E33]&amp;&quot;:&quot;&amp;[.F33]" office:value-type="string" office:string-value="12:35" calcext:value-type="string">
            <text:p>12: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616" calcext:value-type="float">
            <text:p>14,616</text:p>
          </table:table-cell>
          <table:table-cell table:formula="of:=IF([.C34]=&quot;Mañana&quot;;LEFT([.D34];1);LEFT([.D34];2))" office:value-type="string" office:string-value="14" calcext:value-type="string">
            <text:p>14</text:p>
          </table:table-cell>
          <table:table-cell table:formula="of:=IF(LEN(ROUND((0&amp;RIGHT([.D34];LEN([.D34])-LEN([.E34])))*60))&lt;2;0&amp;ROUND((0&amp;RIGHT([.D34];LEN([.D34])-LEN([.E34])))*60);ROUND((0&amp;RIGHT([.D34];LEN([.D34])-LEN([.E34])))*60))" office:value-type="float" office:value="37" calcext:value-type="float">
            <text:p>37</text:p>
          </table:table-cell>
          <table:table-cell table:formula="of:=[.E34]&amp;&quot;:&quot;&amp;[.F34]" office:value-type="string" office:string-value="14:37" calcext:value-type="string">
            <text:p>14: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944" calcext:value-type="float">
            <text:p>16,944</text:p>
          </table:table-cell>
          <table:table-cell table:formula="of:=IF([.C35]=&quot;Mañana&quot;;LEFT([.D35];1);LEFT([.D35];2))" office:value-type="string" office:string-value="16" calcext:value-type="string">
            <text:p>16</text:p>
          </table:table-cell>
          <table:table-cell table:formula="of:=IF(LEN(ROUND((0&amp;RIGHT([.D35];LEN([.D35])-LEN([.E35])))*60))&lt;2;0&amp;ROUND((0&amp;RIGHT([.D35];LEN([.D35])-LEN([.E35])))*60);ROUND((0&amp;RIGHT([.D35];LEN([.D35])-LEN([.E35])))*60))" office:value-type="float" office:value="57" calcext:value-type="float">
            <text:p>57</text:p>
          </table:table-cell>
          <table:table-cell table:formula="of:=[.E35]&amp;&quot;:&quot;&amp;[.F35]" office:value-type="string" office:string-value="16:57" calcext:value-type="string">
            <text:p>16: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7.008" calcext:value-type="float">
            <text:p>7,008</text:p>
          </table:table-cell>
          <table:table-cell table:formula="of:=IF([.C36]=&quot;Mañana&quot;;LEFT([.D36];1);LEFT([.D36];2))" office:value-type="string" office:string-value="7" calcext:value-type="string">
            <text:p>7</text:p>
          </table:table-cell>
          <table:table-cell table:formula="of:=IF(LEN(ROUND((0&amp;RIGHT([.D36];LEN([.D36])-LEN([.E36])))*60))&lt;2;0&amp;ROUND((0&amp;RIGHT([.D36];LEN([.D36])-LEN([.E36])))*60);ROUND((0&amp;RIGHT([.D36];LEN([.D36])-LEN([.E36])))*60))" office:value-type="string" office:string-value="00" calcext:value-type="string">
            <text:p>00</text:p>
          </table:table-cell>
          <table:table-cell table:formula="of:=[.E36]&amp;&quot;:&quot;&amp;[.F36]" office:value-type="string" office:string-value="7:00" calcext:value-type="string">
            <text:p>7: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2.576" calcext:value-type="float">
            <text:p>12,576</text:p>
          </table:table-cell>
          <table:table-cell table:formula="of:=IF([.C37]=&quot;Mañana&quot;;LEFT([.D37];1);LEFT([.D37];2))" office:value-type="string" office:string-value="12" calcext:value-type="string">
            <text:p>12</text:p>
          </table:table-cell>
          <table:table-cell table:formula="of:=IF(LEN(ROUND((0&amp;RIGHT([.D37];LEN([.D37])-LEN([.E37])))*60))&lt;2;0&amp;ROUND((0&amp;RIGHT([.D37];LEN([.D37])-LEN([.E37])))*60);ROUND((0&amp;RIGHT([.D37];LEN([.D37])-LEN([.E37])))*60))" office:value-type="float" office:value="35" calcext:value-type="float">
            <text:p>35</text:p>
          </table:table-cell>
          <table:table-cell table:formula="of:=[.E37]&amp;&quot;:&quot;&amp;[.F37]" office:value-type="string" office:string-value="12:35" calcext:value-type="string">
            <text:p>12: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424" calcext:value-type="float">
            <text:p>14,424</text:p>
          </table:table-cell>
          <table:table-cell table:formula="of:=IF([.C38]=&quot;Mañana&quot;;LEFT([.D38];1);LEFT([.D38];2))" office:value-type="string" office:string-value="14" calcext:value-type="string">
            <text:p>14</text:p>
          </table:table-cell>
          <table:table-cell table:formula="of:=IF(LEN(ROUND((0&amp;RIGHT([.D38];LEN([.D38])-LEN([.E38])))*60))&lt;2;0&amp;ROUND((0&amp;RIGHT([.D38];LEN([.D38])-LEN([.E38])))*60);ROUND((0&amp;RIGHT([.D38];LEN([.D38])-LEN([.E38])))*60))" office:value-type="float" office:value="25" calcext:value-type="float">
            <text:p>25</text:p>
          </table:table-cell>
          <table:table-cell table:formula="of:=[.E38]&amp;&quot;:&quot;&amp;[.F38]" office:value-type="string" office:string-value="14:25" calcext:value-type="string">
            <text:p>14: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5.888" calcext:value-type="float">
            <text:p>15,888</text:p>
          </table:table-cell>
          <table:table-cell table:formula="of:=IF([.C39]=&quot;Mañana&quot;;LEFT([.D39];1);LEFT([.D39];2))" office:value-type="string" office:string-value="15" calcext:value-type="string">
            <text:p>15</text:p>
          </table:table-cell>
          <table:table-cell table:formula="of:=IF(LEN(ROUND((0&amp;RIGHT([.D39];LEN([.D39])-LEN([.E39])))*60))&lt;2;0&amp;ROUND((0&amp;RIGHT([.D39];LEN([.D39])-LEN([.E39])))*60);ROUND((0&amp;RIGHT([.D39];LEN([.D39])-LEN([.E39])))*60))" office:value-type="float" office:value="53" calcext:value-type="float">
            <text:p>53</text:p>
          </table:table-cell>
          <table:table-cell table:formula="of:=[.E39]&amp;&quot;:&quot;&amp;[.F39]" office:value-type="string" office:string-value="15:53" calcext:value-type="string">
            <text:p>15: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7.064" calcext:value-type="float">
            <text:p>17,064</text:p>
          </table:table-cell>
          <table:table-cell table:formula="of:=IF([.C40]=&quot;Mañana&quot;;LEFT([.D40];1);LEFT([.D40];2))" office:value-type="string" office:string-value="17" calcext:value-type="string">
            <text:p>17</text:p>
          </table:table-cell>
          <table:table-cell table:formula="of:=IF(LEN(ROUND((0&amp;RIGHT([.D40];LEN([.D40])-LEN([.E40])))*60))&lt;2;0&amp;ROUND((0&amp;RIGHT([.D40];LEN([.D40])-LEN([.E40])))*60);ROUND((0&amp;RIGHT([.D40];LEN([.D40])-LEN([.E40])))*60))" office:value-type="string" office:string-value="04" calcext:value-type="string">
            <text:p>04</text:p>
          </table:table-cell>
          <table:table-cell table:formula="of:=[.E40]&amp;&quot;:&quot;&amp;[.F40]" office:value-type="string" office:string-value="17:04" calcext:value-type="string">
            <text:p>17: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7.76" calcext:value-type="float">
            <text:p>17,76</text:p>
          </table:table-cell>
          <table:table-cell table:formula="of:=IF([.C41]=&quot;Mañana&quot;;LEFT([.D41];1);LEFT([.D41];2))" office:value-type="string" office:string-value="17" calcext:value-type="string">
            <text:p>17</text:p>
          </table:table-cell>
          <table:table-cell table:formula="of:=IF(LEN(ROUND((0&amp;RIGHT([.D41];LEN([.D41])-LEN([.E41])))*60))&lt;2;0&amp;ROUND((0&amp;RIGHT([.D41];LEN([.D41])-LEN([.E41])))*60);ROUND((0&amp;RIGHT([.D41];LEN([.D41])-LEN([.E41])))*60))" office:value-type="float" office:value="46" calcext:value-type="float">
            <text:p>46</text:p>
          </table:table-cell>
          <table:table-cell table:formula="of:=[.E41]&amp;&quot;:&quot;&amp;[.F41]" office:value-type="string" office:string-value="17:46" calcext:value-type="string">
            <text:p>17: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672" calcext:value-type="float">
            <text:p>6,672</text:p>
          </table:table-cell>
          <table:table-cell table:formula="of:=IF([.C42]=&quot;Mañana&quot;;LEFT([.D42];1);LEFT([.D42];2))" office:value-type="string" office:string-value="6" calcext:value-type="string">
            <text:p>6</text:p>
          </table:table-cell>
          <table:table-cell table:formula="of:=IF(LEN(ROUND((0&amp;RIGHT([.D42];LEN([.D42])-LEN([.E42])))*60))&lt;2;0&amp;ROUND((0&amp;RIGHT([.D42];LEN([.D42])-LEN([.E42])))*60);ROUND((0&amp;RIGHT([.D42];LEN([.D42])-LEN([.E42])))*60))" office:value-type="float" office:value="40" calcext:value-type="float">
            <text:p>40</text:p>
          </table:table-cell>
          <table:table-cell table:formula="of:=[.E42]&amp;&quot;:&quot;&amp;[.F42]" office:value-type="string" office:string-value="6:40" calcext:value-type="string">
            <text:p>6: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008" calcext:value-type="float">
            <text:p>13,008</text:p>
          </table:table-cell>
          <table:table-cell table:style-name="ce8" table:formula="of:=IF([.C43]=&quot;Mañana&quot;;LEFT([.D43];1);LEFT([.D43];2))" office:value-type="string" office:string-value="13" calcext:value-type="string">
            <text:p>13</text:p>
          </table:table-cell>
          <table:table-cell table:formula="of:=IF(LEN(ROUND((0&amp;RIGHT([.D43];LEN([.D43])-LEN([.E43])))*60))&lt;2;0&amp;ROUND((0&amp;RIGHT([.D43];LEN([.D43])-LEN([.E43])))*60);ROUND((0&amp;RIGHT([.D43];LEN([.D43])-LEN([.E43])))*60))" office:value-type="string" office:string-value="00" calcext:value-type="string">
            <text:p>00</text:p>
          </table:table-cell>
          <table:table-cell table:style-name="ce8" table:formula="of:=[.E43]&amp;&quot;:&quot;&amp;[.F43]" office:value-type="string" office:string-value="13:00" calcext:value-type="string">
            <text:p>13: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4" calcext:value-type="float">
            <text:p>14,4</text:p>
          </table:table-cell>
          <table:table-cell table:formula="of:=IF([.C44]=&quot;Mañana&quot;;LEFT([.D44];1);LEFT([.D44];2))" office:value-type="string" office:string-value="14" calcext:value-type="string">
            <text:p>14</text:p>
          </table:table-cell>
          <table:table-cell table:formula="of:=IF(LEN(ROUND((0&amp;RIGHT([.D44];LEN([.D44])-LEN([.E44])))*60))&lt;2;0&amp;ROUND((0&amp;RIGHT([.D44];LEN([.D44])-LEN([.E44])))*60);ROUND((0&amp;RIGHT([.D44];LEN([.D44])-LEN([.E44])))*60))" office:value-type="float" office:value="24" calcext:value-type="float">
            <text:p>24</text:p>
          </table:table-cell>
          <table:table-cell table:formula="of:=[.E44]&amp;&quot;:&quot;&amp;[.F44]" office:value-type="string" office:string-value="14:24" calcext:value-type="string">
            <text:p>14: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056" calcext:value-type="float">
            <text:p>16,056</text:p>
          </table:table-cell>
          <table:table-cell table:formula="of:=IF([.C45]=&quot;Mañana&quot;;LEFT([.D45];1);LEFT([.D45];2))" office:value-type="string" office:string-value="16" calcext:value-type="string">
            <text:p>16</text:p>
          </table:table-cell>
          <table:table-cell table:formula="of:=IF(LEN(ROUND((0&amp;RIGHT([.D45];LEN([.D45])-LEN([.E45])))*60))&lt;2;0&amp;ROUND((0&amp;RIGHT([.D45];LEN([.D45])-LEN([.E45])))*60);ROUND((0&amp;RIGHT([.D45];LEN([.D45])-LEN([.E45])))*60))" office:value-type="string" office:string-value="03" calcext:value-type="string">
            <text:p>03</text:p>
          </table:table-cell>
          <table:table-cell table:formula="of:=[.E45]&amp;&quot;:&quot;&amp;[.F45]" office:value-type="string" office:string-value="16:03" calcext:value-type="string">
            <text:p>16: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912" calcext:value-type="float">
            <text:p>6,912</text:p>
          </table:table-cell>
          <table:table-cell table:formula="of:=IF([.C46]=&quot;Mañana&quot;;LEFT([.D46];1);LEFT([.D46];2))" office:value-type="string" office:string-value="6" calcext:value-type="string">
            <text:p>6</text:p>
          </table:table-cell>
          <table:table-cell table:formula="of:=IF(LEN(ROUND((0&amp;RIGHT([.D46];LEN([.D46])-LEN([.E46])))*60))&lt;2;0&amp;ROUND((0&amp;RIGHT([.D46];LEN([.D46])-LEN([.E46])))*60);ROUND((0&amp;RIGHT([.D46];LEN([.D46])-LEN([.E46])))*60))" office:value-type="float" office:value="55" calcext:value-type="float">
            <text:p>55</text:p>
          </table:table-cell>
          <table:table-cell table:formula="of:=[.E46]&amp;&quot;:&quot;&amp;[.F46]" office:value-type="string" office:string-value="6:55" calcext:value-type="string">
            <text:p>6: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2.648" calcext:value-type="float">
            <text:p>12,648</text:p>
          </table:table-cell>
          <table:table-cell table:formula="of:=IF([.C47]=&quot;Mañana&quot;;LEFT([.D47];1);LEFT([.D47];2))" office:value-type="string" office:string-value="12" calcext:value-type="string">
            <text:p>12</text:p>
          </table:table-cell>
          <table:table-cell table:formula="of:=IF(LEN(ROUND((0&amp;RIGHT([.D47];LEN([.D47])-LEN([.E47])))*60))&lt;2;0&amp;ROUND((0&amp;RIGHT([.D47];LEN([.D47])-LEN([.E47])))*60);ROUND((0&amp;RIGHT([.D47];LEN([.D47])-LEN([.E47])))*60))" office:value-type="float" office:value="39" calcext:value-type="float">
            <text:p>39</text:p>
          </table:table-cell>
          <table:table-cell table:formula="of:=[.E47]&amp;&quot;:&quot;&amp;[.F47]" office:value-type="string" office:string-value="12:39" calcext:value-type="string">
            <text:p>12: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104" calcext:value-type="float">
            <text:p>16,104</text:p>
          </table:table-cell>
          <table:table-cell table:formula="of:=IF([.C48]=&quot;Mañana&quot;;LEFT([.D48];1);LEFT([.D48];2))" office:value-type="string" office:string-value="16" calcext:value-type="string">
            <text:p>16</text:p>
          </table:table-cell>
          <table:table-cell table:formula="of:=IF(LEN(ROUND((0&amp;RIGHT([.D48];LEN([.D48])-LEN([.E48])))*60))&lt;2;0&amp;ROUND((0&amp;RIGHT([.D48];LEN([.D48])-LEN([.E48])))*60);ROUND((0&amp;RIGHT([.D48];LEN([.D48])-LEN([.E48])))*60))" office:value-type="string" office:string-value="06" calcext:value-type="string">
            <text:p>06</text:p>
          </table:table-cell>
          <table:table-cell table:formula="of:=[.E48]&amp;&quot;:&quot;&amp;[.F48]" office:value-type="string" office:string-value="16:06" calcext:value-type="string">
            <text:p>16: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7.4" calcext:value-type="float">
            <text:p>17,4</text:p>
          </table:table-cell>
          <table:table-cell table:formula="of:=IF([.C49]=&quot;Mañana&quot;;LEFT([.D49];1);LEFT([.D49];2))" office:value-type="string" office:string-value="17" calcext:value-type="string">
            <text:p>17</text:p>
          </table:table-cell>
          <table:table-cell table:formula="of:=IF(LEN(ROUND((0&amp;RIGHT([.D49];LEN([.D49])-LEN([.E49])))*60))&lt;2;0&amp;ROUND((0&amp;RIGHT([.D49];LEN([.D49])-LEN([.E49])))*60);ROUND((0&amp;RIGHT([.D49];LEN([.D49])-LEN([.E49])))*60))" office:value-type="float" office:value="24" calcext:value-type="float">
            <text:p>24</text:p>
          </table:table-cell>
          <table:table-cell table:formula="of:=[.E49]&amp;&quot;:&quot;&amp;[.F49]" office:value-type="string" office:string-value="17:24" calcext:value-type="string">
            <text:p>17: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7.104" calcext:value-type="float">
            <text:p>7,104</text:p>
          </table:table-cell>
          <table:table-cell table:formula="of:=IF([.C50]=&quot;Mañana&quot;;LEFT([.D50];1);LEFT([.D50];2))" office:value-type="string" office:string-value="7" calcext:value-type="string">
            <text:p>7</text:p>
          </table:table-cell>
          <table:table-cell table:formula="of:=IF(LEN(ROUND((0&amp;RIGHT([.D50];LEN([.D50])-LEN([.E50])))*60))&lt;2;0&amp;ROUND((0&amp;RIGHT([.D50];LEN([.D50])-LEN([.E50])))*60);ROUND((0&amp;RIGHT([.D50];LEN([.D50])-LEN([.E50])))*60))" office:value-type="string" office:string-value="06" calcext:value-type="string">
            <text:p>06</text:p>
          </table:table-cell>
          <table:table-cell table:formula="of:=[.E50]&amp;&quot;:&quot;&amp;[.F50]" office:value-type="string" office:string-value="7:06" calcext:value-type="string">
            <text:p>7: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2.144" calcext:value-type="float">
            <text:p>12,144</text:p>
          </table:table-cell>
          <table:table-cell table:formula="of:=IF([.C51]=&quot;Mañana&quot;;LEFT([.D51];1);LEFT([.D51];2))" office:value-type="string" office:string-value="12" calcext:value-type="string">
            <text:p>12</text:p>
          </table:table-cell>
          <table:table-cell table:formula="of:=IF(LEN(ROUND((0&amp;RIGHT([.D51];LEN([.D51])-LEN([.E51])))*60))&lt;2;0&amp;ROUND((0&amp;RIGHT([.D51];LEN([.D51])-LEN([.E51])))*60);ROUND((0&amp;RIGHT([.D51];LEN([.D51])-LEN([.E51])))*60))" office:value-type="string" office:string-value="09" calcext:value-type="string">
            <text:p>09</text:p>
          </table:table-cell>
          <table:table-cell table:formula="of:=[.E51]&amp;&quot;:&quot;&amp;[.F51]" office:value-type="string" office:string-value="12:09" calcext:value-type="string">
            <text:p>12: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448" calcext:value-type="float">
            <text:p>14,448</text:p>
          </table:table-cell>
          <table:table-cell table:formula="of:=IF([.C52]=&quot;Mañana&quot;;LEFT([.D52];1);LEFT([.D52];2))" office:value-type="string" office:string-value="14" calcext:value-type="string">
            <text:p>14</text:p>
          </table:table-cell>
          <table:table-cell table:formula="of:=IF(LEN(ROUND((0&amp;RIGHT([.D52];LEN([.D52])-LEN([.E52])))*60))&lt;2;0&amp;ROUND((0&amp;RIGHT([.D52];LEN([.D52])-LEN([.E52])))*60);ROUND((0&amp;RIGHT([.D52];LEN([.D52])-LEN([.E52])))*60))" office:value-type="float" office:value="27" calcext:value-type="float">
            <text:p>27</text:p>
          </table:table-cell>
          <table:table-cell table:formula="of:=[.E52]&amp;&quot;:&quot;&amp;[.F52]" office:value-type="string" office:string-value="14:27" calcext:value-type="string">
            <text:p>14: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5.48" calcext:value-type="float">
            <text:p>15,48</text:p>
          </table:table-cell>
          <table:table-cell table:style-name="ce8" table:formula="of:=IF([.C53]=&quot;Mañana&quot;;LEFT([.D53];1);LEFT([.D53];2))" office:value-type="string" office:string-value="15" calcext:value-type="string">
            <text:p>15</text:p>
          </table:table-cell>
          <table:table-cell table:formula="of:=IF(LEN(ROUND((0&amp;RIGHT([.D53];LEN([.D53])-LEN([.E53])))*60))&lt;2;0&amp;ROUND((0&amp;RIGHT([.D53];LEN([.D53])-LEN([.E53])))*60);ROUND((0&amp;RIGHT([.D53];LEN([.D53])-LEN([.E53])))*60))" office:value-type="float" office:value="29" calcext:value-type="float">
            <text:p>29</text:p>
          </table:table-cell>
          <table:table-cell table:style-name="ce8" table:formula="of:=[.E53]&amp;&quot;:&quot;&amp;[.F53]" office:value-type="string" office:string-value="15:29" calcext:value-type="string">
            <text:p>15: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576" calcext:value-type="float">
            <text:p>6,576</text:p>
          </table:table-cell>
          <table:table-cell table:formula="of:=IF([.C54]=&quot;Mañana&quot;;LEFT([.D54];1);LEFT([.D54];2))" office:value-type="string" office:string-value="6" calcext:value-type="string">
            <text:p>6</text:p>
          </table:table-cell>
          <table:table-cell table:formula="of:=IF(LEN(ROUND((0&amp;RIGHT([.D54];LEN([.D54])-LEN([.E54])))*60))&lt;2;0&amp;ROUND((0&amp;RIGHT([.D54];LEN([.D54])-LEN([.E54])))*60);ROUND((0&amp;RIGHT([.D54];LEN([.D54])-LEN([.E54])))*60))" office:value-type="float" office:value="35" calcext:value-type="float">
            <text:p>35</text:p>
          </table:table-cell>
          <table:table-cell table:formula="of:=[.E54]&amp;&quot;:&quot;&amp;[.F54]" office:value-type="string" office:string-value="6:35" calcext:value-type="string">
            <text:p>6: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0.944" calcext:value-type="float">
            <text:p>10,944</text:p>
          </table:table-cell>
          <table:table-cell table:formula="of:=IF([.C55]=&quot;Mañana&quot;;LEFT([.D55];1);LEFT([.D55];2))" office:value-type="string" office:string-value="10" calcext:value-type="string">
            <text:p>10</text:p>
          </table:table-cell>
          <table:table-cell table:formula="of:=IF(LEN(ROUND((0&amp;RIGHT([.D55];LEN([.D55])-LEN([.E55])))*60))&lt;2;0&amp;ROUND((0&amp;RIGHT([.D55];LEN([.D55])-LEN([.E55])))*60);ROUND((0&amp;RIGHT([.D55];LEN([.D55])-LEN([.E55])))*60))" office:value-type="float" office:value="57" calcext:value-type="float">
            <text:p>57</text:p>
          </table:table-cell>
          <table:table-cell table:formula="of:=[.E55]&amp;&quot;:&quot;&amp;[.F55]" office:value-type="string" office:string-value="10:57" calcext:value-type="string">
            <text:p>10: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1.736" calcext:value-type="float">
            <text:p>11,736</text:p>
          </table:table-cell>
          <table:table-cell table:formula="of:=IF([.C56]=&quot;Mañana&quot;;LEFT([.D56];1);LEFT([.D56];2))" office:value-type="string" office:string-value="11" calcext:value-type="string">
            <text:p>11</text:p>
          </table:table-cell>
          <table:table-cell table:formula="of:=IF(LEN(ROUND((0&amp;RIGHT([.D56];LEN([.D56])-LEN([.E56])))*60))&lt;2;0&amp;ROUND((0&amp;RIGHT([.D56];LEN([.D56])-LEN([.E56])))*60);ROUND((0&amp;RIGHT([.D56];LEN([.D56])-LEN([.E56])))*60))" office:value-type="float" office:value="44" calcext:value-type="float">
            <text:p>44</text:p>
          </table:table-cell>
          <table:table-cell table:formula="of:=[.E56]&amp;&quot;:&quot;&amp;[.F56]" office:value-type="string" office:string-value="11:44" calcext:value-type="string">
            <text:p>11: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032" calcext:value-type="float">
            <text:p>13,032</text:p>
          </table:table-cell>
          <table:table-cell table:formula="of:=IF([.C57]=&quot;Mañana&quot;;LEFT([.D57];1);LEFT([.D57];2))" office:value-type="string" office:string-value="13" calcext:value-type="string">
            <text:p>13</text:p>
          </table:table-cell>
          <table:table-cell table:formula="of:=IF(LEN(ROUND((0&amp;RIGHT([.D57];LEN([.D57])-LEN([.E57])))*60))&lt;2;0&amp;ROUND((0&amp;RIGHT([.D57];LEN([.D57])-LEN([.E57])))*60);ROUND((0&amp;RIGHT([.D57];LEN([.D57])-LEN([.E57])))*60))" office:value-type="string" office:string-value="02" calcext:value-type="string">
            <text:p>02</text:p>
          </table:table-cell>
          <table:table-cell table:formula="of:=[.E57]&amp;&quot;:&quot;&amp;[.F57]" office:value-type="string" office:string-value="13:02" calcext:value-type="string">
            <text:p>13: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36" calcext:value-type="float">
            <text:p>6,36</text:p>
          </table:table-cell>
          <table:table-cell table:formula="of:=IF([.C58]=&quot;Mañana&quot;;LEFT([.D58];1);LEFT([.D58];2))" office:value-type="string" office:string-value="6" calcext:value-type="string">
            <text:p>6</text:p>
          </table:table-cell>
          <table:table-cell table:formula="of:=IF(LEN(ROUND((0&amp;RIGHT([.D58];LEN([.D58])-LEN([.E58])))*60))&lt;2;0&amp;ROUND((0&amp;RIGHT([.D58];LEN([.D58])-LEN([.E58])))*60);ROUND((0&amp;RIGHT([.D58];LEN([.D58])-LEN([.E58])))*60))" office:value-type="float" office:value="22" calcext:value-type="float">
            <text:p>22</text:p>
          </table:table-cell>
          <table:table-cell table:formula="of:=[.E58]&amp;&quot;:&quot;&amp;[.F58]" office:value-type="string" office:string-value="6:22" calcext:value-type="string">
            <text:p>6: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1.712" calcext:value-type="float">
            <text:p>11,712</text:p>
          </table:table-cell>
          <table:table-cell table:formula="of:=IF([.C59]=&quot;Mañana&quot;;LEFT([.D59];1);LEFT([.D59];2))" office:value-type="string" office:string-value="11" calcext:value-type="string">
            <text:p>11</text:p>
          </table:table-cell>
          <table:table-cell table:formula="of:=IF(LEN(ROUND((0&amp;RIGHT([.D59];LEN([.D59])-LEN([.E59])))*60))&lt;2;0&amp;ROUND((0&amp;RIGHT([.D59];LEN([.D59])-LEN([.E59])))*60);ROUND((0&amp;RIGHT([.D59];LEN([.D59])-LEN([.E59])))*60))" office:value-type="float" office:value="43" calcext:value-type="float">
            <text:p>43</text:p>
          </table:table-cell>
          <table:table-cell table:formula="of:=[.E59]&amp;&quot;:&quot;&amp;[.F59]" office:value-type="string" office:string-value="11:43" calcext:value-type="string">
            <text:p>11: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368" calcext:value-type="float">
            <text:p>13,368</text:p>
          </table:table-cell>
          <table:table-cell table:formula="of:=IF([.C60]=&quot;Mañana&quot;;LEFT([.D60];1);LEFT([.D60];2))" office:value-type="string" office:string-value="13" calcext:value-type="string">
            <text:p>13</text:p>
          </table:table-cell>
          <table:table-cell table:formula="of:=IF(LEN(ROUND((0&amp;RIGHT([.D60];LEN([.D60])-LEN([.E60])))*60))&lt;2;0&amp;ROUND((0&amp;RIGHT([.D60];LEN([.D60])-LEN([.E60])))*60);ROUND((0&amp;RIGHT([.D60];LEN([.D60])-LEN([.E60])))*60))" office:value-type="float" office:value="22" calcext:value-type="float">
            <text:p>22</text:p>
          </table:table-cell>
          <table:table-cell table:formula="of:=[.E60]&amp;&quot;:&quot;&amp;[.F60]" office:value-type="string" office:string-value="13:22" calcext:value-type="string">
            <text:p>13: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784" calcext:value-type="float">
            <text:p>14,784</text:p>
          </table:table-cell>
          <table:table-cell table:formula="of:=IF([.C61]=&quot;Mañana&quot;;LEFT([.D61];1);LEFT([.D61];2))" office:value-type="string" office:string-value="14" calcext:value-type="string">
            <text:p>14</text:p>
          </table:table-cell>
          <table:table-cell table:formula="of:=IF(LEN(ROUND((0&amp;RIGHT([.D61];LEN([.D61])-LEN([.E61])))*60))&lt;2;0&amp;ROUND((0&amp;RIGHT([.D61];LEN([.D61])-LEN([.E61])))*60);ROUND((0&amp;RIGHT([.D61];LEN([.D61])-LEN([.E61])))*60))" office:value-type="float" office:value="47" calcext:value-type="float">
            <text:p>47</text:p>
          </table:table-cell>
          <table:table-cell table:formula="of:=[.E61]&amp;&quot;:&quot;&amp;[.F61]" office:value-type="string" office:string-value="14:47" calcext:value-type="string">
            <text:p>14: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264" calcext:value-type="float">
            <text:p>6,264</text:p>
          </table:table-cell>
          <table:table-cell table:formula="of:=IF([.C62]=&quot;Mañana&quot;;LEFT([.D62];1);LEFT([.D62];2))" office:value-type="string" office:string-value="6" calcext:value-type="string">
            <text:p>6</text:p>
          </table:table-cell>
          <table:table-cell table:formula="of:=IF(LEN(ROUND((0&amp;RIGHT([.D62];LEN([.D62])-LEN([.E62])))*60))&lt;2;0&amp;ROUND((0&amp;RIGHT([.D62];LEN([.D62])-LEN([.E62])))*60);ROUND((0&amp;RIGHT([.D62];LEN([.D62])-LEN([.E62])))*60))" office:value-type="float" office:value="16" calcext:value-type="float">
            <text:p>16</text:p>
          </table:table-cell>
          <table:table-cell table:formula="of:=[.E62]&amp;&quot;:&quot;&amp;[.F62]" office:value-type="string" office:string-value="6:16" calcext:value-type="string">
            <text:p>6: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2.408" calcext:value-type="float">
            <text:p>12,408</text:p>
          </table:table-cell>
          <table:table-cell table:style-name="ce8" table:formula="of:=IF([.C63]=&quot;Mañana&quot;;LEFT([.D63];1);LEFT([.D63];2))" office:value-type="string" office:string-value="12" calcext:value-type="string">
            <text:p>12</text:p>
          </table:table-cell>
          <table:table-cell table:formula="of:=IF(LEN(ROUND((0&amp;RIGHT([.D63];LEN([.D63])-LEN([.E63])))*60))&lt;2;0&amp;ROUND((0&amp;RIGHT([.D63];LEN([.D63])-LEN([.E63])))*60);ROUND((0&amp;RIGHT([.D63];LEN([.D63])-LEN([.E63])))*60))" office:value-type="float" office:value="24" calcext:value-type="float">
            <text:p>24</text:p>
          </table:table-cell>
          <table:table-cell table:style-name="ce8" table:formula="of:=[.E63]&amp;&quot;:&quot;&amp;[.F63]" office:value-type="string" office:string-value="12:24" calcext:value-type="string">
            <text:p>12: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04" calcext:value-type="float">
            <text:p>14,04</text:p>
          </table:table-cell>
          <table:table-cell table:formula="of:=IF([.C64]=&quot;Mañana&quot;;LEFT([.D64];1);LEFT([.D64];2))" office:value-type="string" office:string-value="14" calcext:value-type="string">
            <text:p>14</text:p>
          </table:table-cell>
          <table:table-cell table:formula="of:=IF(LEN(ROUND((0&amp;RIGHT([.D64];LEN([.D64])-LEN([.E64])))*60))&lt;2;0&amp;ROUND((0&amp;RIGHT([.D64];LEN([.D64])-LEN([.E64])))*60);ROUND((0&amp;RIGHT([.D64];LEN([.D64])-LEN([.E64])))*60))" office:value-type="string" office:string-value="02" calcext:value-type="string">
            <text:p>02</text:p>
          </table:table-cell>
          <table:table-cell table:formula="of:=[.E64]&amp;&quot;:&quot;&amp;[.F64]" office:value-type="string" office:string-value="14:02" calcext:value-type="string">
            <text:p>14: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056" calcext:value-type="float">
            <text:p>16,056</text:p>
          </table:table-cell>
          <table:table-cell table:formula="of:=IF([.C65]=&quot;Mañana&quot;;LEFT([.D65];1);LEFT([.D65];2))" office:value-type="string" office:string-value="16" calcext:value-type="string">
            <text:p>16</text:p>
          </table:table-cell>
          <table:table-cell table:formula="of:=IF(LEN(ROUND((0&amp;RIGHT([.D65];LEN([.D65])-LEN([.E65])))*60))&lt;2;0&amp;ROUND((0&amp;RIGHT([.D65];LEN([.D65])-LEN([.E65])))*60);ROUND((0&amp;RIGHT([.D65];LEN([.D65])-LEN([.E65])))*60))" office:value-type="string" office:string-value="03" calcext:value-type="string">
            <text:p>03</text:p>
          </table:table-cell>
          <table:table-cell table:formula="of:=[.E65]&amp;&quot;:&quot;&amp;[.F65]" office:value-type="string" office:string-value="16:03" calcext:value-type="string">
            <text:p>16: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192" calcext:value-type="float">
            <text:p>6,192</text:p>
          </table:table-cell>
          <table:table-cell table:formula="of:=IF([.C66]=&quot;Mañana&quot;;LEFT([.D66];1);LEFT([.D66];2))" office:value-type="string" office:string-value="6" calcext:value-type="string">
            <text:p>6</text:p>
          </table:table-cell>
          <table:table-cell table:formula="of:=IF(LEN(ROUND((0&amp;RIGHT([.D66];LEN([.D66])-LEN([.E66])))*60))&lt;2;0&amp;ROUND((0&amp;RIGHT([.D66];LEN([.D66])-LEN([.E66])))*60);ROUND((0&amp;RIGHT([.D66];LEN([.D66])-LEN([.E66])))*60))" office:value-type="float" office:value="12" calcext:value-type="float">
            <text:p>12</text:p>
          </table:table-cell>
          <table:table-cell table:formula="of:=[.E66]&amp;&quot;:&quot;&amp;[.F66]" office:value-type="string" office:string-value="6:12" calcext:value-type="string">
            <text:p>6: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008" calcext:value-type="float">
            <text:p>13,008</text:p>
          </table:table-cell>
          <table:table-cell table:formula="of:=IF([.C67]=&quot;Mañana&quot;;LEFT([.D67];1);LEFT([.D67];2))" office:value-type="string" office:string-value="13" calcext:value-type="string">
            <text:p>13</text:p>
          </table:table-cell>
          <table:table-cell table:formula="of:=IF(LEN(ROUND((0&amp;RIGHT([.D67];LEN([.D67])-LEN([.E67])))*60))&lt;2;0&amp;ROUND((0&amp;RIGHT([.D67];LEN([.D67])-LEN([.E67])))*60);ROUND((0&amp;RIGHT([.D67];LEN([.D67])-LEN([.E67])))*60))" office:value-type="string" office:string-value="00" calcext:value-type="string">
            <text:p>00</text:p>
          </table:table-cell>
          <table:table-cell table:formula="of:=[.E67]&amp;&quot;:&quot;&amp;[.F67]" office:value-type="string" office:string-value="13:00" calcext:value-type="string">
            <text:p>13: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944" calcext:value-type="float">
            <text:p>13,944</text:p>
          </table:table-cell>
          <table:table-cell table:formula="of:=IF([.C68]=&quot;Mañana&quot;;LEFT([.D68];1);LEFT([.D68];2))" office:value-type="string" office:string-value="13" calcext:value-type="string">
            <text:p>13</text:p>
          </table:table-cell>
          <table:table-cell table:formula="of:=IF(LEN(ROUND((0&amp;RIGHT([.D68];LEN([.D68])-LEN([.E68])))*60))&lt;2;0&amp;ROUND((0&amp;RIGHT([.D68];LEN([.D68])-LEN([.E68])))*60);ROUND((0&amp;RIGHT([.D68];LEN([.D68])-LEN([.E68])))*60))" office:value-type="float" office:value="57" calcext:value-type="float">
            <text:p>57</text:p>
          </table:table-cell>
          <table:table-cell table:formula="of:=[.E68]&amp;&quot;:&quot;&amp;[.F68]" office:value-type="string" office:string-value="13:57" calcext:value-type="string">
            <text:p>13: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5.12" calcext:value-type="float">
            <text:p>15,12</text:p>
          </table:table-cell>
          <table:table-cell table:formula="of:=IF([.C69]=&quot;Mañana&quot;;LEFT([.D69];1);LEFT([.D69];2))" office:value-type="string" office:string-value="15" calcext:value-type="string">
            <text:p>15</text:p>
          </table:table-cell>
          <table:table-cell table:formula="of:=IF(LEN(ROUND((0&amp;RIGHT([.D69];LEN([.D69])-LEN([.E69])))*60))&lt;2;0&amp;ROUND((0&amp;RIGHT([.D69];LEN([.D69])-LEN([.E69])))*60);ROUND((0&amp;RIGHT([.D69];LEN([.D69])-LEN([.E69])))*60))" office:value-type="string" office:string-value="07" calcext:value-type="string">
            <text:p>07</text:p>
          </table:table-cell>
          <table:table-cell table:formula="of:=[.E69]&amp;&quot;:&quot;&amp;[.F69]" office:value-type="string" office:string-value="15:07" calcext:value-type="string">
            <text:p>15: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6.048" calcext:value-type="float">
            <text:p>6,048</text:p>
          </table:table-cell>
          <table:table-cell table:formula="of:=IF([.C70]=&quot;Mañana&quot;;LEFT([.D70];1);LEFT([.D70];2))" office:value-type="string" office:string-value="6" calcext:value-type="string">
            <text:p>6</text:p>
          </table:table-cell>
          <table:table-cell table:formula="of:=IF(LEN(ROUND((0&amp;RIGHT([.D70];LEN([.D70])-LEN([.E70])))*60))&lt;2;0&amp;ROUND((0&amp;RIGHT([.D70];LEN([.D70])-LEN([.E70])))*60);ROUND((0&amp;RIGHT([.D70];LEN([.D70])-LEN([.E70])))*60))" office:value-type="string" office:string-value="03" calcext:value-type="string">
            <text:p>03</text:p>
          </table:table-cell>
          <table:table-cell table:formula="of:=[.E70]&amp;&quot;:&quot;&amp;[.F70]" office:value-type="string" office:string-value="6:03" calcext:value-type="string">
            <text:p>6: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10.464" calcext:value-type="float">
            <text:p>10,464</text:p>
          </table:table-cell>
          <table:table-cell table:formula="of:=IF([.C71]=&quot;Mañana&quot;;LEFT([.D71];1);LEFT([.D71];2))" office:value-type="string" office:string-value="1" calcext:value-type="string">
            <text:p>1</text:p>
          </table:table-cell>
          <table:table-cell table:formula="of:=IF(LEN(ROUND((0&amp;RIGHT([.D71];LEN([.D71])-LEN([.E71])))*60))&lt;2;0&amp;ROUND((0&amp;RIGHT([.D71];LEN([.D71])-LEN([.E71])))*60);ROUND((0&amp;RIGHT([.D71];LEN([.D71])-LEN([.E71])))*60))" office:value-type="float" office:value="28" calcext:value-type="float">
            <text:p>28</text:p>
          </table:table-cell>
          <table:table-cell table:formula="of:=[.E71]&amp;&quot;:&quot;&amp;[.F71]" office:value-type="string" office:string-value="1:28" calcext:value-type="string">
            <text:p>1: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112" calcext:value-type="float">
            <text:p>14,112</text:p>
          </table:table-cell>
          <table:table-cell table:formula="of:=IF([.C72]=&quot;Mañana&quot;;LEFT([.D72];1);LEFT([.D72];2))" office:value-type="string" office:string-value="14" calcext:value-type="string">
            <text:p>14</text:p>
          </table:table-cell>
          <table:table-cell table:formula="of:=IF(LEN(ROUND((0&amp;RIGHT([.D72];LEN([.D72])-LEN([.E72])))*60))&lt;2;0&amp;ROUND((0&amp;RIGHT([.D72];LEN([.D72])-LEN([.E72])))*60);ROUND((0&amp;RIGHT([.D72];LEN([.D72])-LEN([.E72])))*60))" office:value-type="string" office:string-value="07" calcext:value-type="string">
            <text:p>07</text:p>
          </table:table-cell>
          <table:table-cell table:formula="of:=[.E72]&amp;&quot;:&quot;&amp;[.F72]" office:value-type="string" office:string-value="14:07" calcext:value-type="string">
            <text:p>14: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5.336" calcext:value-type="float">
            <text:p>15,336</text:p>
          </table:table-cell>
          <table:table-cell table:style-name="ce8" table:formula="of:=IF([.C73]=&quot;Mañana&quot;;LEFT([.D73];1);LEFT([.D73];2))" office:value-type="string" office:string-value="15" calcext:value-type="string">
            <text:p>15</text:p>
          </table:table-cell>
          <table:table-cell table:formula="of:=IF(LEN(ROUND((0&amp;RIGHT([.D73];LEN([.D73])-LEN([.E73])))*60))&lt;2;0&amp;ROUND((0&amp;RIGHT([.D73];LEN([.D73])-LEN([.E73])))*60);ROUND((0&amp;RIGHT([.D73];LEN([.D73])-LEN([.E73])))*60))" office:value-type="float" office:value="20" calcext:value-type="float">
            <text:p>20</text:p>
          </table:table-cell>
          <table:table-cell table:style-name="ce8" table:formula="of:=[.E73]&amp;&quot;:&quot;&amp;[.F73]" office:value-type="string" office:string-value="15:20" calcext:value-type="string">
            <text:p>15: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5.904" calcext:value-type="float">
            <text:p>5,904</text:p>
          </table:table-cell>
          <table:table-cell table:formula="of:=IF([.C74]=&quot;Mañana&quot;;LEFT([.D74];1);LEFT([.D74];2))" office:value-type="string" office:string-value="5" calcext:value-type="string">
            <text:p>5</text:p>
          </table:table-cell>
          <table:table-cell table:formula="of:=IF(LEN(ROUND((0&amp;RIGHT([.D74];LEN([.D74])-LEN([.E74])))*60))&lt;2;0&amp;ROUND((0&amp;RIGHT([.D74];LEN([.D74])-LEN([.E74])))*60);ROUND((0&amp;RIGHT([.D74];LEN([.D74])-LEN([.E74])))*60))" office:value-type="float" office:value="54" calcext:value-type="float">
            <text:p>54</text:p>
          </table:table-cell>
          <table:table-cell table:formula="of:=[.E74]&amp;&quot;:&quot;&amp;[.F74]" office:value-type="string" office:string-value="5:54" calcext:value-type="string">
            <text:p>5: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1.952" calcext:value-type="float">
            <text:p>11,952</text:p>
          </table:table-cell>
          <table:table-cell table:formula="of:=IF([.C75]=&quot;Mañana&quot;;LEFT([.D75];1);LEFT([.D75];2))" office:value-type="string" office:string-value="11" calcext:value-type="string">
            <text:p>11</text:p>
          </table:table-cell>
          <table:table-cell table:formula="of:=IF(LEN(ROUND((0&amp;RIGHT([.D75];LEN([.D75])-LEN([.E75])))*60))&lt;2;0&amp;ROUND((0&amp;RIGHT([.D75];LEN([.D75])-LEN([.E75])))*60);ROUND((0&amp;RIGHT([.D75];LEN([.D75])-LEN([.E75])))*60))" office:value-type="float" office:value="57" calcext:value-type="float">
            <text:p>57</text:p>
          </table:table-cell>
          <table:table-cell table:formula="of:=[.E75]&amp;&quot;:&quot;&amp;[.F75]" office:value-type="string" office:string-value="11:57" calcext:value-type="string">
            <text:p>11: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512" calcext:value-type="float">
            <text:p>13,512</text:p>
          </table:table-cell>
          <table:table-cell table:formula="of:=IF([.C76]=&quot;Mañana&quot;;LEFT([.D76];1);LEFT([.D76];2))" office:value-type="string" office:string-value="13" calcext:value-type="string">
            <text:p>13</text:p>
          </table:table-cell>
          <table:table-cell table:formula="of:=IF(LEN(ROUND((0&amp;RIGHT([.D76];LEN([.D76])-LEN([.E76])))*60))&lt;2;0&amp;ROUND((0&amp;RIGHT([.D76];LEN([.D76])-LEN([.E76])))*60);ROUND((0&amp;RIGHT([.D76];LEN([.D76])-LEN([.E76])))*60))" office:value-type="float" office:value="31" calcext:value-type="float">
            <text:p>31</text:p>
          </table:table-cell>
          <table:table-cell table:formula="of:=[.E76]&amp;&quot;:&quot;&amp;[.F76]" office:value-type="string" office:string-value="13:31" calcext:value-type="string">
            <text:p>13: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5.6" calcext:value-type="float">
            <text:p>15,6</text:p>
          </table:table-cell>
          <table:table-cell table:formula="of:=IF([.C77]=&quot;Mañana&quot;;LEFT([.D77];1);LEFT([.D77];2))" office:value-type="string" office:string-value="15" calcext:value-type="string">
            <text:p>15</text:p>
          </table:table-cell>
          <table:table-cell table:formula="of:=IF(LEN(ROUND((0&amp;RIGHT([.D77];LEN([.D77])-LEN([.E77])))*60))&lt;2;0&amp;ROUND((0&amp;RIGHT([.D77];LEN([.D77])-LEN([.E77])))*60);ROUND((0&amp;RIGHT([.D77];LEN([.D77])-LEN([.E77])))*60))" office:value-type="float" office:value="36" calcext:value-type="float">
            <text:p>36</text:p>
          </table:table-cell>
          <table:table-cell table:formula="of:=[.E77]&amp;&quot;:&quot;&amp;[.F77]" office:value-type="string" office:string-value="15:36" calcext:value-type="string">
            <text:p>15: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5.976" calcext:value-type="float">
            <text:p>5,976</text:p>
          </table:table-cell>
          <table:table-cell table:formula="of:=IF([.C78]=&quot;Mañana&quot;;LEFT([.D78];1);LEFT([.D78];2))" office:value-type="string" office:string-value="5" calcext:value-type="string">
            <text:p>5</text:p>
          </table:table-cell>
          <table:table-cell table:formula="of:=IF(LEN(ROUND((0&amp;RIGHT([.D78];LEN([.D78])-LEN([.E78])))*60))&lt;2;0&amp;ROUND((0&amp;RIGHT([.D78];LEN([.D78])-LEN([.E78])))*60);ROUND((0&amp;RIGHT([.D78];LEN([.D78])-LEN([.E78])))*60))" office:value-type="float" office:value="59" calcext:value-type="float">
            <text:p>59</text:p>
          </table:table-cell>
          <table:table-cell table:formula="of:=[.E78]&amp;&quot;:&quot;&amp;[.F78]" office:value-type="string" office:string-value="5:59" calcext:value-type="string">
            <text:p>5: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1.568" calcext:value-type="float">
            <text:p>11,568</text:p>
          </table:table-cell>
          <table:table-cell table:formula="of:=IF([.C79]=&quot;Mañana&quot;;LEFT([.D79];1);LEFT([.D79];2))" office:value-type="string" office:string-value="11" calcext:value-type="string">
            <text:p>11</text:p>
          </table:table-cell>
          <table:table-cell table:formula="of:=IF(LEN(ROUND((0&amp;RIGHT([.D79];LEN([.D79])-LEN([.E79])))*60))&lt;2;0&amp;ROUND((0&amp;RIGHT([.D79];LEN([.D79])-LEN([.E79])))*60);ROUND((0&amp;RIGHT([.D79];LEN([.D79])-LEN([.E79])))*60))" office:value-type="float" office:value="34" calcext:value-type="float">
            <text:p>34</text:p>
          </table:table-cell>
          <table:table-cell table:formula="of:=[.E79]&amp;&quot;:&quot;&amp;[.F79]" office:value-type="string" office:string-value="11:34" calcext:value-type="string">
            <text:p>11: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3.92" calcext:value-type="float">
            <text:p>13,92</text:p>
          </table:table-cell>
          <table:table-cell table:formula="of:=IF([.C80]=&quot;Mañana&quot;;LEFT([.D80];1);LEFT([.D80];2))" office:value-type="string" office:string-value="13" calcext:value-type="string">
            <text:p>13</text:p>
          </table:table-cell>
          <table:table-cell table:formula="of:=IF(LEN(ROUND((0&amp;RIGHT([.D80];LEN([.D80])-LEN([.E80])))*60))&lt;2;0&amp;ROUND((0&amp;RIGHT([.D80];LEN([.D80])-LEN([.E80])))*60);ROUND((0&amp;RIGHT([.D80];LEN([.D80])-LEN([.E80])))*60))" office:value-type="float" office:value="55" calcext:value-type="float">
            <text:p>55</text:p>
          </table:table-cell>
          <table:table-cell table:formula="of:=[.E80]&amp;&quot;:&quot;&amp;[.F80]" office:value-type="string" office:string-value="13:55" calcext:value-type="string">
            <text:p>13: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92" calcext:value-type="float">
            <text:p>16,92</text:p>
          </table:table-cell>
          <table:table-cell table:formula="of:=IF([.C81]=&quot;Mañana&quot;;LEFT([.D81];1);LEFT([.D81];2))" office:value-type="string" office:string-value="16" calcext:value-type="string">
            <text:p>16</text:p>
          </table:table-cell>
          <table:table-cell table:formula="of:=IF(LEN(ROUND((0&amp;RIGHT([.D81];LEN([.D81])-LEN([.E81])))*60))&lt;2;0&amp;ROUND((0&amp;RIGHT([.D81];LEN([.D81])-LEN([.E81])))*60);ROUND((0&amp;RIGHT([.D81];LEN([.D81])-LEN([.E81])))*60))" office:value-type="float" office:value="55" calcext:value-type="float">
            <text:p>55</text:p>
          </table:table-cell>
          <table:table-cell table:formula="of:=[.E81]&amp;&quot;:&quot;&amp;[.F81]" office:value-type="string" office:string-value="16:55" calcext:value-type="string">
            <text:p>16: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7.32" calcext:value-type="float">
            <text:p>7,32</text:p>
          </table:table-cell>
          <table:table-cell table:formula="of:=IF([.C82]=&quot;Mañana&quot;;LEFT([.D82];1);LEFT([.D82];2))" office:value-type="string" office:string-value="7" calcext:value-type="string">
            <text:p>7</text:p>
          </table:table-cell>
          <table:table-cell table:formula="of:=IF(LEN(ROUND((0&amp;RIGHT([.D82];LEN([.D82])-LEN([.E82])))*60))&lt;2;0&amp;ROUND((0&amp;RIGHT([.D82];LEN([.D82])-LEN([.E82])))*60);ROUND((0&amp;RIGHT([.D82];LEN([.D82])-LEN([.E82])))*60))" office:value-type="float" office:value="19" calcext:value-type="float">
            <text:p>19</text:p>
          </table:table-cell>
          <table:table-cell table:formula="of:=[.E82]&amp;&quot;:&quot;&amp;[.F82]" office:value-type="string" office:string-value="7:19" calcext:value-type="string">
            <text:p>7: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2" calcext:value-type="float">
            <text:p>12</text:p>
          </table:table-cell>
          <table:table-cell table:style-name="ce8" table:formula="of:=IF([.C83]=&quot;Mañana&quot;;LEFT([.D83];1);LEFT([.D83];2))" office:value-type="string" office:string-value="12" calcext:value-type="string">
            <text:p>12</text:p>
          </table:table-cell>
          <table:table-cell table:formula="of:=IF(LEN(ROUND((0&amp;RIGHT([.D83];LEN([.D83])-LEN([.E83])))*60))&lt;2;0&amp;ROUND((0&amp;RIGHT([.D83];LEN([.D83])-LEN([.E83])))*60);ROUND((0&amp;RIGHT([.D83];LEN([.D83])-LEN([.E83])))*60))" office:value-type="string" office:string-value="00" calcext:value-type="string">
            <text:p>00</text:p>
          </table:table-cell>
          <table:table-cell table:style-name="ce8" table:formula="of:=[.E83]&amp;&quot;:&quot;&amp;[.F83]" office:value-type="string" office:string-value="12:00" calcext:value-type="string">
            <text:p>12: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4.328" calcext:value-type="float">
            <text:p>14,328</text:p>
          </table:table-cell>
          <table:table-cell table:formula="of:=IF([.C84]=&quot;Mañana&quot;;LEFT([.D84];1);LEFT([.D84];2))" office:value-type="string" office:string-value="14" calcext:value-type="string">
            <text:p>14</text:p>
          </table:table-cell>
          <table:table-cell table:formula="of:=IF(LEN(ROUND((0&amp;RIGHT([.D84];LEN([.D84])-LEN([.E84])))*60))&lt;2;0&amp;ROUND((0&amp;RIGHT([.D84];LEN([.D84])-LEN([.E84])))*60);ROUND((0&amp;RIGHT([.D84];LEN([.D84])-LEN([.E84])))*60))" office:value-type="float" office:value="20" calcext:value-type="float">
            <text:p>20</text:p>
          </table:table-cell>
          <table:table-cell table:formula="of:=[.E84]&amp;&quot;:&quot;&amp;[.F84]" office:value-type="string" office:string-value="14:20" calcext:value-type="string">
            <text:p>14: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104" calcext:value-type="float">
            <text:p>16,104</text:p>
          </table:table-cell>
          <table:table-cell table:formula="of:=IF([.C85]=&quot;Mañana&quot;;LEFT([.D85];1);LEFT([.D85];2))" office:value-type="string" office:string-value="16" calcext:value-type="string">
            <text:p>16</text:p>
          </table:table-cell>
          <table:table-cell table:formula="of:=IF(LEN(ROUND((0&amp;RIGHT([.D85];LEN([.D85])-LEN([.E85])))*60))&lt;2;0&amp;ROUND((0&amp;RIGHT([.D85];LEN([.D85])-LEN([.E85])))*60);ROUND((0&amp;RIGHT([.D85];LEN([.D85])-LEN([.E85])))*60))" office:value-type="string" office:string-value="06" calcext:value-type="string">
            <text:p>06</text:p>
          </table:table-cell>
          <table:table-cell table:formula="of:=[.E85]&amp;&quot;:&quot;&amp;[.F85]" office:value-type="string" office:string-value="16:06" calcext:value-type="string">
            <text:p>16: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ñana</text:p>
          </table:table-cell>
          <table:table-cell office:value-type="float" office:value="7.176" calcext:value-type="float">
            <text:p>7,176</text:p>
          </table:table-cell>
          <table:table-cell table:formula="of:=IF([.C86]=&quot;Mañana&quot;;LEFT([.D86];1);LEFT([.D86];2))" office:value-type="string" office:string-value="7" calcext:value-type="string">
            <text:p>7</text:p>
          </table:table-cell>
          <table:table-cell table:formula="of:=IF(LEN(ROUND((0&amp;RIGHT([.D86];LEN([.D86])-LEN([.E86])))*60))&lt;2;0&amp;ROUND((0&amp;RIGHT([.D86];LEN([.D86])-LEN([.E86])))*60);ROUND((0&amp;RIGHT([.D86];LEN([.D86])-LEN([.E86])))*60))" office:value-type="float" office:value="11" calcext:value-type="float">
            <text:p>11</text:p>
          </table:table-cell>
          <table:table-cell table:formula="of:=[.E86]&amp;&quot;:&quot;&amp;[.F86]" office:value-type="string" office:string-value="7:11" calcext:value-type="string">
            <text:p>7: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1.784" calcext:value-type="float">
            <text:p>11,784</text:p>
          </table:table-cell>
          <table:table-cell table:formula="of:=IF([.C87]=&quot;Mañana&quot;;LEFT([.D87];1);LEFT([.D87];2))" office:value-type="string" office:string-value="11" calcext:value-type="string">
            <text:p>11</text:p>
          </table:table-cell>
          <table:table-cell table:formula="of:=IF(LEN(ROUND((0&amp;RIGHT([.D87];LEN([.D87])-LEN([.E87])))*60))&lt;2;0&amp;ROUND((0&amp;RIGHT([.D87];LEN([.D87])-LEN([.E87])))*60);ROUND((0&amp;RIGHT([.D87];LEN([.D87])-LEN([.E87])))*60))" office:value-type="float" office:value="47" calcext:value-type="float">
            <text:p>47</text:p>
          </table:table-cell>
          <table:table-cell table:formula="of:=[.E87]&amp;&quot;:&quot;&amp;[.F87]" office:value-type="string" office:string-value="11:47" calcext:value-type="string">
            <text:p>11: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muerzo</text:p>
          </table:table-cell>
          <table:table-cell office:value-type="float" office:value="15" calcext:value-type="float">
            <text:p>15</text:p>
          </table:table-cell>
          <table:table-cell table:formula="of:=IF([.C88]=&quot;Mañana&quot;;LEFT([.D88];1);LEFT([.D88];2))" office:value-type="string" office:string-value="15" calcext:value-type="string">
            <text:p>15</text:p>
          </table:table-cell>
          <table:table-cell table:formula="of:=IF(LEN(ROUND((0&amp;RIGHT([.D88];LEN([.D88])-LEN([.E88])))*60))&lt;2;0&amp;ROUND((0&amp;RIGHT([.D88];LEN([.D88])-LEN([.E88])))*60);ROUND((0&amp;RIGHT([.D88];LEN([.D88])-LEN([.E88])))*60))" office:value-type="string" office:string-value="00" calcext:value-type="string">
            <text:p>00</text:p>
          </table:table-cell>
          <table:table-cell table:formula="of:=[.E88]&amp;&quot;:&quot;&amp;[.F88]" office:value-type="string" office:string-value="15:00" calcext:value-type="string">
            <text:p>15: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arde</text:p>
          </table:table-cell>
          <table:table-cell office:value-type="float" office:value="16.416" calcext:value-type="float">
            <text:p>16,416</text:p>
          </table:table-cell>
          <table:table-cell table:formula="of:=IF([.C89]=&quot;Mañana&quot;;LEFT([.D89];1);LEFT([.D89];2))" office:value-type="string" office:string-value="16" calcext:value-type="string">
            <text:p>16</text:p>
          </table:table-cell>
          <table:table-cell table:formula="of:=IF(LEN(ROUND((0&amp;RIGHT([.D89];LEN([.D89])-LEN([.E89])))*60))&lt;2;0&amp;ROUND((0&amp;RIGHT([.D89];LEN([.D89])-LEN([.E89])))*60);ROUND((0&amp;RIGHT([.D89];LEN([.D89])-LEN([.E89])))*60))" office:value-type="float" office:value="25" calcext:value-type="float">
            <text:p>25</text:p>
          </table:table-cell>
          <table:table-cell table:formula="of:=[.E89]&amp;&quot;:&quot;&amp;[.F89]" office:value-type="string" office:string-value="16:25" calcext:value-type="string">
            <text:p>16:2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-00-0000</text:date>, <text:time style:data-style-name="N2" text:time-value="18:29:16.2904592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2:54:23.877789296</meta:creation-date>
    <dc:date>2019-06-30T00:33:46.321282383</dc:date>
    <meta:editing-duration>PT5H43M22S</meta:editing-duration>
    <meta:editing-cycles>8</meta:editing-cycles>
    <meta:generator>LibreOffice/6.0.7.3$Linux_X86_64 LibreOffice_project/00m0$Build-3</meta:generator>
    <meta:document-statistic meta:table-count="3" meta:cell-count="3840" meta:object-count="0"/>
  </office:meta>
</office:document-meta>
</file>